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 style:data-style-name="N61"/>
    <style:style style:name="ce5" style:family="table-cell" style:parent-style-name="Default" style:data-style-name="N37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ngle 9.9" table:style-name="ta1">
        <table:shapes>
          <draw:frame draw:z-index="0" draw:style-name="gr1" draw:text-style-name="P1" svg:width="5.7346in" svg:height="3.2256in" svg:x="10.3429in" svg:y="34.4882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4602in" svg:height="3.3417in" svg:x="11.2598in" svg:y="7.6484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6.2988in" svg:height="3.5429in" svg:x="10.3539in" svg:y="37.6937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3" draw:style-name="gr1" draw:text-style-name="P1" svg:width="6.2634in" svg:height="3.3409in" svg:x="11.1693in" svg:y="11.3559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6.2988in" svg:height="3.5429in" svg:x="26.402in" svg:y="0.2587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5" draw:style-name="gr1" draw:text-style-name="P1" svg:width="6.6709in" svg:height="4.0646in" svg:x="10.8598in" svg:y="27.2835in">
            <draw:object draw:notify-on-update-of-ranges="'single 9.9'.S1:'single 9.9'.S1 'single 9.9'.S2:'single 9.9'.S200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6" draw:style-name="gr1" draw:text-style-name="P1" svg:width="6.2988in" svg:height="3.5429in" svg:x="18.5217in" svg:y="0.4531in">
            <draw:object draw:notify-on-update-of-ranges="'single 9.9'.I1:'single 9.9'.I4 'single 9.9'.I5:'single 9.9'.I200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7" draw:style-name="gr1" draw:text-style-name="P1" svg:width="6.4602in" svg:height="3.3417in" svg:x="19.1406in" svg:y="14.2197in">
            <draw:object draw:notify-on-update-of-ranges="'single 9.9'.J2:'single 9.9'.J200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8" draw:style-name="gr1" draw:text-style-name="P1" svg:width="6.2988in" svg:height="3.5429in" svg:x="11.5673in" svg:y="0.485in">
            <draw:object draw:notify-on-update-of-ranges="'single 9.9'.D1:'single 9.9'.D4 'single 9.9'.D5:'single 9.9'.D208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9" draw:style-name="gr1" draw:text-style-name="P1" svg:width="6.2988in" svg:height="3.5429in" svg:x="10.9283in" svg:y="20.2827in">
            <draw:object draw:notify-on-update-of-ranges="'single 9.9'.Q1:'single 9.9'.Q1 'single 9.9'.Q2:'single 9.9'.Q2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1" draw:text-style-name="P1" svg:width="6.2988in" svg:height="3.5429in" svg:x="11.039in" svg:y="15.3843in">
            <draw:object draw:notify-on-update-of-ranges="'single 9.9'.P1:'single 9.9'.P1 'single 9.9'.P2:'single 9.9'.P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1" draw:text-style-name="P1" svg:width="6.2988in" svg:height="3.5429in" svg:x="32.8551in" svg:y="0.7287in">
            <draw:object draw:notify-on-update-of-ranges="'single 9.9'.AT1:'single 9.9'.AT1 'single 9.9'.AT2:'single 9.9'.AT229 'single 9.9'.AU1:'single 9.9'.AU1 'single 9.9'.AU2:'single 9.9'.AU2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2" draw:style-name="gr1" draw:text-style-name="P1" svg:width="6.2988in" svg:height="3.5429in" svg:x="32.4492in" svg:y="4.7087in">
            <draw:object draw:notify-on-update-of-ranges="'single 9.9'.AT2:'single 9.9'.AT229 'single 9.9'.AV1:'single 9.9'.AV1 'single 9.9'.AV2:'single 9.9'.AV2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3" draw:style-name="gr1" draw:text-style-name="P1" svg:width="6.2988in" svg:height="3.5429in" svg:x="32.5016in" svg:y="8.4736in">
            <draw:object draw:notify-on-update-of-ranges="'single 9.9'.AT5:'single 9.9'.AT229 'single 9.9'.AW5:'single 9.9'.AW2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4" draw:style-name="gr1" draw:text-style-name="P1" svg:width="6.2988in" svg:height="3.5429in" svg:x="19.5614in" svg:y="21.3728in">
            <draw:object draw:notify-on-update-of-ranges="'single 9.9'.W2:'single 9.9'.W20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5" draw:style-name="gr1" draw:text-style-name="P1" svg:width="6.2988in" svg:height="3.5429in" svg:x="11.0059in" svg:y="23.8516in">
            <draw:object draw:notify-on-update-of-ranges="'single 9.9'.R2:'single 9.9'.R2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6" draw:style-name="gr1" draw:text-style-name="P1" svg:width="6.2988in" svg:height="3.5429in" svg:x="11.2827in" svg:y="4.1913in">
            <draw:object draw:notify-on-update-of-ranges="'single 9.9'.N1:'single 9.9'.N1 'single 9.9'.N2:'single 9.9'.N2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1" table:default-cell-style-name="ce1"/>
        <table:table-column table:style-name="co1" table:number-columns-repeated="2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ce2" office:value-type="string" calcext:value-type="string">
            <text:p>P</text:p>
          </table:table-cell>
          <table:table-cell office:value-type="string" calcext:value-type="string">
            <text:p>predP</text:p>
          </table:table-cell>
          <table:table-cell office:value-type="string" calcext:value-type="string">
            <text:p>predPtrend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trend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string" calcext:value-type="string">
            <text:p>predD</text:p>
          </table:table-cell>
          <table:table-cell office:value-type="string" calcext:value-type="string">
            <text:p>predDtrend</text:p>
          </table:table-cell>
          <table:table-cell office:value-type="string" calcext:value-type="string">
            <text:p>dres</text:p>
          </table:table-cell>
          <table:table-cell office:value-type="string" calcext:value-type="string">
            <text:p>drestrend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theta</text:p>
          </table:table-cell>
          <table:table-cell table:style-name="Default" office:value-type="string" calcext:value-type="string">
            <text:p>thete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trend</text:p>
          </table:table-cell>
          <table:table-cell office:value-type="string" calcext:value-type="string">
            <text:p>diota</text:p>
          </table:table-cell>
          <table:table-cell office:value-type="string" calcext:value-type="string">
            <text:p>drho</text:p>
          </table:table-cell>
          <table:table-cell office:value-type="string" calcext:value-type="string">
            <text:p>contrast</text:p>
          </table:table-cell>
          <table:table-cell table:number-columns-repeated="22"/>
          <table:table-cell table:style-name="Default"/>
          <table:table-cell office:value-type="string" calcext:value-type="string">
            <text:p>spektrální radius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thet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089493" calcext:value-type="float">
            <text:p>0.089493</text:p>
          </table:table-cell>
          <table:table-cell office:value-type="float" office:value="0.0125603" calcext:value-type="float">
            <text:p>1.26E-02</text:p>
          </table:table-cell>
          <table:table-cell table:number-columns-repeated="2" office:value-type="float" office:value="1.54134" calcext:value-type="float">
            <text:p>1.54134</text:p>
          </table:table-cell>
          <table:table-cell office:value-type="float" office:value="0.136485" calcext:value-type="float">
            <text:p>0.136485</text:p>
          </table:table-cell>
          <table:table-cell office:value-type="float" office:value="-0.914486" calcext:value-type="float">
            <text:p>-0.914486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date" office:date-value="2020-02-24" calcext:value-type="date">
            <text:p>24/0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100589" calcext:value-type="float">
            <text:p>0.100589</text:p>
          </table:table-cell>
          <table:table-cell office:value-type="float" office:value="0.0144297" calcext:value-type="float">
            <text:p>1.44E-02</text:p>
          </table:table-cell>
          <table:table-cell table:number-columns-repeated="2" office:value-type="float" office:value="1.53869" calcext:value-type="float">
            <text:p>1.53869</text:p>
          </table:table-cell>
          <table:table-cell office:value-type="float" office:value="0.136583" calcext:value-type="float">
            <text:p>0.136583</text:p>
          </table:table-cell>
          <table:table-cell office:value-type="float" office:value="-0.916151" calcext:value-type="float">
            <text:p>-0.91615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2]+1" office:value-type="date" office:date-value="2020-02-25" calcext:value-type="date">
            <text:p>25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-nan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099195" calcext:value-type="float">
            <text:p>0.099195</text:p>
          </table:table-cell>
          <table:table-cell office:value-type="float" office:value="0.0145429" calcext:value-type="float">
            <text:p>1.45E-02</text:p>
          </table:table-cell>
          <table:table-cell table:number-columns-repeated="2" office:value-type="float" office:value="1.5387" calcext:value-type="float">
            <text:p>1.5387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915882" calcext:value-type="float">
            <text:p>-0.915882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3]+1" office:value-type="date" office:date-value="2020-02-26" calcext:value-type="date">
            <text:p>26/02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144131" calcext:value-type="float">
            <text:p>1.44E-02</text:p>
          </table:table-cell>
          <table:table-cell office:value-type="float" office:value="0" calcext:value-type="float">
            <text:p>0</text:p>
          </table:table-cell>
          <table:table-cell office:value-type="float" office:value="0.120366" calcext:value-type="float">
            <text:p>0.12036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105491" calcext:value-type="float">
            <text:p>0.105491</text:p>
          </table:table-cell>
          <table:table-cell office:value-type="float" office:value="0.0158048" calcext:value-type="float">
            <text:p>1.58E-02</text:p>
          </table:table-cell>
          <table:table-cell table:number-columns-repeated="2" office:value-type="float" office:value="1.53702" calcext:value-type="float">
            <text:p>1.53702</text:p>
          </table:table-cell>
          <table:table-cell office:value-type="float" office:value="0.136619" calcext:value-type="float">
            <text:p>0.136619</text:p>
          </table:table-cell>
          <table:table-cell office:value-type="float" office:value="-0.916775" calcext:value-type="float">
            <text:p>-0.916775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formula="of:=[.AT4]+1" office:value-type="date" office:date-value="2020-02-27" calcext:value-type="date">
            <text:p>27/02/20</text:p>
          </table:table-cell>
          <table:table-cell table:formula="of:=AVERAGE([.S2:.S8])" office:value-type="float" office:value="1.54128285714286" calcext:value-type="float">
            <text:p>1.54128285714286</text:p>
          </table:table-cell>
          <table:table-cell table:formula="of:=[.P5]" office:value-type="float" office:value="2.47767" calcext:value-type="float">
            <text:p>2.47767</text:p>
          </table:table-cell>
          <table:table-cell table:formula="of:=AVERAGE([.R2:.R8])" office:value-type="float" office:value="0.0129109428571429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28629" calcext:value-type="float">
            <text:p>0.0528629</text:p>
          </table:table-cell>
          <table:table-cell office:value-type="float" office:value="3" calcext:value-type="float">
            <text:p>3</text:p>
          </table:table-cell>
          <table:table-cell office:value-type="float" office:value="-1.13481" calcext:value-type="float">
            <text:p>-1.1348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47767" calcext:value-type="float">
            <text:p>2.48E+00</text:p>
          </table:table-cell>
          <table:table-cell office:value-type="float" office:value="0.0756087" calcext:value-type="float">
            <text:p>0.0756087</text:p>
          </table:table-cell>
          <table:table-cell office:value-type="float" office:value="0.0115749" calcext:value-type="float">
            <text:p>1.16E-02</text:p>
          </table:table-cell>
          <table:table-cell office:value-type="float" office:value="1.54344" calcext:value-type="float">
            <text:p>1.54344</text:p>
          </table:table-cell>
          <table:table-cell table:style-name="ce1" office:value-type="float" office:value="1.54344" calcext:value-type="float">
            <text:p>1.54E+00</text:p>
          </table:table-cell>
          <table:table-cell office:value-type="float" office:value="0.136341" calcext:value-type="float">
            <text:p>0.136341</text:p>
          </table:table-cell>
          <table:table-cell table:style-name="ce1" office:value-type="float" office:value="-0.912083" calcext:value-type="float">
            <text:p>-9.12E-01</text:p>
          </table:table-cell>
          <table:table-cell office:value-type="float" office:value="0.892705" calcext:value-type="float">
            <text:p>0.892705</text:p>
          </table:table-cell>
          <table:table-cell table:number-columns-repeated="22"/>
          <table:table-cell table:formula="of:=[.AT5]+1" office:value-type="date" office:date-value="2020-02-28" calcext:value-type="date">
            <text:p>28/02/20</text:p>
          </table:table-cell>
          <table:table-cell table:formula="of:=AVERAGE([.S3:.S9])" office:value-type="float" office:value="1.54093285714286" calcext:value-type="float">
            <text:p>1.54093285714286</text:p>
          </table:table-cell>
          <table:table-cell table:style-name="ce1" table:formula="of:=[.P6]" office:value-type="float" office:value="2.47767" calcext:value-type="float">
            <text:p>2.48E+00</text:p>
          </table:table-cell>
          <table:table-cell table:formula="of:=AVERAGE([.R3:.R9])" office:value-type="float" office:value="0.0132605428571429" calcext:value-type="float">
            <text:p>0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989" calcext:value-type="float">
            <text:p>0.180989</text:p>
          </table:table-cell>
          <table:table-cell office:value-type="float" office:value="8" calcext:value-type="float">
            <text:p>8</text:p>
          </table:table-cell>
          <table:table-cell office:value-type="float" office:value="-1.59317" calcext:value-type="float">
            <text:p>-1.5931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13936" calcext:value-type="float">
            <text:p>1.39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13936" calcext:value-type="float">
            <text:p>1.39E-05</text:p>
          </table:table-cell>
          <table:table-cell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0671123" calcext:value-type="float">
            <text:p>0.0671123</text:p>
          </table:table-cell>
          <table:table-cell office:value-type="float" office:value="0.0104973" calcext:value-type="float">
            <text:p>1.05E-02</text:p>
          </table:table-cell>
          <table:table-cell office:value-type="float" office:value="1.54518" calcext:value-type="float">
            <text:p>1.54518</text:p>
          </table:table-cell>
          <table:table-cell table:style-name="ce1" office:value-type="float" office:value="1.54518" calcext:value-type="float">
            <text:p>1.55E+00</text:p>
          </table:table-cell>
          <table:table-cell office:value-type="float" office:value="0.136255" calcext:value-type="float">
            <text:p>0.136255</text:p>
          </table:table-cell>
          <table:table-cell table:style-name="ce1" office:value-type="float" office:value="-0.910659" calcext:value-type="float">
            <text:p>-9.11E-01</text:p>
          </table:table-cell>
          <table:table-cell office:value-type="float" office:value="0.162441" calcext:value-type="float">
            <text:p>0.162441</text:p>
          </table:table-cell>
          <table:table-cell table:number-columns-repeated="22"/>
          <table:table-cell table:formula="of:=[.AT6]+1" office:value-type="date" office:date-value="2020-02-29" calcext:value-type="date">
            <text:p>29/02/20</text:p>
          </table:table-cell>
          <table:table-cell table:formula="of:=AVERAGE([.S4:.S10])" office:value-type="float" office:value="1.54053142857143" calcext:value-type="float">
            <text:p>1.54053142857143</text:p>
          </table:table-cell>
          <table:table-cell table:formula="of:=[.P7]" office:value-type="float" office:value="2.47767" calcext:value-type="float">
            <text:p>2.47767</text:p>
          </table:table-cell>
          <table:table-cell table:formula="of:=AVERAGE([.R4:.R10])" office:value-type="float" office:value="0.0136618857142857" calcext:value-type="float">
            <text:p>0.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2885" calcext:value-type="float">
            <text:p>0.422885</text:p>
          </table:table-cell>
          <table:table-cell office:value-type="float" office:value="10" calcext:value-type="float">
            <text:p>10</text:p>
          </table:table-cell>
          <table:table-cell office:value-type="float" office:value="-1.25219" calcext:value-type="float">
            <text:p>-1.2521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065226" calcext:value-type="float">
            <text:p>6.52E-05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065226" calcext:value-type="float">
            <text:p>6.52E-05</text:p>
          </table:table-cell>
          <table:table-cell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0686306" calcext:value-type="float">
            <text:p>0.0686306</text:p>
          </table:table-cell>
          <table:table-cell office:value-type="float" office:value="0.0109667" calcext:value-type="float">
            <text:p>1.10E-02</text:p>
          </table:table-cell>
          <table:table-cell table:number-columns-repeated="2" office:value-type="float" office:value="1.54461" calcext:value-type="float">
            <text:p>1.54461</text:p>
          </table:table-cell>
          <table:table-cell office:value-type="float" office:value="0.136267" calcext:value-type="float">
            <text:p>0.136267</text:p>
          </table:table-cell>
          <table:table-cell office:value-type="float" office:value="-0.910862" calcext:value-type="float">
            <text:p>-0.910862</text:p>
          </table:table-cell>
          <table:table-cell office:value-type="float" office:value="-0.566285" calcext:value-type="float">
            <text:p>-0.566285</text:p>
          </table:table-cell>
          <table:table-cell table:number-columns-repeated="22"/>
          <table:table-cell table:formula="of:=[.AT7]+1" office:value-type="date" office:date-value="2020-03-01" calcext:value-type="date">
            <text:p>01/03/20</text:p>
          </table:table-cell>
          <table:table-cell table:formula="of:=AVERAGE([.S5:.S11])" office:value-type="float" office:value="1.54012714285714" calcext:value-type="float">
            <text:p>1.54012714285714</text:p>
          </table:table-cell>
          <table:table-cell table:formula="of:=[.P8]" office:value-type="float" office:value="2.47767" calcext:value-type="float">
            <text:p>2.47767</text:p>
          </table:table-cell>
          <table:table-cell table:formula="of:=AVERAGE([.R5:.R11])" office:value-type="float" office:value="0.0140660857142857" calcext:value-type="float">
            <text:p>0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9274" calcext:value-type="float">
            <text:p>0.839274</text:p>
          </table:table-cell>
          <table:table-cell office:value-type="float" office:value="13" calcext:value-type="float">
            <text:p>13</text:p>
          </table:table-cell>
          <table:table-cell office:value-type="float" office:value="-1.09272" calcext:value-type="float">
            <text:p>-1.0927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19229" calcext:value-type="float">
            <text:p>1.92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19229" calcext:value-type="float">
            <text:p>1.92E-04</text:p>
          </table:table-cell>
          <table:table-cell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0919402" calcext:value-type="float">
            <text:p>0.0919402</text:p>
          </table:table-cell>
          <table:table-cell office:value-type="float" office:value="0.0150075" calcext:value-type="float">
            <text:p>1.50E-02</text:p>
          </table:table-cell>
          <table:table-cell table:number-columns-repeated="2" office:value-type="float" office:value="1.53889" calcext:value-type="float">
            <text:p>1.53889</text:p>
          </table:table-cell>
          <table:table-cell office:value-type="float" office:value="0.136485" calcext:value-type="float">
            <text:p>0.136485</text:p>
          </table:table-cell>
          <table:table-cell office:value-type="float" office:value="-0.914486" calcext:value-type="float">
            <text:p>-0.914486</text:p>
          </table:table-cell>
          <table:table-cell office:value-type="float" office:value="-1.10783" calcext:value-type="float">
            <text:p>-1.10783</text:p>
          </table:table-cell>
          <table:table-cell table:number-columns-repeated="22"/>
          <table:table-cell table:formula="of:=[.AT8]+1" office:value-type="date" office:date-value="2020-03-02" calcext:value-type="date">
            <text:p>02/03/20</text:p>
          </table:table-cell>
          <table:table-cell table:formula="of:=AVERAGE([.S6:.S12])" office:value-type="float" office:value="1.53968857142857" calcext:value-type="float">
            <text:p>1.53968857142857</text:p>
          </table:table-cell>
          <table:table-cell table:formula="of:=[.P9]" office:value-type="float" office:value="2.47767" calcext:value-type="float">
            <text:p>2.47767</text:p>
          </table:table-cell>
          <table:table-cell table:formula="of:=AVERAGE([.R6:.R12])" office:value-type="float" office:value="0.0145050285714286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0032" calcext:value-type="float">
            <text:p>1.70032</text:p>
          </table:table-cell>
          <table:table-cell office:value-type="float" office:value="15" calcext:value-type="float">
            <text:p>15</text:p>
          </table:table-cell>
          <table:table-cell office:value-type="float" office:value="-0.8551" calcext:value-type="float">
            <text:p>-0.855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46182" calcext:value-type="float">
            <text:p>4.62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46182" calcext:value-type="float">
            <text:p>4.62E-04</text:p>
          </table:table-cell>
          <table:table-cell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103398" calcext:value-type="float">
            <text:p>0.103398</text:p>
          </table:table-cell>
          <table:table-cell office:value-type="float" office:value="0.0172391" calcext:value-type="float">
            <text:p>1.72E-02</text:p>
          </table:table-cell>
          <table:table-cell table:number-columns-repeated="2" office:value-type="float" office:value="1.53588" calcext:value-type="float">
            <text:p>1.53588</text:p>
          </table:table-cell>
          <table:table-cell office:value-type="float" office:value="0.136583" calcext:value-type="float">
            <text:p>0.136583</text:p>
          </table:table-cell>
          <table:table-cell office:value-type="float" office:value="-0.916151" calcext:value-type="float">
            <text:p>-0.916151</text:p>
          </table:table-cell>
          <table:table-cell office:value-type="float" office:value="-1.69746" calcext:value-type="float">
            <text:p>-1.69746</text:p>
          </table:table-cell>
          <table:table-cell table:number-columns-repeated="22"/>
          <table:table-cell table:formula="of:=[.AT9]+1" office:value-type="date" office:date-value="2020-03-03" calcext:value-type="date">
            <text:p>03/03/20</text:p>
          </table:table-cell>
          <table:table-cell table:formula="of:=AVERAGE([.S7:.S13])" office:value-type="float" office:value="1.53746" calcext:value-type="float">
            <text:p>1.53746</text:p>
          </table:table-cell>
          <table:table-cell table:formula="of:=[.P10]" office:value-type="float" office:value="2.47767" calcext:value-type="float">
            <text:p>2.47767</text:p>
          </table:table-cell>
          <table:table-cell table:formula="of:=AVERAGE([.R7:.R13])" office:value-type="float" office:value="0.0148262571428571" calcext:value-type="float">
            <text:p>0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33645" calcext:value-type="float">
            <text:p>3.33645</text:p>
          </table:table-cell>
          <table:table-cell office:value-type="float" office:value="19" calcext:value-type="float">
            <text:p>19</text:p>
          </table:table-cell>
          <table:table-cell office:value-type="float" office:value="-0.750984" calcext:value-type="float">
            <text:p>-0.75098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000986575" calcext:value-type="float">
            <text:p>9.87E-04</text:p>
          </table:table-cell>
          <table:table-cell table:style-name="ce1" office:value-type="float" office:value="0" calcext:value-type="float">
            <text:p>0.00E+00</text:p>
          </table:table-cell>
          <table:table-cell table:style-name="ce1" office:value-type="float" office:value="0.000986575" calcext:value-type="float">
            <text:p>9.87E-04</text:p>
          </table:table-cell>
          <table:table-cell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102024" calcext:value-type="float">
            <text:p>0.102024</text:p>
          </table:table-cell>
          <table:table-cell office:value-type="float" office:value="0.0173723" calcext:value-type="float">
            <text:p>1.74E-02</text:p>
          </table:table-cell>
          <table:table-cell table:number-columns-repeated="2" office:value-type="float" office:value="1.53587" calcext:value-type="float">
            <text:p>1.53587</text:p>
          </table:table-cell>
          <table:table-cell office:value-type="float" office:value="0.136567" calcext:value-type="float">
            <text:p>0.136567</text:p>
          </table:table-cell>
          <table:table-cell office:value-type="float" office:value="-0.915882" calcext:value-type="float">
            <text:p>-0.915882</text:p>
          </table:table-cell>
          <table:table-cell office:value-type="float" office:value="-2.3152" calcext:value-type="float">
            <text:p>-2.3152</text:p>
          </table:table-cell>
          <table:table-cell table:number-columns-repeated="22"/>
          <table:table-cell table:formula="of:=[.AT10]+1" office:value-type="date" office:date-value="2020-03-04" calcext:value-type="date">
            <text:p>04/03/20</text:p>
          </table:table-cell>
          <table:table-cell table:formula="of:=AVERAGE([.S8:.S14])" office:value-type="float" office:value="1.53331571428571" calcext:value-type="float">
            <text:p>1.53331571428571</text:p>
          </table:table-cell>
          <table:table-cell table:formula="of:=[.P11]" office:value-type="float" office:value="2.47767" calcext:value-type="float">
            <text:p>2.47767</text:p>
          </table:table-cell>
          <table:table-cell table:formula="of:=AVERAGE([.R8:.R14])" office:value-type="float" office:value="0.0151173428571429" calcext:value-type="float">
            <text:p>0.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12719" calcext:value-type="float">
            <text:p>6.12719</text:p>
          </table:table-cell>
          <table:table-cell office:value-type="float" office:value="27" calcext:value-type="float">
            <text:p>27</text:p>
          </table:table-cell>
          <table:table-cell office:value-type="float" office:value="-0.765127" calcext:value-type="float">
            <text:p>-0.76512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193977" calcext:value-type="float">
            <text:p>0.00193977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193977" calcext:value-type="float">
            <text:p>0.00193977</text:p>
          </table:table-cell>
          <table:table-cell office:value-type="float" office:value="0" calcext:value-type="float">
            <text:p>0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0.108563" calcext:value-type="float">
            <text:p>0.108563</text:p>
          </table:table-cell>
          <table:table-cell office:value-type="float" office:value="0.0188774" calcext:value-type="float">
            <text:p>1.89E-02</text:p>
          </table:table-cell>
          <table:table-cell table:number-columns-repeated="2" office:value-type="float" office:value="1.53395" calcext:value-type="float">
            <text:p>1.53395</text:p>
          </table:table-cell>
          <table:table-cell office:value-type="float" office:value="0.136619" calcext:value-type="float">
            <text:p>0.136619</text:p>
          </table:table-cell>
          <table:table-cell office:value-type="float" office:value="-0.916775" calcext:value-type="float">
            <text:p>-0.916775</text:p>
          </table:table-cell>
          <table:table-cell office:value-type="float" office:value="-2.73316" calcext:value-type="float">
            <text:p>-2.73316</text:p>
          </table:table-cell>
          <table:table-cell table:number-columns-repeated="22"/>
          <table:table-cell table:formula="of:=[.AT11]+1" office:value-type="date" office:date-value="2020-03-05" calcext:value-type="date">
            <text:p>05/03/20</text:p>
          </table:table-cell>
          <table:table-cell table:formula="of:=AVERAGE([.S9:.S15])" office:value-type="float" office:value="1.52717" calcext:value-type="float">
            <text:p>1.52717</text:p>
          </table:table-cell>
          <table:table-cell table:formula="of:=[.P12]" office:value-type="float" office:value="2.47767" calcext:value-type="float">
            <text:p>2.47767</text:p>
          </table:table-cell>
          <table:table-cell table:formula="of:=AVERAGE([.R9:.R15])" office:value-type="float" office:value="0.0154212142857143" calcext:value-type="float">
            <text:p>0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0067" calcext:value-type="float">
            <text:p>11.0067</text:p>
          </table:table-cell>
          <table:table-cell office:value-type="float" office:value="30" calcext:value-type="float">
            <text:p>30</text:p>
          </table:table-cell>
          <table:table-cell office:value-type="float" office:value="-0.538783" calcext:value-type="float">
            <text:p>-0.53878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359364" calcext:value-type="float">
            <text:p>0.00359364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359364" calcext:value-type="float">
            <text:p>0.00359364</text:p>
          </table:table-cell>
          <table:table-cell office:value-type="float" office:value="0" calcext:value-type="float">
            <text:p>0</text:p>
          </table:table-cell>
          <table:table-cell office:value-type="float" office:value="2.38074" calcext:value-type="float">
            <text:p>2.38074</text:p>
          </table:table-cell>
          <table:table-cell office:value-type="float" office:value="0.0778573" calcext:value-type="float">
            <text:p>0.0778573</text:p>
          </table:table-cell>
          <table:table-cell office:value-type="float" office:value="0.0138235" calcext:value-type="float">
            <text:p>1.38E-02</text:p>
          </table:table-cell>
          <table:table-cell table:number-columns-repeated="2" office:value-type="float" office:value="1.52784" calcext:value-type="float">
            <text:p>1.52784</text:p>
          </table:table-cell>
          <table:table-cell office:value-type="float" office:value="0.139153" calcext:value-type="float">
            <text:p>0.139153</text:p>
          </table:table-cell>
          <table:table-cell office:value-type="float" office:value="-0.910942" calcext:value-type="float">
            <text:p>-0.910942</text:p>
          </table:table-cell>
          <table:table-cell office:value-type="float" office:value="-3.25733" calcext:value-type="float">
            <text:p>-3.25733</text:p>
          </table:table-cell>
          <table:table-cell table:number-columns-repeated="22"/>
          <table:table-cell table:formula="of:=[.AT12]+1" office:value-type="date" office:date-value="2020-03-06" calcext:value-type="date">
            <text:p>06/03/20</text:p>
          </table:table-cell>
          <table:table-cell table:formula="of:=AVERAGE([.S10:.S16])" office:value-type="float" office:value="1.51886428571429" calcext:value-type="float">
            <text:p>1.51886428571429</text:p>
          </table:table-cell>
          <table:table-cell table:formula="of:=[.P13]" office:value-type="float" office:value="2.38074" calcext:value-type="float">
            <text:p>2.38074</text:p>
          </table:table-cell>
          <table:table-cell table:formula="of:=AVERAGE([.R10:.R16])" office:value-type="float" office:value="0.0158367" calcext:value-type="float">
            <text:p>0.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.4511" calcext:value-type="float">
            <text:p>17.4511</text:p>
          </table:table-cell>
          <table:table-cell office:value-type="float" office:value="41" calcext:value-type="float">
            <text:p>41</text:p>
          </table:table-cell>
          <table:table-cell office:value-type="float" office:value="-0.522534" calcext:value-type="float">
            <text:p>-0.52253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0636352" calcext:value-type="float">
            <text:p>0.00636352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636352" calcext:value-type="float">
            <text:p>0.00636352</text:p>
          </table:table-cell>
          <table:table-cell office:value-type="float" office:value="0" calcext:value-type="float">
            <text:p>0</text:p>
          </table:table-cell>
          <table:table-cell office:value-type="float" office:value="2.2838" calcext:value-type="float">
            <text:p>2.2838</text:p>
          </table:table-cell>
          <table:table-cell office:value-type="float" office:value="0.0691499" calcext:value-type="float">
            <text:p>0.0691499</text:p>
          </table:table-cell>
          <table:table-cell office:value-type="float" office:value="0.0125349" calcext:value-type="float">
            <text:p>1.25E-02</text:p>
          </table:table-cell>
          <table:table-cell table:number-columns-repeated="2" office:value-type="float" office:value="1.51617" calcext:value-type="float">
            <text:p>1.51617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-0.908238" calcext:value-type="float">
            <text:p>-0.908238</text:p>
          </table:table-cell>
          <table:table-cell office:value-type="float" office:value="-3.7308" calcext:value-type="float">
            <text:p>-3.7308</text:p>
          </table:table-cell>
          <table:table-cell table:number-columns-repeated="22"/>
          <table:table-cell table:formula="of:=[.AT13]+1" office:value-type="date" office:date-value="2020-03-07" calcext:value-type="date">
            <text:p>07/03/20</text:p>
          </table:table-cell>
          <table:table-cell table:formula="of:=AVERAGE([.S11:.S17])" office:value-type="float" office:value="1.50840285714286" calcext:value-type="float">
            <text:p>1.50840285714286</text:p>
          </table:table-cell>
          <table:table-cell table:formula="of:=[.P14]" office:value-type="float" office:value="2.2838" calcext:value-type="float">
            <text:p>2.2838</text:p>
          </table:table-cell>
          <table:table-cell table:formula="of:=AVERAGE([.R11:.R17])" office:value-type="float" office:value="0.0163135714285714" calcext:value-type="float">
            <text:p>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.6976" calcext:value-type="float">
            <text:p>26.6976</text:p>
          </table:table-cell>
          <table:table-cell office:value-type="float" office:value="51" calcext:value-type="float">
            <text:p>51</text:p>
          </table:table-cell>
          <table:table-cell office:value-type="float" office:value="-0.42045" calcext:value-type="float">
            <text:p>-0.4204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09275" calcext:value-type="float">
            <text:p>0.0109275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09275" calcext:value-type="float">
            <text:p>0.0109275</text:p>
          </table:table-cell>
          <table:table-cell office:value-type="float" office:value="0" calcext:value-type="float">
            <text:p>0</text:p>
          </table:table-cell>
          <table:table-cell office:value-type="float" office:value="2.18687" calcext:value-type="float">
            <text:p>2.18687</text:p>
          </table:table-cell>
          <table:table-cell office:value-type="float" office:value="0.0707577" calcext:value-type="float">
            <text:p>0.0707577</text:p>
          </table:table-cell>
          <table:table-cell office:value-type="float" office:value="0.0130938" calcext:value-type="float">
            <text:p>1.31E-02</text:p>
          </table:table-cell>
          <table:table-cell table:number-columns-repeated="2" office:value-type="float" office:value="1.50159" calcext:value-type="float">
            <text:p>1.50159</text:p>
          </table:table-cell>
          <table:table-cell office:value-type="float" office:value="0.145252" calcext:value-type="float">
            <text:p>0.145252</text:p>
          </table:table-cell>
          <table:table-cell office:value-type="float" office:value="-0.907158" calcext:value-type="float">
            <text:p>-0.907158</text:p>
          </table:table-cell>
          <table:table-cell office:value-type="float" office:value="-4.21356" calcext:value-type="float">
            <text:p>-4.21356</text:p>
          </table:table-cell>
          <table:table-cell table:number-columns-repeated="22"/>
          <table:table-cell table:formula="of:=[.AT14]+1" office:value-type="date" office:date-value="2020-03-08" calcext:value-type="date">
            <text:p>08/03/20</text:p>
          </table:table-cell>
          <table:table-cell table:formula="of:=AVERAGE([.S12:.S18])" office:value-type="float" office:value="1.49579714285714" calcext:value-type="float">
            <text:p>1.49579714285714</text:p>
          </table:table-cell>
          <table:table-cell table:formula="of:=[.P15]" office:value-type="float" office:value="2.18687" calcext:value-type="float">
            <text:p>2.18687</text:p>
          </table:table-cell>
          <table:table-cell table:formula="of:=AVERAGE([.R12:.R18])" office:value-type="float" office:value="0.0167937" calcext:value-type="float">
            <text:p>0.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.944" calcext:value-type="float">
            <text:p>40.944</text:p>
          </table:table-cell>
          <table:table-cell office:value-type="float" office:value="68" calcext:value-type="float">
            <text:p>68</text:p>
          </table:table-cell>
          <table:table-cell office:value-type="float" office:value="-0.367549" calcext:value-type="float">
            <text:p>-0.36754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183046" calcext:value-type="float">
            <text:p>0.0183046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183046" calcext:value-type="float">
            <text:p>0.0183046</text:p>
          </table:table-cell>
          <table:table-cell office:value-type="float" office:value="0" calcext:value-type="float">
            <text:p>0</text:p>
          </table:table-cell>
          <table:table-cell office:value-type="float" office:value="2.08993" calcext:value-type="float">
            <text:p>2.08993</text:p>
          </table:table-cell>
          <table:table-cell office:value-type="float" office:value="0.0948486" calcext:value-type="float">
            <text:p>0.0948486</text:p>
          </table:table-cell>
          <table:table-cell office:value-type="float" office:value="0.0179159" calcext:value-type="float">
            <text:p>1.79E-02</text:p>
          </table:table-cell>
          <table:table-cell table:number-columns-repeated="2" office:value-type="float" office:value="1.48075" calcext:value-type="float">
            <text:p>1.48075</text:p>
          </table:table-cell>
          <table:table-cell office:value-type="float" office:value="0.148928" calcext:value-type="float">
            <text:p>0.148928</text:p>
          </table:table-cell>
          <table:table-cell office:value-type="float" office:value="-0.909875" calcext:value-type="float">
            <text:p>-0.909875</text:p>
          </table:table-cell>
          <table:table-cell office:value-type="float" office:value="-4.6903" calcext:value-type="float">
            <text:p>-4.6903</text:p>
          </table:table-cell>
          <table:table-cell table:number-columns-repeated="22"/>
          <table:table-cell table:formula="of:=[.AT15]+1" office:value-type="date" office:date-value="2020-03-09" calcext:value-type="date">
            <text:p>09/03/20</text:p>
          </table:table-cell>
          <table:table-cell table:formula="of:=AVERAGE([.S13:.S19])" office:value-type="float" office:value="1.4695" calcext:value-type="float">
            <text:p>1.4695</text:p>
          </table:table-cell>
          <table:table-cell table:formula="of:=[.P16]" office:value-type="float" office:value="2.08993" calcext:value-type="float">
            <text:p>2.08993</text:p>
          </table:table-cell>
          <table:table-cell table:formula="of:=AVERAGE([.R13:.R19])" office:value-type="float" office:value="0.0173149714285714" calcext:value-type="float">
            <text:p>0.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7.8276" calcext:value-type="float">
            <text:p>67.8276</text:p>
          </table:table-cell>
          <table:table-cell office:value-type="float" office:value="99" calcext:value-type="float">
            <text:p>99</text:p>
          </table:table-cell>
          <table:table-cell office:value-type="float" office:value="-0.335232" calcext:value-type="float">
            <text:p>-0.33523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300741" calcext:value-type="float">
            <text:p>0.030074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300741" calcext:value-type="float">
            <text:p>0.0300741</text:p>
          </table:table-cell>
          <table:table-cell office:value-type="float" office:value="0" calcext:value-type="float">
            <text:p>0</text:p>
          </table:table-cell>
          <table:table-cell office:value-type="float" office:value="1.993" calcext:value-type="float">
            <text:p>1.993</text:p>
          </table:table-cell>
          <table:table-cell office:value-type="float" office:value="0.106737" calcext:value-type="float">
            <text:p>0.106737</text:p>
          </table:table-cell>
          <table:table-cell office:value-type="float" office:value="0.0205772" calcext:value-type="float">
            <text:p>2.06E-02</text:p>
          </table:table-cell>
          <table:table-cell table:number-columns-repeated="2" office:value-type="float" office:value="1.46265" calcext:value-type="float">
            <text:p>1.46265</text:p>
          </table:table-cell>
          <table:table-cell office:value-type="float" office:value="0.152728" calcext:value-type="float">
            <text:p>0.152728</text:p>
          </table:table-cell>
          <table:table-cell office:value-type="float" office:value="-0.910503" calcext:value-type="float">
            <text:p>-0.910503</text:p>
          </table:table-cell>
          <table:table-cell office:value-type="float" office:value="-5.11044" calcext:value-type="float">
            <text:p>-5.11044</text:p>
          </table:table-cell>
          <table:table-cell table:number-columns-repeated="22"/>
          <table:table-cell table:formula="of:=[.AT16]+1" office:value-type="date" office:date-value="2020-03-10" calcext:value-type="date">
            <text:p>10/03/20</text:p>
          </table:table-cell>
          <table:table-cell table:formula="of:=AVERAGE([.S14:.S20])" office:value-type="float" office:value="1.43115285714286" calcext:value-type="float">
            <text:p>1.43115285714286</text:p>
          </table:table-cell>
          <table:table-cell table:formula="of:=[.P17]" office:value-type="float" office:value="1.993" calcext:value-type="float">
            <text:p>1.993</text:p>
          </table:table-cell>
          <table:table-cell table:formula="of:=AVERAGE([.R14:.R20])" office:value-type="float" office:value="0.0176963428571429" calcext:value-type="float">
            <text:p>0.0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14.359" calcext:value-type="float">
            <text:p>114.359</text:p>
          </table:table-cell>
          <table:table-cell office:value-type="float" office:value="-0.100294" calcext:value-type="float">
            <text:p>-0.100294</text:p>
          </table:table-cell>
          <table:table-cell office:value-type="float" office:value="-11.6414" calcext:value-type="float">
            <text:p>-11.641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 office:value-type="float" office:value="0.0486197" calcext:value-type="float">
            <text:p>0.0486197</text:p>
          </table:table-cell>
          <table:table-cell office:value-type="float" office:value="1.89606" calcext:value-type="float">
            <text:p>1.89606</text:p>
          </table:table-cell>
          <table:table-cell office:value-type="float" office:value="0.105385" calcext:value-type="float">
            <text:p>0.105385</text:p>
          </table:table-cell>
          <table:table-cell office:value-type="float" office:value="0.0207332" calcext:value-type="float">
            <text:p>2.07E-02</text:p>
          </table:table-cell>
          <table:table-cell table:number-columns-repeated="2" office:value-type="float" office:value="1.44763" calcext:value-type="float">
            <text:p>1.44763</text:p>
          </table:table-cell>
          <table:table-cell office:value-type="float" office:value="0.156674" calcext:value-type="float">
            <text:p>0.156674</text:p>
          </table:table-cell>
          <table:table-cell office:value-type="float" office:value="-0.908874" calcext:value-type="float">
            <text:p>-0.908874</text:p>
          </table:table-cell>
          <table:table-cell office:value-type="float" office:value="-5.57429" calcext:value-type="float">
            <text:p>-5.57429</text:p>
          </table:table-cell>
          <table:table-cell table:number-columns-repeated="22"/>
          <table:table-cell table:formula="of:=[.AT17]+1" office:value-type="date" office:date-value="2020-03-11" calcext:value-type="date">
            <text:p>11/03/20</text:p>
          </table:table-cell>
          <table:table-cell table:formula="of:=AVERAGE([.S15:.S21])" office:value-type="float" office:value="1.38121" calcext:value-type="float">
            <text:p>1.38121</text:p>
          </table:table-cell>
          <table:table-cell table:formula="of:=[.P18]" office:value-type="float" office:value="1.89606" calcext:value-type="float">
            <text:p>1.89606</text:p>
          </table:table-cell>
          <table:table-cell table:formula="of:=AVERAGE([.R15:.R21])" office:value-type="float" office:value="0.0180418428571429" calcext:value-type="float">
            <text:p>0.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5.579" calcext:value-type="float">
            <text:p>185.579</text:p>
          </table:table-cell>
          <table:table-cell office:value-type="float" office:value="185.267" calcext:value-type="float">
            <text:p>185.267</text:p>
          </table:table-cell>
          <table:table-cell office:value-type="float" office:value="0.143026" calcext:value-type="float">
            <text:p>0.143026</text:p>
          </table:table-cell>
          <table:table-cell office:value-type="float" office:value="20.267" calcext:value-type="float">
            <text:p>20.26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0770245" calcext:value-type="float">
            <text:p>0.0770245</text:p>
          </table:table-cell>
          <table:table-cell office:value-type="float" office:value="0.125518" calcext:value-type="float">
            <text:p>0.125518</text:p>
          </table:table-cell>
          <table:table-cell office:value-type="float" office:value="0.0770245" calcext:value-type="float">
            <text:p>0.0770245</text:p>
          </table:table-cell>
          <table:table-cell office:value-type="float" office:value="0.125518" calcext:value-type="float">
            <text:p>0.125518</text:p>
          </table:table-cell>
          <table:table-cell office:value-type="float" office:value="1.33701" calcext:value-type="float">
            <text:p>1.33701</text:p>
          </table:table-cell>
          <table:table-cell office:value-type="float" office:value="0.112212" calcext:value-type="float">
            <text:p>0.112212</text:p>
          </table:table-cell>
          <table:table-cell office:value-type="float" office:value="0.0225263" calcext:value-type="float">
            <text:p>2.25E-02</text:p>
          </table:table-cell>
          <table:table-cell table:number-columns-repeated="2" office:value-type="float" office:value="1.34987" calcext:value-type="float">
            <text:p>1.34987</text:p>
          </table:table-cell>
          <table:table-cell office:value-type="float" office:value="0.187715" calcext:value-type="float">
            <text:p>0.187715</text:p>
          </table:table-cell>
          <table:table-cell office:value-type="float" office:value="-0.900889" calcext:value-type="float">
            <text:p>-0.900889</text:p>
          </table:table-cell>
          <table:table-cell office:value-type="float" office:value="-6.05809" calcext:value-type="float">
            <text:p>-6.05809</text:p>
          </table:table-cell>
          <table:table-cell table:number-columns-repeated="22"/>
          <table:table-cell table:formula="of:=[.AT18]+1" office:value-type="date" office:date-value="2020-03-12" calcext:value-type="date">
            <text:p>12/03/20</text:p>
          </table:table-cell>
          <table:table-cell table:formula="of:=AVERAGE([.S16:.S22])" office:value-type="float" office:value="1.31998" calcext:value-type="float">
            <text:p>1.31998</text:p>
          </table:table-cell>
          <table:table-cell table:formula="of:=[.P19]" office:value-type="float" office:value="1.33701" calcext:value-type="float">
            <text:p>1.33701</text:p>
          </table:table-cell>
          <table:table-cell table:formula="of:=AVERAGE([.R16:.R22])" office:value-type="float" office:value="0.0184024142857143" calcext:value-type="float">
            <text:p>0.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5.802" calcext:value-type="float">
            <text:p>295.802</text:p>
          </table:table-cell>
          <table:table-cell office:value-type="float" office:value="297.787" calcext:value-type="float">
            <text:p>297.787</text:p>
          </table:table-cell>
          <table:table-cell office:value-type="float" office:value="0.291001" calcext:value-type="float">
            <text:p>0.291001</text:p>
          </table:table-cell>
          <table:table-cell office:value-type="float" office:value="53.7865" calcext:value-type="float">
            <text:p>53.786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19269" calcext:value-type="float">
            <text:p>0.119269</text:p>
          </table:table-cell>
          <table:table-cell office:value-type="float" office:value="0.245518" calcext:value-type="float">
            <text:p>0.245518</text:p>
          </table:table-cell>
          <table:table-cell office:value-type="float" office:value="0.119269" calcext:value-type="float">
            <text:p>0.119269</text:p>
          </table:table-cell>
          <table:table-cell office:value-type="float" office:value="0.245518" calcext:value-type="float">
            <text:p>0.245518</text:p>
          </table:table-cell>
          <table:table-cell office:value-type="float" office:value="0.861463" calcext:value-type="float">
            <text:p>0.861463</text:p>
          </table:table-cell>
          <table:table-cell office:value-type="float" office:value="0.0805269" calcext:value-type="float">
            <text:p>0.0805269</text:p>
          </table:table-cell>
          <table:table-cell office:value-type="float" office:value="0.0164931" calcext:value-type="float">
            <text:p>1.65E-02</text:p>
          </table:table-cell>
          <table:table-cell table:number-columns-repeated="2" office:value-type="float" office:value="1.25941" calcext:value-type="float">
            <text:p>1.25941</text:p>
          </table:table-cell>
          <table:table-cell table:style-name="ce1" office:value-type="float" office:value="0.235042" calcext:value-type="float">
            <text:p>2.35E-01</text:p>
          </table:table-cell>
          <table:table-cell office:value-type="float" office:value="-0.880276" calcext:value-type="float">
            <text:p>-0.880276</text:p>
          </table:table-cell>
          <table:table-cell table:style-name="ce1" office:value-type="float" office:value="-6.54711" calcext:value-type="float">
            <text:p>-6.55E+00</text:p>
          </table:table-cell>
          <table:table-cell table:number-columns-repeated="22"/>
          <table:table-cell table:formula="of:=[.AT19]+1" office:value-type="date" office:date-value="2020-03-13" calcext:value-type="date">
            <text:p>13/03/20</text:p>
          </table:table-cell>
          <table:table-cell table:formula="of:=AVERAGE([.S17:.S23])" office:value-type="float" office:value="1.24698357142857" calcext:value-type="float">
            <text:p>1.24698357142857</text:p>
          </table:table-cell>
          <table:table-cell table:formula="of:=[.P20]" office:value-type="float" office:value="0.861463" calcext:value-type="float">
            <text:p>0.861463</text:p>
          </table:table-cell>
          <table:table-cell table:formula="of:=AVERAGE([.R17:.R23])" office:value-type="float" office:value="0.0188952857142857" calcext:value-type="float">
            <text:p>0.0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2.621" calcext:value-type="float">
            <text:p>422.621</text:p>
          </table:table-cell>
          <table:table-cell office:value-type="float" office:value="433.078" calcext:value-type="float">
            <text:p>433.078</text:p>
          </table:table-cell>
          <table:table-cell office:value-type="float" office:value="0.440628" calcext:value-type="float">
            <text:p>0.440628</text:p>
          </table:table-cell>
          <table:table-cell office:value-type="float" office:value="106.078" calcext:value-type="float">
            <text:p>106.07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80699" calcext:value-type="float">
            <text:p>0.180699</text:p>
          </table:table-cell>
          <table:table-cell office:value-type="float" office:value="0.43047" calcext:value-type="float">
            <text:p>0.43047</text:p>
          </table:table-cell>
          <table:table-cell office:value-type="float" office:value="0.180699" calcext:value-type="float">
            <text:p>0.180699</text:p>
          </table:table-cell>
          <table:table-cell office:value-type="float" office:value="0.43047" calcext:value-type="float">
            <text:p>0.43047</text:p>
          </table:table-cell>
          <table:table-cell office:value-type="float" office:value="0.505095" calcext:value-type="float">
            <text:p>0.505095</text:p>
          </table:table-cell>
          <table:table-cell office:value-type="float" office:value="0.0715684" calcext:value-type="float">
            <text:p>0.0715684</text:p>
          </table:table-cell>
          <table:table-cell office:value-type="float" office:value="0.0149534" calcext:value-type="float">
            <text:p>1.50E-02</text:p>
          </table:table-cell>
          <table:table-cell table:number-columns-repeated="2" office:value-type="float" office:value="1.16657" calcext:value-type="float">
            <text:p>1.16657</text:p>
          </table:table-cell>
          <table:table-cell table:style-name="ce1" office:value-type="float" office:value="0.310177" calcext:value-type="float">
            <text:p>3.10E-01</text:p>
          </table:table-cell>
          <table:table-cell office:value-type="float" office:value="-0.860015" calcext:value-type="float">
            <text:p>-0.860015</text:p>
          </table:table-cell>
          <table:table-cell table:style-name="ce1" office:value-type="float" office:value="-6.99796" calcext:value-type="float">
            <text:p>-7.00E+00</text:p>
          </table:table-cell>
          <table:table-cell table:number-columns-repeated="22"/>
          <table:table-cell table:formula="of:=[.AT20]+1" office:value-type="date" office:date-value="2020-03-14" calcext:value-type="date">
            <text:p>14/03/20</text:p>
          </table:table-cell>
          <table:table-cell table:formula="of:=AVERAGE([.S18:.S24])" office:value-type="float" office:value="1.17472514285714" calcext:value-type="float">
            <text:p>1.17472514285714</text:p>
          </table:table-cell>
          <table:table-cell table:formula="of:=[.P21]" office:value-type="float" office:value="0.505095" calcext:value-type="float">
            <text:p>0.505095</text:p>
          </table:table-cell>
          <table:table-cell table:formula="of:=AVERAGE([.R18:.R24])" office:value-type="float" office:value="0.0194608" calcext:value-type="float">
            <text:p>0.0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74.45" calcext:value-type="float">
            <text:p>574.45</text:p>
          </table:table-cell>
          <table:table-cell office:value-type="float" office:value="605.696" calcext:value-type="float">
            <text:p>605.696</text:p>
          </table:table-cell>
          <table:table-cell office:value-type="float" office:value="0.47901" calcext:value-type="float">
            <text:p>0.47901</text:p>
          </table:table-cell>
          <table:table-cell office:value-type="float" office:value="157.696" calcext:value-type="float">
            <text:p>157.69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67613" calcext:value-type="float">
            <text:p>0.267613</text:p>
          </table:table-cell>
          <table:table-cell office:value-type="float" office:value="0.712169" calcext:value-type="float">
            <text:p>0.712169</text:p>
          </table:table-cell>
          <table:table-cell office:value-type="float" office:value="0.267613" calcext:value-type="float">
            <text:p>0.267613</text:p>
          </table:table-cell>
          <table:table-cell office:value-type="float" office:value="0.712169" calcext:value-type="float">
            <text:p>0.712169</text:p>
          </table:table-cell>
          <table:table-cell office:value-type="float" office:value="0.252045" calcext:value-type="float">
            <text:p>0.252045</text:p>
          </table:table-cell>
          <table:table-cell office:value-type="float" office:value="0.0732816" calcext:value-type="float">
            <text:p>0.0732816</text:p>
          </table:table-cell>
          <table:table-cell office:value-type="float" office:value="0.0156178" calcext:value-type="float">
            <text:p>1.56E-02</text:p>
          </table:table-cell>
          <table:table-cell table:number-columns-repeated="2" office:value-type="float" office:value="1.07298" calcext:value-type="float">
            <text:p>1.07298</text:p>
          </table:table-cell>
          <table:table-cell table:style-name="ce1" office:value-type="float" office:value="0.447089" calcext:value-type="float">
            <text:p>4.47E-01</text:p>
          </table:table-cell>
          <table:table-cell office:value-type="float" office:value="-0.839947" calcext:value-type="float">
            <text:p>-0.839947</text:p>
          </table:table-cell>
          <table:table-cell table:style-name="ce1" office:value-type="float" office:value="-7.45509" calcext:value-type="float">
            <text:p>-7.46E+00</text:p>
          </table:table-cell>
          <table:table-cell table:number-columns-repeated="22"/>
          <table:table-cell table:formula="of:=[.AT21]+1" office:value-type="date" office:date-value="2020-03-15" calcext:value-type="date">
            <text:p>15/03/20</text:p>
          </table:table-cell>
          <table:table-cell table:formula="of:=AVERAGE([.S19:.S25])" office:value-type="float" office:value="1.10333957142857" calcext:value-type="float">
            <text:p>1.10333957142857</text:p>
          </table:table-cell>
          <table:table-cell table:formula="of:=[.P22]" office:value-type="float" office:value="0.252045" calcext:value-type="float">
            <text:p>0.252045</text:p>
          </table:table-cell>
          <table:table-cell table:formula="of:=AVERAGE([.R19:.R25])" office:value-type="float" office:value="0.0200300285714286" calcext:value-type="float">
            <text:p>0.0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66.029" calcext:value-type="float">
            <text:p>766.029</text:p>
          </table:table-cell>
          <table:table-cell office:value-type="float" office:value="835.023" calcext:value-type="float">
            <text:p>835.023</text:p>
          </table:table-cell>
          <table:table-cell office:value-type="float" office:value="0.549117" calcext:value-type="float">
            <text:p>0.549117</text:p>
          </table:table-cell>
          <table:table-cell office:value-type="float" office:value="242.023" calcext:value-type="float">
            <text:p>242.02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389784" calcext:value-type="float">
            <text:p>0.389784</text:p>
          </table:table-cell>
          <table:table-cell office:value-type="float" office:value="1.13627" calcext:value-type="float">
            <text:p>1.13627</text:p>
          </table:table-cell>
          <table:table-cell office:value-type="float" office:value="0.389784" calcext:value-type="float">
            <text:p>0.389784</text:p>
          </table:table-cell>
          <table:table-cell office:value-type="float" office:value="1.13627" calcext:value-type="float">
            <text:p>1.13627</text:p>
          </table:table-cell>
          <table:table-cell office:value-type="float" office:value="0.0864584" calcext:value-type="float">
            <text:p>0.0864584</text:p>
          </table:table-cell>
          <table:table-cell office:value-type="float" office:value="0.0982987" calcext:value-type="float">
            <text:p>0.0982987</text:p>
          </table:table-cell>
          <table:table-cell office:value-type="float" office:value="0.021366" calcext:value-type="float">
            <text:p>2.14E-02</text:p>
          </table:table-cell>
          <table:table-cell table:number-columns-repeated="2" office:value-type="float" office:value="0.969775" calcext:value-type="float">
            <text:p>0.969775</text:p>
          </table:table-cell>
          <table:table-cell table:style-name="ce1" office:value-type="float" office:value="0.770893" calcext:value-type="float">
            <text:p>7.71E-01</text:p>
          </table:table-cell>
          <table:table-cell office:value-type="float" office:value="-0.84933" calcext:value-type="float">
            <text:p>-0.84933</text:p>
          </table:table-cell>
          <table:table-cell table:style-name="ce1" office:value-type="float" office:value="-8.07691" calcext:value-type="float">
            <text:p>-8.08E+00</text:p>
          </table:table-cell>
          <table:table-cell table:number-columns-repeated="22"/>
          <table:table-cell table:formula="of:=[.AT22]+1" office:value-type="date" office:date-value="2020-03-16" calcext:value-type="date">
            <text:p>16/03/20</text:p>
          </table:table-cell>
          <table:table-cell table:formula="of:=AVERAGE([.S20:.S26])" office:value-type="float" office:value="1.04417328571429" calcext:value-type="float">
            <text:p>1.04417328571429</text:p>
          </table:table-cell>
          <table:table-cell table:formula="of:=[.P23]" office:value-type="float" office:value="0.0864584" calcext:value-type="float">
            <text:p>0.0864584</text:p>
          </table:table-cell>
          <table:table-cell table:formula="of:=AVERAGE([.R20:.R26])" office:value-type="float" office:value="0.0206478285714286" calcext:value-type="float">
            <text:p>0.0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49.92" calcext:value-type="float">
            <text:p>1049.92</text:p>
          </table:table-cell>
          <table:table-cell office:value-type="float" office:value="1191.51" calcext:value-type="float">
            <text:p>1191.51</text:p>
          </table:table-cell>
          <table:table-cell office:value-type="float" office:value="0.867603" calcext:value-type="float">
            <text:p>0.867603</text:p>
          </table:table-cell>
          <table:table-cell office:value-type="float" office:value="461.506" calcext:value-type="float">
            <text:p>461.50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53134" calcext:value-type="float">
            <text:p>0.553134</text:p>
          </table:table-cell>
          <table:table-cell office:value-type="float" office:value="1.76287" calcext:value-type="float">
            <text:p>1.76287</text:p>
          </table:table-cell>
          <table:table-cell office:value-type="float" office:value="0.553134" calcext:value-type="float">
            <text:p>0.553134</text:p>
          </table:table-cell>
          <table:table-cell office:value-type="float" office:value="1.76287" calcext:value-type="float">
            <text:p>1.76287</text:p>
          </table:table-cell>
          <table:table-cell office:value-type="float" office:value="0.0758097" calcext:value-type="float">
            <text:p>0.0758097</text:p>
          </table:table-cell>
          <table:table-cell office:value-type="float" office:value="0.110695" calcext:value-type="float">
            <text:p>0.110695</text:p>
          </table:table-cell>
          <table:table-cell office:value-type="float" office:value="0.0245358" calcext:value-type="float">
            <text:p>2.45E-02</text:p>
          </table:table-cell>
          <table:table-cell table:number-columns-repeated="2" office:value-type="float" office:value="0.956841" calcext:value-type="float">
            <text:p>0.956841</text:p>
          </table:table-cell>
          <table:table-cell table:style-name="ce1" office:value-type="float" office:value="0.813646" calcext:value-type="float">
            <text:p>8.14E-01</text:p>
          </table:table-cell>
          <table:table-cell office:value-type="float" office:value="-0.863228" calcext:value-type="float">
            <text:p>-0.863228</text:p>
          </table:table-cell>
          <table:table-cell table:style-name="ce1" office:value-type="float" office:value="-8.79917" calcext:value-type="float">
            <text:p>-8.80E+00</text:p>
          </table:table-cell>
          <table:table-cell table:number-columns-repeated="22"/>
          <table:table-cell table:formula="of:=[.AT23]+1" office:value-type="date" office:date-value="2020-03-17" calcext:value-type="date">
            <text:p>17/03/20</text:p>
          </table:table-cell>
          <table:table-cell table:formula="of:=AVERAGE([.S21:.S27])" office:value-type="float" office:value="0.999270571428571" calcext:value-type="float">
            <text:p>0.999270571428571</text:p>
          </table:table-cell>
          <table:table-cell table:formula="of:=[.P24]" office:value-type="float" office:value="0.0758097" calcext:value-type="float">
            <text:p>0.0758097</text:p>
          </table:table-cell>
          <table:table-cell table:formula="of:=AVERAGE([.R21:.R27])" office:value-type="float" office:value="0.0210996714285714" calcext:value-type="float">
            <text:p>0.0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72.65" calcext:value-type="float">
            <text:p>1372.65</text:p>
          </table:table-cell>
          <table:table-cell office:value-type="float" office:value="1666.68" calcext:value-type="float">
            <text:p>1666.68</text:p>
          </table:table-cell>
          <table:table-cell office:value-type="float" office:value="1.24315" calcext:value-type="float">
            <text:p>1.24315</text:p>
          </table:table-cell>
          <table:table-cell office:value-type="float" office:value="807.681" calcext:value-type="float">
            <text:p>807.68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44468" calcext:value-type="float">
            <text:p>0.744468</text:p>
          </table:table-cell>
          <table:table-cell office:value-type="float" office:value="2.61921" calcext:value-type="float">
            <text:p>2.61921</text:p>
          </table:table-cell>
          <table:table-cell office:value-type="float" office:value="0.744468" calcext:value-type="float">
            <text:p>0.744468</text:p>
          </table:table-cell>
          <table:table-cell office:value-type="float" office:value="2.61921" calcext:value-type="float">
            <text:p>2.61921</text:p>
          </table:table-cell>
          <table:table-cell office:value-type="float" office:value="0.065161" calcext:value-type="float">
            <text:p>0.065161</text:p>
          </table:table-cell>
          <table:table-cell office:value-type="float" office:value="0.10937" calcext:value-type="float">
            <text:p>0.10937</text:p>
          </table:table-cell>
          <table:table-cell office:value-type="float" office:value="0.0247178" calcext:value-type="float">
            <text:p>2.47E-02</text:p>
          </table:table-cell>
          <table:table-cell table:number-columns-repeated="2" office:value-type="float" office:value="0.947931" calcext:value-type="float">
            <text:p>0.947931</text:p>
          </table:table-cell>
          <table:table-cell table:style-name="ce1" office:value-type="float" office:value="0.864267" calcext:value-type="float">
            <text:p>8.64E-01</text:p>
          </table:table-cell>
          <table:table-cell office:value-type="float" office:value="-0.867058" calcext:value-type="float">
            <text:p>-0.867058</text:p>
          </table:table-cell>
          <table:table-cell table:style-name="ce1" office:value-type="float" office:value="-9.28094" calcext:value-type="float">
            <text:p>-9.28E+00</text:p>
          </table:table-cell>
          <table:table-cell table:number-columns-repeated="22"/>
          <table:table-cell table:formula="of:=[.AT24]+1" office:value-type="date" office:date-value="2020-03-18" calcext:value-type="date">
            <text:p>18/03/20</text:p>
          </table:table-cell>
          <table:table-cell table:formula="of:=AVERAGE([.S22:.S28])" office:value-type="float" office:value="0.967878" calcext:value-type="float">
            <text:p>0.967878</text:p>
          </table:table-cell>
          <table:table-cell table:formula="of:=[.P25]" office:value-type="float" office:value="0.065161" calcext:value-type="float">
            <text:p>0.065161</text:p>
          </table:table-cell>
          <table:table-cell table:formula="of:=AVERAGE([.R22:.R28])" office:value-type="float" office:value="0.0215088857142857" calcext:value-type="float">
            <text:p>0.0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639.96" calcext:value-type="float">
            <text:p>1639.96</text:p>
          </table:table-cell>
          <table:table-cell office:value-type="float" office:value="2185.11" calcext:value-type="float">
            <text:p>2185.11</text:p>
          </table:table-cell>
          <table:table-cell office:value-type="float" office:value="1.42282" calcext:value-type="float">
            <text:p>1.42282</text:p>
          </table:table-cell>
          <table:table-cell office:value-type="float" office:value="1171.11" calcext:value-type="float">
            <text:p>1171.1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36583" calcext:value-type="float">
            <text:p>0.936583</text:p>
          </table:table-cell>
          <table:table-cell office:value-type="float" office:value="3.76841" calcext:value-type="float">
            <text:p>3.76841</text:p>
          </table:table-cell>
          <table:table-cell office:value-type="float" office:value="0.936583" calcext:value-type="float">
            <text:p>0.936583</text:p>
          </table:table-cell>
          <table:table-cell office:value-type="float" office:value="3.76841" calcext:value-type="float">
            <text:p>3.76841</text:p>
          </table:table-cell>
          <table:table-cell office:value-type="float" office:value="0.0545123" calcext:value-type="float">
            <text:p>0.0545123</text:p>
          </table:table-cell>
          <table:table-cell table:style-name="ce1" office:value-type="float" office:value="0.116537" calcext:value-type="float">
            <text:p>1.17E-01</text:p>
          </table:table-cell>
          <table:table-cell office:value-type="float" office:value="0.0268509" calcext:value-type="float">
            <text:p>2.69E-02</text:p>
          </table:table-cell>
          <table:table-cell table:number-columns-repeated="2" office:value-type="float" office:value="0.935706" calcext:value-type="float">
            <text:p>0.935706</text:p>
          </table:table-cell>
          <table:table-cell table:style-name="ce1" office:value-type="float" office:value="0.910748" calcext:value-type="float">
            <text:p>9.11E-01</text:p>
          </table:table-cell>
          <table:table-cell office:value-type="float" office:value="-0.882478" calcext:value-type="float">
            <text:p>-0.882478</text:p>
          </table:table-cell>
          <table:table-cell table:style-name="ce1" office:value-type="float" office:value="-9.47066" calcext:value-type="float">
            <text:p>-9.47E+00</text:p>
          </table:table-cell>
          <table:table-cell table:number-columns-repeated="22"/>
          <table:table-cell table:formula="of:=[.AT25]+1" office:value-type="date" office:date-value="2020-03-19" calcext:value-type="date">
            <text:p>19/03/20</text:p>
          </table:table-cell>
          <table:table-cell table:formula="of:=AVERAGE([.S23:.S29])" office:value-type="float" office:value="0.949534" calcext:value-type="float">
            <text:p>0.949534</text:p>
          </table:table-cell>
          <table:table-cell table:formula="of:=[.P26]" office:value-type="float" office:value="0.0545123" calcext:value-type="float">
            <text:p>0.0545123</text:p>
          </table:table-cell>
          <table:table-cell table:formula="of:=AVERAGE([.R23:.R29])" office:value-type="float" office:value="0.0219357857142857" calcext:value-type="float">
            <text:p>0.02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858.15" calcext:value-type="float">
            <text:p>1858.15</text:p>
          </table:table-cell>
          <table:table-cell office:value-type="float" office:value="2746.31" calcext:value-type="float">
            <text:p>2746.31</text:p>
          </table:table-cell>
          <table:table-cell office:value-type="float" office:value="1.43019" calcext:value-type="float">
            <text:p>1.43019</text:p>
          </table:table-cell>
          <table:table-cell office:value-type="float" office:value="1533.31" calcext:value-type="float">
            <text:p>1533.3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11357" calcext:value-type="float">
            <text:p>1.11357</text:p>
          </table:table-cell>
          <table:table-cell office:value-type="float" office:value="5.23075" calcext:value-type="float">
            <text:p>5.23075</text:p>
          </table:table-cell>
          <table:table-cell office:value-type="float" office:value="1.11357" calcext:value-type="float">
            <text:p>1.11357</text:p>
          </table:table-cell>
          <table:table-cell office:value-type="float" office:value="5.23075" calcext:value-type="float">
            <text:p>5.23075</text:p>
          </table:table-cell>
          <table:table-cell office:value-type="float" office:value="0.0531738" calcext:value-type="float">
            <text:p>0.0531738</text:p>
          </table:table-cell>
          <table:table-cell table:style-name="ce1" office:value-type="float" office:value="0.0836898" calcext:value-type="float">
            <text:p>8.37E-02</text:p>
          </table:table-cell>
          <table:table-cell office:value-type="float" office:value="0.019656" calcext:value-type="float">
            <text:p>1.97E-02</text:p>
          </table:table-cell>
          <table:table-cell table:number-columns-repeated="2" office:value-type="float" office:value="0.945091" calcext:value-type="float">
            <text:p>0.945091</text:p>
          </table:table-cell>
          <table:table-cell table:style-name="ce1" office:value-type="float" office:value="0.945673" calcext:value-type="float">
            <text:p>9.46E-01</text:p>
          </table:table-cell>
          <table:table-cell office:value-type="float" office:value="-0.847841" calcext:value-type="float">
            <text:p>-0.847841</text:p>
          </table:table-cell>
          <table:table-cell table:style-name="ce1" office:value-type="float" office:value="-9.55118" calcext:value-type="float">
            <text:p>-9.55E+00</text:p>
          </table:table-cell>
          <table:table-cell table:number-columns-repeated="22"/>
          <table:table-cell table:formula="of:=[.AT26]+1" office:value-type="date" office:date-value="2020-03-20" calcext:value-type="date">
            <text:p>20/03/20</text:p>
          </table:table-cell>
          <table:table-cell table:formula="of:=AVERAGE([.S24:.S30])" office:value-type="float" office:value="0.944378" calcext:value-type="float">
            <text:p>0.944378</text:p>
          </table:table-cell>
          <table:table-cell table:formula="of:=[.P27]" office:value-type="float" office:value="0.0531738" calcext:value-type="float">
            <text:p>0.0531738</text:p>
          </table:table-cell>
          <table:table-cell table:formula="of:=AVERAGE([.R24:.R30])" office:value-type="float" office:value="0.0225191285714286" calcext:value-type="float">
            <text:p>0.0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932.73" calcext:value-type="float">
            <text:p>1932.73</text:p>
          </table:table-cell>
          <table:table-cell office:value-type="float" office:value="3145.23" calcext:value-type="float">
            <text:p>3145.23</text:p>
          </table:table-cell>
          <table:table-cell office:value-type="float" office:value="1.40689" calcext:value-type="float">
            <text:p>1.40689</text:p>
          </table:table-cell>
          <table:table-cell office:value-type="float" office:value="1832.23" calcext:value-type="float">
            <text:p>1832.2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27195" calcext:value-type="float">
            <text:p>1.27195</text:p>
          </table:table-cell>
          <table:table-cell office:value-type="float" office:value="6.97845" calcext:value-type="float">
            <text:p>6.97845</text:p>
          </table:table-cell>
          <table:table-cell office:value-type="float" office:value="1.27195" calcext:value-type="float">
            <text:p>1.27195</text:p>
          </table:table-cell>
          <table:table-cell office:value-type="float" office:value="6.97845" calcext:value-type="float">
            <text:p>6.97845</text:p>
          </table:table-cell>
          <table:table-cell office:value-type="float" office:value="0.0518354" calcext:value-type="float">
            <text:p>0.0518354</text:p>
          </table:table-cell>
          <table:table-cell table:style-name="ce1" office:value-type="float" office:value="0.0744329" calcext:value-type="float">
            <text:p>7.44E-02</text:p>
          </table:table-cell>
          <table:table-cell office:value-type="float" office:value="0.0178179" calcext:value-type="float">
            <text:p>1.78E-02</text:p>
          </table:table-cell>
          <table:table-cell table:number-columns-repeated="2" office:value-type="float" office:value="0.946822" calcext:value-type="float">
            <text:p>0.946822</text:p>
          </table:table-cell>
          <table:table-cell table:style-name="ce1" office:value-type="float" office:value="0.96145" calcext:value-type="float">
            <text:p>9.61E-01</text:p>
          </table:table-cell>
          <table:table-cell office:value-type="float" office:value="-0.836393" calcext:value-type="float">
            <text:p>-0.836393</text:p>
          </table:table-cell>
          <table:table-cell table:style-name="ce1" office:value-type="float" office:value="-8.9302" calcext:value-type="float">
            <text:p>-8.93E+00</text:p>
          </table:table-cell>
          <table:table-cell table:number-columns-repeated="22"/>
          <table:table-cell table:formula="of:=[.AT27]+1" office:value-type="date" office:date-value="2020-03-21" calcext:value-type="date">
            <text:p>21/03/20</text:p>
          </table:table-cell>
          <table:table-cell table:formula="of:=AVERAGE([.S25:.S31])" office:value-type="float" office:value="0.940191714285714" calcext:value-type="float">
            <text:p>0.940191714285714</text:p>
          </table:table-cell>
          <table:table-cell table:formula="of:=[.P28]" office:value-type="float" office:value="0.0518354" calcext:value-type="float">
            <text:p>0.0518354</text:p>
          </table:table-cell>
          <table:table-cell table:formula="of:=AVERAGE([.R25:.R31])" office:value-type="float" office:value="0.0231882142857143" calcext:value-type="float">
            <text:p>0.02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966.16" calcext:value-type="float">
            <text:p>1966.16</text:p>
          </table:table-cell>
          <table:table-cell office:value-type="float" office:value="3475.12" calcext:value-type="float">
            <text:p>3475.12</text:p>
          </table:table-cell>
          <table:table-cell office:value-type="float" office:value="1.28297" calcext:value-type="float">
            <text:p>1.28297</text:p>
          </table:table-cell>
          <table:table-cell office:value-type="float" office:value="2057.12" calcext:value-type="float">
            <text:p>2057.1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41574" calcext:value-type="float">
            <text:p>1.41574</text:p>
          </table:table-cell>
          <table:table-cell office:value-type="float" office:value="8.99331" calcext:value-type="float">
            <text:p>8.99331</text:p>
          </table:table-cell>
          <table:table-cell office:value-type="float" office:value="0.415742" calcext:value-type="float">
            <text:p>0.415742</text:p>
          </table:table-cell>
          <table:table-cell office:value-type="float" office:value="7.99331" calcext:value-type="float">
            <text:p>7.99331</text:p>
          </table:table-cell>
          <table:table-cell office:value-type="float" office:value="0.0504969" calcext:value-type="float">
            <text:p>0.0504969</text:p>
          </table:table-cell>
          <table:table-cell table:style-name="ce1" office:value-type="float" office:value="0.0762699" calcext:value-type="float">
            <text:p>7.63E-02</text:p>
          </table:table-cell>
          <table:table-cell office:value-type="float" office:value="0.0186061" calcext:value-type="float">
            <text:p>1.86E-02</text:p>
          </table:table-cell>
          <table:table-cell table:number-columns-repeated="2" office:value-type="float" office:value="0.944572" calcext:value-type="float">
            <text:p>0.944572</text:p>
          </table:table-cell>
          <table:table-cell table:style-name="ce1" office:value-type="float" office:value="0.968832" calcext:value-type="float">
            <text:p>9.69E-01</text:p>
          </table:table-cell>
          <table:table-cell office:value-type="float" office:value="-0.839721" calcext:value-type="float">
            <text:p>-0.839721</text:p>
          </table:table-cell>
          <table:table-cell table:style-name="ce1" office:value-type="float" office:value="-9.14641" calcext:value-type="float">
            <text:p>-9.15E+00</text:p>
          </table:table-cell>
          <table:table-cell table:number-columns-repeated="22"/>
          <table:table-cell table:formula="of:=[.AT28]+1" office:value-type="date" office:date-value="2020-03-22" calcext:value-type="date">
            <text:p>22/03/20</text:p>
          </table:table-cell>
          <table:table-cell table:formula="of:=AVERAGE([.S26:.S32])" office:value-type="float" office:value="0.937091142857143" calcext:value-type="float">
            <text:p>0.937091142857143</text:p>
          </table:table-cell>
          <table:table-cell table:formula="of:=[.P29]" office:value-type="float" office:value="0.0504969" calcext:value-type="float">
            <text:p>0.0504969</text:p>
          </table:table-cell>
          <table:table-cell table:formula="of:=AVERAGE([.R26:.R32])" office:value-type="float" office:value="0.0238614428571429" calcext:value-type="float">
            <text:p>0.0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033.52" calcext:value-type="float">
            <text:p>2033.52</text:p>
          </table:table-cell>
          <table:table-cell office:value-type="float" office:value="3763.5" calcext:value-type="float">
            <text:p>3763.5</text:p>
          </table:table-cell>
          <table:table-cell office:value-type="float" office:value="0.826934" calcext:value-type="float">
            <text:p>0.826934</text:p>
          </table:table-cell>
          <table:table-cell office:value-type="float" office:value="2073.5" calcext:value-type="float">
            <text:p>2073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.57369" calcext:value-type="float">
            <text:p>2.57369</text:p>
          </table:table-cell>
          <table:table-cell office:value-type="float" office:value="11.175" calcext:value-type="float">
            <text:p>11.175</text:p>
          </table:table-cell>
          <table:table-cell office:value-type="float" office:value="1.57369" calcext:value-type="float">
            <text:p>1.57369</text:p>
          </table:table-cell>
          <table:table-cell office:value-type="float" office:value="10.175" calcext:value-type="float">
            <text:p>10.175</text:p>
          </table:table-cell>
          <table:table-cell office:value-type="float" office:value="0.0491584" calcext:value-type="float">
            <text:p>0.0491584</text:p>
          </table:table-cell>
          <table:table-cell table:style-name="ce1" office:value-type="float" office:value="0.102382" calcext:value-type="float">
            <text:p>1.02E-01</text:p>
          </table:table-cell>
          <table:table-cell office:value-type="float" office:value="0.0254494" calcext:value-type="float">
            <text:p>2.54E-02</text:p>
          </table:table-cell>
          <table:table-cell table:number-columns-repeated="2" office:value-type="float" office:value="0.933683" calcext:value-type="float">
            <text:p>0.933683</text:p>
          </table:table-cell>
          <table:table-cell table:style-name="ce1" office:value-type="float" office:value="0.951614" calcext:value-type="float">
            <text:p>9.52E-01</text:p>
          </table:table-cell>
          <table:table-cell office:value-type="float" office:value="-0.872578" calcext:value-type="float">
            <text:p>-0.872578</text:p>
          </table:table-cell>
          <table:table-cell table:style-name="ce1" office:value-type="float" office:value="-8.25045" calcext:value-type="float">
            <text:p>-8.25E+00</text:p>
          </table:table-cell>
          <table:table-cell table:number-columns-repeated="22"/>
          <table:table-cell table:formula="of:=[.AT29]+1" office:value-type="date" office:date-value="2020-03-23" calcext:value-type="date">
            <text:p>23/03/20</text:p>
          </table:table-cell>
          <table:table-cell table:formula="of:=AVERAGE([.S27:.S33])" office:value-type="float" office:value="0.935115714285714" calcext:value-type="float">
            <text:p>0.935115714285714</text:p>
          </table:table-cell>
          <table:table-cell table:formula="of:=[.P30]" office:value-type="float" office:value="0.0491584" calcext:value-type="float">
            <text:p>0.0491584</text:p>
          </table:table-cell>
          <table:table-cell table:formula="of:=AVERAGE([.R27:.R33])" office:value-type="float" office:value="0.0245918571428571" calcext:value-type="float">
            <text:p>0.0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88.08" calcext:value-type="float">
            <text:p>2188.08</text:p>
          </table:table-cell>
          <table:table-cell office:value-type="float" office:value="4023.05" calcext:value-type="float">
            <text:p>4023.05</text:p>
          </table:table-cell>
          <table:table-cell office:value-type="float" office:value="0.435336" calcext:value-type="float">
            <text:p>0.435336</text:p>
          </table:table-cell>
          <table:table-cell office:value-type="float" office:value="2012.05" calcext:value-type="float">
            <text:p>2012.0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.74874" calcext:value-type="float">
            <text:p>2.74874</text:p>
          </table:table-cell>
          <table:table-cell office:value-type="float" office:value="13.16" calcext:value-type="float">
            <text:p>13.16</text:p>
          </table:table-cell>
          <table:table-cell office:value-type="float" office:value="-0.251262" calcext:value-type="float">
            <text:p>-0.251262</text:p>
          </table:table-cell>
          <table:table-cell office:value-type="float" office:value="10.16" calcext:value-type="float">
            <text:p>10.16</text:p>
          </table:table-cell>
          <table:table-cell office:value-type="float" office:value="0.0478199" calcext:value-type="float">
            <text:p>0.0478199</text:p>
          </table:table-cell>
          <table:table-cell table:style-name="ce1" office:value-type="float" office:value="0.115379" calcext:value-type="float">
            <text:p>1.15E-01</text:p>
          </table:table-cell>
          <table:table-cell table:style-name="Default" office:value-type="float" office:value="0.0292194" calcext:value-type="float">
            <text:p>0.0292194</text:p>
          </table:table-cell>
          <table:table-cell table:number-columns-repeated="2" office:value-type="float" office:value="0.927537" calcext:value-type="float">
            <text:p>0.927537</text:p>
          </table:table-cell>
          <table:table-cell table:style-name="ce1" office:value-type="float" office:value="0.9437" calcext:value-type="float">
            <text:p>9.44E-01</text:p>
          </table:table-cell>
          <table:table-cell office:value-type="float" office:value="-0.887013" calcext:value-type="float">
            <text:p>-0.887013</text:p>
          </table:table-cell>
          <table:table-cell table:style-name="ce1" office:value-type="float" office:value="-8.5038" calcext:value-type="float">
            <text:p>-8.50E+00</text:p>
          </table:table-cell>
          <table:table-cell table:number-columns-repeated="22"/>
          <table:table-cell table:formula="of:=[.AT30]+1" office:value-type="date" office:date-value="2020-03-24" calcext:value-type="date">
            <text:p>24/03/20</text:p>
          </table:table-cell>
          <table:table-cell table:formula="of:=AVERAGE([.S28:.S34])" office:value-type="float" office:value="0.933843571428571" calcext:value-type="float">
            <text:p>0.933843571428571</text:p>
          </table:table-cell>
          <table:table-cell table:formula="of:=[.P31]" office:value-type="float" office:value="0.0478199" calcext:value-type="float">
            <text:p>0.0478199</text:p>
          </table:table-cell>
          <table:table-cell table:formula="of:=AVERAGE([.R28:.R34])" office:value-type="float" office:value="0.0251258571428571" calcext:value-type="float">
            <text:p>0.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435.17" calcext:value-type="float">
            <text:p>2435.17</text:p>
          </table:table-cell>
          <table:table-cell office:value-type="float" office:value="4126.85" calcext:value-type="float">
            <text:p>4126.85</text:p>
          </table:table-cell>
          <table:table-cell office:value-type="float" office:value="0.34005" calcext:value-type="float">
            <text:p>0.34005</text:p>
          </table:table-cell>
          <table:table-cell office:value-type="float" office:value="1826.85" calcext:value-type="float">
            <text:p>1826.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.97888" calcext:value-type="float">
            <text:p>4.97888</text:p>
          </table:table-cell>
          <table:table-cell office:value-type="float" office:value="14.5869" calcext:value-type="float">
            <text:p>14.5869</text:p>
          </table:table-cell>
          <table:table-cell office:value-type="float" office:value="-1.02112" calcext:value-type="float">
            <text:p>-1.02112</text:p>
          </table:table-cell>
          <table:table-cell office:value-type="float" office:value="8.5869" calcext:value-type="float">
            <text:p>8.5869</text:p>
          </table:table-cell>
          <table:table-cell office:value-type="float" office:value="0.0464814" calcext:value-type="float">
            <text:p>0.0464814</text:p>
          </table:table-cell>
          <table:table-cell table:style-name="ce1" office:value-type="float" office:value="0.114082" calcext:value-type="float">
            <text:p>1.14E-01</text:p>
          </table:table-cell>
          <table:table-cell table:style-name="Default" office:value-type="float" office:value="0.0294304" calcext:value-type="float">
            <text:p>0.0294304</text:p>
          </table:table-cell>
          <table:table-cell table:number-columns-repeated="2" office:value-type="float" office:value="0.926227" calcext:value-type="float">
            <text:p>0.926227</text:p>
          </table:table-cell>
          <table:table-cell table:style-name="ce1" office:value-type="float" office:value="0.951122" calcext:value-type="float">
            <text:p>9.51E-01</text:p>
          </table:table-cell>
          <table:table-cell office:value-type="float" office:value="-0.887223" calcext:value-type="float">
            <text:p>-0.887223</text:p>
          </table:table-cell>
          <table:table-cell table:style-name="ce1" office:value-type="float" office:value="-8.33514" calcext:value-type="float">
            <text:p>-8.34E+00</text:p>
          </table:table-cell>
          <table:table-cell table:number-columns-repeated="22"/>
          <table:table-cell table:formula="of:=[.AT31]+1" office:value-type="date" office:date-value="2020-03-25" calcext:value-type="date">
            <text:p>25/03/20</text:p>
          </table:table-cell>
          <table:table-cell table:formula="of:=AVERAGE([.S29:.S35])" office:value-type="float" office:value="0.933167142857143" calcext:value-type="float">
            <text:p>0.933167142857143</text:p>
          </table:table-cell>
          <table:table-cell table:formula="of:=[.P32]" office:value-type="float" office:value="0.0464814" calcext:value-type="float">
            <text:p>0.0464814</text:p>
          </table:table-cell>
          <table:table-cell table:formula="of:=AVERAGE([.R29:.R35])" office:value-type="float" office:value="0.0256092857142857" calcext:value-type="float">
            <text:p>0.0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687.69" calcext:value-type="float">
            <text:p>2687.69</text:p>
          </table:table-cell>
          <table:table-cell office:value-type="float" office:value="4071.15" calcext:value-type="float">
            <text:p>4071.15</text:p>
          </table:table-cell>
          <table:table-cell office:value-type="float" office:value="0.0719314" calcext:value-type="float">
            <text:p>0.0719314</text:p>
          </table:table-cell>
          <table:table-cell office:value-type="float" office:value="1411.15" calcext:value-type="float">
            <text:p>1411.1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.21912" calcext:value-type="float">
            <text:p>8.21912</text:p>
          </table:table-cell>
          <table:table-cell office:value-type="float" office:value="15.4634" calcext:value-type="float">
            <text:p>15.4634</text:p>
          </table:table-cell>
          <table:table-cell office:value-type="float" office:value="-0.780885" calcext:value-type="float">
            <text:p>-0.780885</text:p>
          </table:table-cell>
          <table:table-cell office:value-type="float" office:value="6.46344" calcext:value-type="float">
            <text:p>6.46344</text:p>
          </table:table-cell>
          <table:table-cell office:value-type="float" office:value="0.0451429" calcext:value-type="float">
            <text:p>0.0451429</text:p>
          </table:table-cell>
          <table:table-cell table:style-name="ce1" office:value-type="float" office:value="0.12165" calcext:value-type="float">
            <text:p>1.22E-01</text:p>
          </table:table-cell>
          <table:table-cell table:style-name="Default" office:value-type="float" office:value="0.0319638" calcext:value-type="float">
            <text:p>0.0319638</text:p>
          </table:table-cell>
          <table:table-cell table:number-columns-repeated="2" office:value-type="float" office:value="0.921878" calcext:value-type="float">
            <text:p>0.921878</text:p>
          </table:table-cell>
          <table:table-cell table:style-name="ce1" office:value-type="float" office:value="0.946903" calcext:value-type="float">
            <text:p>9.47E-01</text:p>
          </table:table-cell>
          <table:table-cell office:value-type="float" office:value="-0.895826" calcext:value-type="float">
            <text:p>-0.895826</text:p>
          </table:table-cell>
          <table:table-cell table:style-name="ce1" office:value-type="float" office:value="-9.44496" calcext:value-type="float">
            <text:p>-9.44E+00</text:p>
          </table:table-cell>
          <table:table-cell table:number-columns-repeated="22"/>
          <table:table-cell table:formula="of:=[.AT32]+1" office:value-type="date" office:date-value="2020-03-26" calcext:value-type="date">
            <text:p>26/03/20</text:p>
          </table:table-cell>
          <table:table-cell table:formula="of:=AVERAGE([.S30:.S36])" office:value-type="float" office:value="0.933012857142857" calcext:value-type="float">
            <text:p>0.933012857142857</text:p>
          </table:table-cell>
          <table:table-cell table:formula="of:=[.P33]" office:value-type="float" office:value="0.0451429" calcext:value-type="float">
            <text:p>0.0451429</text:p>
          </table:table-cell>
          <table:table-cell table:formula="of:=AVERAGE([.R30:.R36])" office:value-type="float" office:value="0.0261134285714286" calcext:value-type="float">
            <text:p>0.03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2966.18" calcext:value-type="float">
            <text:p>2966.18</text:p>
          </table:table-cell>
          <table:table-cell office:value-type="float" office:value="3965.39" calcext:value-type="float">
            <text:p>3965.39</text:p>
          </table:table-cell>
          <table:table-cell office:value-type="float" office:value="-0.0397099" calcext:value-type="float">
            <text:p>-0.0397099</text:p>
          </table:table-cell>
          <table:table-cell office:value-type="float" office:value="984.392" calcext:value-type="float">
            <text:p>984.39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1.4693" calcext:value-type="float">
            <text:p>11.4693</text:p>
          </table:table-cell>
          <table:table-cell office:value-type="float" office:value="15.9783" calcext:value-type="float">
            <text:p>15.9783</text:p>
          </table:table-cell>
          <table:table-cell office:value-type="float" office:value="2.46928" calcext:value-type="float">
            <text:p>2.46928</text:p>
          </table:table-cell>
          <table:table-cell office:value-type="float" office:value="6.97827" calcext:value-type="float">
            <text:p>6.97827</text:p>
          </table:table-cell>
          <table:table-cell office:value-type="float" office:value="0.0478017" calcext:value-type="float">
            <text:p>0.0478017</text:p>
          </table:table-cell>
          <table:table-cell table:style-name="ce1" office:value-type="float" office:value="0.0874279" calcext:value-type="float">
            <text:p>8.74E-02</text:p>
          </table:table-cell>
          <table:table-cell table:style-name="Default" office:value-type="float" office:value="0.023394" calcext:value-type="float">
            <text:p>0.023394</text:p>
          </table:table-cell>
          <table:table-cell table:number-columns-repeated="2" office:value-type="float" office:value="0.936186" calcext:value-type="float">
            <text:p>0.936186</text:p>
          </table:table-cell>
          <table:table-cell table:style-name="ce1" office:value-type="float" office:value="0.976936" calcext:value-type="float">
            <text:p>9.77E-01</text:p>
          </table:table-cell>
          <table:table-cell office:value-type="float" office:value="-0.854346" calcext:value-type="float">
            <text:p>-0.854346</text:p>
          </table:table-cell>
          <table:table-cell table:style-name="ce1" office:value-type="float" office:value="-8.31868" calcext:value-type="float">
            <text:p>-8.32E+00</text:p>
          </table:table-cell>
          <table:table-cell table:number-columns-repeated="22"/>
          <table:table-cell table:formula="of:=[.AT33]+1" office:value-type="date" office:date-value="2020-03-27" calcext:value-type="date">
            <text:p>27/03/20</text:p>
          </table:table-cell>
          <table:table-cell table:formula="of:=AVERAGE([.S31:.S37])" office:value-type="float" office:value="0.933188428571429" calcext:value-type="float">
            <text:p>0.933188428571429</text:p>
          </table:table-cell>
          <table:table-cell table:formula="of:=[.P34]" office:value-type="float" office:value="0.0478017" calcext:value-type="float">
            <text:p>0.0478017</text:p>
          </table:table-cell>
          <table:table-cell table:formula="of:=AVERAGE([.R31:.R37])" office:value-type="float" office:value="0.0268020285714286" calcext:value-type="float">
            <text:p>0.03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3773.13" calcext:value-type="float">
            <text:p>3773.13</text:p>
          </table:table-cell>
          <table:table-cell office:value-type="float" office:value="-0.177315" calcext:value-type="float">
            <text:p>-0.177315</text:p>
          </table:table-cell>
          <table:table-cell office:value-type="float" office:value="562.13" calcext:value-type="float">
            <text:p>562.1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1.6876" calcext:value-type="float">
            <text:p>11.6876</text:p>
          </table:table-cell>
          <table:table-cell office:value-type="float" office:value="16.3202" calcext:value-type="float">
            <text:p>16.3202</text:p>
          </table:table-cell>
          <table:table-cell office:value-type="float" office:value="0.687612" calcext:value-type="float">
            <text:p>0.687612</text:p>
          </table:table-cell>
          <table:table-cell office:value-type="float" office:value="5.32017" calcext:value-type="float">
            <text:p>5.32017</text:p>
          </table:table-cell>
          <table:table-cell office:value-type="float" office:value="0.0504371" calcext:value-type="float">
            <text:p>0.0504371</text:p>
          </table:table-cell>
          <table:table-cell table:style-name="ce1" office:value-type="float" office:value="0.0778169" calcext:value-type="float">
            <text:p>7.78E-02</text:p>
          </table:table-cell>
          <table:table-cell table:style-name="Default" office:value-type="float" office:value="0.0212019" calcext:value-type="float">
            <text:p>0.0212019</text:p>
          </table:table-cell>
          <table:table-cell table:number-columns-repeated="2" office:value-type="float" office:value="0.942087" calcext:value-type="float">
            <text:p>0.942087</text:p>
          </table:table-cell>
          <table:table-cell table:style-name="ce1" office:value-type="float" office:value="0.970378" calcext:value-type="float">
            <text:p>9.70E-01</text:p>
          </table:table-cell>
          <table:table-cell office:value-type="float" office:value="-0.837876" calcext:value-type="float">
            <text:p>-0.837876</text:p>
          </table:table-cell>
          <table:table-cell table:style-name="ce1" office:value-type="float" office:value="-8.96446" calcext:value-type="float">
            <text:p>-8.96E+00</text:p>
          </table:table-cell>
          <table:table-cell table:number-columns-repeated="22"/>
          <table:table-cell table:formula="of:=[.AT34]+1" office:value-type="date" office:date-value="2020-03-28" calcext:value-type="date">
            <text:p>28/03/20</text:p>
          </table:table-cell>
          <table:table-cell table:formula="of:=AVERAGE([.S32:.S38])" office:value-type="float" office:value="0.933876857142857" calcext:value-type="float">
            <text:p>0.933876857142857</text:p>
          </table:table-cell>
          <table:table-cell table:formula="of:=[.P35]" office:value-type="float" office:value="0.0504371" calcext:value-type="float">
            <text:p>0.0504371</text:p>
          </table:table-cell>
          <table:table-cell table:formula="of:=AVERAGE([.R32:.R38])" office:value-type="float" office:value="0.0275110285714286" calcext:value-type="float">
            <text:p>0.03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333.2" calcext:value-type="float">
            <text:p>3333.2</text:p>
          </table:table-cell>
          <table:table-cell office:value-type="float" office:value="3653.44" calcext:value-type="float">
            <text:p>3653.44</text:p>
          </table:table-cell>
          <table:table-cell office:value-type="float" office:value="-0.07736" calcext:value-type="float">
            <text:p>-0.07736</text:p>
          </table:table-cell>
          <table:table-cell office:value-type="float" office:value="293.444" calcext:value-type="float">
            <text:p>293.44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3.9147" calcext:value-type="float">
            <text:p>13.9147</text:p>
          </table:table-cell>
          <table:table-cell office:value-type="float" office:value="17.8574" calcext:value-type="float">
            <text:p>17.8574</text:p>
          </table:table-cell>
          <table:table-cell office:value-type="float" office:value="-2.08531" calcext:value-type="float">
            <text:p>-2.08531</text:p>
          </table:table-cell>
          <table:table-cell office:value-type="float" office:value="1.85744" calcext:value-type="float">
            <text:p>1.85744</text:p>
          </table:table-cell>
          <table:table-cell office:value-type="float" office:value="0.0530454" calcext:value-type="float">
            <text:p>0.0530454</text:p>
          </table:table-cell>
          <table:table-cell table:style-name="ce1" office:value-type="float" office:value="0.0797989" calcext:value-type="float">
            <text:p>7.98E-02</text:p>
          </table:table-cell>
          <table:table-cell table:style-name="Default" office:value-type="float" office:value="0.0221351" calcext:value-type="float">
            <text:p>0.0221351</text:p>
          </table:table-cell>
          <table:table-cell table:number-columns-repeated="2" office:value-type="float" office:value="0.943492" calcext:value-type="float">
            <text:p>0.943492</text:p>
          </table:table-cell>
          <table:table-cell table:style-name="ce1" office:value-type="float" office:value="0.952743" calcext:value-type="float">
            <text:p>9.53E-01</text:p>
          </table:table-cell>
          <table:table-cell office:value-type="float" office:value="-0.837088" calcext:value-type="float">
            <text:p>-0.837088</text:p>
          </table:table-cell>
          <table:table-cell table:style-name="ce1" office:value-type="float" office:value="-10.6607" calcext:value-type="float">
            <text:p>-1.07E+01</text:p>
          </table:table-cell>
          <table:table-cell table:number-columns-repeated="22"/>
          <table:table-cell table:formula="of:=[.AT35]+1" office:value-type="date" office:date-value="2020-03-29" calcext:value-type="date">
            <text:p>29/03/20</text:p>
          </table:table-cell>
          <table:table-cell table:formula="of:=AVERAGE([.S33:.S39])" office:value-type="float" office:value="0.935477" calcext:value-type="float">
            <text:p>0.935477</text:p>
          </table:table-cell>
          <table:table-cell table:formula="of:=[.P36]" office:value-type="float" office:value="0.0530454" calcext:value-type="float">
            <text:p>0.0530454</text:p>
          </table:table-cell>
          <table:table-cell table:formula="of:=AVERAGE([.R33:.R39])" office:value-type="float" office:value="0.0279411285714286" calcext:value-type="float">
            <text:p>0.03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3524.8" calcext:value-type="float">
            <text:p>3524.8</text:p>
          </table:table-cell>
          <table:table-cell office:value-type="float" office:value="3617.08" calcext:value-type="float">
            <text:p>3617.08</text:p>
          </table:table-cell>
          <table:table-cell office:value-type="float" office:value="-0.405462" calcext:value-type="float">
            <text:p>-0.405462</text:p>
          </table:table-cell>
          <table:table-cell office:value-type="float" office:value="-44.9173" calcext:value-type="float">
            <text:p>-44.917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9.1333" calcext:value-type="float">
            <text:p>19.1333</text:p>
          </table:table-cell>
          <table:table-cell office:value-type="float" office:value="18.5989" calcext:value-type="float">
            <text:p>18.5989</text:p>
          </table:table-cell>
          <table:table-cell office:value-type="float" office:value="-3.86666" calcext:value-type="float">
            <text:p>-3.86666</text:p>
          </table:table-cell>
          <table:table-cell office:value-type="float" office:value="-4.40111" calcext:value-type="float">
            <text:p>-4.40111</text:p>
          </table:table-cell>
          <table:table-cell office:value-type="float" office:value="0.0556231" calcext:value-type="float">
            <text:p>0.0556231</text:p>
          </table:table-cell>
          <table:table-cell table:style-name="ce1" office:value-type="float" office:value="0.107202" calcext:value-type="float">
            <text:p>1.07E-01</text:p>
          </table:table-cell>
          <table:table-cell table:style-name="Default" office:value-type="float" office:value="0.0302696" calcext:value-type="float">
            <text:p>0.0302696</text:p>
          </table:table-cell>
          <table:table-cell table:number-columns-repeated="2" office:value-type="float" office:value="0.934912" calcext:value-type="float">
            <text:p>0.934912</text:p>
          </table:table-cell>
          <table:table-cell table:style-name="ce1" office:value-type="float" office:value="0.918968" calcext:value-type="float">
            <text:p>9.19E-01</text:p>
          </table:table-cell>
          <table:table-cell office:value-type="float" office:value="-0.864841" calcext:value-type="float">
            <text:p>-0.864841</text:p>
          </table:table-cell>
          <table:table-cell table:style-name="ce1" office:value-type="float" office:value="-11.5936" calcext:value-type="float">
            <text:p>-1.16E+01</text:p>
          </table:table-cell>
          <table:table-cell table:number-columns-repeated="22"/>
          <table:table-cell table:formula="of:=[.AT36]+1" office:value-type="date" office:date-value="2020-03-30" calcext:value-type="date">
            <text:p>30/03/20</text:p>
          </table:table-cell>
          <table:table-cell table:formula="of:=AVERAGE([.S34:.S40])" office:value-type="float" office:value="0.937940857142857" calcext:value-type="float">
            <text:p>0.937940857142857</text:p>
          </table:table-cell>
          <table:table-cell table:formula="of:=[.P37]" office:value-type="float" office:value="0.0556231" calcext:value-type="float">
            <text:p>0.0556231</text:p>
          </table:table-cell>
          <table:table-cell table:formula="of:=AVERAGE([.R34:.R40])" office:value-type="float" office:value="0.0281185714285714" calcext:value-type="float">
            <text:p>0.03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3782.81" calcext:value-type="float">
            <text:p>3782.81</text:p>
          </table:table-cell>
          <table:table-cell office:value-type="float" office:value="3755.49" calcext:value-type="float">
            <text:p>3755.49</text:p>
          </table:table-cell>
          <table:table-cell office:value-type="float" office:value="-0.63979" calcext:value-type="float">
            <text:p>-0.63979</text:p>
          </table:table-cell>
          <table:table-cell office:value-type="float" office:value="-239.508" calcext:value-type="float">
            <text:p>-239.508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.3599" calcext:value-type="float">
            <text:p>26.3599</text:p>
          </table:table-cell>
          <table:table-cell office:value-type="float" office:value="21.8748" calcext:value-type="float">
            <text:p>21.8748</text:p>
          </table:table-cell>
          <table:table-cell office:value-type="float" office:value="-4.64008" calcext:value-type="float">
            <text:p>-4.64008</text:p>
          </table:table-cell>
          <table:table-cell office:value-type="float" office:value="-9.1252" calcext:value-type="float">
            <text:p>-9.1252</text:p>
          </table:table-cell>
          <table:table-cell office:value-type="float" office:value="0.0581666" calcext:value-type="float">
            <text:p>0.0581666</text:p>
          </table:table-cell>
          <table:table-cell table:style-name="ce1" office:value-type="float" office:value="0.11839" calcext:value-type="float">
            <text:p>1.18E-01</text:p>
          </table:table-cell>
          <table:table-cell table:style-name="Default" office:value-type="float" office:value="0.0341824" calcext:value-type="float">
            <text:p>0.0341824</text:p>
          </table:table-cell>
          <table:table-cell table:number-columns-repeated="2" office:value-type="float" office:value="0.932356" calcext:value-type="float">
            <text:p>0.932356</text:p>
          </table:table-cell>
          <table:table-cell table:style-name="ce1" office:value-type="float" office:value="0.899066" calcext:value-type="float">
            <text:p>8.99E-01</text:p>
          </table:table-cell>
          <table:table-cell office:value-type="float" office:value="-0.872005" calcext:value-type="float">
            <text:p>-0.872005</text:p>
          </table:table-cell>
          <table:table-cell table:style-name="ce1" office:value-type="float" office:value="-11.1264" calcext:value-type="float">
            <text:p>-1.11E+01</text:p>
          </table:table-cell>
          <table:table-cell table:number-columns-repeated="22"/>
          <table:table-cell table:formula="of:=[.AT37]+1" office:value-type="date" office:date-value="2020-03-31" calcext:value-type="date">
            <text:p>31/03/20</text:p>
          </table:table-cell>
          <table:table-cell table:formula="of:=AVERAGE([.S35:.S41])" office:value-type="float" office:value="0.940309571428571" calcext:value-type="float">
            <text:p>0.940309571428571</text:p>
          </table:table-cell>
          <table:table-cell table:formula="of:=[.P38]" office:value-type="float" office:value="0.0581666" calcext:value-type="float">
            <text:p>0.0581666</text:p>
          </table:table-cell>
          <table:table-cell table:formula="of:=AVERAGE([.R35:.R41])" office:value-type="float" office:value="0.0281468714285714" calcext:value-type="float">
            <text:p>0.03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4061.51" calcext:value-type="float">
            <text:p>4061.51</text:p>
          </table:table-cell>
          <table:table-cell office:value-type="float" office:value="3933.39" calcext:value-type="float">
            <text:p>3933.39</text:p>
          </table:table-cell>
          <table:table-cell office:value-type="float" office:value="-0.633579" calcext:value-type="float">
            <text:p>-0.633579</text:p>
          </table:table-cell>
          <table:table-cell office:value-type="float" office:value="-331.605" calcext:value-type="float">
            <text:p>-331.605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34.5793" calcext:value-type="float">
            <text:p>34.5793</text:p>
          </table:table-cell>
          <table:table-cell office:value-type="float" office:value="26.2121" calcext:value-type="float">
            <text:p>26.2121</text:p>
          </table:table-cell>
          <table:table-cell office:value-type="float" office:value="-4.4207" calcext:value-type="float">
            <text:p>-4.4207</text:p>
          </table:table-cell>
          <table:table-cell office:value-type="float" office:value="-12.7879" calcext:value-type="float">
            <text:p>-12.7879</text:p>
          </table:table-cell>
          <table:table-cell office:value-type="float" office:value="0.0606724" calcext:value-type="float">
            <text:p>0.0606724</text:p>
          </table:table-cell>
          <table:table-cell table:style-name="ce1" office:value-type="float" office:value="0.108568" calcext:value-type="float">
            <text:p>1.09E-01</text:p>
          </table:table-cell>
          <table:table-cell table:style-name="Default" office:value-type="float" office:value="0.0324411" calcext:value-type="float">
            <text:p>0.0324411</text:p>
          </table:table-cell>
          <table:table-cell table:number-columns-repeated="2" office:value-type="float" office:value="0.937428" calcext:value-type="float">
            <text:p>0.937428</text:p>
          </table:table-cell>
          <table:table-cell table:style-name="ce1" office:value-type="float" office:value="0.893078" calcext:value-type="float">
            <text:p>8.93E-01</text:p>
          </table:table-cell>
          <table:table-cell office:value-type="float" office:value="-0.859292" calcext:value-type="float">
            <text:p>-0.859292</text:p>
          </table:table-cell>
          <table:table-cell table:style-name="ce1" office:value-type="float" office:value="-8.59423" calcext:value-type="float">
            <text:p>-8.59E+00</text:p>
          </table:table-cell>
          <table:table-cell table:number-columns-repeated="22"/>
          <table:table-cell table:formula="of:=[.AT38]+1" office:value-type="date" office:date-value="2020-04-01" calcext:value-type="date">
            <text:p>01/04/20</text:p>
          </table:table-cell>
          <table:table-cell table:formula="of:=AVERAGE([.S36:.S42])" office:value-type="float" office:value="0.942419142857143" calcext:value-type="float">
            <text:p>0.942419142857143</text:p>
          </table:table-cell>
          <table:table-cell table:formula="of:=[.P39]" office:value-type="float" office:value="0.0606724" calcext:value-type="float">
            <text:p>0.0606724</text:p>
          </table:table-cell>
          <table:table-cell table:formula="of:=AVERAGE([.R36:.R42])" office:value-type="float" office:value="0.0281229142857143" calcext:value-type="float">
            <text:p>0.03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4309.09" calcext:value-type="float">
            <text:p>4309.09</text:p>
          </table:table-cell>
          <table:table-cell office:value-type="float" office:value="4120.27" calcext:value-type="float">
            <text:p>4120.27</text:p>
          </table:table-cell>
          <table:table-cell office:value-type="float" office:value="-0.582878" calcext:value-type="float">
            <text:p>-0.582878</text:p>
          </table:table-cell>
          <table:table-cell office:value-type="float" office:value="-368.734" calcext:value-type="float">
            <text:p>-368.734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2.7729" calcext:value-type="float">
            <text:p>42.7729</text:p>
          </table:table-cell>
          <table:table-cell office:value-type="float" office:value="30.6129" calcext:value-type="float">
            <text:p>30.6129</text:p>
          </table:table-cell>
          <table:table-cell office:value-type="float" office:value="-1.22712" calcext:value-type="float">
            <text:p>-1.22712</text:p>
          </table:table-cell>
          <table:table-cell office:value-type="float" office:value="-13.3871" calcext:value-type="float">
            <text:p>-13.3871</text:p>
          </table:table-cell>
          <table:table-cell office:value-type="float" office:value="0.0631369" calcext:value-type="float">
            <text:p>0.0631369</text:p>
          </table:table-cell>
          <table:table-cell table:style-name="ce1" office:value-type="float" office:value="0.107412" calcext:value-type="float">
            <text:p>1.07E-01</text:p>
          </table:table-cell>
          <table:table-cell table:style-name="Default" office:value-type="float" office:value="0.0332059" calcext:value-type="float">
            <text:p>0.0332059</text:p>
          </table:table-cell>
          <table:table-cell table:number-columns-repeated="2" office:value-type="float" office:value="0.939125" calcext:value-type="float">
            <text:p>0.939125</text:p>
          </table:table-cell>
          <table:table-cell table:style-name="ce1" office:value-type="float" office:value="0.881435" calcext:value-type="float">
            <text:p>8.81E-01</text:p>
          </table:table-cell>
          <table:table-cell office:value-type="float" office:value="-0.854912" calcext:value-type="float">
            <text:p>-0.854912</text:p>
          </table:table-cell>
          <table:table-cell table:style-name="ce1" office:value-type="float" office:value="-11.6291" calcext:value-type="float">
            <text:p>-1.16E+01</text:p>
          </table:table-cell>
          <table:table-cell table:number-columns-repeated="22"/>
          <table:table-cell table:formula="of:=[.AT39]+1" office:value-type="date" office:date-value="2020-04-02" calcext:value-type="date">
            <text:p>02/04/20</text:p>
          </table:table-cell>
          <table:table-cell table:formula="of:=AVERAGE([.S37:.S43])" office:value-type="float" office:value="0.944235428571428" calcext:value-type="float">
            <text:p>0.944235428571428</text:p>
          </table:table-cell>
          <table:table-cell table:formula="of:=[.P40]" office:value-type="float" office:value="0.0631369" calcext:value-type="float">
            <text:p>0.0631369</text:p>
          </table:table-cell>
          <table:table-cell table:formula="of:=AVERAGE([.R37:.R43])" office:value-type="float" office:value="0.0280793285714286" calcext:value-type="float">
            <text:p>0.03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4526.85" calcext:value-type="float">
            <text:p>4526.85</text:p>
          </table:table-cell>
          <table:table-cell office:value-type="float" office:value="4265.34" calcext:value-type="float">
            <text:p>4265.34</text:p>
          </table:table-cell>
          <table:table-cell office:value-type="float" office:value="-0.612564" calcext:value-type="float">
            <text:p>-0.612564</text:p>
          </table:table-cell>
          <table:table-cell office:value-type="float" office:value="-443.663" calcext:value-type="float">
            <text:p>-443.66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47.9296" calcext:value-type="float">
            <text:p>47.9296</text:p>
          </table:table-cell>
          <table:table-cell office:value-type="float" office:value="31.7268" calcext:value-type="float">
            <text:p>31.7268</text:p>
          </table:table-cell>
          <table:table-cell office:value-type="float" office:value="-5.07041" calcext:value-type="float">
            <text:p>-5.07041</text:p>
          </table:table-cell>
          <table:table-cell office:value-type="float" office:value="-21.2732" calcext:value-type="float">
            <text:p>-21.2732</text:p>
          </table:table-cell>
          <table:table-cell office:value-type="float" office:value="0.0633827" calcext:value-type="float">
            <text:p>0.0633827</text:p>
          </table:table-cell>
          <table:table-cell table:style-name="ce1" office:value-type="float" office:value="0.0743655" calcext:value-type="float">
            <text:p>7.44E-02</text:p>
          </table:table-cell>
          <table:table-cell table:style-name="Default" office:value-type="float" office:value="0.0235921" calcext:value-type="float">
            <text:p>0.0235921</text:p>
          </table:table-cell>
          <table:table-cell table:number-columns-repeated="2" office:value-type="float" office:value="0.952767" calcext:value-type="float">
            <text:p>0.952767</text:p>
          </table:table-cell>
          <table:table-cell table:style-name="ce1" office:value-type="float" office:value="0.89263" calcext:value-type="float">
            <text:p>8.93E-01</text:p>
          </table:table-cell>
          <table:table-cell office:value-type="float" office:value="-0.818248" calcext:value-type="float">
            <text:p>-0.818248</text:p>
          </table:table-cell>
          <table:table-cell table:style-name="ce1" office:value-type="float" office:value="-8.74399" calcext:value-type="float">
            <text:p>-8.74E+00</text:p>
          </table:table-cell>
          <table:table-cell table:number-columns-repeated="22"/>
          <table:table-cell table:formula="of:=[.AT40]+1" office:value-type="date" office:date-value="2020-04-03" calcext:value-type="date">
            <text:p>03/04/20</text:p>
          </table:table-cell>
          <table:table-cell table:formula="of:=AVERAGE([.S38:.S44])" office:value-type="float" office:value="0.945812714285714" calcext:value-type="float">
            <text:p>0.945812714285714</text:p>
          </table:table-cell>
          <table:table-cell table:formula="of:=[.P41]" office:value-type="float" office:value="0.0633827" calcext:value-type="float">
            <text:p>0.0633827</text:p>
          </table:table-cell>
          <table:table-cell table:formula="of:=AVERAGE([.R38:.R44])" office:value-type="float" office:value="0.0280002" calcext:value-type="float">
            <text:p>0.03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4705.22" calcext:value-type="float">
            <text:p>4705.22</text:p>
          </table:table-cell>
          <table:table-cell office:value-type="float" office:value="4400.46" calcext:value-type="float">
            <text:p>4400.46</text:p>
          </table:table-cell>
          <table:table-cell office:value-type="float" office:value="-0.449587" calcext:value-type="float">
            <text:p>-0.449587</text:p>
          </table:table-cell>
          <table:table-cell office:value-type="float" office:value="-433.535" calcext:value-type="float">
            <text:p>-433.535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57.0742" calcext:value-type="float">
            <text:p>57.0742</text:p>
          </table:table-cell>
          <table:table-cell office:value-type="float" office:value="34.9132" calcext:value-type="float">
            <text:p>34.9132</text:p>
          </table:table-cell>
          <table:table-cell office:value-type="float" office:value="-1.92581" calcext:value-type="float">
            <text:p>-1.92581</text:p>
          </table:table-cell>
          <table:table-cell office:value-type="float" office:value="-24.0868" calcext:value-type="float">
            <text:p>-24.0868</text:p>
          </table:table-cell>
          <table:table-cell office:value-type="float" office:value="0.0636285" calcext:value-type="float">
            <text:p>0.0636285</text:p>
          </table:table-cell>
          <table:table-cell table:style-name="ce1" office:value-type="float" office:value="0.0648444" calcext:value-type="float">
            <text:p>6.48E-02</text:p>
          </table:table-cell>
          <table:table-cell office:value-type="float" office:value="0.0210342" calcext:value-type="float">
            <text:p>2.10E-02</text:p>
          </table:table-cell>
          <table:table-cell table:number-columns-repeated="2" office:value-type="float" office:value="0.956854" calcext:value-type="float">
            <text:p>0.956854</text:p>
          </table:table-cell>
          <table:table-cell table:style-name="ce1" office:value-type="float" office:value="0.893463" calcext:value-type="float">
            <text:p>8.93E-01</text:p>
          </table:table-cell>
          <table:table-cell office:value-type="float" office:value="-0.805505" calcext:value-type="float">
            <text:p>-0.805505</text:p>
          </table:table-cell>
          <table:table-cell table:style-name="ce1" office:value-type="float" office:value="-9.96785" calcext:value-type="float">
            <text:p>-9.97E+00</text:p>
          </table:table-cell>
          <table:table-cell table:number-columns-repeated="22"/>
          <table:table-cell table:formula="of:=[.AT41]+1" office:value-type="date" office:date-value="2020-04-04" calcext:value-type="date">
            <text:p>04/04/20</text:p>
          </table:table-cell>
          <table:table-cell table:formula="of:=AVERAGE([.S39:.S45])" office:value-type="float" office:value="0.946886571428571" calcext:value-type="float">
            <text:p>0.946886571428571</text:p>
          </table:table-cell>
          <table:table-cell table:formula="of:=[.P42]" office:value-type="float" office:value="0.0636285" calcext:value-type="float">
            <text:p>0.0636285</text:p>
          </table:table-cell>
          <table:table-cell table:formula="of:=AVERAGE([.R39:.R45])" office:value-type="float" office:value="0.0280669428571429" calcext:value-type="float">
            <text:p>0.03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4845.51" calcext:value-type="float">
            <text:p>4845.51</text:p>
          </table:table-cell>
          <table:table-cell office:value-type="float" office:value="4532.26" calcext:value-type="float">
            <text:p>4532.26</text:p>
          </table:table-cell>
          <table:table-cell office:value-type="float" office:value="-0.32362" calcext:value-type="float">
            <text:p>-0.32362</text:p>
          </table:table-cell>
          <table:table-cell office:value-type="float" office:value="-403.736" calcext:value-type="float">
            <text:p>-403.736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63.1811" calcext:value-type="float">
            <text:p>63.1811</text:p>
          </table:table-cell>
          <table:table-cell office:value-type="float" office:value="41.0319" calcext:value-type="float">
            <text:p>41.0319</text:p>
          </table:table-cell>
          <table:table-cell office:value-type="float" office:value="-3.81885" calcext:value-type="float">
            <text:p>-3.81885</text:p>
          </table:table-cell>
          <table:table-cell office:value-type="float" office:value="-25.9681" calcext:value-type="float">
            <text:p>-25.9681</text:p>
          </table:table-cell>
          <table:table-cell office:value-type="float" office:value="0.0638743" calcext:value-type="float">
            <text:p>0.0638743</text:p>
          </table:table-cell>
          <table:table-cell table:style-name="ce1" office:value-type="float" office:value="0.0660089" calcext:value-type="float">
            <text:p>6.60E-02</text:p>
          </table:table-cell>
          <table:table-cell office:value-type="float" office:value="0.02183" calcext:value-type="float">
            <text:p>2.18E-02</text:p>
          </table:table-cell>
          <table:table-cell table:number-columns-repeated="2" office:value-type="float" office:value="0.956206" calcext:value-type="float">
            <text:p>0.956206</text:p>
          </table:table-cell>
          <table:table-cell table:style-name="ce1" office:value-type="float" office:value="0.891838" calcext:value-type="float">
            <text:p>8.92E-01</text:p>
          </table:table-cell>
          <table:table-cell office:value-type="float" office:value="-0.806128" calcext:value-type="float">
            <text:p>-0.806128</text:p>
          </table:table-cell>
          <table:table-cell table:style-name="ce1" office:value-type="float" office:value="-13.6508" calcext:value-type="float">
            <text:p>-1.37E+01</text:p>
          </table:table-cell>
          <table:table-cell table:number-columns-repeated="22"/>
          <table:table-cell table:formula="of:=[.AT42]+1" office:value-type="date" office:date-value="2020-04-05" calcext:value-type="date">
            <text:p>05/04/20</text:p>
          </table:table-cell>
          <table:table-cell table:formula="of:=AVERAGE([.S40:.S46])" office:value-type="float" office:value="0.947234714285714" calcext:value-type="float">
            <text:p>0.947234714285714</text:p>
          </table:table-cell>
          <table:table-cell table:formula="of:=[.P43]" office:value-type="float" office:value="0.0638743" calcext:value-type="float">
            <text:p>0.0638743</text:p>
          </table:table-cell>
          <table:table-cell table:formula="of:=AVERAGE([.R40:.R46])" office:value-type="float" office:value="0.0284353" calcext:value-type="float">
            <text:p>0.03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4979.43" calcext:value-type="float">
            <text:p>4979.43</text:p>
          </table:table-cell>
          <table:table-cell office:value-type="float" office:value="4697.82" calcext:value-type="float">
            <text:p>4697.82</text:p>
          </table:table-cell>
          <table:table-cell office:value-type="float" office:value="-0.640513" calcext:value-type="float">
            <text:p>-0.640513</text:p>
          </table:table-cell>
          <table:table-cell office:value-type="float" office:value="-457.185" calcext:value-type="float">
            <text:p>-457.185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71.2651" calcext:value-type="float">
            <text:p>71.2651</text:p>
          </table:table-cell>
          <table:table-cell office:value-type="float" office:value="49.2192" calcext:value-type="float">
            <text:p>49.2192</text:p>
          </table:table-cell>
          <table:table-cell office:value-type="float" office:value="-6.7349" calcext:value-type="float">
            <text:p>-6.7349</text:p>
          </table:table-cell>
          <table:table-cell office:value-type="float" office:value="-28.7808" calcext:value-type="float">
            <text:p>-28.7808</text:p>
          </table:table-cell>
          <table:table-cell office:value-type="float" office:value="0.0641201" calcext:value-type="float">
            <text:p>0.0641201</text:p>
          </table:table-cell>
          <table:table-cell table:style-name="ce1" office:value-type="float" office:value="0.088174" calcext:value-type="float">
            <text:p>8.82E-02</text:p>
          </table:table-cell>
          <table:table-cell office:value-type="float" office:value="0.0297157" calcext:value-type="float">
            <text:p>2.97E-02</text:p>
          </table:table-cell>
          <table:table-cell table:number-columns-repeated="2" office:value-type="float" office:value="0.945953" calcext:value-type="float">
            <text:p>0.945953</text:p>
          </table:table-cell>
          <table:table-cell table:style-name="ce1" office:value-type="float" office:value="0.884964" calcext:value-type="float">
            <text:p>8.85E-01</text:p>
          </table:table-cell>
          <table:table-cell office:value-type="float" office:value="-0.830871" calcext:value-type="float">
            <text:p>-0.830871</text:p>
          </table:table-cell>
          <table:table-cell table:style-name="ce1" office:value-type="float" office:value="-12.1038" calcext:value-type="float">
            <text:p>-1.21E+01</text:p>
          </table:table-cell>
          <table:table-cell table:number-columns-repeated="22"/>
          <table:table-cell table:formula="of:=[.AT43]+1" office:value-type="date" office:date-value="2020-04-06" calcext:value-type="date">
            <text:p>06/04/20</text:p>
          </table:table-cell>
          <table:table-cell table:formula="of:=AVERAGE([.S41:.S47])" office:value-type="float" office:value="0.946723714285714" calcext:value-type="float">
            <text:p>0.946723714285714</text:p>
          </table:table-cell>
          <table:table-cell table:formula="of:=[.P44]" office:value-type="float" office:value="0.0641201" calcext:value-type="float">
            <text:p>0.0641201</text:p>
          </table:table-cell>
          <table:table-cell table:formula="of:=AVERAGE([.R41:.R47])" office:value-type="float" office:value="0.0292189571428571" calcext:value-type="float">
            <text:p>0.03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5151.88" calcext:value-type="float">
            <text:p>5151.88</text:p>
          </table:table-cell>
          <table:table-cell office:value-type="float" office:value="4899.18" calcext:value-type="float">
            <text:p>4899.18</text:p>
          </table:table-cell>
          <table:table-cell office:value-type="float" office:value="-0.769663" calcext:value-type="float">
            <text:p>-0.769663</text:p>
          </table:table-cell>
          <table:table-cell office:value-type="float" office:value="-459.824" calcext:value-type="float">
            <text:p>-459.824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82.3438" calcext:value-type="float">
            <text:p>82.3438</text:p>
          </table:table-cell>
          <table:table-cell office:value-type="float" office:value="58.3577" calcext:value-type="float">
            <text:p>58.3577</text:p>
          </table:table-cell>
          <table:table-cell office:value-type="float" office:value="-5.65621" calcext:value-type="float">
            <text:p>-5.65621</text:p>
          </table:table-cell>
          <table:table-cell office:value-type="float" office:value="-29.6423" calcext:value-type="float">
            <text:p>-29.6423</text:p>
          </table:table-cell>
          <table:table-cell office:value-type="float" office:value="0.0643659" calcext:value-type="float">
            <text:p>0.0643659</text:p>
          </table:table-cell>
          <table:table-cell office:value-type="float" office:value="0.101489" calcext:value-type="float">
            <text:p>0.101489</text:p>
          </table:table-cell>
          <table:table-cell office:value-type="float" office:value="0.0346496" calcext:value-type="float">
            <text:p>3.46E-02</text:p>
          </table:table-cell>
          <table:table-cell table:number-columns-repeated="2" office:value-type="float" office:value="0.939873" calcext:value-type="float">
            <text:p>0.939873</text:p>
          </table:table-cell>
          <table:table-cell table:style-name="ce1" office:value-type="float" office:value="0.879289" calcext:value-type="float">
            <text:p>8.79E-01</text:p>
          </table:table-cell>
          <table:table-cell office:value-type="float" office:value="-0.843678" calcext:value-type="float">
            <text:p>-0.843678</text:p>
          </table:table-cell>
          <table:table-cell table:style-name="ce1" office:value-type="float" office:value="-13.4699" calcext:value-type="float">
            <text:p>-1.35E+01</text:p>
          </table:table-cell>
          <table:table-cell table:number-columns-repeated="22"/>
          <table:table-cell table:formula="of:=[.AT44]+1" office:value-type="date" office:date-value="2020-04-07" calcext:value-type="date">
            <text:p>07/04/20</text:p>
          </table:table-cell>
          <table:table-cell table:formula="of:=AVERAGE([.S42:.S48])" office:value-type="float" office:value="0.946757428571429" calcext:value-type="float">
            <text:p>0.946757428571429</text:p>
          </table:table-cell>
          <table:table-cell table:formula="of:=[.P45]" office:value-type="float" office:value="0.0643659" calcext:value-type="float">
            <text:p>0.0643659</text:p>
          </table:table-cell>
          <table:table-cell table:formula="of:=AVERAGE([.R42:.R48])" office:value-type="float" office:value="0.0299481714285714" calcext:value-type="float">
            <text:p>0.03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5332.98" calcext:value-type="float">
            <text:p>5332.98</text:p>
          </table:table-cell>
          <table:table-cell office:value-type="float" office:value="5100.63" calcext:value-type="float">
            <text:p>5100.63</text:p>
          </table:table-cell>
          <table:table-cell office:value-type="float" office:value="-0.940732" calcext:value-type="float">
            <text:p>-0.940732</text:p>
          </table:table-cell>
          <table:table-cell office:value-type="float" office:value="-478.371" calcext:value-type="float">
            <text:p>-478.371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92.4046" calcext:value-type="float">
            <text:p>92.4046</text:p>
          </table:table-cell>
          <table:table-cell office:value-type="float" office:value="67.3122" calcext:value-type="float">
            <text:p>67.3122</text:p>
          </table:table-cell>
          <table:table-cell office:value-type="float" office:value="-6.59536" calcext:value-type="float">
            <text:p>-6.59536</text:p>
          </table:table-cell>
          <table:table-cell office:value-type="float" office:value="-31.6878" calcext:value-type="float">
            <text:p>-31.6878</text:p>
          </table:table-cell>
          <table:table-cell office:value-type="float" office:value="0.0646117" calcext:value-type="float">
            <text:p>0.0646117</text:p>
          </table:table-cell>
          <table:table-cell office:value-type="float" office:value="0.10093" calcext:value-type="float">
            <text:p>0.10093</text:p>
          </table:table-cell>
          <table:table-cell office:value-type="float" office:value="0.0350196" calcext:value-type="float">
            <text:p>3.50E-02</text:p>
          </table:table-cell>
          <table:table-cell table:number-columns-repeated="2" office:value-type="float" office:value="0.939865" calcext:value-type="float">
            <text:p>0.939865</text:p>
          </table:table-cell>
          <table:table-cell table:style-name="ce1" office:value-type="float" office:value="0.878448" calcext:value-type="float">
            <text:p>8.78E-01</text:p>
          </table:table-cell>
          <table:table-cell office:value-type="float" office:value="-0.842168" calcext:value-type="float">
            <text:p>-0.842168</text:p>
          </table:table-cell>
          <table:table-cell table:style-name="ce1" office:value-type="float" office:value="-16.8543" calcext:value-type="float">
            <text:p>-1.69E+01</text:p>
          </table:table-cell>
          <table:table-cell table:number-columns-repeated="22"/>
          <table:table-cell table:formula="of:=[.AT45]+1" office:value-type="date" office:date-value="2020-04-08" calcext:value-type="date">
            <text:p>08/04/20</text:p>
          </table:table-cell>
          <table:table-cell table:formula="of:=AVERAGE([.S43:.S49])" office:value-type="float" office:value="0.947139428571428" calcext:value-type="float">
            <text:p>0.947139428571428</text:p>
          </table:table-cell>
          <table:table-cell table:formula="of:=[.P46]" office:value-type="float" office:value="0.0646117" calcext:value-type="float">
            <text:p>0.0646117</text:p>
          </table:table-cell>
          <table:table-cell table:formula="of:=AVERAGE([.R43:.R49])" office:value-type="float" office:value="0.0308081428571429" calcext:value-type="float">
            <text:p>0.03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float" office:value="5512.45" calcext:value-type="float">
            <text:p>5512.45</text:p>
          </table:table-cell>
          <table:table-cell office:value-type="float" office:value="5271.81" calcext:value-type="float">
            <text:p>5271.81</text:p>
          </table:table-cell>
          <table:table-cell office:value-type="float" office:value="-1.11" calcext:value-type="float">
            <text:p>-1.11</text:p>
          </table:table-cell>
          <table:table-cell office:value-type="float" office:value="-521.19" calcext:value-type="float">
            <text:p>-521.19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float" office:value="103.453" calcext:value-type="float">
            <text:p>103.453</text:p>
          </table:table-cell>
          <table:table-cell office:value-type="float" office:value="73.0105" calcext:value-type="float">
            <text:p>73.0105</text:p>
          </table:table-cell>
          <table:table-cell office:value-type="float" office:value="-8.54707" calcext:value-type="float">
            <text:p>-8.54707</text:p>
          </table:table-cell>
          <table:table-cell office:value-type="float" office:value="-38.9895" calcext:value-type="float">
            <text:p>-38.9895</text:p>
          </table:table-cell>
          <table:table-cell office:value-type="float" office:value="0.0648575" calcext:value-type="float">
            <text:p>0.0648575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386915" calcext:value-type="float">
            <text:p>3.87E-02</text:p>
          </table:table-cell>
          <table:table-cell table:number-columns-repeated="2" office:value-type="float" office:value="0.935548" calcext:value-type="float">
            <text:p>0.935548</text:p>
          </table:table-cell>
          <table:table-cell table:style-name="ce1" office:value-type="float" office:value="0.874001" calcext:value-type="float">
            <text:p>8.74E-01</text:p>
          </table:table-cell>
          <table:table-cell office:value-type="float" office:value="-0.850107" calcext:value-type="float">
            <text:p>-0.850107</text:p>
          </table:table-cell>
          <table:table-cell table:style-name="ce1" office:value-type="float" office:value="-9.1465" calcext:value-type="float">
            <text:p>-9.15E+00</text:p>
          </table:table-cell>
          <table:table-cell table:number-columns-repeated="22"/>
          <table:table-cell table:formula="of:=[.AT46]+1" office:value-type="date" office:date-value="2020-04-09" calcext:value-type="date">
            <text:p>09/04/20</text:p>
          </table:table-cell>
          <table:table-cell table:formula="of:=AVERAGE([.S44:.S50])" office:value-type="float" office:value="0.947844285714286" calcext:value-type="float">
            <text:p>0.947844285714286</text:p>
          </table:table-cell>
          <table:table-cell table:formula="of:=[.P47]" office:value-type="float" office:value="0.0648575" calcext:value-type="float">
            <text:p>0.0648575</text:p>
          </table:table-cell>
          <table:table-cell table:formula="of:=AVERAGE([.R44:.R50])" office:value-type="float" office:value="0.0318512285714286" calcext:value-type="float">
            <text:p>0.03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5701.82" calcext:value-type="float">
            <text:p>5701.82</text:p>
          </table:table-cell>
          <table:table-cell office:value-type="float" office:value="5458.75" calcext:value-type="float">
            <text:p>5458.75</text:p>
          </table:table-cell>
          <table:table-cell office:value-type="float" office:value="-0.862862" calcext:value-type="float">
            <text:p>-0.862862</text:p>
          </table:table-cell>
          <table:table-cell office:value-type="float" office:value="-454.25" calcext:value-type="float">
            <text:p>-454.25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float" office:value="116.49" calcext:value-type="float">
            <text:p>116.49</text:p>
          </table:table-cell>
          <table:table-cell office:value-type="float" office:value="82.6433" calcext:value-type="float">
            <text:p>82.6433</text:p>
          </table:table-cell>
          <table:table-cell office:value-type="float" office:value="-2.50977" calcext:value-type="float">
            <text:p>-2.50977</text:p>
          </table:table-cell>
          <table:table-cell office:value-type="float" office:value="-36.3567" calcext:value-type="float">
            <text:p>-36.3567</text:p>
          </table:table-cell>
          <table:table-cell office:value-type="float" office:value="0.0697492" calcext:value-type="float">
            <text:p>0.0697492</text:p>
          </table:table-cell>
          <table:table-cell office:value-type="float" office:value="0.080707" calcext:value-type="float">
            <text:p>0.080707</text:p>
          </table:table-cell>
          <table:table-cell office:value-type="float" office:value="0.0286966" calcext:value-type="float">
            <text:p>2.87E-02</text:p>
          </table:table-cell>
          <table:table-cell table:number-columns-repeated="2" office:value-type="float" office:value="0.953003" calcext:value-type="float">
            <text:p>0.953003</text:p>
          </table:table-cell>
          <table:table-cell table:style-name="ce1" office:value-type="float" office:value="0.855539" calcext:value-type="float">
            <text:p>8.56E-01</text:p>
          </table:table-cell>
          <table:table-cell office:value-type="float" office:value="-0.818344" calcext:value-type="float">
            <text:p>-0.818344</text:p>
          </table:table-cell>
          <table:table-cell table:style-name="ce1" office:value-type="float" office:value="-11.6171" calcext:value-type="float">
            <text:p>-1.16E+01</text:p>
          </table:table-cell>
          <table:table-cell table:number-columns-repeated="22"/>
          <table:table-cell table:formula="of:=[.AT47]+1" office:value-type="date" office:date-value="2020-04-10" calcext:value-type="date">
            <text:p>10/04/20</text:p>
          </table:table-cell>
          <table:table-cell table:formula="of:=AVERAGE([.S45:.S51])" office:value-type="float" office:value="0.948243571428571" calcext:value-type="float">
            <text:p>0.948243571428571</text:p>
          </table:table-cell>
          <table:table-cell table:formula="of:=[.P48]" office:value-type="float" office:value="0.0697492" calcext:value-type="float">
            <text:p>0.0697492</text:p>
          </table:table-cell>
          <table:table-cell table:formula="of:=AVERAGE([.R45:.R51])" office:value-type="float" office:value="0.0335997" calcext:value-type="float">
            <text:p>0.03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float" office:value="5836.61" calcext:value-type="float">
            <text:p>5836.61</text:p>
          </table:table-cell>
          <table:table-cell office:value-type="float" office:value="5588.11" calcext:value-type="float">
            <text:p>5588.11</text:p>
          </table:table-cell>
          <table:table-cell office:value-type="float" office:value="-0.680959" calcext:value-type="float">
            <text:p>-0.680959</text:p>
          </table:table-cell>
          <table:table-cell office:value-type="float" office:value="-408.887" calcext:value-type="float">
            <text:p>-408.887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float" office:value="123.5" calcext:value-type="float">
            <text:p>123.5</text:p>
          </table:table-cell>
          <table:table-cell office:value-type="float" office:value="89.0274" calcext:value-type="float">
            <text:p>89.0274</text:p>
          </table:table-cell>
          <table:table-cell office:value-type="float" office:value="-5.50046" calcext:value-type="float">
            <text:p>-5.50046</text:p>
          </table:table-cell>
          <table:table-cell office:value-type="float" office:value="-39.9726" calcext:value-type="float">
            <text:p>-39.9726</text:p>
          </table:table-cell>
          <table:table-cell office:value-type="float" office:value="0.0748268" calcext:value-type="float">
            <text:p>0.0748268</text:p>
          </table:table-cell>
          <table:table-cell office:value-type="float" office:value="0.0757913" calcext:value-type="float">
            <text:p>0.0757913</text:p>
          </table:table-cell>
          <table:table-cell office:value-type="float" office:value="0.027054" calcext:value-type="float">
            <text:p>2.71E-02</text:p>
          </table:table-cell>
          <table:table-cell table:number-columns-repeated="2" office:value-type="float" office:value="0.959528" calcext:value-type="float">
            <text:p>0.959528</text:p>
          </table:table-cell>
          <table:table-cell table:style-name="ce1" office:value-type="float" office:value="0.829061" calcext:value-type="float">
            <text:p>8.29E-01</text:p>
          </table:table-cell>
          <table:table-cell office:value-type="float" office:value="-0.812037" calcext:value-type="float">
            <text:p>-0.812037</text:p>
          </table:table-cell>
          <table:table-cell table:style-name="ce1" office:value-type="float" office:value="-10.3817" calcext:value-type="float">
            <text:p>-1.04E+01</text:p>
          </table:table-cell>
          <table:table-cell table:number-columns-repeated="22"/>
          <table:table-cell table:formula="of:=[.AT48]+1" office:value-type="date" office:date-value="2020-04-11" calcext:value-type="date">
            <text:p>11/04/20</text:p>
          </table:table-cell>
          <table:table-cell table:formula="of:=AVERAGE([.S46:.S52])" office:value-type="float" office:value="0.948908714285714" calcext:value-type="float">
            <text:p>0.948908714285714</text:p>
          </table:table-cell>
          <table:table-cell table:formula="of:=[.P49]" office:value-type="float" office:value="0.0748268" calcext:value-type="float">
            <text:p>0.0748268</text:p>
          </table:table-cell>
          <table:table-cell table:formula="of:=AVERAGE([.R46:.R52])" office:value-type="float" office:value="0.0356300142857143" calcext:value-type="float">
            <text:p>0.04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5959.8" calcext:value-type="float">
            <text:p>5959.8</text:p>
          </table:table-cell>
          <table:table-cell office:value-type="float" office:value="5705.25" calcext:value-type="float">
            <text:p>5705.25</text:p>
          </table:table-cell>
          <table:table-cell office:value-type="float" office:value="-0.466004" calcext:value-type="float">
            <text:p>-0.466004</text:p>
          </table:table-cell>
          <table:table-cell office:value-type="float" office:value="-361.752" calcext:value-type="float">
            <text:p>-361.752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float" office:value="133.493" calcext:value-type="float">
            <text:p>133.493</text:p>
          </table:table-cell>
          <table:table-cell office:value-type="float" office:value="97.2738" calcext:value-type="float">
            <text:p>97.2738</text:p>
          </table:table-cell>
          <table:table-cell office:value-type="float" office:value="-4.50725" calcext:value-type="float">
            <text:p>-4.50725</text:p>
          </table:table-cell>
          <table:table-cell office:value-type="float" office:value="-40.7262" calcext:value-type="float">
            <text:p>-40.7262</text:p>
          </table:table-cell>
          <table:table-cell office:value-type="float" office:value="0.0800914" calcext:value-type="float">
            <text:p>0.0800914</text:p>
          </table:table-cell>
          <table:table-cell office:value-type="float" office:value="0.0811367" calcext:value-type="float">
            <text:p>0.0811367</text:p>
          </table:table-cell>
          <table:table-cell office:value-type="float" office:value="0.0291316" calcext:value-type="float">
            <text:p>2.91E-02</text:p>
          </table:table-cell>
          <table:table-cell table:number-columns-repeated="2" office:value-type="float" office:value="0.96114" calcext:value-type="float">
            <text:p>0.96114</text:p>
          </table:table-cell>
          <table:table-cell table:style-name="ce1" office:value-type="float" office:value="0.802701" calcext:value-type="float">
            <text:p>8.03E-01</text:p>
          </table:table-cell>
          <table:table-cell office:value-type="float" office:value="-0.816691" calcext:value-type="float">
            <text:p>-0.816691</text:p>
          </table:table-cell>
          <table:table-cell table:style-name="ce1" office:value-type="float" office:value="-8.04662" calcext:value-type="float">
            <text:p>-8.05E+00</text:p>
          </table:table-cell>
          <table:table-cell table:number-columns-repeated="22"/>
          <table:table-cell table:formula="of:=[.AT49]+1" office:value-type="date" office:date-value="2020-04-12" calcext:value-type="date">
            <text:p>12/04/20</text:p>
          </table:table-cell>
          <table:table-cell table:formula="of:=AVERAGE([.S47:.S53])" office:value-type="float" office:value="0.950177571428571" calcext:value-type="float">
            <text:p>0.950177571428571</text:p>
          </table:table-cell>
          <table:table-cell table:formula="of:=[.P50]" office:value-type="float" office:value="0.0800914" calcext:value-type="float">
            <text:p>0.0800914</text:p>
          </table:table-cell>
          <table:table-cell table:formula="of:=AVERAGE([.R47:.R53])" office:value-type="float" office:value="0.0376521" calcext:value-type="float">
            <text:p>0.04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6074.25" calcext:value-type="float">
            <text:p>6074.25</text:p>
          </table:table-cell>
          <table:table-cell office:value-type="float" office:value="5842.29" calcext:value-type="float">
            <text:p>5842.29</text:p>
          </table:table-cell>
          <table:table-cell office:value-type="float" office:value="-0.158881" calcext:value-type="float">
            <text:p>-0.158881</text:p>
          </table:table-cell>
          <table:table-cell office:value-type="float" office:value="-267.706" calcext:value-type="float">
            <text:p>-267.706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float" office:value="142.468" calcext:value-type="float">
            <text:p>142.468</text:p>
          </table:table-cell>
          <table:table-cell office:value-type="float" office:value="108.51" calcext:value-type="float">
            <text:p>108.51</text:p>
          </table:table-cell>
          <table:table-cell office:value-type="float" office:value="-0.532276" calcext:value-type="float">
            <text:p>-0.532276</text:p>
          </table:table-cell>
          <table:table-cell office:value-type="float" office:value="-34.4896" calcext:value-type="float">
            <text:p>-34.4896</text:p>
          </table:table-cell>
          <table:table-cell office:value-type="float" office:value="0.0855439" calcext:value-type="float">
            <text:p>0.0855439</text:p>
          </table:table-cell>
          <table:table-cell office:value-type="float" office:value="0.11711" calcext:value-type="float">
            <text:p>0.11711</text:p>
          </table:table-cell>
          <table:table-cell office:value-type="float" office:value="0.041955" calcext:value-type="float">
            <text:p>4.20E-02</text:p>
          </table:table-cell>
          <table:table-cell table:number-columns-repeated="2" office:value-type="float" office:value="0.948748" calcext:value-type="float">
            <text:p>0.948748</text:p>
          </table:table-cell>
          <table:table-cell table:style-name="ce1" office:value-type="float" office:value="0.775014" calcext:value-type="float">
            <text:p>7.75E-01</text:p>
          </table:table-cell>
          <table:table-cell office:value-type="float" office:value="-0.8474" calcext:value-type="float">
            <text:p>-0.8474</text:p>
          </table:table-cell>
          <table:table-cell table:style-name="ce1" office:value-type="float" office:value="-28.8236" calcext:value-type="float">
            <text:p>-2.88E+01</text:p>
          </table:table-cell>
          <table:table-cell table:number-columns-repeated="22"/>
          <table:table-cell table:formula="of:=[.AT50]+1" office:value-type="date" office:date-value="2020-04-13" calcext:value-type="date">
            <text:p>13/04/20</text:p>
          </table:table-cell>
          <table:table-cell table:formula="of:=AVERAGE([.S48:.S54])" office:value-type="float" office:value="0.951981571428571" calcext:value-type="float">
            <text:p>0.951981571428571</text:p>
          </table:table-cell>
          <table:table-cell table:formula="of:=[.P51]" office:value-type="float" office:value="0.0855439" calcext:value-type="float">
            <text:p>0.0855439</text:p>
          </table:table-cell>
          <table:table-cell table:formula="of:=AVERAGE([.R48:.R54])" office:value-type="float" office:value="0.0397479285714286" calcext:value-type="float">
            <text:p>0.04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6199.43" calcext:value-type="float">
            <text:p>6199.43</text:p>
          </table:table-cell>
          <table:table-cell office:value-type="float" office:value="6003.17" calcext:value-type="float">
            <text:p>6003.17</text:p>
          </table:table-cell>
          <table:table-cell office:value-type="float" office:value="-0.316849" calcext:value-type="float">
            <text:p>-0.316849</text:p>
          </table:table-cell>
          <table:table-cell office:value-type="float" office:value="-265.833" calcext:value-type="float">
            <text:p>-265.833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147.423" calcext:value-type="float">
            <text:p>147.423</text:p>
          </table:table-cell>
          <table:table-cell office:value-type="float" office:value="118.647" calcext:value-type="float">
            <text:p>118.647</text:p>
          </table:table-cell>
          <table:table-cell office:value-type="float" office:value="-13.5767" calcext:value-type="float">
            <text:p>-13.5767</text:p>
          </table:table-cell>
          <table:table-cell office:value-type="float" office:value="-42.3533" calcext:value-type="float">
            <text:p>-42.3533</text:p>
          </table:table-cell>
          <table:table-cell office:value-type="float" office:value="0.0911853" calcext:value-type="float">
            <text:p>0.0911853</text:p>
          </table:table-cell>
          <table:table-cell office:value-type="float" office:value="0.135021" calcext:value-type="float">
            <text:p>0.135021</text:p>
          </table:table-cell>
          <table:table-cell office:value-type="float" office:value="0.0488618" calcext:value-type="float">
            <text:p>4.89E-02</text:p>
          </table:table-cell>
          <table:table-cell table:number-columns-repeated="2" office:value-type="float" office:value="0.944529" calcext:value-type="float">
            <text:p>0.944529</text:p>
          </table:table-cell>
          <table:table-cell table:style-name="ce1" office:value-type="float" office:value="0.750505" calcext:value-type="float">
            <text:p>7.51E-01</text:p>
          </table:table-cell>
          <table:table-cell office:value-type="float" office:value="-0.858684" calcext:value-type="float">
            <text:p>-0.858684</text:p>
          </table:table-cell>
          <table:table-cell table:style-name="ce1" office:value-type="float" office:value="-8.01663" calcext:value-type="float">
            <text:p>-8.02E+00</text:p>
          </table:table-cell>
          <table:table-cell table:number-columns-repeated="22"/>
          <table:table-cell table:formula="of:=[.AT51]+1" office:value-type="date" office:date-value="2020-04-14" calcext:value-type="date">
            <text:p>14/04/20</text:p>
          </table:table-cell>
          <table:table-cell table:formula="of:=AVERAGE([.S49:.S55])" office:value-type="float" office:value="0.953951428571429" calcext:value-type="float">
            <text:p>0.953951428571429</text:p>
          </table:table-cell>
          <table:table-cell table:formula="of:=[.P52]" office:value-type="float" office:value="0.0911853" calcext:value-type="float">
            <text:p>0.0911853</text:p>
          </table:table-cell>
          <table:table-cell table:formula="of:=AVERAGE([.R49:.R55])" office:value-type="float" office:value="0.0412229571428571" calcext:value-type="float">
            <text:p>0.04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float" office:value="6351.74" calcext:value-type="float">
            <text:p>6351.74</text:p>
          </table:table-cell>
          <table:table-cell office:value-type="float" office:value="6177.79" calcext:value-type="float">
            <text:p>6177.79</text:p>
          </table:table-cell>
          <table:table-cell office:value-type="float" office:value="-0.299641" calcext:value-type="float">
            <text:p>-0.299641</text:p>
          </table:table-cell>
          <table:table-cell office:value-type="float" office:value="-237.206" calcext:value-type="float">
            <text:p>-237.206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float" office:value="165.379" calcext:value-type="float">
            <text:p>165.379</text:p>
          </table:table-cell>
          <table:table-cell office:value-type="float" office:value="129.72" calcext:value-type="float">
            <text:p>129.72</text:p>
          </table:table-cell>
          <table:table-cell office:value-type="float" office:value="-0.621008" calcext:value-type="float">
            <text:p>-0.621008</text:p>
          </table:table-cell>
          <table:table-cell office:value-type="float" office:value="-36.2803" calcext:value-type="float">
            <text:p>-36.2803</text:p>
          </table:table-cell>
          <table:table-cell office:value-type="float" office:value="0.0970166" calcext:value-type="float">
            <text:p>0.0970166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0491742" calcext:value-type="float">
            <text:p>4.92E-02</text:p>
          </table:table-cell>
          <table:table-cell table:number-columns-repeated="2" office:value-type="float" office:value="0.948747" calcext:value-type="float">
            <text:p>0.948747</text:p>
          </table:table-cell>
          <table:table-cell table:style-name="ce1" office:value-type="float" office:value="0.729527" calcext:value-type="float">
            <text:p>7.30E-01</text:p>
          </table:table-cell>
          <table:table-cell office:value-type="float" office:value="-0.856078" calcext:value-type="float">
            <text:p>-0.856078</text:p>
          </table:table-cell>
          <table:table-cell table:style-name="ce1" office:value-type="float" office:value="-8.08983" calcext:value-type="float">
            <text:p>-8.09E+00</text:p>
          </table:table-cell>
          <table:table-cell table:number-columns-repeated="22"/>
          <table:table-cell table:formula="of:=[.AT52]+1" office:value-type="date" office:date-value="2020-04-15" calcext:value-type="date">
            <text:p>15/04/20</text:p>
          </table:table-cell>
          <table:table-cell table:formula="of:=AVERAGE([.S50:.S56])" office:value-type="float" office:value="0.955748142857143" calcext:value-type="float">
            <text:p>0.955748142857143</text:p>
          </table:table-cell>
          <table:table-cell table:formula="of:=[.P53]" office:value-type="float" office:value="0.0970166" calcext:value-type="float">
            <text:p>0.0970166</text:p>
          </table:table-cell>
          <table:table-cell table:formula="of:=AVERAGE([.R50:.R56])" office:value-type="float" office:value="0.0424058428571428" calcext:value-type="float">
            <text:p>0.04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float" office:value="6479.86" calcext:value-type="float">
            <text:p>6479.86</text:p>
          </table:table-cell>
          <table:table-cell office:value-type="float" office:value="6352.9" calcext:value-type="float">
            <text:p>6352.9</text:p>
          </table:table-cell>
          <table:table-cell office:value-type="float" office:value="-0.154589" calcext:value-type="float">
            <text:p>-0.154589</text:p>
          </table:table-cell>
          <table:table-cell office:value-type="float" office:value="-158.098" calcext:value-type="float">
            <text:p>-158.098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float" office:value="170.32" calcext:value-type="float">
            <text:p>170.32</text:p>
          </table:table-cell>
          <table:table-cell office:value-type="float" office:value="142.74" calcext:value-type="float">
            <text:p>142.74</text:p>
          </table:table-cell>
          <table:table-cell office:value-type="float" office:value="1.3202" calcext:value-type="float">
            <text:p>1.3202</text:p>
          </table:table-cell>
          <table:table-cell office:value-type="float" office:value="-26.2603" calcext:value-type="float">
            <text:p>-26.2603</text:p>
          </table:table-cell>
          <table:table-cell office:value-type="float" office:value="0.103039" calcext:value-type="float">
            <text:p>0.103039</text:p>
          </table:table-cell>
          <table:table-cell office:value-type="float" office:value="0.143048" calcext:value-type="float">
            <text:p>0.143048</text:p>
          </table:table-cell>
          <table:table-cell office:value-type="float" office:value="0.0533623" calcext:value-type="float">
            <text:p>5.34E-02</text:p>
          </table:table-cell>
          <table:table-cell table:number-columns-repeated="2" office:value-type="float" office:value="0.948176" calcext:value-type="float">
            <text:p>0.948176</text:p>
          </table:table-cell>
          <table:table-cell table:style-name="ce1" office:value-type="float" office:value="0.708439" calcext:value-type="float">
            <text:p>7.08E-01</text:p>
          </table:table-cell>
          <table:table-cell office:value-type="float" office:value="-0.860361" calcext:value-type="float">
            <text:p>-0.860361</text:p>
          </table:table-cell>
          <table:table-cell table:style-name="ce1" office:value-type="float" office:value="-7.8496" calcext:value-type="float">
            <text:p>-7.85E+00</text:p>
          </table:table-cell>
          <table:table-cell table:number-columns-repeated="22"/>
          <table:table-cell table:formula="of:=[.AT53]+1" office:value-type="date" office:date-value="2020-04-16" calcext:value-type="date">
            <text:p>16/04/20</text:p>
          </table:table-cell>
          <table:table-cell table:formula="of:=AVERAGE([.S51:.S57])" office:value-type="float" office:value="0.957120142857143" calcext:value-type="float">
            <text:p>0.957120142857143</text:p>
          </table:table-cell>
          <table:table-cell table:formula="of:=[.P54]" office:value-type="float" office:value="0.103039" calcext:value-type="float">
            <text:p>0.103039</text:p>
          </table:table-cell>
          <table:table-cell table:formula="of:=AVERAGE([.R51:.R57])" office:value-type="float" office:value="0.0435093571428571" calcext:value-type="float">
            <text:p>0.04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float" office:value="6602.01" calcext:value-type="float">
            <text:p>6602.01</text:p>
          </table:table-cell>
          <table:table-cell office:value-type="float" office:value="6505.73" calcext:value-type="float">
            <text:p>6505.73</text:p>
          </table:table-cell>
          <table:table-cell office:value-type="float" office:value="-0.191803" calcext:value-type="float">
            <text:p>-0.191803</text:p>
          </table:table-cell>
          <table:table-cell office:value-type="float" office:value="-133.271" calcext:value-type="float">
            <text:p>-133.271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float" office:value="173.251" calcext:value-type="float">
            <text:p>173.251</text:p>
          </table:table-cell>
          <table:table-cell office:value-type="float" office:value="149.588" calcext:value-type="float">
            <text:p>149.588</text:p>
          </table:table-cell>
          <table:table-cell office:value-type="float" office:value="0.251458" calcext:value-type="float">
            <text:p>0.251458</text:p>
          </table:table-cell>
          <table:table-cell office:value-type="float" office:value="-23.4125" calcext:value-type="float">
            <text:p>-23.4125</text:p>
          </table:table-cell>
          <table:table-cell office:value-type="float" office:value="0.103529" calcext:value-type="float">
            <text:p>0.103529</text:p>
          </table:table-cell>
          <table:table-cell office:value-type="float" office:value="0.103056" calcext:value-type="float">
            <text:p>0.103056</text:p>
          </table:table-cell>
          <table:table-cell office:value-type="float" office:value="0.0390218" calcext:value-type="float">
            <text:p>3.90E-02</text:p>
          </table:table-cell>
          <table:table-cell table:number-columns-repeated="2" office:value-type="float" office:value="0.966792" calcext:value-type="float">
            <text:p>0.966792</text:p>
          </table:table-cell>
          <table:table-cell table:style-name="ce1" office:value-type="float" office:value="0.708593" calcext:value-type="float">
            <text:p>7.09E-01</text:p>
          </table:table-cell>
          <table:table-cell office:value-type="float" office:value="-0.832259" calcext:value-type="float">
            <text:p>-0.832259</text:p>
          </table:table-cell>
          <table:table-cell table:style-name="ce1" office:value-type="float" office:value="-9.51693" calcext:value-type="float">
            <text:p>-9.52E+00</text:p>
          </table:table-cell>
          <table:table-cell table:number-columns-repeated="22"/>
          <table:table-cell table:formula="of:=[.AT54]+1" office:value-type="date" office:date-value="2020-04-17" calcext:value-type="date">
            <text:p>17/04/20</text:p>
          </table:table-cell>
          <table:table-cell table:formula="of:=AVERAGE([.S52:.S58])" office:value-type="float" office:value="0.957932142857143" calcext:value-type="float">
            <text:p>0.957932142857143</text:p>
          </table:table-cell>
          <table:table-cell table:formula="of:=[.P55]" office:value-type="float" office:value="0.103529" calcext:value-type="float">
            <text:p>0.103529</text:p>
          </table:table-cell>
          <table:table-cell table:formula="of:=AVERAGE([.R52:.R58])" office:value-type="float" office:value="0.0447092714285714" calcext:value-type="float">
            <text:p>0.04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6695.76" calcext:value-type="float">
            <text:p>6695.76</text:p>
          </table:table-cell>
          <table:table-cell office:value-type="float" office:value="6626.12" calcext:value-type="float">
            <text:p>6626.12</text:p>
          </table:table-cell>
          <table:table-cell office:value-type="float" office:value="-0.00130872" calcext:value-type="float">
            <text:p>-0.00130872</text:p>
          </table:table-cell>
          <table:table-cell office:value-type="float" office:value="-69.8809" calcext:value-type="float">
            <text:p>-69.8809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float" office:value="177.178" calcext:value-type="float">
            <text:p>177.178</text:p>
          </table:table-cell>
          <table:table-cell office:value-type="float" office:value="159.346" calcext:value-type="float">
            <text:p>159.346</text:p>
          </table:table-cell>
          <table:table-cell office:value-type="float" office:value="-3.82192" calcext:value-type="float">
            <text:p>-3.82192</text:p>
          </table:table-cell>
          <table:table-cell office:value-type="float" office:value="-21.6539" calcext:value-type="float">
            <text:p>-21.6539</text:p>
          </table:table-cell>
          <table:table-cell office:value-type="float" office:value="0.104019" calcext:value-type="float">
            <text:p>0.104019</text:p>
          </table:table-cell>
          <table:table-cell office:value-type="float" office:value="0.0919492" calcext:value-type="float">
            <text:p>0.0919492</text:p>
          </table:table-cell>
          <table:table-cell office:value-type="float" office:value="0.0353342" calcext:value-type="float">
            <text:p>3.53E-02</text:p>
          </table:table-cell>
          <table:table-cell table:number-columns-repeated="2" office:value-type="float" office:value="0.972105" calcext:value-type="float">
            <text:p>0.972105</text:p>
          </table:table-cell>
          <table:table-cell table:style-name="ce1" office:value-type="float" office:value="0.706792" calcext:value-type="float">
            <text:p>7.07E-01</text:p>
          </table:table-cell>
          <table:table-cell office:value-type="float" office:value="-0.822983" calcext:value-type="float">
            <text:p>-0.822983</text:p>
          </table:table-cell>
          <table:table-cell table:style-name="ce1" office:value-type="float" office:value="-7.84493" calcext:value-type="float">
            <text:p>-7.84E+00</text:p>
          </table:table-cell>
          <table:table-cell table:number-columns-repeated="22"/>
          <table:table-cell table:formula="of:=[.AT55]+1" office:value-type="date" office:date-value="2020-04-18" calcext:value-type="date">
            <text:p>18/04/20</text:p>
          </table:table-cell>
          <table:table-cell table:formula="of:=AVERAGE([.S53:.S59])" office:value-type="float" office:value="0.958145" calcext:value-type="float">
            <text:p>0.958145</text:p>
          </table:table-cell>
          <table:table-cell table:formula="of:=[.P56]" office:value-type="float" office:value="0.104019" calcext:value-type="float">
            <text:p>0.104019</text:p>
          </table:table-cell>
          <table:table-cell table:formula="of:=AVERAGE([.R53:.R59])" office:value-type="float" office:value="0.0459784857142857" calcext:value-type="float">
            <text:p>0.05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float" office:value="6779.13" calcext:value-type="float">
            <text:p>6779.13</text:p>
          </table:table-cell>
          <table:table-cell office:value-type="float" office:value="6726.82" calcext:value-type="float">
            <text:p>6726.82</text:p>
          </table:table-cell>
          <table:table-cell office:value-type="float" office:value="0.134067" calcext:value-type="float">
            <text:p>0.134067</text:p>
          </table:table-cell>
          <table:table-cell office:value-type="float" office:value="-28.1831" calcext:value-type="float">
            <text:p>-28.1831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float" office:value="185.098" calcext:value-type="float">
            <text:p>185.098</text:p>
          </table:table-cell>
          <table:table-cell office:value-type="float" office:value="168.001" calcext:value-type="float">
            <text:p>168.001</text:p>
          </table:table-cell>
          <table:table-cell office:value-type="float" office:value="-0.901801" calcext:value-type="float">
            <text:p>-0.901801</text:p>
          </table:table-cell>
          <table:table-cell office:value-type="float" office:value="-17.9993" calcext:value-type="float">
            <text:p>-17.9993</text:p>
          </table:table-cell>
          <table:table-cell office:value-type="float" office:value="0.104509" calcext:value-type="float">
            <text:p>0.104509</text:p>
          </table:table-cell>
          <table:table-cell office:value-type="float" office:value="0.09452" calcext:value-type="float">
            <text:p>0.09452</text:p>
          </table:table-cell>
          <table:table-cell office:value-type="float" office:value="0.0368562" calcext:value-type="float">
            <text:p>3.69E-02</text:p>
          </table:table-cell>
          <table:table-cell table:number-columns-repeated="2" office:value-type="float" office:value="0.970744" calcext:value-type="float">
            <text:p>0.970744</text:p>
          </table:table-cell>
          <table:table-cell table:style-name="ce1" office:value-type="float" office:value="0.705181" calcext:value-type="float">
            <text:p>7.05E-01</text:p>
          </table:table-cell>
          <table:table-cell office:value-type="float" office:value="-0.824347" calcext:value-type="float">
            <text:p>-0.824347</text:p>
          </table:table-cell>
          <table:table-cell table:style-name="ce1" office:value-type="float" office:value="-9.72857" calcext:value-type="float">
            <text:p>-9.73E+00</text:p>
          </table:table-cell>
          <table:table-cell table:number-columns-repeated="22"/>
          <table:table-cell table:formula="of:=[.AT56]+1" office:value-type="date" office:date-value="2020-04-19" calcext:value-type="date">
            <text:p>19/04/20</text:p>
          </table:table-cell>
          <table:table-cell table:formula="of:=AVERAGE([.S54:.S60])" office:value-type="float" office:value="0.957785714285714" calcext:value-type="float">
            <text:p>0.957785714285714</text:p>
          </table:table-cell>
          <table:table-cell table:formula="of:=[.P57]" office:value-type="float" office:value="0.104509" calcext:value-type="float">
            <text:p>0.104509</text:p>
          </table:table-cell>
          <table:table-cell table:formula="of:=AVERAGE([.R54:.R60])" office:value-type="float" office:value="0.0472527285714286" calcext:value-type="float">
            <text:p>0.05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855.66" calcext:value-type="float">
            <text:p>6855.66</text:p>
          </table:table-cell>
          <table:table-cell office:value-type="float" office:value="6810.39" calcext:value-type="float">
            <text:p>6810.39</text:p>
          </table:table-cell>
          <table:table-cell office:value-type="float" office:value="-0.301579" calcext:value-type="float">
            <text:p>-0.301579</text:p>
          </table:table-cell>
          <table:table-cell office:value-type="float" office:value="-98.6111" calcext:value-type="float">
            <text:p>-98.6111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float" office:value="190.012" calcext:value-type="float">
            <text:p>190.012</text:p>
          </table:table-cell>
          <table:table-cell office:value-type="float" office:value="172.543" calcext:value-type="float">
            <text:p>172.543</text:p>
          </table:table-cell>
          <table:table-cell office:value-type="float" office:value="-3.98783" calcext:value-type="float">
            <text:p>-3.98783</text:p>
          </table:table-cell>
          <table:table-cell office:value-type="float" office:value="-21.4565" calcext:value-type="float">
            <text:p>-21.45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7287" calcext:value-type="float">
            <text:p>0.127287</text:p>
          </table:table-cell>
          <table:table-cell office:value-type="float" office:value="0.0503544" calcext:value-type="float">
            <text:p>5.04E-02</text:p>
          </table:table-cell>
          <table:table-cell table:number-columns-repeated="2" office:value-type="float" office:value="0.954432" calcext:value-type="float">
            <text:p>0.954432</text:p>
          </table:table-cell>
          <table:table-cell table:style-name="ce1" office:value-type="float" office:value="0.703273" calcext:value-type="float">
            <text:p>7.03E-01</text:p>
          </table:table-cell>
          <table:table-cell office:value-type="float" office:value="-0.847018" calcext:value-type="float">
            <text:p>-0.847018</text:p>
          </table:table-cell>
          <table:table-cell table:style-name="ce1" office:value-type="float" office:value="-8.98341" calcext:value-type="float">
            <text:p>-8.98E+00</text:p>
          </table:table-cell>
          <table:table-cell table:number-columns-repeated="22"/>
          <table:table-cell table:formula="of:=[.AT57]+1" office:value-type="date" office:date-value="2020-04-20" calcext:value-type="date">
            <text:p>20/04/20</text:p>
          </table:table-cell>
          <table:table-cell table:formula="of:=AVERAGE([.S55:.S61])" office:value-type="float" office:value="0.956751" calcext:value-type="float">
            <text:p>0.956751</text:p>
          </table:table-cell>
          <table:table-cell table:formula="of:=[.P58]" office:value-type="float" office:value="0.105" calcext:value-type="float">
            <text:p>0.105</text:p>
          </table:table-cell>
          <table:table-cell table:formula="of:=AVERAGE([.R55:.R61])" office:value-type="float" office:value="0.0486320857142857" calcext:value-type="float">
            <text:p>0.05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6960.37" calcext:value-type="float">
            <text:p>6960.37</text:p>
          </table:table-cell>
          <table:table-cell office:value-type="float" office:value="6932.2" calcext:value-type="float">
            <text:p>6932.2</text:p>
          </table:table-cell>
          <table:table-cell office:value-type="float" office:value="-0.468803" calcext:value-type="float">
            <text:p>-0.468803</text:p>
          </table:table-cell>
          <table:table-cell office:value-type="float" office:value="-109.8" calcext:value-type="float">
            <text:p>-109.8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197.93" calcext:value-type="float">
            <text:p>197.93</text:p>
          </table:table-cell>
          <table:table-cell office:value-type="float" office:value="190.109" calcext:value-type="float">
            <text:p>190.109</text:p>
          </table:table-cell>
          <table:table-cell office:value-type="float" office:value="-3.07016" calcext:value-type="float">
            <text:p>-3.07016</text:p>
          </table:table-cell>
          <table:table-cell office:value-type="float" office:value="-10.891" calcext:value-type="float">
            <text:p>-10.891</text:p>
          </table:table-cell>
          <table:table-cell office:value-type="float" office:value="0.10549" calcext:value-type="float">
            <text:p>0.10549</text:p>
          </table:table-cell>
          <table:table-cell office:value-type="float" office:value="0.143906" calcext:value-type="float">
            <text:p>0.143906</text:p>
          </table:table-cell>
          <table:table-cell office:value-type="float" office:value="0.0577463" calcext:value-type="float">
            <text:p>5.77E-02</text:p>
          </table:table-cell>
          <table:table-cell table:number-columns-repeated="2" office:value-type="float" office:value="0.946019" calcext:value-type="float">
            <text:p>0.946019</text:p>
          </table:table-cell>
          <table:table-cell table:style-name="ce1" office:value-type="float" office:value="0.700942" calcext:value-type="float">
            <text:p>7.01E-01</text:p>
          </table:table-cell>
          <table:table-cell office:value-type="float" office:value="-0.85659" calcext:value-type="float">
            <text:p>-0.85659</text:p>
          </table:table-cell>
          <table:table-cell table:style-name="ce1" office:value-type="float" office:value="-9.00744" calcext:value-type="float">
            <text:p>-9.01E+00</text:p>
          </table:table-cell>
          <table:table-cell table:number-columns-repeated="22"/>
          <table:table-cell table:formula="of:=[.AT58]+1" office:value-type="date" office:date-value="2020-04-21" calcext:value-type="date">
            <text:p>21/04/20</text:p>
          </table:table-cell>
          <table:table-cell table:formula="of:=AVERAGE([.S56:.S62])" office:value-type="float" office:value="0.956575428571429" calcext:value-type="float">
            <text:p>0.956575428571429</text:p>
          </table:table-cell>
          <table:table-cell table:formula="of:=[.P59]" office:value-type="float" office:value="0.10549" calcext:value-type="float">
            <text:p>0.10549</text:p>
          </table:table-cell>
          <table:table-cell table:formula="of:=AVERAGE([.R56:.R62])" office:value-type="float" office:value="0.0496382" calcext:value-type="float">
            <text:p>0.05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7073.18" calcext:value-type="float">
            <text:p>7073.18</text:p>
          </table:table-cell>
          <table:table-cell office:value-type="float" office:value="7041.59" calcext:value-type="float">
            <text:p>7041.59</text:p>
          </table:table-cell>
          <table:table-cell office:value-type="float" office:value="-0.401137" calcext:value-type="float">
            <text:p>-0.401137</text:p>
          </table:table-cell>
          <table:table-cell office:value-type="float" office:value="-99.4141" calcext:value-type="float">
            <text:p>-99.4141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float" office:value="204.847" calcext:value-type="float">
            <text:p>204.847</text:p>
          </table:table-cell>
          <table:table-cell office:value-type="float" office:value="194.595" calcext:value-type="float">
            <text:p>194.595</text:p>
          </table:table-cell>
          <table:table-cell office:value-type="float" office:value="-3.15276" calcext:value-type="float">
            <text:p>-3.15276</text:p>
          </table:table-cell>
          <table:table-cell office:value-type="float" office:value="-13.405" calcext:value-type="float">
            <text:p>-13.405</text:p>
          </table:table-cell>
          <table:table-cell office:value-type="float" office:value="0.10598" calcext:value-type="float">
            <text:p>0.10598</text:p>
          </table:table-cell>
          <table:table-cell office:value-type="float" office:value="0.142746" calcext:value-type="float">
            <text:p>0.142746</text:p>
          </table:table-cell>
          <table:table-cell office:value-type="float" office:value="0.0580939" calcext:value-type="float">
            <text:p>5.81E-02</text:p>
          </table:table-cell>
          <table:table-cell table:number-columns-repeated="2" office:value-type="float" office:value="0.946232" calcext:value-type="float">
            <text:p>0.946232</text:p>
          </table:table-cell>
          <table:table-cell table:style-name="ce1" office:value-type="float" office:value="0.699526" calcext:value-type="float">
            <text:p>7.00E-01</text:p>
          </table:table-cell>
          <table:table-cell office:value-type="float" office:value="-0.855026" calcext:value-type="float">
            <text:p>-0.855026</text:p>
          </table:table-cell>
          <table:table-cell table:style-name="ce1" office:value-type="float" office:value="-8.04349" calcext:value-type="float">
            <text:p>-8.04E+00</text:p>
          </table:table-cell>
          <table:table-cell table:number-columns-repeated="22"/>
          <table:table-cell table:formula="of:=[.AT59]+1" office:value-type="date" office:date-value="2020-04-22" calcext:value-type="date">
            <text:p>22/04/20</text:p>
          </table:table-cell>
          <table:table-cell table:formula="of:=AVERAGE([.S57:.S63])" office:value-type="float" office:value="0.956981571428571" calcext:value-type="float">
            <text:p>0.956981571428571</text:p>
          </table:table-cell>
          <table:table-cell table:formula="of:=[.P60]" office:value-type="float" office:value="0.10598" calcext:value-type="float">
            <text:p>0.10598</text:p>
          </table:table-cell>
          <table:table-cell table:formula="of:=AVERAGE([.R57:.R63])" office:value-type="float" office:value="0.0505468857142857" calcext:value-type="float">
            <text:p>0.05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7180.21" calcext:value-type="float">
            <text:p>7180.21</text:p>
          </table:table-cell>
          <table:table-cell office:value-type="float" office:value="7140.05" calcext:value-type="float">
            <text:p>7140.05</text:p>
          </table:table-cell>
          <table:table-cell office:value-type="float" office:value="-0.256028" calcext:value-type="float">
            <text:p>-0.256028</text:p>
          </table:table-cell>
          <table:table-cell office:value-type="float" office:value="-81.9533" calcext:value-type="float">
            <text:p>-81.9533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float" office:value="211.762" calcext:value-type="float">
            <text:p>211.762</text:p>
          </table:table-cell>
          <table:table-cell office:value-type="float" office:value="197.032" calcext:value-type="float">
            <text:p>197.032</text:p>
          </table:table-cell>
          <table:table-cell office:value-type="float" office:value="1.76241" calcext:value-type="float">
            <text:p>1.76241</text:p>
          </table:table-cell>
          <table:table-cell office:value-type="float" office:value="-12.9683" calcext:value-type="float">
            <text:p>-12.9683</text:p>
          </table:table-cell>
          <table:table-cell office:value-type="float" office:value="0.10647" calcext:value-type="float">
            <text:p>0.10647</text:p>
          </table:table-cell>
          <table:table-cell office:value-type="float" office:value="0.152704" calcext:value-type="float">
            <text:p>0.152704</text:p>
          </table:table-cell>
          <table:table-cell office:value-type="float" office:value="0.0630178" calcext:value-type="float">
            <text:p>6.30E-02</text:p>
          </table:table-cell>
          <table:table-cell table:number-columns-repeated="2" office:value-type="float" office:value="0.940933" calcext:value-type="float">
            <text:p>0.940933</text:p>
          </table:table-cell>
          <table:table-cell table:style-name="ce1" office:value-type="float" office:value="0.697482" calcext:value-type="float">
            <text:p>6.97E-01</text:p>
          </table:table-cell>
          <table:table-cell office:value-type="float" office:value="-0.85996" calcext:value-type="float">
            <text:p>-0.85996</text:p>
          </table:table-cell>
          <table:table-cell table:style-name="ce1" office:value-type="float" office:value="-7.5803" calcext:value-type="float">
            <text:p>-7.58E+00</text:p>
          </table:table-cell>
          <table:table-cell table:number-columns-repeated="22"/>
          <table:table-cell table:formula="of:=[.AT60]+1" office:value-type="date" office:date-value="2020-04-23" calcext:value-type="date">
            <text:p>23/04/20</text:p>
          </table:table-cell>
          <table:table-cell table:formula="of:=AVERAGE([.S58:.S64])" office:value-type="float" office:value="0.957835714285714" calcext:value-type="float">
            <text:p>0.957835714285714</text:p>
          </table:table-cell>
          <table:table-cell table:formula="of:=[.P61]" office:value-type="float" office:value="0.10647" calcext:value-type="float">
            <text:p>0.10647</text:p>
          </table:table-cell>
          <table:table-cell table:formula="of:=AVERAGE([.R58:.R64])" office:value-type="float" office:value="0.0514921857142857" calcext:value-type="float">
            <text:p>0.05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float" office:value="7281.7" calcext:value-type="float">
            <text:p>7281.7</text:p>
          </table:table-cell>
          <table:table-cell office:value-type="float" office:value="7241.93" calcext:value-type="float">
            <text:p>7241.93</text:p>
          </table:table-cell>
          <table:table-cell office:value-type="float" office:value="-0.172802" calcext:value-type="float">
            <text:p>-0.172802</text:p>
          </table:table-cell>
          <table:table-cell office:value-type="float" office:value="-67.0723" calcext:value-type="float">
            <text:p>-67.0723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float" office:value="213.675" calcext:value-type="float">
            <text:p>213.675</text:p>
          </table:table-cell>
          <table:table-cell office:value-type="float" office:value="200.455" calcext:value-type="float">
            <text:p>200.455</text:p>
          </table:table-cell>
          <table:table-cell office:value-type="float" office:value="-0.325412" calcext:value-type="float">
            <text:p>-0.325412</text:p>
          </table:table-cell>
          <table:table-cell office:value-type="float" office:value="-13.5453" calcext:value-type="float">
            <text:p>-13.5453</text:p>
          </table:table-cell>
          <table:table-cell office:value-type="float" office:value="0.111892" calcext:value-type="float">
            <text:p>0.111892</text:p>
          </table:table-cell>
          <table:table-cell office:value-type="float" office:value="0.110098" calcext:value-type="float">
            <text:p>0.110098</text:p>
          </table:table-cell>
          <table:table-cell office:value-type="float" office:value="0.0460646" calcext:value-type="float">
            <text:p>4.61E-02</text:p>
          </table:table-cell>
          <table:table-cell table:number-columns-repeated="2" office:value-type="float" office:value="0.965563" calcext:value-type="float">
            <text:p>0.965563</text:p>
          </table:table-cell>
          <table:table-cell table:style-name="ce1" office:value-type="float" office:value="0.681776" calcext:value-type="float">
            <text:p>6.82E-01</text:p>
          </table:table-cell>
          <table:table-cell office:value-type="float" office:value="-0.832371" calcext:value-type="float">
            <text:p>-0.832371</text:p>
          </table:table-cell>
          <table:table-cell table:style-name="ce1" office:value-type="float" office:value="-7.54295" calcext:value-type="float">
            <text:p>-7.54E+00</text:p>
          </table:table-cell>
          <table:table-cell table:number-columns-repeated="22"/>
          <table:table-cell table:formula="of:=[.AT61]+1" office:value-type="date" office:date-value="2020-04-24" calcext:value-type="date">
            <text:p>24/04/20</text:p>
          </table:table-cell>
          <table:table-cell table:formula="of:=AVERAGE([.S59:.S65])" office:value-type="float" office:value="0.958833142857143" calcext:value-type="float">
            <text:p>0.958833142857143</text:p>
          </table:table-cell>
          <table:table-cell table:formula="of:=[.P62]" office:value-type="float" office:value="0.111892" calcext:value-type="float">
            <text:p>0.111892</text:p>
          </table:table-cell>
          <table:table-cell table:formula="of:=AVERAGE([.R59:.R65])" office:value-type="float" office:value="0.0527801857142857" calcext:value-type="float">
            <text:p>0.05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7360.18" calcext:value-type="float">
            <text:p>7360.18</text:p>
          </table:table-cell>
          <table:table-cell office:value-type="float" office:value="7320.21" calcext:value-type="float">
            <text:p>7320.21</text:p>
          </table:table-cell>
          <table:table-cell office:value-type="float" office:value="-0.182572" calcext:value-type="float">
            <text:p>-0.182572</text:p>
          </table:table-cell>
          <table:table-cell office:value-type="float" office:value="-67.7923" calcext:value-type="float">
            <text:p>-67.7923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float" office:value="217.586" calcext:value-type="float">
            <text:p>217.586</text:p>
          </table:table-cell>
          <table:table-cell office:value-type="float" office:value="207.849" calcext:value-type="float">
            <text:p>207.849</text:p>
          </table:table-cell>
          <table:table-cell office:value-type="float" office:value="-0.414148" calcext:value-type="float">
            <text:p>-0.414148</text:p>
          </table:table-cell>
          <table:table-cell office:value-type="float" office:value="-10.1507" calcext:value-type="float">
            <text:p>-10.1507</text:p>
          </table:table-cell>
          <table:table-cell office:value-type="float" office:value="0.117446" calcext:value-type="float">
            <text:p>0.117446</text:p>
          </table:table-cell>
          <table:table-cell office:value-type="float" office:value="0.09831" calcext:value-type="float">
            <text:p>0.09831</text:p>
          </table:table-cell>
          <table:table-cell office:value-type="float" office:value="0.041695" calcext:value-type="float">
            <text:p>4.17E-02</text:p>
          </table:table-cell>
          <table:table-cell table:number-columns-repeated="2" office:value-type="float" office:value="0.974948" calcext:value-type="float">
            <text:p>0.974948</text:p>
          </table:table-cell>
          <table:table-cell table:style-name="ce1" office:value-type="float" office:value="0.664934" calcext:value-type="float">
            <text:p>6.65E-01</text:p>
          </table:table-cell>
          <table:table-cell office:value-type="float" office:value="-0.82385" calcext:value-type="float">
            <text:p>-0.82385</text:p>
          </table:table-cell>
          <table:table-cell table:style-name="ce1" office:value-type="float" office:value="-7.79816" calcext:value-type="float">
            <text:p>-7.80E+00</text:p>
          </table:table-cell>
          <table:table-cell table:number-columns-repeated="22"/>
          <table:table-cell table:formula="of:=[.AT62]+1" office:value-type="date" office:date-value="2020-04-25" calcext:value-type="date">
            <text:p>25/04/20</text:p>
          </table:table-cell>
          <table:table-cell table:formula="of:=AVERAGE([.S60:.S66])" office:value-type="float" office:value="0.960129571428571" calcext:value-type="float">
            <text:p>0.960129571428571</text:p>
          </table:table-cell>
          <table:table-cell table:formula="of:=[.P63]" office:value-type="float" office:value="0.117446" calcext:value-type="float">
            <text:p>0.117446</text:p>
          </table:table-cell>
          <table:table-cell table:formula="of:=AVERAGE([.R60:.R66])" office:value-type="float" office:value="0.0542531571428571" calcext:value-type="float">
            <text:p>0.05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7431.42" calcext:value-type="float">
            <text:p>7431.42</text:p>
          </table:table-cell>
          <table:table-cell office:value-type="float" office:value="7384.55" calcext:value-type="float">
            <text:p>7384.55</text:p>
          </table:table-cell>
          <table:table-cell office:value-type="float" office:value="-0.0571273" calcext:value-type="float">
            <text:p>-0.0571273</text:p>
          </table:table-cell>
          <table:table-cell office:value-type="float" office:value="-55.4482" calcext:value-type="float">
            <text:p>-55.4482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float" office:value="221.497" calcext:value-type="float">
            <text:p>221.497</text:p>
          </table:table-cell>
          <table:table-cell office:value-type="float" office:value="212.216" calcext:value-type="float">
            <text:p>212.216</text:p>
          </table:table-cell>
          <table:table-cell office:value-type="float" office:value="1.49741" calcext:value-type="float">
            <text:p>1.49741</text:p>
          </table:table-cell>
          <table:table-cell office:value-type="float" office:value="-7.78448" calcext:value-type="float">
            <text:p>-7.78448</text:p>
          </table:table-cell>
          <table:table-cell office:value-type="float" office:value="0.123134" calcext:value-type="float">
            <text:p>0.123134</text:p>
          </table:table-cell>
          <table:table-cell office:value-type="float" office:value="0.101137" calcext:value-type="float">
            <text:p>0.101137</text:p>
          </table:table-cell>
          <table:table-cell office:value-type="float" office:value="0.0434733" calcext:value-type="float">
            <text:p>4.35E-02</text:p>
          </table:table-cell>
          <table:table-cell table:number-columns-repeated="2" office:value-type="float" office:value="0.976723" calcext:value-type="float">
            <text:p>0.976723</text:p>
          </table:table-cell>
          <table:table-cell table:style-name="ce1" office:value-type="float" office:value="0.64923" calcext:value-type="float">
            <text:p>6.49E-01</text:p>
          </table:table-cell>
          <table:table-cell office:value-type="float" office:value="-0.825581" calcext:value-type="float">
            <text:p>-0.825581</text:p>
          </table:table-cell>
          <table:table-cell table:style-name="ce1" office:value-type="float" office:value="-7.48322" calcext:value-type="float">
            <text:p>-7.48E+00</text:p>
          </table:table-cell>
          <table:table-cell table:number-columns-repeated="22"/>
          <table:table-cell table:formula="of:=[.AT63]+1" office:value-type="date" office:date-value="2020-04-26" calcext:value-type="date">
            <text:p>26/04/20</text:p>
          </table:table-cell>
          <table:table-cell table:formula="of:=AVERAGE([.S61:.S67])" office:value-type="float" office:value="0.961906571428571" calcext:value-type="float">
            <text:p>0.961906571428571</text:p>
          </table:table-cell>
          <table:table-cell table:formula="of:=[.P64]" office:value-type="float" office:value="0.123134" calcext:value-type="float">
            <text:p>0.123134</text:p>
          </table:table-cell>
          <table:table-cell table:formula="of:=AVERAGE([.R61:.R67])" office:value-type="float" office:value="0.0557307857142857" calcext:value-type="float">
            <text:p>0.06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float" office:value="7498.13" calcext:value-type="float">
            <text:p>7498.13</text:p>
          </table:table-cell>
          <table:table-cell office:value-type="float" office:value="7461.61" calcext:value-type="float">
            <text:p>7461.61</text:p>
          </table:table-cell>
          <table:table-cell office:value-type="float" office:value="0.115257" calcext:value-type="float">
            <text:p>0.115257</text:p>
          </table:table-cell>
          <table:table-cell office:value-type="float" office:value="-19.3938" calcext:value-type="float">
            <text:p>-19.3938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float" office:value="223.408" calcext:value-type="float">
            <text:p>223.408</text:p>
          </table:table-cell>
          <table:table-cell office:value-type="float" office:value="219.621" calcext:value-type="float">
            <text:p>219.621</text:p>
          </table:table-cell>
          <table:table-cell office:value-type="float" office:value="0.408033" calcext:value-type="float">
            <text:p>0.408033</text:p>
          </table:table-cell>
          <table:table-cell office:value-type="float" office:value="-3.37919" calcext:value-type="float">
            <text:p>-3.37919</text:p>
          </table:table-cell>
          <table:table-cell office:value-type="float" office:value="0.128955" calcext:value-type="float">
            <text:p>0.128955</text:p>
          </table:table-cell>
          <table:table-cell office:value-type="float" office:value="0.136303" calcext:value-type="float">
            <text:p>0.136303</text:p>
          </table:table-cell>
          <table:table-cell office:value-type="float" office:value="0.0593704" calcext:value-type="float">
            <text:p>5.94E-02</text:p>
          </table:table-cell>
          <table:table-cell table:number-columns-repeated="2" office:value-type="float" office:value="0.961414" calcext:value-type="float">
            <text:p>0.961414</text:p>
          </table:table-cell>
          <table:table-cell table:style-name="ce1" office:value-type="float" office:value="0.635156" calcext:value-type="float">
            <text:p>6.35E-01</text:p>
          </table:table-cell>
          <table:table-cell office:value-type="float" office:value="-0.846621" calcext:value-type="float">
            <text:p>-0.846621</text:p>
          </table:table-cell>
          <table:table-cell table:style-name="ce1" office:value-type="float" office:value="-7.52758" calcext:value-type="float">
            <text:p>-7.53E+00</text:p>
          </table:table-cell>
          <table:table-cell table:number-columns-repeated="22"/>
          <table:table-cell table:formula="of:=[.AT64]+1" office:value-type="date" office:date-value="2020-04-27" calcext:value-type="date">
            <text:p>27/04/20</text:p>
          </table:table-cell>
          <table:table-cell table:formula="of:=AVERAGE([.S62:.S68])" office:value-type="float" office:value="0.964047142857143" calcext:value-type="float">
            <text:p>0.964047142857143</text:p>
          </table:table-cell>
          <table:table-cell table:formula="of:=[.P65]" office:value-type="float" office:value="0.128955" calcext:value-type="float">
            <text:p>0.128955</text:p>
          </table:table-cell>
          <table:table-cell table:formula="of:=AVERAGE([.R62:.R68])" office:value-type="float" office:value="0.0573289857142857" calcext:value-type="float">
            <text:p>0.06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7575.52" calcext:value-type="float">
            <text:p>7575.52</text:p>
          </table:table-cell>
          <table:table-cell table:style-name="ce1" office:value-type="float" office:value="7554.22" calcext:value-type="float">
            <text:p>7.55E+03</text:p>
          </table:table-cell>
          <table:table-cell office:value-type="float" office:value="0.241801" calcext:value-type="float">
            <text:p>0.241801</text:p>
          </table:table-cell>
          <table:table-cell table:style-name="ce1" office:value-type="float" office:value="14.2239" calcext:value-type="float">
            <text:p>1.42E+01</text:p>
          </table:table-cell>
          <table:table-cell table:style-name="ce1" table:number-columns-repeated="5"/>
          <table:table-cell office:value-type="float" office:value="227" calcext:value-type="float">
            <text:p>227</text:p>
          </table:table-cell>
          <table:table-cell office:value-type="float" office:value="226.318" calcext:value-type="float">
            <text:p>226.318</text:p>
          </table:table-cell>
          <table:table-cell office:value-type="float" office:value="226.035" calcext:value-type="float">
            <text:p>226.035</text:p>
          </table:table-cell>
          <table:table-cell office:value-type="float" office:value="-0.682102" calcext:value-type="float">
            <text:p>-0.682102</text:p>
          </table:table-cell>
          <table:table-cell office:value-type="float" office:value="-0.964966" calcext:value-type="float">
            <text:p>-0.964966</text:p>
          </table:table-cell>
          <table:table-cell office:value-type="float" office:value="0.134909" calcext:value-type="float">
            <text:p>0.134909</text:p>
          </table:table-cell>
          <table:table-cell office:value-type="float" office:value="0.154217" calcext:value-type="float">
            <text:p>0.154217</text:p>
          </table:table-cell>
          <table:table-cell office:value-type="float" office:value="0.0680571" calcext:value-type="float">
            <text:p>6.81E-02</text:p>
          </table:table-cell>
          <table:table-cell table:number-columns-repeated="2" office:value-type="float" office:value="0.955094" calcext:value-type="float">
            <text:p>0.955094</text:p>
          </table:table-cell>
          <table:table-cell table:style-name="ce1" office:value-type="float" office:value="0.620955" calcext:value-type="float">
            <text:p>6.21E-01</text:p>
          </table:table-cell>
          <table:table-cell office:value-type="float" office:value="-0.855381" calcext:value-type="float">
            <text:p>-0.855381</text:p>
          </table:table-cell>
          <table:table-cell table:style-name="ce1" office:value-type="float" office:value="-9.03643" calcext:value-type="float">
            <text:p>-9.04E+00</text:p>
          </table:table-cell>
          <table:table-cell table:number-columns-repeated="22"/>
          <table:table-cell table:formula="of:=[.AT65]+1" office:value-type="date" office:date-value="2020-04-28" calcext:value-type="date">
            <text:p>28/04/20</text:p>
          </table:table-cell>
          <table:table-cell table:formula="of:=AVERAGE([.S63:.S69])" office:value-type="float" office:value="0.966217857142857" calcext:value-type="float">
            <text:p>0.966217857142857</text:p>
          </table:table-cell>
          <table:table-cell table:formula="of:=[.P66]" office:value-type="float" office:value="0.134909" calcext:value-type="float">
            <text:p>0.134909</text:p>
          </table:table-cell>
          <table:table-cell table:formula="of:=AVERAGE([.R63:.R69])" office:value-type="float" office:value="0.0584937571428571" calcext:value-type="float">
            <text:p>0.06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656.24" calcext:value-type="float">
            <text:p>7656.24</text:p>
          </table:table-cell>
          <table:table-cell office:value-type="float" office:value="7650.11" calcext:value-type="float">
            <text:p>7650.11</text:p>
          </table:table-cell>
          <table:table-cell office:value-type="float" office:value="0.288655" calcext:value-type="float">
            <text:p>0.288655</text:p>
          </table:table-cell>
          <table:table-cell office:value-type="float" office:value="35.1122" calcext:value-type="float">
            <text:p>35.1122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float" office:value="230.228" calcext:value-type="float">
            <text:p>230.228</text:p>
          </table:table-cell>
          <table:table-cell office:value-type="float" office:value="232.443" calcext:value-type="float">
            <text:p>232.443</text:p>
          </table:table-cell>
          <table:table-cell office:value-type="float" office:value="3.22772" calcext:value-type="float">
            <text:p>3.22772</text:p>
          </table:table-cell>
          <table:table-cell office:value-type="float" office:value="5.44282" calcext:value-type="float">
            <text:p>5.44282</text:p>
          </table:table-cell>
          <table:table-cell office:value-type="float" office:value="0.140996" calcext:value-type="float">
            <text:p>0.140996</text:p>
          </table:table-cell>
          <table:table-cell office:value-type="float" office:value="0.153089" calcext:value-type="float">
            <text:p>0.153089</text:p>
          </table:table-cell>
          <table:table-cell office:value-type="float" office:value="0.0684373" calcext:value-type="float">
            <text:p>6.84E-02</text:p>
          </table:table-cell>
          <table:table-cell table:number-columns-repeated="2" office:value-type="float" office:value="0.958671" calcext:value-type="float">
            <text:p>0.958671</text:p>
          </table:table-cell>
          <table:table-cell table:style-name="ce1" office:value-type="float" office:value="0.607251" calcext:value-type="float">
            <text:p>6.07E-01</text:p>
          </table:table-cell>
          <table:table-cell office:value-type="float" office:value="-0.854079" calcext:value-type="float">
            <text:p>-0.854079</text:p>
          </table:table-cell>
          <table:table-cell table:style-name="ce1" office:value-type="float" office:value="-12.8183" calcext:value-type="float">
            <text:p>-1.28E+01</text:p>
          </table:table-cell>
          <table:table-cell table:number-columns-repeated="22"/>
          <table:table-cell table:formula="of:=[.AT66]+1" office:value-type="date" office:date-value="2020-04-29" calcext:value-type="date">
            <text:p>29/04/20</text:p>
          </table:table-cell>
          <table:table-cell table:formula="of:=AVERAGE([.S64:.S70])" office:value-type="float" office:value="0.968096714285714" calcext:value-type="float">
            <text:p>0.968096714285714</text:p>
          </table:table-cell>
          <table:table-cell table:formula="of:=[.P67]" office:value-type="float" office:value="0.140996" calcext:value-type="float">
            <text:p>0.140996</text:p>
          </table:table-cell>
          <table:table-cell table:formula="of:=AVERAGE([.R64:.R70])" office:value-type="float" office:value="0.0595448142857143" calcext:value-type="float">
            <text:p>0.06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float" office:value="7730.18" calcext:value-type="float">
            <text:p>7730.18</text:p>
          </table:table-cell>
          <table:table-cell office:value-type="float" office:value="7735.27" calcext:value-type="float">
            <text:p>7735.27</text:p>
          </table:table-cell>
          <table:table-cell table:style-name="ce1" office:value-type="float" office:value="0.0883166" calcext:value-type="float">
            <text:p>8.83E-02</text:p>
          </table:table-cell>
          <table:table-cell office:value-type="float" office:value="17.2718" calcext:value-type="float">
            <text:p>17.2718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float" office:value="230.138" calcext:value-type="float">
            <text:p>230.138</text:p>
          </table:table-cell>
          <table:table-cell office:value-type="float" office:value="233.836" calcext:value-type="float">
            <text:p>233.836</text:p>
          </table:table-cell>
          <table:table-cell office:value-type="float" office:value="-5.86198" calcext:value-type="float">
            <text:p>-5.86198</text:p>
          </table:table-cell>
          <table:table-cell office:value-type="float" office:value="-2.1637" calcext:value-type="float">
            <text:p>-2.1637</text:p>
          </table:table-cell>
          <table:table-cell office:value-type="float" office:value="0.147217" calcext:value-type="float">
            <text:p>0.147217</text:p>
          </table:table-cell>
          <table:table-cell office:value-type="float" office:value="0.163891" calcext:value-type="float">
            <text:p>0.163891</text:p>
          </table:table-cell>
          <table:table-cell office:value-type="float" office:value="0.0742052" calcext:value-type="float">
            <text:p>7.42E-02</text:p>
          </table:table-cell>
          <table:table-cell table:number-columns-repeated="2" office:value-type="float" office:value="0.955917" calcext:value-type="float">
            <text:p>0.955917</text:p>
          </table:table-cell>
          <table:table-cell table:style-name="ce1" office:value-type="float" office:value="0.594164" calcext:value-type="float">
            <text:p>5.94E-01</text:p>
          </table:table-cell>
          <table:table-cell office:value-type="float" office:value="-0.858541" calcext:value-type="float">
            <text:p>-0.858541</text:p>
          </table:table-cell>
          <table:table-cell table:style-name="ce1" office:value-type="float" office:value="-7.49005" calcext:value-type="float">
            <text:p>-7.49E+00</text:p>
          </table:table-cell>
          <table:table-cell table:number-columns-repeated="22"/>
          <table:table-cell table:formula="of:=[.AT67]+1" office:value-type="date" office:date-value="2020-04-30" calcext:value-type="date">
            <text:p>30/04/20</text:p>
          </table:table-cell>
          <table:table-cell table:formula="of:=AVERAGE([.S65:.S71])" office:value-type="float" office:value="0.969532" calcext:value-type="float">
            <text:p>0.969532</text:p>
          </table:table-cell>
          <table:table-cell table:formula="of:=[.P68]" office:value-type="float" office:value="0.147217" calcext:value-type="float">
            <text:p>0.147217</text:p>
          </table:table-cell>
          <table:table-cell table:formula="of:=AVERAGE([.R65:.R71])" office:value-type="float" office:value="0.0606373" calcext:value-type="float">
            <text:p>0.06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float" office:value="7814.75" calcext:value-type="float">
            <text:p>7814.75</text:p>
          </table:table-cell>
          <table:table-cell office:value-type="float" office:value="7821.84" calcext:value-type="float">
            <text:p>7821.84</text:p>
          </table:table-cell>
          <table:table-cell office:value-type="float" office:value="0.311862" calcext:value-type="float">
            <text:p>0.311862</text:p>
          </table:table-cell>
          <table:table-cell office:value-type="float" office:value="48.8415" calcext:value-type="float">
            <text:p>48.8415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float" office:value="239.052" calcext:value-type="float">
            <text:p>239.052</text:p>
          </table:table-cell>
          <table:table-cell office:value-type="float" office:value="237.23" calcext:value-type="float">
            <text:p>237.23</text:p>
          </table:table-cell>
          <table:table-cell office:value-type="float" office:value="-0.947988" calcext:value-type="float">
            <text:p>-0.947988</text:p>
          </table:table-cell>
          <table:table-cell office:value-type="float" office:value="-2.77027" calcext:value-type="float">
            <text:p>-2.77027</text:p>
          </table:table-cell>
          <table:table-cell office:value-type="float" office:value="0.148789" calcext:value-type="float">
            <text:p>0.148789</text:p>
          </table:table-cell>
          <table:table-cell office:value-type="float" office:value="0.118252" calcext:value-type="float">
            <text:p>0.118252</text:p>
          </table:table-cell>
          <table:table-cell office:value-type="float" office:value="0.054218" calcext:value-type="float">
            <text:p>5.42E-02</text:p>
          </table:table-cell>
          <table:table-cell table:number-columns-repeated="2" office:value-type="float" office:value="0.980758" calcext:value-type="float">
            <text:p>0.980758</text:p>
          </table:table-cell>
          <table:table-cell table:style-name="ce1" office:value-type="float" office:value="0.589699" calcext:value-type="float">
            <text:p>5.90E-01</text:p>
          </table:table-cell>
          <table:table-cell office:value-type="float" office:value="-0.834817" calcext:value-type="float">
            <text:p>-0.834817</text:p>
          </table:table-cell>
          <table:table-cell table:style-name="ce1" office:value-type="float" office:value="-8.15588" calcext:value-type="float">
            <text:p>-8.16E+00</text:p>
          </table:table-cell>
          <table:table-cell table:number-columns-repeated="22"/>
          <table:table-cell table:formula="of:=[.AT68]+1" office:value-type="date" office:date-value="2020-05-01" calcext:value-type="date">
            <text:p>01/05/20</text:p>
          </table:table-cell>
          <table:table-cell table:formula="of:=AVERAGE([.S66:.S72])" office:value-type="float" office:value="0.970174142857143" calcext:value-type="float">
            <text:p>0.970174142857143</text:p>
          </table:table-cell>
          <table:table-cell table:formula="of:=[.P69]" office:value-type="float" office:value="0.148789" calcext:value-type="float">
            <text:p>0.148789</text:p>
          </table:table-cell>
          <table:table-cell table:formula="of:=AVERAGE([.R66:.R72])" office:value-type="float" office:value="0.0621245142857143" calcext:value-type="float">
            <text:p>0.06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float" office:value="7874.27" calcext:value-type="float">
            <text:p>7874.27</text:p>
          </table:table-cell>
          <table:table-cell office:value-type="float" office:value="7890.63" calcext:value-type="float">
            <text:p>7890.63</text:p>
          </table:table-cell>
          <table:table-cell office:value-type="float" office:value="0.644235" calcext:value-type="float">
            <text:p>0.644235</text:p>
          </table:table-cell>
          <table:table-cell office:value-type="float" office:value="99.6267" calcext:value-type="float">
            <text:p>99.6267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float" office:value="242.965" calcext:value-type="float">
            <text:p>242.965</text:p>
          </table:table-cell>
          <table:table-cell office:value-type="float" office:value="240.63" calcext:value-type="float">
            <text:p>240.63</text:p>
          </table:table-cell>
          <table:table-cell office:value-type="float" office:value="-2.03468" calcext:value-type="float">
            <text:p>-2.03468</text:p>
          </table:table-cell>
          <table:table-cell office:value-type="float" office:value="-4.36964" calcext:value-type="float">
            <text:p>-4.36964</text:p>
          </table:table-cell>
          <table:table-cell office:value-type="float" office:value="0.15036" calcext:value-type="float">
            <text:p>0.15036</text:p>
          </table:table-cell>
          <table:table-cell office:value-type="float" office:value="0.105667" calcext:value-type="float">
            <text:p>0.105667</text:p>
          </table:table-cell>
          <table:table-cell office:value-type="float" office:value="0.0490524" calcext:value-type="float">
            <text:p>4.91E-02</text:p>
          </table:table-cell>
          <table:table-cell table:number-columns-repeated="2" office:value-type="float" office:value="0.9881" calcext:value-type="float">
            <text:p>0.9881</text:p>
          </table:table-cell>
          <table:table-cell table:style-name="ce1" office:value-type="float" office:value="0.585743" calcext:value-type="float">
            <text:p>5.86E-01</text:p>
          </table:table-cell>
          <table:table-cell office:value-type="float" office:value="-0.827265" calcext:value-type="float">
            <text:p>-0.827265</text:p>
          </table:table-cell>
          <table:table-cell table:style-name="ce1" office:value-type="float" office:value="-7.56476" calcext:value-type="float">
            <text:p>-7.56E+00</text:p>
          </table:table-cell>
          <table:table-cell table:number-columns-repeated="22"/>
          <table:table-cell table:formula="of:=[.AT69]+1" office:value-type="date" office:date-value="2020-05-02" calcext:value-type="date">
            <text:p>02/05/20</text:p>
          </table:table-cell>
          <table:table-cell table:formula="of:=AVERAGE([.S67:.S73])" office:value-type="float" office:value="0.970200857142857" calcext:value-type="float">
            <text:p>0.970200857142857</text:p>
          </table:table-cell>
          <table:table-cell table:formula="of:=[.P70]" office:value-type="float" office:value="0.15036" calcext:value-type="float">
            <text:p>0.15036</text:p>
          </table:table-cell>
          <table:table-cell table:formula="of:=AVERAGE([.R67:.R73])" office:value-type="float" office:value="0.0638237714285714" calcext:value-type="float">
            <text:p>0.06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7923.18" calcext:value-type="float">
            <text:p>7923.18</text:p>
          </table:table-cell>
          <table:table-cell office:value-type="float" office:value="7949.53" calcext:value-type="float">
            <text:p>7949.53</text:p>
          </table:table-cell>
          <table:table-cell office:value-type="float" office:value="0.831922" calcext:value-type="float">
            <text:p>0.831922</text:p>
          </table:table-cell>
          <table:table-cell office:value-type="float" office:value="132.535" calcext:value-type="float">
            <text:p>132.535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float" office:value="247.878" calcext:value-type="float">
            <text:p>247.878</text:p>
          </table:table-cell>
          <table:table-cell office:value-type="float" office:value="242.028" calcext:value-type="float">
            <text:p>242.028</text:p>
          </table:table-cell>
          <table:table-cell office:value-type="float" office:value="-0.122475" calcext:value-type="float">
            <text:p>-0.122475</text:p>
          </table:table-cell>
          <table:table-cell office:value-type="float" office:value="-5.97177" calcext:value-type="float">
            <text:p>-5.97177</text:p>
          </table:table-cell>
          <table:table-cell office:value-type="float" office:value="0.151931" calcext:value-type="float">
            <text:p>0.151931</text:p>
          </table:table-cell>
          <table:table-cell office:value-type="float" office:value="0.108784" calcext:value-type="float">
            <text:p>0.108784</text:p>
          </table:table-cell>
          <table:table-cell office:value-type="float" office:value="0.0511207" calcext:value-type="float">
            <text:p>5.11E-02</text:p>
          </table:table-cell>
          <table:table-cell table:number-columns-repeated="2" office:value-type="float" office:value="0.98677" calcext:value-type="float">
            <text:p>0.98677</text:p>
          </table:table-cell>
          <table:table-cell table:style-name="ce1" office:value-type="float" office:value="0.582715" calcext:value-type="float">
            <text:p>5.83E-01</text:p>
          </table:table-cell>
          <table:table-cell office:value-type="float" office:value="-0.828556" calcext:value-type="float">
            <text:p>-0.828556</text:p>
          </table:table-cell>
          <table:table-cell table:style-name="ce1" office:value-type="float" office:value="-7.85786" calcext:value-type="float">
            <text:p>-7.86E+00</text:p>
          </table:table-cell>
          <table:table-cell table:number-columns-repeated="22"/>
          <table:table-cell table:formula="of:=[.AT70]+1" office:value-type="date" office:date-value="2020-05-03" calcext:value-type="date">
            <text:p>03/05/20</text:p>
          </table:table-cell>
          <table:table-cell table:formula="of:=AVERAGE([.S68:.S74])" office:value-type="float" office:value="0.969819285714286" calcext:value-type="float">
            <text:p>0.969819285714286</text:p>
          </table:table-cell>
          <table:table-cell table:formula="of:=[.P71]" office:value-type="float" office:value="0.151931" calcext:value-type="float">
            <text:p>0.151931</text:p>
          </table:table-cell>
          <table:table-cell table:formula="of:=AVERAGE([.R68:.R74])" office:value-type="float" office:value="0.0655268" calcext:value-type="float">
            <text:p>0.07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7967.89" calcext:value-type="float">
            <text:p>7967.89</text:p>
          </table:table-cell>
          <table:table-cell office:value-type="float" office:value="8005.69" calcext:value-type="float">
            <text:p>8005.69</text:p>
          </table:table-cell>
          <table:table-cell office:value-type="float" office:value="0.890985" calcext:value-type="float">
            <text:p>0.890985</text:p>
          </table:table-cell>
          <table:table-cell office:value-type="float" office:value="150.691" calcext:value-type="float">
            <text:p>150.691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float" office:value="250.79" calcext:value-type="float">
            <text:p>250.79</text:p>
          </table:table-cell>
          <table:table-cell office:value-type="float" office:value="244.424" calcext:value-type="float">
            <text:p>244.424</text:p>
          </table:table-cell>
          <table:table-cell office:value-type="float" office:value="-1.20997" calcext:value-type="float">
            <text:p>-1.20997</text:p>
          </table:table-cell>
          <table:table-cell office:value-type="float" office:value="-7.57554" calcext:value-type="float">
            <text:p>-7.57554</text:p>
          </table:table-cell>
          <table:table-cell office:value-type="float" office:value="0.153503" calcext:value-type="float">
            <text:p>0.153503</text:p>
          </table:table-cell>
          <table:table-cell office:value-type="float" office:value="0.146714" calcext:value-type="float">
            <text:p>0.146714</text:p>
          </table:table-cell>
          <table:table-cell office:value-type="float" office:value="0.0697809" calcext:value-type="float">
            <text:p>6.98E-02</text:p>
          </table:table-cell>
          <table:table-cell table:number-columns-repeated="2" office:value-type="float" office:value="0.965909" calcext:value-type="float">
            <text:p>0.965909</text:p>
          </table:table-cell>
          <table:table-cell table:style-name="ce1" office:value-type="float" office:value="0.581197" calcext:value-type="float">
            <text:p>5.81E-01</text:p>
          </table:table-cell>
          <table:table-cell office:value-type="float" office:value="-0.847552" calcext:value-type="float">
            <text:p>-0.847552</text:p>
          </table:table-cell>
          <table:table-cell table:style-name="ce1" office:value-type="float" office:value="-8.41946" calcext:value-type="float">
            <text:p>-8.42E+00</text:p>
          </table:table-cell>
          <table:table-cell table:number-columns-repeated="22"/>
          <table:table-cell table:formula="of:=[.AT71]+1" office:value-type="date" office:date-value="2020-05-04" calcext:value-type="date">
            <text:p>04/05/20</text:p>
          </table:table-cell>
          <table:table-cell table:formula="of:=AVERAGE([.S69:.S75])" office:value-type="float" office:value="0.968895714285714" calcext:value-type="float">
            <text:p>0.968895714285714</text:p>
          </table:table-cell>
          <table:table-cell table:formula="of:=[.P72]" office:value-type="float" office:value="0.153503" calcext:value-type="float">
            <text:p>0.153503</text:p>
          </table:table-cell>
          <table:table-cell table:formula="of:=AVERAGE([.R69:.R75])" office:value-type="float" office:value="0.0673670571428572" calcext:value-type="float">
            <text:p>0.07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float" office:value="8023.81" calcext:value-type="float">
            <text:p>8023.81</text:p>
          </table:table-cell>
          <table:table-cell office:value-type="float" office:value="8071.78" calcext:value-type="float">
            <text:p>8071.78</text:p>
          </table:table-cell>
          <table:table-cell office:value-type="float" office:value="0.730286" calcext:value-type="float">
            <text:p>0.730286</text:p>
          </table:table-cell>
          <table:table-cell office:value-type="float" office:value="139.783" calcext:value-type="float">
            <text:p>139.783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float" office:value="254.704" calcext:value-type="float">
            <text:p>254.704</text:p>
          </table:table-cell>
          <table:table-cell office:value-type="float" office:value="247.824" calcext:value-type="float">
            <text:p>247.824</text:p>
          </table:table-cell>
          <table:table-cell table:style-name="ce1" office:value-type="float" office:value="-2.29575" calcext:value-type="float">
            <text:p>-2.30E+00</text:p>
          </table:table-cell>
          <table:table-cell office:value-type="float" office:value="-9.17601" calcext:value-type="float">
            <text:p>-9.17601</text:p>
          </table:table-cell>
          <table:table-cell office:value-type="float" office:value="0.155074" calcext:value-type="float">
            <text:p>0.155074</text:p>
          </table:table-cell>
          <table:table-cell office:value-type="float" office:value="0.166111" calcext:value-type="float">
            <text:p>0.166111</text:p>
          </table:table-cell>
          <table:table-cell office:value-type="float" office:value="0.0799519" calcext:value-type="float">
            <text:p>8.00E-02</text:p>
          </table:table-cell>
          <table:table-cell table:number-columns-repeated="2" office:value-type="float" office:value="0.955281" calcext:value-type="float">
            <text:p>0.955281</text:p>
          </table:table-cell>
          <table:table-cell table:style-name="ce1" office:value-type="float" office:value="0.578549" calcext:value-type="float">
            <text:p>5.79E-01</text:p>
          </table:table-cell>
          <table:table-cell office:value-type="float" office:value="-0.855724" calcext:value-type="float">
            <text:p>-0.855724</text:p>
          </table:table-cell>
          <table:table-cell table:style-name="ce1" office:value-type="float" office:value="-8.41545" calcext:value-type="float">
            <text:p>-8.42E+00</text:p>
          </table:table-cell>
          <table:table-cell table:number-columns-repeated="22"/>
          <table:table-cell table:formula="of:=[.AT72]+1" office:value-type="date" office:date-value="2020-05-05" calcext:value-type="date">
            <text:p>05/05/20</text:p>
          </table:table-cell>
          <table:table-cell table:formula="of:=AVERAGE([.S70:.S76])" office:value-type="float" office:value="0.968910857142857" calcext:value-type="float">
            <text:p>0.968910857142857</text:p>
          </table:table-cell>
          <table:table-cell table:formula="of:=[.P73]" office:value-type="float" office:value="0.155074" calcext:value-type="float">
            <text:p>0.155074</text:p>
          </table:table-cell>
          <table:table-cell table:formula="of:=AVERAGE([.R70:.R76])" office:value-type="float" office:value="0.0687069428571429" calcext:value-type="float">
            <text:p>0.07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8087.39" calcext:value-type="float">
            <text:p>8087.39</text:p>
          </table:table-cell>
          <table:table-cell office:value-type="float" office:value="8138.73" calcext:value-type="float">
            <text:p>8138.73</text:p>
          </table:table-cell>
          <table:table-cell office:value-type="float" office:value="0.630522" calcext:value-type="float">
            <text:p>0.630522</text:p>
          </table:table-cell>
          <table:table-cell office:value-type="float" office:value="128.731" calcext:value-type="float">
            <text:p>128.731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float" office:value="259.622" calcext:value-type="float">
            <text:p>259.622</text:p>
          </table:table-cell>
          <table:table-cell office:value-type="float" office:value="247.23" calcext:value-type="float">
            <text:p>247.23</text:p>
          </table:table-cell>
          <table:table-cell office:value-type="float" office:value="-2.3781" calcext:value-type="float">
            <text:p>-2.3781</text:p>
          </table:table-cell>
          <table:table-cell office:value-type="float" office:value="-14.7704" calcext:value-type="float">
            <text:p>-14.7704</text:p>
          </table:table-cell>
          <table:table-cell office:value-type="float" office:value="0.156645" calcext:value-type="float">
            <text:p>0.156645</text:p>
          </table:table-cell>
          <table:table-cell office:value-type="float" office:value="0.165011" calcext:value-type="float">
            <text:p>0.165011</text:p>
          </table:table-cell>
          <table:table-cell office:value-type="float" office:value="0.0803585" calcext:value-type="float">
            <text:p>8.04E-02</text:p>
          </table:table-cell>
          <table:table-cell table:number-columns-repeated="2" office:value-type="float" office:value="0.956" calcext:value-type="float">
            <text:p>0.956</text:p>
          </table:table-cell>
          <table:table-cell table:style-name="ce1" office:value-type="float" office:value="0.57552" calcext:value-type="float">
            <text:p>5.76E-01</text:p>
          </table:table-cell>
          <table:table-cell office:value-type="float" office:value="-0.854494" calcext:value-type="float">
            <text:p>-0.854494</text:p>
          </table:table-cell>
          <table:table-cell table:style-name="ce1" office:value-type="float" office:value="-13.2068" calcext:value-type="float">
            <text:p>-1.32E+01</text:p>
          </table:table-cell>
          <table:table-cell table:number-columns-repeated="22"/>
          <table:table-cell table:formula="of:=[.AT73]+1" office:value-type="date" office:date-value="2020-05-06" calcext:value-type="date">
            <text:p>06/05/20</text:p>
          </table:table-cell>
          <table:table-cell table:formula="of:=AVERAGE([.S71:.S77])" office:value-type="float" office:value="0.969497" calcext:value-type="float">
            <text:p>0.969497</text:p>
          </table:table-cell>
          <table:table-cell table:formula="of:=[.P74]" office:value-type="float" office:value="0.156645" calcext:value-type="float">
            <text:p>0.156645</text:p>
          </table:table-cell>
          <table:table-cell table:formula="of:=AVERAGE([.R71:.R77])" office:value-type="float" office:value="0.0699148428571429" calcext:value-type="float">
            <text:p>0.07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float" office:value="8150.1" calcext:value-type="float">
            <text:p>8150.1</text:p>
          </table:table-cell>
          <table:table-cell office:value-type="float" office:value="8214.32" calcext:value-type="float">
            <text:p>8214.32</text:p>
          </table:table-cell>
          <table:table-cell office:value-type="float" office:value="0.698186" calcext:value-type="float">
            <text:p>0.698186</text:p>
          </table:table-cell>
          <table:table-cell office:value-type="float" office:value="147.325" calcext:value-type="float">
            <text:p>147.325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264.542" calcext:value-type="float">
            <text:p>264.542</text:p>
          </table:table-cell>
          <table:table-cell office:value-type="float" office:value="255.667" calcext:value-type="float">
            <text:p>255.667</text:p>
          </table:table-cell>
          <table:table-cell office:value-type="float" office:value="-5.4576" calcext:value-type="float">
            <text:p>-5.4576</text:p>
          </table:table-cell>
          <table:table-cell office:value-type="float" office:value="-14.333" calcext:value-type="float">
            <text:p>-14.333</text:p>
          </table:table-cell>
          <table:table-cell office:value-type="float" office:value="0.158217" calcext:value-type="float">
            <text:p>0.158217</text:p>
          </table:table-cell>
          <table:table-cell office:value-type="float" office:value="0.176773" calcext:value-type="float">
            <text:p>0.176773</text:p>
          </table:table-cell>
          <table:table-cell office:value-type="float" office:value="0.087087" calcext:value-type="float">
            <text:p>8.71E-02</text:p>
          </table:table-cell>
          <table:table-cell table:number-columns-repeated="2" office:value-type="float" office:value="0.949452" calcext:value-type="float">
            <text:p>0.949452</text:p>
          </table:table-cell>
          <table:table-cell table:style-name="ce1" office:value-type="float" office:value="0.572738" calcext:value-type="float">
            <text:p>5.73E-01</text:p>
          </table:table-cell>
          <table:table-cell office:value-type="float" office:value="-0.85875" calcext:value-type="float">
            <text:p>-0.85875</text:p>
          </table:table-cell>
          <table:table-cell table:style-name="ce1" office:value-type="float" office:value="-7.48836" calcext:value-type="float">
            <text:p>-7.49E+00</text:p>
          </table:table-cell>
          <table:table-cell table:number-columns-repeated="22"/>
          <table:table-cell table:formula="of:=[.AT74]+1" office:value-type="date" office:date-value="2020-05-07" calcext:value-type="date">
            <text:p>07/05/20</text:p>
          </table:table-cell>
          <table:table-cell table:formula="of:=AVERAGE([.S72:.S78])" office:value-type="float" office:value="0.970479285714286" calcext:value-type="float">
            <text:p>0.970479285714286</text:p>
          </table:table-cell>
          <table:table-cell table:formula="of:=[.P75]" office:value-type="float" office:value="0.158217" calcext:value-type="float">
            <text:p>0.158217</text:p>
          </table:table-cell>
          <table:table-cell table:formula="of:=AVERAGE([.R72:.R78])" office:value-type="float" office:value="0.0711690714285714" calcext:value-type="float">
            <text:p>0.07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8214.83" calcext:value-type="float">
            <text:p>8214.83</text:p>
          </table:table-cell>
          <table:table-cell office:value-type="float" office:value="8283.59" calcext:value-type="float">
            <text:p>8283.59</text:p>
          </table:table-cell>
          <table:table-cell office:value-type="float" office:value="0.879192" calcext:value-type="float">
            <text:p>0.879192</text:p>
          </table:table-cell>
          <table:table-cell office:value-type="float" office:value="170.589" calcext:value-type="float">
            <text:p>170.589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float" office:value="272.465" calcext:value-type="float">
            <text:p>272.465</text:p>
          </table:table-cell>
          <table:table-cell office:value-type="float" office:value="259.1" calcext:value-type="float">
            <text:p>259.1</text:p>
          </table:table-cell>
          <table:table-cell office:value-type="float" office:value="-0.535311" calcext:value-type="float">
            <text:p>-0.535311</text:p>
          </table:table-cell>
          <table:table-cell office:value-type="float" office:value="-13.8995" calcext:value-type="float">
            <text:p>-13.8995</text:p>
          </table:table-cell>
          <table:table-cell office:value-type="float" office:value="0.165321" calcext:value-type="float">
            <text:p>0.165321</text:p>
          </table:table-cell>
          <table:table-cell office:value-type="float" office:value="0.127631" calcext:value-type="float">
            <text:p>0.127631</text:p>
          </table:table-cell>
          <table:table-cell office:value-type="float" office:value="0.0635972" calcext:value-type="float">
            <text:p>6.36E-02</text:p>
          </table:table-cell>
          <table:table-cell table:number-columns-repeated="2" office:value-type="float" office:value="0.980864" calcext:value-type="float">
            <text:p>0.980864</text:p>
          </table:table-cell>
          <table:table-cell table:style-name="ce1" office:value-type="float" office:value="0.558374" calcext:value-type="float">
            <text:p>5.58E-01</text:p>
          </table:table-cell>
          <table:table-cell office:value-type="float" office:value="-0.836368" calcext:value-type="float">
            <text:p>-0.836368</text:p>
          </table:table-cell>
          <table:table-cell table:style-name="ce1" office:value-type="float" office:value="-7.7202" calcext:value-type="float">
            <text:p>-7.72E+00</text:p>
          </table:table-cell>
          <table:table-cell table:number-columns-repeated="22"/>
          <table:table-cell table:formula="of:=[.AT75]+1" office:value-type="date" office:date-value="2020-05-08" calcext:value-type="date">
            <text:p>08/05/20</text:p>
          </table:table-cell>
          <table:table-cell table:formula="of:=AVERAGE([.S73:.S79])" office:value-type="float" office:value="0.971461714285714" calcext:value-type="float">
            <text:p>0.971461714285714</text:p>
          </table:table-cell>
          <table:table-cell table:formula="of:=[.P76]" office:value-type="float" office:value="0.165321" calcext:value-type="float">
            <text:p>0.165321</text:p>
          </table:table-cell>
          <table:table-cell table:formula="of:=AVERAGE([.R73:.R79])" office:value-type="float" office:value="0.0728747285714286" calcext:value-type="float">
            <text:p>0.07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float" office:value="8258.28" calcext:value-type="float">
            <text:p>8258.28</text:p>
          </table:table-cell>
          <table:table-cell office:value-type="float" office:value="8331.57" calcext:value-type="float">
            <text:p>8331.57</text:p>
          </table:table-cell>
          <table:table-cell office:value-type="float" office:value="1.13702" calcext:value-type="float">
            <text:p>1.13702</text:p>
          </table:table-cell>
          <table:table-cell office:value-type="float" office:value="200.568" calcext:value-type="float">
            <text:p>200.568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float" office:value="275.387" calcext:value-type="float">
            <text:p>275.387</text:p>
          </table:table-cell>
          <table:table-cell office:value-type="float" office:value="263.527" calcext:value-type="float">
            <text:p>263.527</text:p>
          </table:table-cell>
          <table:table-cell office:value-type="float" office:value="-0.612754" calcext:value-type="float">
            <text:p>-0.612754</text:p>
          </table:table-cell>
          <table:table-cell office:value-type="float" office:value="-12.4728" calcext:value-type="float">
            <text:p>-12.4728</text:p>
          </table:table-cell>
          <table:table-cell office:value-type="float" office:value="0.172592" calcext:value-type="float">
            <text:p>0.172592</text:p>
          </table:table-cell>
          <table:table-cell office:value-type="float" office:value="0.114123" calcext:value-type="float">
            <text:p>0.114123</text:p>
          </table:table-cell>
          <table:table-cell office:value-type="float" office:value="0.0575077" calcext:value-type="float">
            <text:p>5.75E-02</text:p>
          </table:table-cell>
          <table:table-cell table:number-columns-repeated="2" office:value-type="float" office:value="0.992203" calcext:value-type="float">
            <text:p>0.992203</text:p>
          </table:table-cell>
          <table:table-cell table:style-name="ce1" office:value-type="float" office:value="0.545195" calcext:value-type="float">
            <text:p>5.45E-01</text:p>
          </table:table-cell>
          <table:table-cell office:value-type="float" office:value="-0.829919" calcext:value-type="float">
            <text:p>-0.829919</text:p>
          </table:table-cell>
          <table:table-cell table:style-name="ce1" office:value-type="float" office:value="-8.32219" calcext:value-type="float">
            <text:p>-8.32E+00</text:p>
          </table:table-cell>
          <table:table-cell table:number-columns-repeated="22"/>
          <table:table-cell table:formula="of:=[.AT76]+1" office:value-type="date" office:date-value="2020-05-09" calcext:value-type="date">
            <text:p>09/05/20</text:p>
          </table:table-cell>
          <table:table-cell table:formula="of:=AVERAGE([.S74:.S80])" office:value-type="float" office:value="0.972651857142857" calcext:value-type="float">
            <text:p>0.972651857142857</text:p>
          </table:table-cell>
          <table:table-cell table:formula="of:=[.P77]" office:value-type="float" office:value="0.172592" calcext:value-type="float">
            <text:p>0.172592</text:p>
          </table:table-cell>
          <table:table-cell table:formula="of:=AVERAGE([.R74:.R80])" office:value-type="float" office:value="0.0748215142857143" calcext:value-type="float">
            <text:p>0.07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float" office:value="8292.56" calcext:value-type="float">
            <text:p>8292.56</text:p>
          </table:table-cell>
          <table:table-cell office:value-type="float" office:value="8369.94" calcext:value-type="float">
            <text:p>8369.94</text:p>
          </table:table-cell>
          <table:table-cell office:value-type="float" office:value="1.20741" calcext:value-type="float">
            <text:p>1.20741</text:p>
          </table:table-cell>
          <table:table-cell office:value-type="float" office:value="210.941" calcext:value-type="float">
            <text:p>210.941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float" office:value="278.31" calcext:value-type="float">
            <text:p>278.31</text:p>
          </table:table-cell>
          <table:table-cell office:value-type="float" office:value="265.957" calcext:value-type="float">
            <text:p>265.957</text:p>
          </table:table-cell>
          <table:table-cell office:value-type="float" office:value="-1.69017" calcext:value-type="float">
            <text:p>-1.69017</text:p>
          </table:table-cell>
          <table:table-cell office:value-type="float" office:value="-14.0432" calcext:value-type="float">
            <text:p>-14.0432</text:p>
          </table:table-cell>
          <table:table-cell office:value-type="float" office:value="0.180032" calcext:value-type="float">
            <text:p>0.180032</text:p>
          </table:table-cell>
          <table:table-cell office:value-type="float" office:value="0.117564" calcext:value-type="float">
            <text:p>0.117564</text:p>
          </table:table-cell>
          <table:table-cell office:value-type="float" office:value="0.0599003" calcext:value-type="float">
            <text:p>5.99E-02</text:p>
          </table:table-cell>
          <table:table-cell table:number-columns-repeated="2" office:value-type="float" office:value="0.993646" calcext:value-type="float">
            <text:p>0.993646</text:p>
          </table:table-cell>
          <table:table-cell table:style-name="ce1" office:value-type="float" office:value="0.533433" calcext:value-type="float">
            <text:p>5.33E-01</text:p>
          </table:table-cell>
          <table:table-cell office:value-type="float" office:value="-0.83183" calcext:value-type="float">
            <text:p>-0.83183</text:p>
          </table:table-cell>
          <table:table-cell table:style-name="ce1" office:value-type="float" office:value="-7.49206" calcext:value-type="float">
            <text:p>-7.49E+00</text:p>
          </table:table-cell>
          <table:table-cell table:number-columns-repeated="22"/>
          <table:table-cell table:formula="of:=[.AT77]+1" office:value-type="date" office:date-value="2020-05-10" calcext:value-type="date">
            <text:p>10/05/20</text:p>
          </table:table-cell>
          <table:table-cell table:formula="of:=AVERAGE([.S75:.S81])" office:value-type="float" office:value="0.974286714285714" calcext:value-type="float">
            <text:p>0.974286714285714</text:p>
          </table:table-cell>
          <table:table-cell table:formula="of:=[.P78]" office:value-type="float" office:value="0.180032" calcext:value-type="float">
            <text:p>0.180032</text:p>
          </table:table-cell>
          <table:table-cell table:formula="of:=AVERAGE([.R75:.R81])" office:value-type="float" office:value="0.0767705571428571" calcext:value-type="float">
            <text:p>0.08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float" office:value="8326.4" calcext:value-type="float">
            <text:p>8326.4</text:p>
          </table:table-cell>
          <table:table-cell office:value-type="float" office:value="8408.15" calcext:value-type="float">
            <text:p>8408.15</text:p>
          </table:table-cell>
          <table:table-cell office:value-type="float" office:value="1.04094" calcext:value-type="float">
            <text:p>1.04094</text:p>
          </table:table-cell>
          <table:table-cell office:value-type="float" office:value="196.149" calcext:value-type="float">
            <text:p>196.149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float" office:value="282.234" calcext:value-type="float">
            <text:p>282.234</text:p>
          </table:table-cell>
          <table:table-cell office:value-type="float" office:value="269.4" calcext:value-type="float">
            <text:p>269.4</text:p>
          </table:table-cell>
          <table:table-cell office:value-type="float" office:value="0.234272" calcext:value-type="float">
            <text:p>0.234272</text:p>
          </table:table-cell>
          <table:table-cell office:value-type="float" office:value="-12.6" calcext:value-type="float">
            <text:p>-12.6</text:p>
          </table:table-cell>
          <table:table-cell office:value-type="float" office:value="0.187641" calcext:value-type="float">
            <text:p>0.187641</text:p>
          </table:table-cell>
          <table:table-cell office:value-type="float" office:value="0.158653" calcext:value-type="float">
            <text:p>0.158653</text:p>
          </table:table-cell>
          <table:table-cell office:value-type="float" office:value="0.0817205" calcext:value-type="float">
            <text:p>8.17E-02</text:p>
          </table:table-cell>
          <table:table-cell table:number-columns-repeated="2" office:value-type="float" office:value="0.972786" calcext:value-type="float">
            <text:p>0.972786</text:p>
          </table:table-cell>
          <table:table-cell table:style-name="ce1" office:value-type="float" office:value="0.523807" calcext:value-type="float">
            <text:p>5.24E-01</text:p>
          </table:table-cell>
          <table:table-cell office:value-type="float" office:value="-0.849733" calcext:value-type="float">
            <text:p>-0.849733</text:p>
          </table:table-cell>
          <table:table-cell table:style-name="ce1" office:value-type="float" office:value="-7.76949" calcext:value-type="float">
            <text:p>-7.77E+00</text:p>
          </table:table-cell>
          <table:table-cell table:number-columns-repeated="22"/>
          <table:table-cell table:formula="of:=[.AT78]+1" office:value-type="date" office:date-value="2020-05-11" calcext:value-type="date">
            <text:p>11/05/20</text:p>
          </table:table-cell>
          <table:table-cell table:formula="of:=AVERAGE([.S76:.S82])" office:value-type="float" office:value="0.976217285714286" calcext:value-type="float">
            <text:p>0.976217285714286</text:p>
          </table:table-cell>
          <table:table-cell table:formula="of:=[.P79]" office:value-type="float" office:value="0.187641" calcext:value-type="float">
            <text:p>0.187641</text:p>
          </table:table-cell>
          <table:table-cell table:formula="of:=AVERAGE([.R76:.R82])" office:value-type="float" office:value="0.0788744142857143" calcext:value-type="float">
            <text:p>0.08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float" office:value="8371.31" calcext:value-type="float">
            <text:p>8371.31</text:p>
          </table:table-cell>
          <table:table-cell office:value-type="float" office:value="8460.15" calcext:value-type="float">
            <text:p>8460.15</text:p>
          </table:table-cell>
          <table:table-cell office:value-type="float" office:value="1.04729" calcext:value-type="float">
            <text:p>1.04729</text:p>
          </table:table-cell>
          <table:table-cell office:value-type="float" office:value="203.153" calcext:value-type="float">
            <text:p>203.153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float" office:value="284.162" calcext:value-type="float">
            <text:p>284.162</text:p>
          </table:table-cell>
          <table:table-cell office:value-type="float" office:value="273.869" calcext:value-type="float">
            <text:p>273.869</text:p>
          </table:table-cell>
          <table:table-cell office:value-type="float" office:value="1.16214" calcext:value-type="float">
            <text:p>1.16214</text:p>
          </table:table-cell>
          <table:table-cell office:value-type="float" office:value="-9.1306" calcext:value-type="float">
            <text:p>-9.1306</text:p>
          </table:table-cell>
          <table:table-cell office:value-type="float" office:value="0.19542" calcext:value-type="float">
            <text:p>0.19542</text:p>
          </table:table-cell>
          <table:table-cell office:value-type="float" office:value="0.179739" calcext:value-type="float">
            <text:p>0.179739</text:p>
          </table:table-cell>
          <table:table-cell office:value-type="float" office:value="0.0935794" calcext:value-type="float">
            <text:p>9.36E-02</text:p>
          </table:table-cell>
          <table:table-cell table:number-columns-repeated="2" office:value-type="float" office:value="0.963612" calcext:value-type="float">
            <text:p>0.963612</text:p>
          </table:table-cell>
          <table:table-cell table:style-name="ce1" office:value-type="float" office:value="0.51342" calcext:value-type="float">
            <text:p>5.13E-01</text:p>
          </table:table-cell>
          <table:table-cell office:value-type="float" office:value="-0.857549" calcext:value-type="float">
            <text:p>-0.857549</text:p>
          </table:table-cell>
          <table:table-cell office:value-type="float" office:value="-13.2413" calcext:value-type="float">
            <text:p>-13.2413</text:p>
          </table:table-cell>
          <table:table-cell table:number-columns-repeated="22"/>
          <table:table-cell table:formula="of:=[.AT79]+1" office:value-type="date" office:date-value="2020-05-12" calcext:value-type="date">
            <text:p>12/05/20</text:p>
          </table:table-cell>
          <table:table-cell table:formula="of:=AVERAGE([.S77:.S83])" office:value-type="float" office:value="0.978336428571429" calcext:value-type="float">
            <text:p>0.978336428571429</text:p>
          </table:table-cell>
          <table:table-cell table:formula="of:=[.P80]" office:value-type="float" office:value="0.19542" calcext:value-type="float">
            <text:p>0.19542</text:p>
          </table:table-cell>
          <table:table-cell table:formula="of:=AVERAGE([.R77:.R83])" office:value-type="float" office:value="0.0804045" calcext:value-type="float">
            <text:p>0.08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float" office:value="8419.31" calcext:value-type="float">
            <text:p>8419.31</text:p>
          </table:table-cell>
          <table:table-cell office:value-type="float" office:value="8518.12" calcext:value-type="float">
            <text:p>8518.12</text:p>
          </table:table-cell>
          <table:table-cell office:value-type="float" office:value="1.07382" calcext:value-type="float">
            <text:p>1.07382</text:p>
          </table:table-cell>
          <table:table-cell office:value-type="float" office:value="213.116" calcext:value-type="float">
            <text:p>213.116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float" office:value="285.092" calcext:value-type="float">
            <text:p>285.092</text:p>
          </table:table-cell>
          <table:table-cell office:value-type="float" office:value="278.36" calcext:value-type="float">
            <text:p>278.36</text:p>
          </table:table-cell>
          <table:table-cell office:value-type="float" office:value="-4.90801" calcext:value-type="float">
            <text:p>-4.90801</text:p>
          </table:table-cell>
          <table:table-cell office:value-type="float" office:value="-11.6402" calcext:value-type="float">
            <text:p>-11.6402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0.178654" calcext:value-type="float">
            <text:p>0.178654</text:p>
          </table:table-cell>
          <table:table-cell office:value-type="float" office:value="0.0940018" calcext:value-type="float">
            <text:p>9.40E-02</text:p>
          </table:table-cell>
          <table:table-cell table:number-columns-repeated="2" office:value-type="float" office:value="0.967444" calcext:value-type="float">
            <text:p>0.967444</text:p>
          </table:table-cell>
          <table:table-cell table:style-name="ce1" office:value-type="float" office:value="0.50278" calcext:value-type="float">
            <text:p>5.03E-01</text:p>
          </table:table-cell>
          <table:table-cell office:value-type="float" office:value="-0.856864" calcext:value-type="float">
            <text:p>-0.856864</text:p>
          </table:table-cell>
          <table:table-cell office:value-type="float" office:value="-7.37608" calcext:value-type="float">
            <text:p>-7.37608</text:p>
          </table:table-cell>
          <table:table-cell table:number-columns-repeated="22"/>
          <table:table-cell table:formula="of:=[.AT80]+1" office:value-type="date" office:date-value="2020-05-13" calcext:value-type="date">
            <text:p>13/05/20</text:p>
          </table:table-cell>
          <table:table-cell table:formula="of:=AVERAGE([.S78:.S84])" office:value-type="float" office:value="0.980230285714286" calcext:value-type="float">
            <text:p>0.980230285714286</text:p>
          </table:table-cell>
          <table:table-cell table:formula="of:=[.P81]" office:value-type="float" office:value="0.203369" calcext:value-type="float">
            <text:p>0.203369</text:p>
          </table:table-cell>
          <table:table-cell table:formula="of:=AVERAGE([.R78:.R84])" office:value-type="float" office:value="0.0817823142857143" calcext:value-type="float">
            <text:p>0.08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float" office:value="8468.13" calcext:value-type="float">
            <text:p>8468.13</text:p>
          </table:table-cell>
          <table:table-cell office:value-type="float" office:value="8575.07" calcext:value-type="float">
            <text:p>8575.07</text:p>
          </table:table-cell>
          <table:table-cell office:value-type="float" office:value="0.786932" calcext:value-type="float">
            <text:p>0.786932</text:p>
          </table:table-cell>
          <table:table-cell office:value-type="float" office:value="188.075" calcext:value-type="float">
            <text:p>188.075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float" office:value="292.024" calcext:value-type="float">
            <text:p>292.024</text:p>
          </table:table-cell>
          <table:table-cell office:value-type="float" office:value="285.863" calcext:value-type="float">
            <text:p>285.863</text:p>
          </table:table-cell>
          <table:table-cell office:value-type="float" office:value="-0.975823" calcext:value-type="float">
            <text:p>-0.975823</text:p>
          </table:table-cell>
          <table:table-cell office:value-type="float" office:value="-7.13692" calcext:value-type="float">
            <text:p>-7.13692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01814" calcext:value-type="float">
            <text:p>1.02E-01</text:p>
          </table:table-cell>
          <table:table-cell table:number-columns-repeated="2" office:value-type="float" office:value="0.962966" calcext:value-type="float">
            <text:p>0.962966</text:p>
          </table:table-cell>
          <table:table-cell table:style-name="ce1" office:value-type="float" office:value="0.492898" calcext:value-type="float">
            <text:p>4.93E-01</text:p>
          </table:table-cell>
          <table:table-cell office:value-type="float" office:value="-0.861033" calcext:value-type="float">
            <text:p>-0.861033</text:p>
          </table:table-cell>
          <table:table-cell office:value-type="float" office:value="-7.08597" calcext:value-type="float">
            <text:p>-7.08597</text:p>
          </table:table-cell>
          <table:table-cell table:number-columns-repeated="22"/>
          <table:table-cell table:formula="of:=[.AT81]+1" office:value-type="date" office:date-value="2020-05-14" calcext:value-type="date">
            <text:p>14/05/20</text:p>
          </table:table-cell>
          <table:table-cell table:formula="of:=AVERAGE([.S79:.S85])" office:value-type="float" office:value="0.981698" calcext:value-type="float">
            <text:p>0.981698</text:p>
          </table:table-cell>
          <table:table-cell table:formula="of:=[.P82]" office:value-type="float" office:value="0.21149" calcext:value-type="float">
            <text:p>0.21149</text:p>
          </table:table-cell>
          <table:table-cell table:formula="of:=AVERAGE([.R79:.R85])" office:value-type="float" office:value="0.0832113142857143" calcext:value-type="float">
            <text:p>0.08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float" office:value="8520.04" calcext:value-type="float">
            <text:p>8520.04</text:p>
          </table:table-cell>
          <table:table-cell office:value-type="float" office:value="8626.27" calcext:value-type="float">
            <text:p>8626.27</text:p>
          </table:table-cell>
          <table:table-cell office:value-type="float" office:value="0.778004" calcext:value-type="float">
            <text:p>0.778004</text:p>
          </table:table-cell>
          <table:table-cell office:value-type="float" office:value="184.271" calcext:value-type="float">
            <text:p>184.271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float" office:value="294.96" calcext:value-type="float">
            <text:p>294.96</text:p>
          </table:table-cell>
          <table:table-cell office:value-type="float" office:value="288.366" calcext:value-type="float">
            <text:p>288.366</text:p>
          </table:table-cell>
          <table:table-cell office:value-type="float" office:value="-0.0398937" calcext:value-type="float">
            <text:p>-0.0398937</text:p>
          </table:table-cell>
          <table:table-cell office:value-type="float" office:value="-6.63428" calcext:value-type="float">
            <text:p>-6.63428</text:p>
          </table:table-cell>
          <table:table-cell office:value-type="float" office:value="0.214379" calcext:value-type="float">
            <text:p>0.214379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0.0743078" calcext:value-type="float">
            <text:p>7.43E-02</text:p>
          </table:table-cell>
          <table:table-cell table:number-columns-repeated="2" office:value-type="float" office:value="0.995698" calcext:value-type="float">
            <text:p>0.995698</text:p>
          </table:table-cell>
          <table:table-cell table:style-name="ce1" office:value-type="float" office:value="0.487474" calcext:value-type="float">
            <text:p>4.87E-01</text:p>
          </table:table-cell>
          <table:table-cell office:value-type="float" office:value="-0.841287" calcext:value-type="float">
            <text:p>-0.841287</text:p>
          </table:table-cell>
          <table:table-cell office:value-type="float" office:value="-7.18547" calcext:value-type="float">
            <text:p>-7.18547</text:p>
          </table:table-cell>
          <table:table-cell table:number-columns-repeated="22"/>
          <table:table-cell table:formula="of:=[.AT82]+1" office:value-type="date" office:date-value="2020-05-15" calcext:value-type="date">
            <text:p>15/05/20</text:p>
          </table:table-cell>
          <table:table-cell table:formula="of:=AVERAGE([.S80:.S86])" office:value-type="float" office:value="0.982287285714286" calcext:value-type="float">
            <text:p>0.982287285714286</text:p>
          </table:table-cell>
          <table:table-cell table:formula="of:=[.P83]" office:value-type="float" office:value="0.214379" calcext:value-type="float">
            <text:p>0.214379</text:p>
          </table:table-cell>
          <table:table-cell table:formula="of:=AVERAGE([.R80:.R86])" office:value-type="float" office:value="0.0851523714285714" calcext:value-type="float">
            <text:p>0.09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8558.79" calcext:value-type="float">
            <text:p>8558.79</text:p>
          </table:table-cell>
          <table:table-cell office:value-type="float" office:value="8658.88" calcext:value-type="float">
            <text:p>8658.88</text:p>
          </table:table-cell>
          <table:table-cell office:value-type="float" office:value="0.698689" calcext:value-type="float">
            <text:p>0.698689</text:p>
          </table:table-cell>
          <table:table-cell office:value-type="float" office:value="167.885" calcext:value-type="float">
            <text:p>167.885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float" office:value="296.898" calcext:value-type="float">
            <text:p>296.898</text:p>
          </table:table-cell>
          <table:table-cell office:value-type="float" office:value="290.867" calcext:value-type="float">
            <text:p>290.867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-5.13348" calcext:value-type="float">
            <text:p>-5.13348</text:p>
          </table:table-cell>
          <table:table-cell office:value-type="float" office:value="0.217267" calcext:value-type="float">
            <text:p>0.217267</text:p>
          </table:table-cell>
          <table:table-cell office:value-type="float" office:value="0.123767" calcext:value-type="float">
            <text:p>0.123767</text:p>
          </table:table-cell>
          <table:table-cell office:value-type="float" office:value="0.0671524" calcext:value-type="float">
            <text:p>6.72E-02</text:p>
          </table:table-cell>
          <table:table-cell table:number-columns-repeated="2" office:value-type="float" office:value="1.00546" calcext:value-type="float">
            <text:p>1.00546</text:p>
          </table:table-cell>
          <table:table-cell table:style-name="ce1" office:value-type="float" office:value="0.483266" calcext:value-type="float">
            <text:p>4.83E-01</text:p>
          </table:table-cell>
          <table:table-cell office:value-type="float" office:value="-0.835227" calcext:value-type="float">
            <text:p>-0.835227</text:p>
          </table:table-cell>
          <table:table-cell office:value-type="float" office:value="-7.09202" calcext:value-type="float">
            <text:p>-7.09202</text:p>
          </table:table-cell>
          <table:table-cell table:number-columns-repeated="22"/>
          <table:table-cell table:formula="of:=[.AT83]+1" office:value-type="date" office:date-value="2020-05-16" calcext:value-type="date">
            <text:p>16/05/20</text:p>
          </table:table-cell>
          <table:table-cell table:formula="of:=AVERAGE([.S81:.S87])" office:value-type="float" office:value="0.982228285714286" calcext:value-type="float">
            <text:p>0.982228285714286</text:p>
          </table:table-cell>
          <table:table-cell table:formula="of:=[.P84]" office:value-type="float" office:value="0.217267" calcext:value-type="float">
            <text:p>0.217267</text:p>
          </table:table-cell>
          <table:table-cell table:formula="of:=AVERAGE([.R81:.R87])" office:value-type="float" office:value="0.0873651714285714" calcext:value-type="float">
            <text:p>0.09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float" office:value="8594.31" calcext:value-type="float">
            <text:p>8594.31</text:p>
          </table:table-cell>
          <table:table-cell office:value-type="float" office:value="8687.19" calcext:value-type="float">
            <text:p>8687.19</text:p>
          </table:table-cell>
          <table:table-cell office:value-type="float" office:value="0.865443" calcext:value-type="float">
            <text:p>0.865443</text:p>
          </table:table-cell>
          <table:table-cell office:value-type="float" office:value="176.185" calcext:value-type="float">
            <text:p>176.185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float" office:value="297.839" calcext:value-type="float">
            <text:p>297.839</text:p>
          </table:table-cell>
          <table:table-cell office:value-type="float" office:value="294.38" calcext:value-type="float">
            <text:p>294.38</text:p>
          </table:table-cell>
          <table:table-cell office:value-type="float" office:value="-0.161318" calcext:value-type="float">
            <text:p>-0.161318</text:p>
          </table:table-cell>
          <table:table-cell office:value-type="float" office:value="-3.61981" calcext:value-type="float">
            <text:p>-3.6198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0.127567" calcext:value-type="float">
            <text:p>0.127567</text:p>
          </table:table-cell>
          <table:table-cell office:value-type="float" office:value="0.0699033" calcext:value-type="float">
            <text:p>6.99E-02</text:p>
          </table:table-cell>
          <table:table-cell table:number-columns-repeated="2" office:value-type="float" office:value="1.00392" calcext:value-type="float">
            <text:p>1.00392</text:p>
          </table:table-cell>
          <table:table-cell table:style-name="ce1" office:value-type="float" office:value="0.480044" calcext:value-type="float">
            <text:p>4.80E-01</text:p>
          </table:table-cell>
          <table:table-cell office:value-type="float" office:value="-0.836468" calcext:value-type="float">
            <text:p>-0.836468</text:p>
          </table:table-cell>
          <table:table-cell office:value-type="float" office:value="-8.86321" calcext:value-type="float">
            <text:p>-8.86321</text:p>
          </table:table-cell>
          <table:table-cell table:number-columns-repeated="22"/>
          <table:table-cell table:formula="of:=[.AT84]+1" office:value-type="date" office:date-value="2020-05-17" calcext:value-type="date">
            <text:p>17/05/20</text:p>
          </table:table-cell>
          <table:table-cell table:formula="of:=AVERAGE([.S82:.S88])" office:value-type="float" office:value="0.981787714285714" calcext:value-type="float">
            <text:p>0.981787714285714</text:p>
          </table:table-cell>
          <table:table-cell table:formula="of:=[.P85]" office:value-type="float" office:value="0.220156" calcext:value-type="float">
            <text:p>0.220156</text:p>
          </table:table-cell>
          <table:table-cell table:formula="of:=AVERAGE([.R82:.R88])" office:value-type="float" office:value="0.0895779142857143" calcext:value-type="float">
            <text:p>0.09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float" office:value="8628.16" calcext:value-type="float">
            <text:p>8628.16</text:p>
          </table:table-cell>
          <table:table-cell office:value-type="float" office:value="8717.66" calcext:value-type="float">
            <text:p>8717.66</text:p>
          </table:table-cell>
          <table:table-cell office:value-type="float" office:value="0.0641331" calcext:value-type="float">
            <text:p>0.0641331</text:p>
          </table:table-cell>
          <table:table-cell office:value-type="float" office:value="95.6647" calcext:value-type="float">
            <text:p>95.6647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float" office:value="299.78" calcext:value-type="float">
            <text:p>299.78</text:p>
          </table:table-cell>
          <table:table-cell office:value-type="float" office:value="295.919" calcext:value-type="float">
            <text:p>295.919</text:p>
          </table:table-cell>
          <table:table-cell office:value-type="float" office:value="2.78048" calcext:value-type="float">
            <text:p>2.78048</text:p>
          </table:table-cell>
          <table:table-cell office:value-type="float" office:value="-1.08133" calcext:value-type="float">
            <text:p>-1.08133</text:p>
          </table:table-cell>
          <table:table-cell office:value-type="float" office:value="0.223045" calcext:value-type="float">
            <text:p>0.223045</text:p>
          </table:table-cell>
          <table:table-cell office:value-type="float" office:value="0.172241" calcext:value-type="float">
            <text:p>0.172241</text:p>
          </table:table-cell>
          <table:table-cell office:value-type="float" office:value="0.0953079" calcext:value-type="float">
            <text:p>9.53E-02</text:p>
          </table:table-cell>
          <table:table-cell table:number-columns-repeated="2" office:value-type="float" office:value="0.976911" calcext:value-type="float">
            <text:p>0.976911</text:p>
          </table:table-cell>
          <table:table-cell table:style-name="ce1" office:value-type="float" office:value="0.478561" calcext:value-type="float">
            <text:p>4.79E-01</text:p>
          </table:table-cell>
          <table:table-cell office:value-type="float" office:value="-0.852358" calcext:value-type="float">
            <text:p>-0.852358</text:p>
          </table:table-cell>
          <table:table-cell office:value-type="float" office:value="-9.76902" calcext:value-type="float">
            <text:p>-9.76902</text:p>
          </table:table-cell>
          <table:table-cell table:number-columns-repeated="22"/>
          <table:table-cell table:formula="of:=[.AT85]+1" office:value-type="date" office:date-value="2020-05-18" calcext:value-type="date">
            <text:p>18/05/20</text:p>
          </table:table-cell>
          <table:table-cell table:formula="of:=AVERAGE([.S83:.S89])" office:value-type="float" office:value="0.980792285714286" calcext:value-type="float">
            <text:p>0.980792285714286</text:p>
          </table:table-cell>
          <table:table-cell table:formula="of:=[.P86]" office:value-type="float" office:value="0.223045" calcext:value-type="float">
            <text:p>0.223045</text:p>
          </table:table-cell>
          <table:table-cell table:formula="of:=AVERAGE([.R83:.R89])" office:value-type="float" office:value="0.0919633428571428" calcext:value-type="float">
            <text:p>0.09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float" office:value="8681.18" calcext:value-type="float">
            <text:p>8681.18</text:p>
          </table:table-cell>
          <table:table-cell office:value-type="float" office:value="8756.33" calcext:value-type="float">
            <text:p>8756.33</text:p>
          </table:table-cell>
          <table:table-cell office:value-type="float" office:value="-0.0189297" calcext:value-type="float">
            <text:p>-0.0189297</text:p>
          </table:table-cell>
          <table:table-cell office:value-type="float" office:value="73.3276" calcext:value-type="float">
            <text:p>73.3276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float" office:value="298.73" calcext:value-type="float">
            <text:p>298.73</text:p>
          </table:table-cell>
          <table:table-cell office:value-type="float" office:value="296.471" calcext:value-type="float">
            <text:p>296.471</text:p>
          </table:table-cell>
          <table:table-cell office:value-type="float" office:value="-3.26978" calcext:value-type="float">
            <text:p>-3.26978</text:p>
          </table:table-cell>
          <table:table-cell office:value-type="float" office:value="-5.52948" calcext:value-type="float">
            <text:p>-5.52948</text:p>
          </table:table-cell>
          <table:table-cell office:value-type="float" office:value="0.225934" calcext:value-type="float">
            <text:p>0.225934</text:p>
          </table:table-cell>
          <table:table-cell office:value-type="float" office:value="0.195229" calcext:value-type="float">
            <text:p>0.195229</text:p>
          </table:table-cell>
          <table:table-cell office:value-type="float" office:value="0.109069" calcext:value-type="float">
            <text:p>1.09E-01</text:p>
          </table:table-cell>
          <table:table-cell table:number-columns-repeated="2" office:value-type="float" office:value="0.963199" calcext:value-type="float">
            <text:p>0.963199</text:p>
          </table:table-cell>
          <table:table-cell table:style-name="ce1" office:value-type="float" office:value="0.475973" calcext:value-type="float">
            <text:p>4.76E-01</text:p>
          </table:table-cell>
          <table:table-cell office:value-type="float" office:value="-0.859341" calcext:value-type="float">
            <text:p>-0.859341</text:p>
          </table:table-cell>
          <table:table-cell office:value-type="float" office:value="-6.69226" calcext:value-type="float">
            <text:p>-6.69226</text:p>
          </table:table-cell>
          <table:table-cell table:number-columns-repeated="22"/>
          <table:table-cell table:formula="of:=[.AT86]+1" office:value-type="date" office:date-value="2020-05-19" calcext:value-type="date">
            <text:p>19/05/20</text:p>
          </table:table-cell>
          <table:table-cell table:formula="of:=AVERAGE([.S84:.S90])" office:value-type="float" office:value="0.980978" calcext:value-type="float">
            <text:p>0.980978</text:p>
          </table:table-cell>
          <table:table-cell table:formula="of:=[.P87]" office:value-type="float" office:value="0.225934" calcext:value-type="float">
            <text:p>0.225934</text:p>
          </table:table-cell>
          <table:table-cell table:formula="of:=AVERAGE([.R84:.R90])" office:value-type="float" office:value="0.0936960857142857" calcext:value-type="float">
            <text:p>0.09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743.32" calcext:value-type="float">
            <text:p>8743.32</text:p>
          </table:table-cell>
          <table:table-cell office:value-type="float" office:value="8802.22" calcext:value-type="float">
            <text:p>8802.22</text:p>
          </table:table-cell>
          <table:table-cell office:value-type="float" office:value="-0.143978" calcext:value-type="float">
            <text:p>-0.143978</text:p>
          </table:table-cell>
          <table:table-cell office:value-type="float" office:value="45.2166" calcext:value-type="float">
            <text:p>45.2166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float" office:value="303.684" calcext:value-type="float">
            <text:p>303.684</text:p>
          </table:table-cell>
          <table:table-cell office:value-type="float" office:value="303.039" calcext:value-type="float">
            <text:p>303.039</text:p>
          </table:table-cell>
          <table:table-cell office:value-type="float" office:value="-0.316373" calcext:value-type="float">
            <text:p>-0.316373</text:p>
          </table:table-cell>
          <table:table-cell office:value-type="float" office:value="-0.960812" calcext:value-type="float">
            <text:p>-0.960812</text:p>
          </table:table-cell>
          <table:table-cell office:value-type="float" office:value="0.228822" calcext:value-type="float">
            <text:p>0.228822</text:p>
          </table:table-cell>
          <table:table-cell office:value-type="float" office:value="0.194143" calcext:value-type="float">
            <text:p>0.194143</text:p>
          </table:table-cell>
          <table:table-cell office:value-type="float" office:value="0.109491" calcext:value-type="float">
            <text:p>1.09E-01</text:p>
          </table:table-cell>
          <table:table-cell table:number-columns-repeated="2" office:value-type="float" office:value="0.96436" calcext:value-type="float">
            <text:p>0.96436</text:p>
          </table:table-cell>
          <table:table-cell table:style-name="ce1" office:value-type="float" office:value="0.472724" calcext:value-type="float">
            <text:p>4.73E-01</text:p>
          </table:table-cell>
          <table:table-cell office:value-type="float" office:value="-0.858446" calcext:value-type="float">
            <text:p>-0.858446</text:p>
          </table:table-cell>
          <table:table-cell office:value-type="float" office:value="-6.67064" calcext:value-type="float">
            <text:p>-6.67064</text:p>
          </table:table-cell>
          <table:table-cell table:number-columns-repeated="22"/>
          <table:table-cell table:formula="of:=[.AT87]+1" office:value-type="date" office:date-value="2020-05-20" calcext:value-type="date">
            <text:p>20/05/20</text:p>
          </table:table-cell>
          <table:table-cell table:formula="of:=AVERAGE([.S85:.S91])" office:value-type="float" office:value="0.981872285714286" calcext:value-type="float">
            <text:p>0.981872285714286</text:p>
          </table:table-cell>
          <table:table-cell table:formula="of:=[.P88]" office:value-type="float" office:value="0.228822" calcext:value-type="float">
            <text:p>0.228822</text:p>
          </table:table-cell>
          <table:table-cell table:formula="of:=AVERAGE([.R85:.R91])" office:value-type="float" office:value="0.0952543714285714" calcext:value-type="float">
            <text:p>0.1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805.15" calcext:value-type="float">
            <text:p>8805.15</text:p>
          </table:table-cell>
          <table:table-cell office:value-type="float" office:value="8848.91" calcext:value-type="float">
            <text:p>8848.91</text:p>
          </table:table-cell>
          <table:table-cell office:value-type="float" office:value="0.162952" calcext:value-type="float">
            <text:p>0.162952</text:p>
          </table:table-cell>
          <table:table-cell office:value-type="float" office:value="58.9113" calcext:value-type="float">
            <text:p>58.9113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float" office:value="305.64" calcext:value-type="float">
            <text:p>305.64</text:p>
          </table:table-cell>
          <table:table-cell office:value-type="float" office:value="305.635" calcext:value-type="float">
            <text:p>305.635</text:p>
          </table:table-cell>
          <table:table-cell office:value-type="float" office:value="-0.359975" calcext:value-type="float">
            <text:p>-0.359975</text:p>
          </table:table-cell>
          <table:table-cell office:value-type="float" office:value="-0.364814" calcext:value-type="float">
            <text:p>-0.364814</text:p>
          </table:table-cell>
          <table:table-cell office:value-type="float" office:value="0.231711" calcext:value-type="float">
            <text:p>0.231711</text:p>
          </table:table-cell>
          <table:table-cell office:value-type="float" office:value="0.208198" calcext:value-type="float">
            <text:p>0.208198</text:p>
          </table:table-cell>
          <table:table-cell office:value-type="float" office:value="0.118512" calcext:value-type="float">
            <text:p>1.19E-01</text:p>
          </table:table-cell>
          <table:table-cell table:number-columns-repeated="2" office:value-type="float" office:value="0.955998" calcext:value-type="float">
            <text:p>0.955998</text:p>
          </table:table-cell>
          <table:table-cell table:style-name="ce1" office:value-type="float" office:value="0.46993" calcext:value-type="float">
            <text:p>4.70E-01</text:p>
          </table:table-cell>
          <table:table-cell office:value-type="float" office:value="-0.862149" calcext:value-type="float">
            <text:p>-0.862149</text:p>
          </table:table-cell>
          <table:table-cell office:value-type="float" office:value="-12.6758" calcext:value-type="float">
            <text:p>-12.6758</text:p>
          </table:table-cell>
          <table:table-cell table:number-columns-repeated="22"/>
          <table:table-cell table:formula="of:=[.AT88]+1" office:value-type="date" office:date-value="2020-05-21" calcext:value-type="date">
            <text:p>21/05/20</text:p>
          </table:table-cell>
          <table:table-cell table:formula="of:=AVERAGE([.S86:.S92])" office:value-type="float" office:value="0.983256571428571" calcext:value-type="float">
            <text:p>0.983256571428571</text:p>
          </table:table-cell>
          <table:table-cell table:formula="of:=[.P89]" office:value-type="float" office:value="0.231711" calcext:value-type="float">
            <text:p>0.231711</text:p>
          </table:table-cell>
          <table:table-cell table:formula="of:=AVERAGE([.R86:.R92])" office:value-type="float" office:value="0.0968684571428571" calcext:value-type="float">
            <text:p>0.10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float" office:value="8864.37" calcext:value-type="float">
            <text:p>8864.37</text:p>
          </table:table-cell>
          <table:table-cell office:value-type="float" office:value="8896.1" calcext:value-type="float">
            <text:p>8896.1</text:p>
          </table:table-cell>
          <table:table-cell office:value-type="float" office:value="0.168793" calcext:value-type="float">
            <text:p>0.168793</text:p>
          </table:table-cell>
          <table:table-cell office:value-type="float" office:value="47.1032" calcext:value-type="float">
            <text:p>47.1032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float" office:value="307.596" calcext:value-type="float">
            <text:p>307.596</text:p>
          </table:table-cell>
          <table:table-cell office:value-type="float" office:value="307.245" calcext:value-type="float">
            <text:p>307.245</text:p>
          </table:table-cell>
          <table:table-cell office:value-type="float" office:value="-4.40352" calcext:value-type="float">
            <text:p>-4.40352</text:p>
          </table:table-cell>
          <table:table-cell office:value-type="float" office:value="-4.75545" calcext:value-type="float">
            <text:p>-4.75545</text:p>
          </table:table-cell>
          <table:table-cell office:value-type="float" office:value="0.242854" calcext:value-type="float">
            <text:p>0.242854</text:p>
          </table:table-cell>
          <table:table-cell office:value-type="float" office:value="0.150471" calcext:value-type="float">
            <text:p>0.150471</text:p>
          </table:table-cell>
          <table:table-cell office:value-type="float" office:value="0.086437" calcext:value-type="float">
            <text:p>8.64E-02</text:p>
          </table:table-cell>
          <table:table-cell table:number-columns-repeated="2" office:value-type="float" office:value="0.996998" calcext:value-type="float">
            <text:p>0.996998</text:p>
          </table:table-cell>
          <table:table-cell table:style-name="ce1" office:value-type="float" office:value="0.45656" calcext:value-type="float">
            <text:p>4.57E-01</text:p>
          </table:table-cell>
          <table:table-cell office:value-type="float" office:value="-0.844087" calcext:value-type="float">
            <text:p>-0.844087</text:p>
          </table:table-cell>
          <table:table-cell office:value-type="float" office:value="-6.6145" calcext:value-type="float">
            <text:p>-6.6145</text:p>
          </table:table-cell>
          <table:table-cell table:number-columns-repeated="22"/>
          <table:table-cell table:formula="of:=[.AT89]+1" office:value-type="date" office:date-value="2020-05-22" calcext:value-type="date">
            <text:p>22/05/20</text:p>
          </table:table-cell>
          <table:table-cell table:formula="of:=AVERAGE([.S87:.S93])" office:value-type="float" office:value="0.984626" calcext:value-type="float">
            <text:p>0.984626</text:p>
          </table:table-cell>
          <table:table-cell table:formula="of:=[.P90]" office:value-type="float" office:value="0.242854" calcext:value-type="float">
            <text:p>0.242854</text:p>
          </table:table-cell>
          <table:table-cell table:formula="of:=AVERAGE([.R87:.R93])" office:value-type="float" office:value="0.0990580428571428" calcext:value-type="float">
            <text:p>0.10</text:p>
          </table:table-cell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float" office:value="8914.53" calcext:value-type="float">
            <text:p>8914.53</text:p>
          </table:table-cell>
          <table:table-cell office:value-type="float" office:value="8932.2" calcext:value-type="float">
            <text:p>8932.2</text:p>
          </table:table-cell>
          <table:table-cell office:value-type="float" office:value="-0.129391" calcext:value-type="float">
            <text:p>-0.129391</text:p>
          </table:table-cell>
          <table:table-cell office:value-type="float" office:value="6.20091" calcext:value-type="float">
            <text:p>6.20091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float" office:value="313.555" calcext:value-type="float">
            <text:p>313.555</text:p>
          </table:table-cell>
          <table:table-cell office:value-type="float" office:value="307.873" calcext:value-type="float">
            <text:p>307.873</text:p>
          </table:table-cell>
          <table:table-cell office:value-type="float" office:value="-0.444579" calcext:value-type="float">
            <text:p>-0.444579</text:p>
          </table:table-cell>
          <table:table-cell office:value-type="float" office:value="-6.12738" calcext:value-type="float">
            <text:p>-6.12738</text:p>
          </table:table-cell>
          <table:table-cell office:value-type="float" office:value="0.25433" calcext:value-type="float">
            <text:p>0.25433</text:p>
          </table:table-cell>
          <table:table-cell office:value-type="float" office:value="0.134675" calcext:value-type="float">
            <text:p>0.134675</text:p>
          </table:table-cell>
          <table:table-cell office:value-type="float" office:value="0.0780604" calcext:value-type="float">
            <text:p>7.81E-02</text:p>
          </table:table-cell>
          <table:table-cell table:number-columns-repeated="2" office:value-type="float" office:value="1.01172" calcext:value-type="float">
            <text:p>1.01172</text:p>
          </table:table-cell>
          <table:table-cell table:style-name="ce1" office:value-type="float" office:value="0.44486" calcext:value-type="float">
            <text:p>4.45E-01</text:p>
          </table:table-cell>
          <table:table-cell office:value-type="float" office:value="-0.839347" calcext:value-type="float">
            <text:p>-0.839347</text:p>
          </table:table-cell>
          <table:table-cell office:value-type="float" office:value="-6.66741" calcext:value-type="float">
            <text:p>-6.66741</text:p>
          </table:table-cell>
          <table:table-cell table:number-columns-repeated="22"/>
          <table:table-cell table:formula="of:=[.AT90]+1" office:value-type="date" office:date-value="2020-05-23" calcext:value-type="date">
            <text:p>23/05/20</text:p>
          </table:table-cell>
          <table:table-cell table:formula="of:=AVERAGE([.S88:.S94])" office:value-type="float" office:value="0.986253428571428" calcext:value-type="float">
            <text:p>0.986253428571428</text:p>
          </table:table-cell>
          <table:table-cell table:formula="of:=[.P91]" office:value-type="float" office:value="0.25433" calcext:value-type="float">
            <text:p>0.25433</text:p>
          </table:table-cell>
          <table:table-cell table:formula="of:=AVERAGE([.R88:.R94])" office:value-type="float" office:value="0.1015509" calcext:value-type="float">
            <text:p>0.10</text:p>
          </table:table-cell>
        </table:table-row>
        <table:table-row table:style-name="ro1">
          <table:table-cell office:value-type="float" office:value="8991" calcext:value-type="float">
            <text:p>8991</text:p>
          </table:table-cell>
          <table:table-cell office:value-type="float" office:value="8963.78" calcext:value-type="float">
            <text:p>8963.78</text:p>
          </table:table-cell>
          <table:table-cell office:value-type="float" office:value="8962.12" calcext:value-type="float">
            <text:p>8962.12</text:p>
          </table:table-cell>
          <table:table-cell office:value-type="float" office:value="-0.307363" calcext:value-type="float">
            <text:p>-0.307363</text:p>
          </table:table-cell>
          <table:table-cell office:value-type="float" office:value="-28.8827" calcext:value-type="float">
            <text:p>-28.8827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315.518" calcext:value-type="float">
            <text:p>315.518</text:p>
          </table:table-cell>
          <table:table-cell office:value-type="float" office:value="309.507" calcext:value-type="float">
            <text:p>309.507</text:p>
          </table:table-cell>
          <table:table-cell office:value-type="float" office:value="0.518354" calcext:value-type="float">
            <text:p>0.518354</text:p>
          </table:table-cell>
          <table:table-cell office:value-type="float" office:value="-5.49301" calcext:value-type="float">
            <text:p>-5.49301</text:p>
          </table:table-cell>
          <table:table-cell office:value-type="float" office:value="0.266144" calcext:value-type="float">
            <text:p>0.266144</text:p>
          </table:table-cell>
          <table:table-cell office:value-type="float" office:value="0.138866" calcext:value-type="float">
            <text:p>0.138866</text:p>
          </table:table-cell>
          <table:table-cell office:value-type="float" office:value="0.0812019" calcext:value-type="float">
            <text:p>8.12E-02</text:p>
          </table:table-cell>
          <table:table-cell table:number-columns-repeated="2" office:value-type="float" office:value="1.01361" calcext:value-type="float">
            <text:p>1.01361</text:p>
          </table:table-cell>
          <table:table-cell table:style-name="ce1" office:value-type="float" office:value="0.434466" calcext:value-type="float">
            <text:p>4.34E-01</text:p>
          </table:table-cell>
          <table:table-cell office:value-type="float" office:value="-0.841413" calcext:value-type="float">
            <text:p>-0.841413</text:p>
          </table:table-cell>
          <table:table-cell office:value-type="float" office:value="-6.64668" calcext:value-type="float">
            <text:p>-6.64668</text:p>
          </table:table-cell>
          <table:table-cell table:number-columns-repeated="22"/>
          <table:table-cell table:formula="of:=[.AT91]+1" office:value-type="date" office:date-value="2020-05-24" calcext:value-type="date">
            <text:p>24/05/20</text:p>
          </table:table-cell>
          <table:table-cell table:formula="of:=AVERAGE([.S89:.S95])" office:value-type="float" office:value="0.988444571428571" calcext:value-type="float">
            <text:p>0.988444571428571</text:p>
          </table:table-cell>
          <table:table-cell table:formula="of:=[.P92]" office:value-type="float" office:value="0.266144" calcext:value-type="float">
            <text:p>0.266144</text:p>
          </table:table-cell>
          <table:table-cell table:formula="of:=AVERAGE([.R89:.R95])" office:value-type="float" office:value="0.104040042857143" calcext:value-type="float">
            <text:p>0.10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9015.49" calcext:value-type="float">
            <text:p>9015.49</text:p>
          </table:table-cell>
          <table:table-cell office:value-type="float" office:value="9005.96" calcext:value-type="float">
            <text:p>9005.96</text:p>
          </table:table-cell>
          <table:table-cell office:value-type="float" office:value="-0.252308" calcext:value-type="float">
            <text:p>-0.252308</text:p>
          </table:table-cell>
          <table:table-cell office:value-type="float" office:value="-32.0431" calcext:value-type="float">
            <text:p>-32.0431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6.485" calcext:value-type="float">
            <text:p>316.485</text:p>
          </table:table-cell>
          <table:table-cell office:value-type="float" office:value="308.203" calcext:value-type="float">
            <text:p>308.203</text:p>
          </table:table-cell>
          <table:table-cell office:value-type="float" office:value="-0.515401" calcext:value-type="float">
            <text:p>-0.515401</text:p>
          </table:table-cell>
          <table:table-cell office:value-type="float" office:value="-8.7975" calcext:value-type="float">
            <text:p>-8.7975</text:p>
          </table:table-cell>
          <table:table-cell office:value-type="float" office:value="0.278299" calcext:value-type="float">
            <text:p>0.278299</text:p>
          </table:table-cell>
          <table:table-cell office:value-type="float" office:value="0.187568" calcext:value-type="float">
            <text:p>0.187568</text:p>
          </table:table-cell>
          <table:table-cell office:value-type="float" office:value="0.110635" calcext:value-type="float">
            <text:p>1.11E-01</text:p>
          </table:table-cell>
          <table:table-cell table:number-columns-repeated="2" office:value-type="float" office:value="0.986497" calcext:value-type="float">
            <text:p>0.986497</text:p>
          </table:table-cell>
          <table:table-cell table:style-name="ce1" office:value-type="float" office:value="0.426031" calcext:value-type="float">
            <text:p>4.26E-01</text:p>
          </table:table-cell>
          <table:table-cell office:value-type="float" office:value="-0.856502" calcext:value-type="float">
            <text:p>-0.856502</text:p>
          </table:table-cell>
          <table:table-cell office:value-type="float" office:value="-7.25631" calcext:value-type="float">
            <text:p>-7.25631</text:p>
          </table:table-cell>
          <table:table-cell table:number-columns-repeated="22"/>
          <table:table-cell table:formula="of:=[.AT92]+1" office:value-type="date" office:date-value="2020-05-25" calcext:value-type="date">
            <text:p>25/05/20</text:p>
          </table:table-cell>
          <table:table-cell table:formula="of:=AVERAGE([.S90:.S96])" office:value-type="float" office:value="0.991014714285714" calcext:value-type="float">
            <text:p>0.991014714285714</text:p>
          </table:table-cell>
          <table:table-cell table:formula="of:=[.P93]" office:value-type="float" office:value="0.278299" calcext:value-type="float">
            <text:p>0.278299</text:p>
          </table:table-cell>
          <table:table-cell table:formula="of:=AVERAGE([.R90:.R96])" office:value-type="float" office:value="0.106719757142857" calcext:value-type="float">
            <text:p>0.11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9075.87" calcext:value-type="float">
            <text:p>9075.87</text:p>
          </table:table-cell>
          <table:table-cell office:value-type="float" office:value="9064.56" calcext:value-type="float">
            <text:p>9064.56</text:p>
          </table:table-cell>
          <table:table-cell office:value-type="float" office:value="-0.11279" calcext:value-type="float">
            <text:p>-0.11279</text:p>
          </table:table-cell>
          <table:table-cell office:value-type="float" office:value="-21.4359" calcext:value-type="float">
            <text:p>-21.4359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8.453" calcext:value-type="float">
            <text:p>318.453</text:p>
          </table:table-cell>
          <table:table-cell office:value-type="float" office:value="312.924" calcext:value-type="float">
            <text:p>312.924</text:p>
          </table:table-cell>
          <table:table-cell office:value-type="float" office:value="1.45258" calcext:value-type="float">
            <text:p>1.45258</text:p>
          </table:table-cell>
          <table:table-cell office:value-type="float" office:value="-4.07574" calcext:value-type="float">
            <text:p>-4.07574</text:p>
          </table:table-cell>
          <table:table-cell office:value-type="float" office:value="0.290801" calcext:value-type="float">
            <text:p>0.290801</text:p>
          </table:table-cell>
          <table:table-cell office:value-type="float" office:value="0.212678" calcext:value-type="float">
            <text:p>0.212678</text:p>
          </table:table-cell>
          <table:table-cell office:value-type="float" office:value="0.126519" calcext:value-type="float">
            <text:p>1.27E-01</text:p>
          </table:table-cell>
          <table:table-cell table:number-columns-repeated="2" office:value-type="float" office:value="0.974591" calcext:value-type="float">
            <text:p>0.974591</text:p>
          </table:table-cell>
          <table:table-cell table:style-name="ce1" office:value-type="float" office:value="0.416907" calcext:value-type="float">
            <text:p>4.17E-01</text:p>
          </table:table-cell>
          <table:table-cell office:value-type="float" office:value="-0.863376" calcext:value-type="float">
            <text:p>-0.863376</text:p>
          </table:table-cell>
          <table:table-cell office:value-type="float" office:value="-7.22316" calcext:value-type="float">
            <text:p>-7.22316</text:p>
          </table:table-cell>
          <table:table-cell table:number-columns-repeated="22"/>
          <table:table-cell table:formula="of:=[.AT93]+1" office:value-type="date" office:date-value="2020-05-26" calcext:value-type="date">
            <text:p>26/05/20</text:p>
          </table:table-cell>
          <table:table-cell table:formula="of:=AVERAGE([.S91:.S97])" office:value-type="float" office:value="0.993727857142857" calcext:value-type="float">
            <text:p>0.993727857142857</text:p>
          </table:table-cell>
          <table:table-cell table:formula="of:=[.P94]" office:value-type="float" office:value="0.290801" calcext:value-type="float">
            <text:p>0.290801</text:p>
          </table:table-cell>
          <table:table-cell table:formula="of:=AVERAGE([.R91:.R97])" office:value-type="float" office:value="0.108663471428571" calcext:value-type="float">
            <text:p>0.11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9138" calcext:value-type="float">
            <text:p>9138</text:p>
          </table:table-cell>
          <table:table-cell office:value-type="float" office:value="9128.35" calcext:value-type="float">
            <text:p>9128.35</text:p>
          </table:table-cell>
          <table:table-cell office:value-type="float" office:value="0.1805" calcext:value-type="float">
            <text:p>0.1805</text:p>
          </table:table-cell>
          <table:table-cell office:value-type="float" office:value="6.35024" calcext:value-type="float">
            <text:p>6.35024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float" office:value="318.421" calcext:value-type="float">
            <text:p>318.421</text:p>
          </table:table-cell>
          <table:table-cell office:value-type="float" office:value="314.666" calcext:value-type="float">
            <text:p>314.666</text:p>
          </table:table-cell>
          <table:table-cell office:value-type="float" office:value="1.42142" calcext:value-type="float">
            <text:p>1.42142</text:p>
          </table:table-cell>
          <table:table-cell office:value-type="float" office:value="-2.33397" calcext:value-type="float">
            <text:p>-2.33397</text:p>
          </table:table-cell>
          <table:table-cell office:value-type="float" office:value="0.303655" calcext:value-type="float">
            <text:p>0.303655</text:p>
          </table:table-cell>
          <table:table-cell office:value-type="float" office:value="0.211567" calcext:value-type="float">
            <text:p>0.211567</text:p>
          </table:table-cell>
          <table:table-cell office:value-type="float" office:value="0.126915" calcext:value-type="float">
            <text:p>1.27E-01</text:p>
          </table:table-cell>
          <table:table-cell table:number-columns-repeated="2" office:value-type="float" office:value="0.979698" calcext:value-type="float">
            <text:p>0.979698</text:p>
          </table:table-cell>
          <table:table-cell table:style-name="ce1" office:value-type="float" office:value="0.407434" calcext:value-type="float">
            <text:p>4.07E-01</text:p>
          </table:table-cell>
          <table:table-cell office:value-type="float" office:value="-0.863233" calcext:value-type="float">
            <text:p>-0.863233</text:p>
          </table:table-cell>
          <table:table-cell office:value-type="float" office:value="-6.62335" calcext:value-type="float">
            <text:p>-6.62335</text:p>
          </table:table-cell>
          <table:table-cell table:number-columns-repeated="22"/>
          <table:table-cell table:formula="of:=[.AT94]+1" office:value-type="date" office:date-value="2020-05-27" calcext:value-type="date">
            <text:p>27/05/20</text:p>
          </table:table-cell>
          <table:table-cell table:formula="of:=AVERAGE([.S92:.S98])" office:value-type="float" office:value="0.996059285714286" calcext:value-type="float">
            <text:p>0.996059285714286</text:p>
          </table:table-cell>
          <table:table-cell table:formula="of:=[.P95]" office:value-type="float" office:value="0.303655" calcext:value-type="float">
            <text:p>0.303655</text:p>
          </table:table-cell>
          <table:table-cell table:formula="of:=AVERAGE([.R92:.R98])" office:value-type="float" office:value="0.110409014285714" calcext:value-type="float">
            <text:p>0.11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9195.58" calcext:value-type="float">
            <text:p>9195.58</text:p>
          </table:table-cell>
          <table:table-cell office:value-type="float" office:value="9185.75" calcext:value-type="float">
            <text:p>9185.75</text:p>
          </table:table-cell>
          <table:table-cell office:value-type="float" office:value="0.226375" calcext:value-type="float">
            <text:p>0.226375</text:p>
          </table:table-cell>
          <table:table-cell office:value-type="float" office:value="9.75097" calcext:value-type="float">
            <text:p>9.75097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18.39" calcext:value-type="float">
            <text:p>318.39</text:p>
          </table:table-cell>
          <table:table-cell office:value-type="float" office:value="316.403" calcext:value-type="float">
            <text:p>316.403</text:p>
          </table:table-cell>
          <table:table-cell office:value-type="float" office:value="-0.60995" calcext:value-type="float">
            <text:p>-0.60995</text:p>
          </table:table-cell>
          <table:table-cell office:value-type="float" office:value="-2.5966" calcext:value-type="float">
            <text:p>-2.5966</text:p>
          </table:table-cell>
          <table:table-cell office:value-type="float" office:value="0.316865" calcext:value-type="float">
            <text:p>0.316865</text:p>
          </table:table-cell>
          <table:table-cell office:value-type="float" office:value="0.226956" calcext:value-type="float">
            <text:p>0.226956</text:p>
          </table:table-cell>
          <table:table-cell office:value-type="float" office:value="0.13727" calcext:value-type="float">
            <text:p>1.37E-01</text:p>
          </table:table-cell>
          <table:table-cell table:number-columns-repeated="2" office:value-type="float" office:value="0.973989" calcext:value-type="float">
            <text:p>0.973989</text:p>
          </table:table-cell>
          <table:table-cell table:style-name="ce1" office:value-type="float" office:value="0.398701" calcext:value-type="float">
            <text:p>3.99E-01</text:p>
          </table:table-cell>
          <table:table-cell office:value-type="float" office:value="-0.867072" calcext:value-type="float">
            <text:p>-0.867072</text:p>
          </table:table-cell>
          <table:table-cell office:value-type="float" office:value="-7.15014" calcext:value-type="float">
            <text:p>-7.15014</text:p>
          </table:table-cell>
          <table:table-cell table:number-columns-repeated="22"/>
          <table:table-cell table:formula="of:=[.AT95]+1" office:value-type="date" office:date-value="2020-05-28" calcext:value-type="date">
            <text:p>28/05/20</text:p>
          </table:table-cell>
          <table:table-cell table:formula="of:=AVERAGE([.S93:.S99])" office:value-type="float" office:value="0.997753571428571" calcext:value-type="float">
            <text:p>0.997753571428571</text:p>
          </table:table-cell>
          <table:table-cell table:formula="of:=[.P96]" office:value-type="float" office:value="0.316865" calcext:value-type="float">
            <text:p>0.316865</text:p>
          </table:table-cell>
          <table:table-cell table:formula="of:=AVERAGE([.R93:.R99])" office:value-type="float" office:value="0.112214428571429" calcext:value-type="float">
            <text:p>0.11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9256.07" calcext:value-type="float">
            <text:p>9256.07</text:p>
          </table:table-cell>
          <table:table-cell office:value-type="float" office:value="9248.6" calcext:value-type="float">
            <text:p>9248.6</text:p>
          </table:table-cell>
          <table:table-cell office:value-type="float" office:value="0.283555" calcext:value-type="float">
            <text:p>0.283555</text:p>
          </table:table-cell>
          <table:table-cell office:value-type="float" office:value="16.5986" calcext:value-type="float">
            <text:p>16.5986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0.36" calcext:value-type="float">
            <text:p>320.36</text:p>
          </table:table-cell>
          <table:table-cell office:value-type="float" office:value="322.157" calcext:value-type="float">
            <text:p>322.157</text:p>
          </table:table-cell>
          <table:table-cell office:value-type="float" office:value="1.36007" calcext:value-type="float">
            <text:p>1.36007</text:p>
          </table:table-cell>
          <table:table-cell office:value-type="float" office:value="3.15706" calcext:value-type="float">
            <text:p>3.15706</text:p>
          </table:table-cell>
          <table:table-cell office:value-type="float" office:value="0.319804" calcext:value-type="float">
            <text:p>0.319804</text:p>
          </table:table-cell>
          <table:table-cell office:value-type="float" office:value="0.164077" calcext:value-type="float">
            <text:p>0.164077</text:p>
          </table:table-cell>
          <table:table-cell office:value-type="float" office:value="0.100043" calcext:value-type="float">
            <text:p>1.00E-01</text:p>
          </table:table-cell>
          <table:table-cell table:number-columns-repeated="2" office:value-type="float" office:value="1.01599" calcext:value-type="float">
            <text:p>1.01599</text:p>
          </table:table-cell>
          <table:table-cell table:style-name="ce1" office:value-type="float" office:value="0.394986" calcext:value-type="float">
            <text:p>3.95E-01</text:p>
          </table:table-cell>
          <table:table-cell office:value-type="float" office:value="-0.851006" calcext:value-type="float">
            <text:p>-0.851006</text:p>
          </table:table-cell>
          <table:table-cell office:value-type="float" office:value="-7.16243" calcext:value-type="float">
            <text:p>-7.16243</text:p>
          </table:table-cell>
          <table:table-cell table:number-columns-repeated="22"/>
          <table:table-cell table:formula="of:=[.AT96]+1" office:value-type="date" office:date-value="2020-05-29" calcext:value-type="date">
            <text:p>29/05/20</text:p>
          </table:table-cell>
          <table:table-cell table:formula="of:=AVERAGE([.S94:.S100])" office:value-type="float" office:value="0.998237285714286" calcext:value-type="float">
            <text:p>0.998237285714286</text:p>
          </table:table-cell>
          <table:table-cell table:formula="of:=[.P97]" office:value-type="float" office:value="0.319804" calcext:value-type="float">
            <text:p>0.319804</text:p>
          </table:table-cell>
          <table:table-cell table:formula="of:=AVERAGE([.R94:.R100])" office:value-type="float" office:value="0.114659857142857" calcext:value-type="float">
            <text:p>0.11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9304.1" calcext:value-type="float">
            <text:p>9304.1</text:p>
          </table:table-cell>
          <table:table-cell office:value-type="float" office:value="9305.15" calcext:value-type="float">
            <text:p>9305.15</text:p>
          </table:table-cell>
          <table:table-cell office:value-type="float" office:value="0.461099" calcext:value-type="float">
            <text:p>0.461099</text:p>
          </table:table-cell>
          <table:table-cell office:value-type="float" office:value="39.1508" calcext:value-type="float">
            <text:p>39.1508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float" office:value="320.331" calcext:value-type="float">
            <text:p>320.331</text:p>
          </table:table-cell>
          <table:table-cell office:value-type="float" office:value="323.939" calcext:value-type="float">
            <text:p>323.939</text:p>
          </table:table-cell>
          <table:table-cell office:value-type="float" office:value="1.33111" calcext:value-type="float">
            <text:p>1.33111</text:p>
          </table:table-cell>
          <table:table-cell office:value-type="float" office:value="4.93935" calcext:value-type="float">
            <text:p>4.93935</text:p>
          </table:table-cell>
          <table:table-cell office:value-type="float" office:value="0.322742" calcext:value-type="float">
            <text:p>0.322742</text:p>
          </table:table-cell>
          <table:table-cell office:value-type="float" office:value="0.146894" calcext:value-type="float">
            <text:p>0.146894</text:p>
          </table:table-cell>
          <table:table-cell office:value-type="float" office:value="0.0902792" calcext:value-type="float">
            <text:p>9.03E-02</text:p>
          </table:table-cell>
          <table:table-cell table:number-columns-repeated="2" office:value-type="float" office:value="1.02804" calcext:value-type="float">
            <text:p>1.02804</text:p>
          </table:table-cell>
          <table:table-cell table:style-name="ce1" office:value-type="float" office:value="0.392441" calcext:value-type="float">
            <text:p>3.92E-01</text:p>
          </table:table-cell>
          <table:table-cell office:value-type="float" office:value="-0.846126" calcext:value-type="float">
            <text:p>-0.846126</text:p>
          </table:table-cell>
          <table:table-cell office:value-type="float" office:value="-6.54921" calcext:value-type="float">
            <text:p>-6.54921</text:p>
          </table:table-cell>
          <table:table-cell table:number-columns-repeated="22"/>
          <table:table-cell table:formula="of:=[.AT97]+1" office:value-type="date" office:date-value="2020-05-30" calcext:value-type="date">
            <text:p>30/05/20</text:p>
          </table:table-cell>
          <table:table-cell table:formula="of:=AVERAGE([.S95:.S101])" office:value-type="float" office:value="0.997801428571429" calcext:value-type="float">
            <text:p>0.997801428571429</text:p>
          </table:table-cell>
          <table:table-cell table:formula="of:=[.P98]" office:value-type="float" office:value="0.322742" calcext:value-type="float">
            <text:p>0.322742</text:p>
          </table:table-cell>
          <table:table-cell table:formula="of:=AVERAGE([.R95:.R101])" office:value-type="float" office:value="0.117439714285714" calcext:value-type="float">
            <text:p>0.12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9346.22" calcext:value-type="float">
            <text:p>9346.22</text:p>
          </table:table-cell>
          <table:table-cell office:value-type="float" office:value="9362.22" calcext:value-type="float">
            <text:p>9362.22</text:p>
          </table:table-cell>
          <table:table-cell office:value-type="float" office:value="0.510761" calcext:value-type="float">
            <text:p>0.510761</text:p>
          </table:table-cell>
          <table:table-cell office:value-type="float" office:value="58.2219" calcext:value-type="float">
            <text:p>58.2219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float" office:value="320.302" calcext:value-type="float">
            <text:p>320.302</text:p>
          </table:table-cell>
          <table:table-cell office:value-type="float" office:value="324.745" calcext:value-type="float">
            <text:p>324.745</text:p>
          </table:table-cell>
          <table:table-cell office:value-type="float" office:value="0.30242" calcext:value-type="float">
            <text:p>0.30242</text:p>
          </table:table-cell>
          <table:table-cell office:value-type="float" office:value="4.74476" calcext:value-type="float">
            <text:p>4.74476</text:p>
          </table:table-cell>
          <table:table-cell office:value-type="float" office:value="0.325681" calcext:value-type="float">
            <text:p>0.325681</text:p>
          </table:table-cell>
          <table:table-cell office:value-type="float" office:value="0.151504" calcext:value-type="float">
            <text:p>0.151504</text:p>
          </table:table-cell>
          <table:table-cell office:value-type="float" office:value="0.0938398" calcext:value-type="float">
            <text:p>9.38E-02</text:p>
          </table:table-cell>
          <table:table-cell table:number-columns-repeated="2" office:value-type="float" office:value="1.02547" calcext:value-type="float">
            <text:p>1.02547</text:p>
          </table:table-cell>
          <table:table-cell table:style-name="ce1" office:value-type="float" office:value="0.390669" calcext:value-type="float">
            <text:p>3.91E-01</text:p>
          </table:table-cell>
          <table:table-cell office:value-type="float" office:value="-0.847129" calcext:value-type="float">
            <text:p>-0.847129</text:p>
          </table:table-cell>
          <table:table-cell office:value-type="float" office:value="-6.5981" calcext:value-type="float">
            <text:p>-6.5981</text:p>
          </table:table-cell>
          <table:table-cell table:number-columns-repeated="22"/>
          <table:table-cell table:formula="of:=[.AT98]+1" office:value-type="date" office:date-value="2020-05-31" calcext:value-type="date">
            <text:p>31/05/20</text:p>
          </table:table-cell>
          <table:table-cell table:formula="of:=AVERAGE([.S96:.S102])" office:value-type="float" office:value="0.996779571428572" calcext:value-type="float">
            <text:p>0.996779571428572</text:p>
          </table:table-cell>
          <table:table-cell table:formula="of:=[.P99]" office:value-type="float" office:value="0.325681" calcext:value-type="float">
            <text:p>0.325681</text:p>
          </table:table-cell>
          <table:table-cell table:formula="of:=AVERAGE([.R96:.R102])" office:value-type="float" office:value="0.120211428571429" calcext:value-type="float">
            <text:p>0.12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9388.96" calcext:value-type="float">
            <text:p>9388.96</text:p>
          </table:table-cell>
          <table:table-cell office:value-type="float" office:value="9420.04" calcext:value-type="float">
            <text:p>9420.04</text:p>
          </table:table-cell>
          <table:table-cell office:value-type="float" office:value="0.611102" calcext:value-type="float">
            <text:p>0.611102</text:p>
          </table:table-cell>
          <table:table-cell office:value-type="float" office:value="82.0414" calcext:value-type="float">
            <text:p>82.0414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float" office:value="321.275" calcext:value-type="float">
            <text:p>321.275</text:p>
          </table:table-cell>
          <table:table-cell office:value-type="float" office:value="326.561" calcext:value-type="float">
            <text:p>326.561</text:p>
          </table:table-cell>
          <table:table-cell office:value-type="float" office:value="0.274979" calcext:value-type="float">
            <text:p>0.274979</text:p>
          </table:table-cell>
          <table:table-cell office:value-type="float" office:value="5.56052" calcext:value-type="float">
            <text:p>5.56052</text:p>
          </table:table-cell>
          <table:table-cell office:value-type="float" office:value="0.32862" calcext:value-type="float">
            <text:p>0.32862</text:p>
          </table:table-cell>
          <table:table-cell office:value-type="float" office:value="0.204686" calcext:value-type="float">
            <text:p>0.204686</text:p>
          </table:table-cell>
          <table:table-cell office:value-type="float" office:value="0.127753" calcext:value-type="float">
            <text:p>1.28E-01</text:p>
          </table:table-cell>
          <table:table-cell table:number-columns-repeated="2" office:value-type="float" office:value="0.989883" calcext:value-type="float">
            <text:p>0.989883</text:p>
          </table:table-cell>
          <table:table-cell table:style-name="ce1" office:value-type="float" office:value="0.390337" calcext:value-type="float">
            <text:p>3.90E-01</text:p>
          </table:table-cell>
          <table:table-cell office:value-type="float" office:value="-0.860068" calcext:value-type="float">
            <text:p>-0.860068</text:p>
          </table:table-cell>
          <table:table-cell office:value-type="float" office:value="-6.72224" calcext:value-type="float">
            <text:p>-6.72224</text:p>
          </table:table-cell>
          <table:table-cell table:number-columns-repeated="22"/>
          <table:table-cell table:formula="of:=[.AT99]+1" office:value-type="date" office:date-value="2020-06-01" calcext:value-type="date">
            <text:p>01/06/20</text:p>
          </table:table-cell>
          <table:table-cell table:formula="of:=AVERAGE([.S97:.S103])" office:value-type="float" office:value="0.994952857142857" calcext:value-type="float">
            <text:p>0.994952857142857</text:p>
          </table:table-cell>
          <table:table-cell table:formula="of:=[.P100]" office:value-type="float" office:value="0.32862" calcext:value-type="float">
            <text:p>0.32862</text:p>
          </table:table-cell>
          <table:table-cell table:formula="of:=AVERAGE([.R97:.R103])" office:value-type="float" office:value="0.123190571428571" calcext:value-type="float">
            <text:p>0.12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9439.71" calcext:value-type="float">
            <text:p>9439.71</text:p>
          </table:table-cell>
          <table:table-cell office:value-type="float" office:value="9484" calcext:value-type="float">
            <text:p>9484</text:p>
          </table:table-cell>
          <table:table-cell office:value-type="float" office:value="0.471587" calcext:value-type="float">
            <text:p>0.471587</text:p>
          </table:table-cell>
          <table:table-cell office:value-type="float" office:value="84.005" calcext:value-type="float">
            <text:p>84.005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float" office:value="322.248" calcext:value-type="float">
            <text:p>322.248</text:p>
          </table:table-cell>
          <table:table-cell office:value-type="float" office:value="326.379" calcext:value-type="float">
            <text:p>326.379</text:p>
          </table:table-cell>
          <table:table-cell office:value-type="float" office:value="-0.751602" calcext:value-type="float">
            <text:p>-0.751602</text:p>
          </table:table-cell>
          <table:table-cell office:value-type="float" office:value="3.37949" calcext:value-type="float">
            <text:p>3.37949</text:p>
          </table:table-cell>
          <table:table-cell office:value-type="float" office:value="0.331559" calcext:value-type="float">
            <text:p>0.331559</text:p>
          </table:table-cell>
          <table:table-cell office:value-type="float" office:value="0.232137" calcext:value-type="float">
            <text:p>0.232137</text:p>
          </table:table-cell>
          <table:table-cell office:value-type="float" office:value="0.145978" calcext:value-type="float">
            <text:p>1.46E-01</text:p>
          </table:table-cell>
          <table:table-cell table:number-columns-repeated="2" office:value-type="float" office:value="0.97154" calcext:value-type="float">
            <text:p>0.97154</text:p>
          </table:table-cell>
          <table:table-cell table:style-name="ce1" office:value-type="float" office:value="0.389097" calcext:value-type="float">
            <text:p>3.89E-01</text:p>
          </table:table-cell>
          <table:table-cell office:value-type="float" office:value="-0.865846" calcext:value-type="float">
            <text:p>-0.865846</text:p>
          </table:table-cell>
          <table:table-cell office:value-type="float" office:value="-6.65313" calcext:value-type="float">
            <text:p>-6.65313</text:p>
          </table:table-cell>
          <table:table-cell table:number-columns-repeated="22"/>
          <table:table-cell table:formula="of:=[.AT100]+1" office:value-type="date" office:date-value="2020-06-02" calcext:value-type="date">
            <text:p>02/06/20</text:p>
          </table:table-cell>
          <table:table-cell table:formula="of:=AVERAGE([.S98:.S104])" office:value-type="float" office:value="0.994811428571428" calcext:value-type="float">
            <text:p>0.994811428571428</text:p>
          </table:table-cell>
          <table:table-cell table:formula="of:=[.P101]" office:value-type="float" office:value="0.331559" calcext:value-type="float">
            <text:p>0.331559</text:p>
          </table:table-cell>
          <table:table-cell table:formula="of:=AVERAGE([.R98:.R104])" office:value-type="float" office:value="0.125348142857143" calcext:value-type="float">
            <text:p>0.13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9498.25" calcext:value-type="float">
            <text:p>9498.25</text:p>
          </table:table-cell>
          <table:table-cell office:value-type="float" office:value="9547.82" calcext:value-type="float">
            <text:p>9547.82</text:p>
          </table:table-cell>
          <table:table-cell office:value-type="float" office:value="0.290573" calcext:value-type="float">
            <text:p>0.290573</text:p>
          </table:table-cell>
          <table:table-cell office:value-type="float" office:value="73.8168" calcext:value-type="float">
            <text:p>73.8168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float" office:value="324.224" calcext:value-type="float">
            <text:p>324.224</text:p>
          </table:table-cell>
          <table:table-cell office:value-type="float" office:value="326.193" calcext:value-type="float">
            <text:p>326.193</text:p>
          </table:table-cell>
          <table:table-cell office:value-type="float" office:value="-0.775883" calcext:value-type="float">
            <text:p>-0.775883</text:p>
          </table:table-cell>
          <table:table-cell office:value-type="float" office:value="1.19317" calcext:value-type="float">
            <text:p>1.19317</text:p>
          </table:table-cell>
          <table:table-cell office:value-type="float" office:value="0.334498" calcext:value-type="float">
            <text:p>0.334498</text:p>
          </table:table-cell>
          <table:table-cell office:value-type="float" office:value="0.230969" calcext:value-type="float">
            <text:p>0.230969</text:p>
          </table:table-cell>
          <table:table-cell office:value-type="float" office:value="0.146317" calcext:value-type="float">
            <text:p>1.46E-01</text:p>
          </table:table-cell>
          <table:table-cell table:number-columns-repeated="2" office:value-type="float" office:value="0.972545" calcext:value-type="float">
            <text:p>0.972545</text:p>
          </table:table-cell>
          <table:table-cell table:style-name="ce1" office:value-type="float" office:value="0.387204" calcext:value-type="float">
            <text:p>3.87E-01</text:p>
          </table:table-cell>
          <table:table-cell office:value-type="float" office:value="-0.865132" calcext:value-type="float">
            <text:p>-0.865132</text:p>
          </table:table-cell>
          <table:table-cell office:value-type="float" office:value="-6.41861" calcext:value-type="float">
            <text:p>-6.41861</text:p>
          </table:table-cell>
          <table:table-cell table:number-columns-repeated="22"/>
          <table:table-cell table:formula="of:=[.AT101]+1" office:value-type="date" office:date-value="2020-06-03" calcext:value-type="date">
            <text:p>03/06/20</text:p>
          </table:table-cell>
          <table:table-cell table:formula="of:=AVERAGE([.S99:.S105])" office:value-type="float" office:value="0.995765714285714" calcext:value-type="float">
            <text:p>0.995765714285714</text:p>
          </table:table-cell>
          <table:table-cell table:formula="of:=[.P102]" office:value-type="float" office:value="0.334498" calcext:value-type="float">
            <text:p>0.334498</text:p>
          </table:table-cell>
          <table:table-cell table:formula="of:=AVERAGE([.R99:.R105])" office:value-type="float" office:value="0.127282542857143" calcext:value-type="float">
            <text:p>0.13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9559.61" calcext:value-type="float">
            <text:p>9559.61</text:p>
          </table:table-cell>
          <table:table-cell office:value-type="float" office:value="9612.38" calcext:value-type="float">
            <text:p>9612.38</text:p>
          </table:table-cell>
          <table:table-cell office:value-type="float" office:value="0.36104" calcext:value-type="float">
            <text:p>0.36104</text:p>
          </table:table-cell>
          <table:table-cell office:value-type="float" office:value="82.3803" calcext:value-type="float">
            <text:p>82.3803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float" office:value="326.202" calcext:value-type="float">
            <text:p>326.202</text:p>
          </table:table-cell>
          <table:table-cell office:value-type="float" office:value="328.016" calcext:value-type="float">
            <text:p>328.016</text:p>
          </table:table-cell>
          <table:table-cell office:value-type="float" office:value="0.202334" calcext:value-type="float">
            <text:p>0.202334</text:p>
          </table:table-cell>
          <table:table-cell office:value-type="float" office:value="2.01611" calcext:value-type="float">
            <text:p>2.01611</text:p>
          </table:table-cell>
          <table:table-cell office:value-type="float" office:value="0.337437" calcext:value-type="float">
            <text:p>0.337437</text:p>
          </table:table-cell>
          <table:table-cell office:value-type="float" office:value="0.24781" calcext:value-type="float">
            <text:p>0.24781</text:p>
          </table:table-cell>
          <table:table-cell office:value-type="float" office:value="0.158124" calcext:value-type="float">
            <text:p>1.58E-01</text:p>
          </table:table-cell>
          <table:table-cell table:number-columns-repeated="2" office:value-type="float" office:value="0.961202" calcext:value-type="float">
            <text:p>0.961202</text:p>
          </table:table-cell>
          <table:table-cell table:style-name="ce1" office:value-type="float" office:value="0.385716" calcext:value-type="float">
            <text:p>3.86E-01</text:p>
          </table:table-cell>
          <table:table-cell office:value-type="float" office:value="-0.868232" calcext:value-type="float">
            <text:p>-0.868232</text:p>
          </table:table-cell>
          <table:table-cell office:value-type="float" office:value="-6.57395" calcext:value-type="float">
            <text:p>-6.57395</text:p>
          </table:table-cell>
          <table:table-cell table:number-columns-repeated="22"/>
          <table:table-cell table:formula="of:=[.AT102]+1" office:value-type="date" office:date-value="2020-06-04" calcext:value-type="date">
            <text:p>04/06/20</text:p>
          </table:table-cell>
          <table:table-cell table:formula="of:=AVERAGE([.S100:.S106])" office:value-type="float" office:value="0.997542857142857" calcext:value-type="float">
            <text:p>0.997542857142857</text:p>
          </table:table-cell>
          <table:table-cell table:formula="of:=[.P103]" office:value-type="float" office:value="0.337437" calcext:value-type="float">
            <text:p>0.337437</text:p>
          </table:table-cell>
          <table:table-cell table:formula="of:=AVERAGE([.R100:.R106])" office:value-type="float" office:value="0.12928" calcext:value-type="float">
            <text:p>0.13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9621.87" calcext:value-type="float">
            <text:p>9621.87</text:p>
          </table:table-cell>
          <table:table-cell office:value-type="float" office:value="9677.07" calcext:value-type="float">
            <text:p>9677.07</text:p>
          </table:table-cell>
          <table:table-cell office:value-type="float" office:value="0.703703" calcext:value-type="float">
            <text:p>0.703703</text:p>
          </table:table-cell>
          <table:table-cell office:value-type="float" office:value="112.073" calcext:value-type="float">
            <text:p>112.073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7.181" calcext:value-type="float">
            <text:p>327.181</text:p>
          </table:table-cell>
          <table:table-cell office:value-type="float" office:value="327.845" calcext:value-type="float">
            <text:p>327.845</text:p>
          </table:table-cell>
          <table:table-cell office:value-type="float" office:value="0.181449" calcext:value-type="float">
            <text:p>0.181449</text:p>
          </table:table-cell>
          <table:table-cell office:value-type="float" office:value="0.844809" calcext:value-type="float">
            <text:p>0.844809</text:p>
          </table:table-cell>
          <table:table-cell office:value-type="float" office:value="0.356585" calcext:value-type="float">
            <text:p>0.356585</text:p>
          </table:table-cell>
          <table:table-cell office:value-type="float" office:value="0.17918" calcext:value-type="float">
            <text:p>0.17918</text:p>
          </table:table-cell>
          <table:table-cell office:value-type="float" office:value="0.115146" calcext:value-type="float">
            <text:p>1.15E-01</text:p>
          </table:table-cell>
          <table:table-cell table:number-columns-repeated="2" office:value-type="float" office:value="1.015" calcext:value-type="float">
            <text:p>1.015</text:p>
          </table:table-cell>
          <table:table-cell table:style-name="ce1" office:value-type="float" office:value="0.372987" calcext:value-type="float">
            <text:p>3.73E-01</text:p>
          </table:table-cell>
          <table:table-cell office:value-type="float" office:value="-0.853962" calcext:value-type="float">
            <text:p>-0.853962</text:p>
          </table:table-cell>
          <table:table-cell office:value-type="float" office:value="-7.17835" calcext:value-type="float">
            <text:p>-7.17835</text:p>
          </table:table-cell>
          <table:table-cell table:number-columns-repeated="22"/>
          <table:table-cell table:formula="of:=[.AT103]+1" office:value-type="date" office:date-value="2020-06-05" calcext:value-type="date">
            <text:p>05/06/20</text:p>
          </table:table-cell>
          <table:table-cell table:formula="of:=AVERAGE([.S101:.S107])" office:value-type="float" office:value="0.999528142857143" calcext:value-type="float">
            <text:p>0.999528142857143</text:p>
          </table:table-cell>
          <table:table-cell table:formula="of:=[.P104]" office:value-type="float" office:value="0.356585" calcext:value-type="float">
            <text:p>0.356585</text:p>
          </table:table-cell>
          <table:table-cell table:formula="of:=AVERAGE([.R101:.R107])" office:value-type="float" office:value="0.131981" calcext:value-type="float">
            <text:p>0.13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9666.86" calcext:value-type="float">
            <text:p>9666.86</text:p>
          </table:table-cell>
          <table:table-cell office:value-type="float" office:value="9726.04" calcext:value-type="float">
            <text:p>9726.04</text:p>
          </table:table-cell>
          <table:table-cell office:value-type="float" office:value="0.813184" calcext:value-type="float">
            <text:p>0.813184</text:p>
          </table:table-cell>
          <table:table-cell office:value-type="float" office:value="123.043" calcext:value-type="float">
            <text:p>123.043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8.16" calcext:value-type="float">
            <text:p>328.16</text:p>
          </table:table-cell>
          <table:table-cell office:value-type="float" office:value="327.673" calcext:value-type="float">
            <text:p>327.673</text:p>
          </table:table-cell>
          <table:table-cell office:value-type="float" office:value="1.15956" calcext:value-type="float">
            <text:p>1.15956</text:p>
          </table:table-cell>
          <table:table-cell office:value-type="float" office:value="0.672847" calcext:value-type="float">
            <text:p>0.672847</text:p>
          </table:table-cell>
          <table:table-cell office:value-type="float" office:value="0.376442" calcext:value-type="float">
            <text:p>0.376442</text:p>
          </table:table-cell>
          <table:table-cell office:value-type="float" office:value="0.160435" calcext:value-type="float">
            <text:p>0.160435</text:p>
          </table:table-cell>
          <table:table-cell office:value-type="float" office:value="0.10382" calcext:value-type="float">
            <text:p>1.04E-01</text:p>
          </table:table-cell>
          <table:table-cell table:number-columns-repeated="2" office:value-type="float" office:value="1.03472" calcext:value-type="float">
            <text:p>1.03472</text:p>
          </table:table-cell>
          <table:table-cell table:style-name="ce1" office:value-type="float" office:value="0.361924" calcext:value-type="float">
            <text:p>3.62E-01</text:p>
          </table:table-cell>
          <table:table-cell office:value-type="float" office:value="-0.850769" calcext:value-type="float">
            <text:p>-0.850769</text:p>
          </table:table-cell>
          <table:table-cell office:value-type="float" office:value="-6.96781" calcext:value-type="float">
            <text:p>-6.96781</text:p>
          </table:table-cell>
          <table:table-cell table:number-columns-repeated="22"/>
          <table:table-cell table:formula="of:=[.AT104]+1" office:value-type="date" office:date-value="2020-06-06" calcext:value-type="date">
            <text:p>06/06/20</text:p>
          </table:table-cell>
          <table:table-cell table:formula="of:=AVERAGE([.S102:.S108])" office:value-type="float" office:value="1.00206285714286" calcext:value-type="float">
            <text:p>1.00206285714286</text:p>
          </table:table-cell>
          <table:table-cell table:formula="of:=[.P105]" office:value-type="float" office:value="0.376442" calcext:value-type="float">
            <text:p>0.376442</text:p>
          </table:table-cell>
          <table:table-cell table:formula="of:=AVERAGE([.R102:.R108])" office:value-type="float" office:value="0.135046285714286" calcext:value-type="float">
            <text:p>0.14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9705.47" calcext:value-type="float">
            <text:p>9705.47</text:p>
          </table:table-cell>
          <table:table-cell office:value-type="float" office:value="9771.21" calcext:value-type="float">
            <text:p>9771.21</text:p>
          </table:table-cell>
          <table:table-cell office:value-type="float" office:value="0.529522" calcext:value-type="float">
            <text:p>0.529522</text:p>
          </table:table-cell>
          <table:table-cell office:value-type="float" office:value="107.21" calcext:value-type="float">
            <text:p>107.21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float" office:value="328.138" calcext:value-type="float">
            <text:p>328.138</text:p>
          </table:table-cell>
          <table:table-cell office:value-type="float" office:value="328.509" calcext:value-type="float">
            <text:p>328.509</text:p>
          </table:table-cell>
          <table:table-cell office:value-type="float" office:value="1.13805" calcext:value-type="float">
            <text:p>1.13805</text:p>
          </table:table-cell>
          <table:table-cell office:value-type="float" office:value="1.50909" calcext:value-type="float">
            <text:p>1.50909</text:p>
          </table:table-cell>
          <table:table-cell office:value-type="float" office:value="0.397021" calcext:value-type="float">
            <text:p>0.397021</text:p>
          </table:table-cell>
          <table:table-cell office:value-type="float" office:value="0.165486" calcext:value-type="float">
            <text:p>0.165486</text:p>
          </table:table-cell>
          <table:table-cell office:value-type="float" office:value="0.107822" calcext:value-type="float">
            <text:p>1.08E-01</text:p>
          </table:table-cell>
          <table:table-cell table:number-columns-repeated="2" office:value-type="float" office:value="1.03791" calcext:value-type="float">
            <text:p>1.03791</text:p>
          </table:table-cell>
          <table:table-cell table:style-name="ce1" office:value-type="float" office:value="0.352022" calcext:value-type="float">
            <text:p>3.52E-01</text:p>
          </table:table-cell>
          <table:table-cell office:value-type="float" office:value="-0.853067" calcext:value-type="float">
            <text:p>-0.853067</text:p>
          </table:table-cell>
          <table:table-cell office:value-type="float" office:value="-6.29001" calcext:value-type="float">
            <text:p>-6.29001</text:p>
          </table:table-cell>
          <table:table-cell table:number-columns-repeated="22"/>
          <table:table-cell table:formula="of:=[.AT105]+1" office:value-type="date" office:date-value="2020-06-07" calcext:value-type="date">
            <text:p>07/06/20</text:p>
          </table:table-cell>
          <table:table-cell table:formula="of:=AVERAGE([.S103:.S109])" office:value-type="float" office:value="1.00552528571429" calcext:value-type="float">
            <text:p>1.00552528571429</text:p>
          </table:table-cell>
          <table:table-cell table:formula="of:=[.P106]" office:value-type="float" office:value="0.397021" calcext:value-type="float">
            <text:p>0.397021</text:p>
          </table:table-cell>
          <table:table-cell table:formula="of:=AVERAGE([.R103:.R109])" office:value-type="float" office:value="0.138097142857143" calcext:value-type="float">
            <text:p>0.14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9749.38" calcext:value-type="float">
            <text:p>9749.38</text:p>
          </table:table-cell>
          <table:table-cell office:value-type="float" office:value="9814.65" calcext:value-type="float">
            <text:p>9814.65</text:p>
          </table:table-cell>
          <table:table-cell office:value-type="float" office:value="0.207627" calcext:value-type="float">
            <text:p>0.207627</text:p>
          </table:table-cell>
          <table:table-cell office:value-type="float" office:value="81.6476" calcext:value-type="float">
            <text:p>81.6476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8.12" calcext:value-type="float">
            <text:p>328.12</text:p>
          </table:table-cell>
          <table:table-cell office:value-type="float" office:value="329.35" calcext:value-type="float">
            <text:p>329.35</text:p>
          </table:table-cell>
          <table:table-cell office:value-type="float" office:value="0.119566" calcext:value-type="float">
            <text:p>0.119566</text:p>
          </table:table-cell>
          <table:table-cell office:value-type="float" office:value="1.34978" calcext:value-type="float">
            <text:p>1.34978</text:p>
          </table:table-cell>
          <table:table-cell office:value-type="float" office:value="0.418335" calcext:value-type="float">
            <text:p>0.418335</text:p>
          </table:table-cell>
          <table:table-cell office:value-type="float" office:value="0.223593" calcext:value-type="float">
            <text:p>0.223593</text:p>
          </table:table-cell>
          <table:table-cell office:value-type="float" office:value="0.14666" calcext:value-type="float">
            <text:p>1.47E-01</text:p>
          </table:table-cell>
          <table:table-cell table:number-columns-repeated="2" office:value-type="float" office:value="1.00378" calcext:value-type="float">
            <text:p>1.00378</text:p>
          </table:table-cell>
          <table:table-cell table:style-name="ce1" office:value-type="float" office:value="0.34376" calcext:value-type="float">
            <text:p>3.44E-01</text:p>
          </table:table-cell>
          <table:table-cell office:value-type="float" office:value="-0.865776" calcext:value-type="float">
            <text:p>-0.865776</text:p>
          </table:table-cell>
          <table:table-cell office:value-type="float" office:value="-6.85417" calcext:value-type="float">
            <text:p>-6.85417</text:p>
          </table:table-cell>
          <table:table-cell table:number-columns-repeated="22"/>
          <table:table-cell table:formula="of:=[.AT106]+1" office:value-type="date" office:date-value="2020-06-08" calcext:value-type="date">
            <text:p>08/06/20</text:p>
          </table:table-cell>
          <table:table-cell table:formula="of:=AVERAGE([.S104:.S110])" office:value-type="float" office:value="1.00969371428571" calcext:value-type="float">
            <text:p>1.00969371428571</text:p>
          </table:table-cell>
          <table:table-cell table:formula="of:=[.P107]" office:value-type="float" office:value="0.418335" calcext:value-type="float">
            <text:p>0.418335</text:p>
          </table:table-cell>
          <table:table-cell table:formula="of:=AVERAGE([.R104:.R110])" office:value-type="float" office:value="0.141371" calcext:value-type="float">
            <text:p>0.14</text:p>
          </table:table-cell>
        </table:table-row>
        <table:table-row table:style-name="ro1">
          <table:table-cell office:value-type="float" office:value="9787" calcext:value-type="float">
            <text:p>9787</text:p>
          </table:table-cell>
          <table:table-cell office:value-type="float" office:value="9808.6" calcext:value-type="float">
            <text:p>9808.6</text:p>
          </table:table-cell>
          <table:table-cell office:value-type="float" office:value="9871.73" calcext:value-type="float">
            <text:p>9871.73</text:p>
          </table:table-cell>
          <table:table-cell office:value-type="float" office:value="0.27046" calcext:value-type="float">
            <text:p>0.27046</text:p>
          </table:table-cell>
          <table:table-cell office:value-type="float" office:value="84.7302" calcext:value-type="float">
            <text:p>84.7302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29.104" calcext:value-type="float">
            <text:p>329.104</text:p>
          </table:table-cell>
          <table:table-cell office:value-type="float" office:value="331.208" calcext:value-type="float">
            <text:p>331.208</text:p>
          </table:table-cell>
          <table:table-cell office:value-type="float" office:value="1.10432" calcext:value-type="float">
            <text:p>1.10432</text:p>
          </table:table-cell>
          <table:table-cell office:value-type="float" office:value="3.20781" calcext:value-type="float">
            <text:p>3.20781</text:p>
          </table:table-cell>
          <table:table-cell office:value-type="float" office:value="0.440397" calcext:value-type="float">
            <text:p>0.440397</text:p>
          </table:table-cell>
          <table:table-cell office:value-type="float" office:value="0.253594" calcext:value-type="float">
            <text:p>0.253594</text:p>
          </table:table-cell>
          <table:table-cell office:value-type="float" office:value="0.167435" calcext:value-type="float">
            <text:p>1.67E-01</text:p>
          </table:table-cell>
          <table:table-cell table:number-columns-repeated="2" office:value-type="float" office:value="0.989283" calcext:value-type="float">
            <text:p>0.989283</text:p>
          </table:table-cell>
          <table:table-cell table:style-name="ce1" office:value-type="float" office:value="0.335091" calcext:value-type="float">
            <text:p>3.35E-01</text:p>
          </table:table-cell>
          <table:table-cell office:value-type="float" office:value="-0.871857" calcext:value-type="float">
            <text:p>-0.871857</text:p>
          </table:table-cell>
          <table:table-cell office:value-type="float" office:value="-6.64436" calcext:value-type="float">
            <text:p>-6.64436</text:p>
          </table:table-cell>
          <table:table-cell table:number-columns-repeated="22"/>
          <table:table-cell table:formula="of:=[.AT107]+1" office:value-type="date" office:date-value="2020-06-09" calcext:value-type="date">
            <text:p>09/06/20</text:p>
          </table:table-cell>
          <table:table-cell table:formula="of:=AVERAGE([.S105:.S111])" office:value-type="float" office:value="1.01390514285714" calcext:value-type="float">
            <text:p>1.01390514285714</text:p>
          </table:table-cell>
          <table:table-cell table:formula="of:=[.P108]" office:value-type="float" office:value="0.440397" calcext:value-type="float">
            <text:p>0.440397</text:p>
          </table:table-cell>
          <table:table-cell table:formula="of:=AVERAGE([.R105:.R111])" office:value-type="float" office:value="0.143737714285714" calcext:value-type="float">
            <text:p>0.14</text:p>
          </table:table-cell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9871.99" calcext:value-type="float">
            <text:p>9871.99</text:p>
          </table:table-cell>
          <table:table-cell office:value-type="float" office:value="9938.69" calcext:value-type="float">
            <text:p>9938.69</text:p>
          </table:table-cell>
          <table:table-cell office:value-type="float" office:value="0.151562" calcext:value-type="float">
            <text:p>0.151562</text:p>
          </table:table-cell>
          <table:table-cell office:value-type="float" office:value="78.6916" calcext:value-type="float">
            <text:p>78.6916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29.09" calcext:value-type="float">
            <text:p>329.09</text:p>
          </table:table-cell>
          <table:table-cell office:value-type="float" office:value="333.085" calcext:value-type="float">
            <text:p>333.085</text:p>
          </table:table-cell>
          <table:table-cell office:value-type="float" office:value="-0.910039" calcext:value-type="float">
            <text:p>-0.910039</text:p>
          </table:table-cell>
          <table:table-cell office:value-type="float" office:value="3.08486" calcext:value-type="float">
            <text:p>3.08486</text:p>
          </table:table-cell>
          <table:table-cell office:value-type="float" office:value="0.463219" calcext:value-type="float">
            <text:p>0.463219</text:p>
          </table:table-cell>
          <table:table-cell office:value-type="float" office:value="0.252325" calcext:value-type="float">
            <text:p>0.252325</text:p>
          </table:table-cell>
          <table:table-cell office:value-type="float" office:value="0.167673" calcext:value-type="float">
            <text:p>1.68E-01</text:p>
          </table:table-cell>
          <table:table-cell table:number-columns-repeated="2" office:value-type="float" office:value="0.996782" calcext:value-type="float">
            <text:p>0.996782</text:p>
          </table:table-cell>
          <table:table-cell table:style-name="ce1" office:value-type="float" office:value="0.326229" calcext:value-type="float">
            <text:p>3.26E-01</text:p>
          </table:table-cell>
          <table:table-cell office:value-type="float" office:value="-0.872256" calcext:value-type="float">
            <text:p>-0.872256</text:p>
          </table:table-cell>
          <table:table-cell office:value-type="float" office:value="-10.802" calcext:value-type="float">
            <text:p>-10.802</text:p>
          </table:table-cell>
          <table:table-cell table:number-columns-repeated="22"/>
          <table:table-cell table:formula="of:=[.AT108]+1" office:value-type="date" office:date-value="2020-06-10" calcext:value-type="date">
            <text:p>10/06/20</text:p>
          </table:table-cell>
          <table:table-cell table:formula="of:=AVERAGE([.S106:.S112])" office:value-type="float" office:value="1.01751657142857" calcext:value-type="float">
            <text:p>1.01751657142857</text:p>
          </table:table-cell>
          <table:table-cell table:formula="of:=[.P109]" office:value-type="float" office:value="0.463219" calcext:value-type="float">
            <text:p>0.463219</text:p>
          </table:table-cell>
          <table:table-cell table:formula="of:=AVERAGE([.R106:.R112])" office:value-type="float" office:value="0.145855857142857" calcext:value-type="float">
            <text:p>0.15</text:p>
          </table:table-cell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9939.27" calcext:value-type="float">
            <text:p>9939.27</text:p>
          </table:table-cell>
          <table:table-cell office:value-type="float" office:value="10003.7" calcext:value-type="float">
            <text:p>10003.7</text:p>
          </table:table-cell>
          <table:table-cell office:value-type="float" office:value="0.620513" calcext:value-type="float">
            <text:p>0.620513</text:p>
          </table:table-cell>
          <table:table-cell office:value-type="float" office:value="112.69" calcext:value-type="float">
            <text:p>112.69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1.077" calcext:value-type="float">
            <text:p>331.077</text:p>
          </table:table-cell>
          <table:table-cell office:value-type="float" office:value="333.966" calcext:value-type="float">
            <text:p>333.966</text:p>
          </table:table-cell>
          <table:table-cell office:value-type="float" office:value="3.07744" calcext:value-type="float">
            <text:p>3.07744</text:p>
          </table:table-cell>
          <table:table-cell office:value-type="float" office:value="5.96597" calcext:value-type="float">
            <text:p>5.96597</text:p>
          </table:table-cell>
          <table:table-cell office:value-type="float" office:value="0.486814" calcext:value-type="float">
            <text:p>0.486814</text:p>
          </table:table-cell>
          <table:table-cell office:value-type="float" office:value="0.270727" calcext:value-type="float">
            <text:p>0.270727</text:p>
          </table:table-cell>
          <table:table-cell office:value-type="float" office:value="0.181041" calcext:value-type="float">
            <text:p>1.81E-01</text:p>
          </table:table-cell>
          <table:table-cell table:number-columns-repeated="2" office:value-type="float" office:value="0.990381" calcext:value-type="float">
            <text:p>0.990381</text:p>
          </table:table-cell>
          <table:table-cell table:style-name="ce1" office:value-type="float" office:value="0.318058" calcext:value-type="float">
            <text:p>3.18E-01</text:p>
          </table:table-cell>
          <table:table-cell office:value-type="float" office:value="-0.875837" calcext:value-type="float">
            <text:p>-0.875837</text:p>
          </table:table-cell>
          <table:table-cell office:value-type="float" office:value="-6.26307" calcext:value-type="float">
            <text:p>-6.26307</text:p>
          </table:table-cell>
          <table:table-cell table:number-columns-repeated="22"/>
          <table:table-cell table:formula="of:=[.AT109]+1" office:value-type="date" office:date-value="2020-06-11" calcext:value-type="date">
            <text:p>11/06/20</text:p>
          </table:table-cell>
          <table:table-cell table:formula="of:=AVERAGE([.S107:.S113])" office:value-type="float" office:value="1.02021514285714" calcext:value-type="float">
            <text:p>1.02021514285714</text:p>
          </table:table-cell>
          <table:table-cell table:formula="of:=[.P110]" office:value-type="float" office:value="0.486814" calcext:value-type="float">
            <text:p>0.486814</text:p>
          </table:table-cell>
          <table:table-cell table:formula="of:=AVERAGE([.R107:.R113])" office:value-type="float" office:value="0.148039142857143" calcext:value-type="float">
            <text:p>0.15</text:p>
          </table:table-cell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float" office:value="9999.53" calcext:value-type="float">
            <text:p>9999.53</text:p>
          </table:table-cell>
          <table:table-cell office:value-type="float" office:value="10062.7" calcext:value-type="float">
            <text:p>10062.7</text:p>
          </table:table-cell>
          <table:table-cell office:value-type="float" office:value="0.33379" calcext:value-type="float">
            <text:p>0.33379</text:p>
          </table:table-cell>
          <table:table-cell office:value-type="float" office:value="88.6939" calcext:value-type="float">
            <text:p>88.6939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063" calcext:value-type="float">
            <text:p>329.063</text:p>
          </table:table-cell>
          <table:table-cell office:value-type="float" office:value="334.833" calcext:value-type="float">
            <text:p>334.833</text:p>
          </table:table-cell>
          <table:table-cell office:value-type="float" office:value="0.0632195" calcext:value-type="float">
            <text:p>0.0632195</text:p>
          </table:table-cell>
          <table:table-cell office:value-type="float" office:value="5.83347" calcext:value-type="float">
            <text:p>5.83347</text:p>
          </table:table-cell>
          <table:table-cell office:value-type="float" office:value="0.491332" calcext:value-type="float">
            <text:p>0.491332</text:p>
          </table:table-cell>
          <table:table-cell office:value-type="float" office:value="0.195747" calcext:value-type="float">
            <text:p>0.195747</text:p>
          </table:table-cell>
          <table:table-cell office:value-type="float" office:value="0.131713" calcext:value-type="float">
            <text:p>1.32E-01</text:p>
          </table:table-cell>
          <table:table-cell table:number-columns-repeated="2" office:value-type="float" office:value="1.04448" calcext:value-type="float">
            <text:p>1.04448</text:p>
          </table:table-cell>
          <table:table-cell table:style-name="ce1" office:value-type="float" office:value="0.315164" calcext:value-type="float">
            <text:p>3.15E-01</text:p>
          </table:table-cell>
          <table:table-cell office:value-type="float" office:value="-0.863168" calcext:value-type="float">
            <text:p>-0.863168</text:p>
          </table:table-cell>
          <table:table-cell office:value-type="float" office:value="-8.24914" calcext:value-type="float">
            <text:p>-8.24914</text:p>
          </table:table-cell>
          <table:table-cell table:number-columns-repeated="22"/>
          <table:table-cell table:formula="of:=[.AT110]+1" office:value-type="date" office:date-value="2020-06-12" calcext:value-type="date">
            <text:p>12/06/20</text:p>
          </table:table-cell>
          <table:table-cell table:formula="of:=AVERAGE([.S108:.S114])" office:value-type="float" office:value="1.02130942857143" calcext:value-type="float">
            <text:p>1.02130942857143</text:p>
          </table:table-cell>
          <table:table-cell table:formula="of:=[.P111]" office:value-type="float" office:value="0.491332" calcext:value-type="float">
            <text:p>0.491332</text:p>
          </table:table-cell>
          <table:table-cell table:formula="of:=AVERAGE([.R108:.R114])" office:value-type="float" office:value="0.150986142857143" calcext:value-type="float">
            <text:p>0.15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10056.3" calcext:value-type="float">
            <text:p>10056.3</text:p>
          </table:table-cell>
          <table:table-cell office:value-type="float" office:value="10106.7" calcext:value-type="float">
            <text:p>10106.7</text:p>
          </table:table-cell>
          <table:table-cell office:value-type="float" office:value="0.391543" calcext:value-type="float">
            <text:p>0.391543</text:p>
          </table:table-cell>
          <table:table-cell office:value-type="float" office:value="79.6551" calcext:value-type="float">
            <text:p>79.6551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float" office:value="330.052" calcext:value-type="float">
            <text:p>330.052</text:p>
          </table:table-cell>
          <table:table-cell office:value-type="float" office:value="334.7" calcext:value-type="float">
            <text:p>334.7</text:p>
          </table:table-cell>
          <table:table-cell office:value-type="float" office:value="2.05161" calcext:value-type="float">
            <text:p>2.05161</text:p>
          </table:table-cell>
          <table:table-cell office:value-type="float" office:value="6.70035" calcext:value-type="float">
            <text:p>6.70035</text:p>
          </table:table-cell>
          <table:table-cell office:value-type="float" office:value="0.495849" calcext:value-type="float">
            <text:p>0.495849</text:p>
          </table:table-cell>
          <table:table-cell office:value-type="float" office:value="0.175262" calcext:value-type="float">
            <text:p>0.175262</text:p>
          </table:table-cell>
          <table:table-cell office:value-type="float" office:value="0.118647" calcext:value-type="float">
            <text:p>1.19E-01</text:p>
          </table:table-cell>
          <table:table-cell table:number-columns-repeated="2" office:value-type="float" office:value="1.06" calcext:value-type="float">
            <text:p>1.06</text:p>
          </table:table-cell>
          <table:table-cell table:style-name="ce1" office:value-type="float" office:value="0.313194" calcext:value-type="float">
            <text:p>3.13E-01</text:p>
          </table:table-cell>
          <table:table-cell office:value-type="float" office:value="-0.859423" calcext:value-type="float">
            <text:p>-0.859423</text:p>
          </table:table-cell>
          <table:table-cell office:value-type="float" office:value="-6.3892" calcext:value-type="float">
            <text:p>-6.3892</text:p>
          </table:table-cell>
          <table:table-cell table:number-columns-repeated="22"/>
          <table:table-cell table:formula="of:=[.AT111]+1" office:value-type="date" office:date-value="2020-06-13" calcext:value-type="date">
            <text:p>13/06/20</text:p>
          </table:table-cell>
          <table:table-cell table:formula="of:=AVERAGE([.S109:.S115])" office:value-type="float" office:value="1.02114842857143" calcext:value-type="float">
            <text:p>1.02114842857143</text:p>
          </table:table-cell>
          <table:table-cell table:formula="of:=[.P112]" office:value-type="float" office:value="0.495849" calcext:value-type="float">
            <text:p>0.495849</text:p>
          </table:table-cell>
          <table:table-cell table:formula="of:=AVERAGE([.R109:.R115])" office:value-type="float" office:value="0.154324285714286" calcext:value-type="float">
            <text:p>0.15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0108.7" calcext:value-type="float">
            <text:p>10108.7</text:p>
          </table:table-cell>
          <table:table-cell office:value-type="float" office:value="10155.9" calcext:value-type="float">
            <text:p>10155.9</text:p>
          </table:table-cell>
          <table:table-cell office:value-type="float" office:value="0.645723" calcext:value-type="float">
            <text:p>0.645723</text:p>
          </table:table-cell>
          <table:table-cell office:value-type="float" office:value="95.9423" calcext:value-type="float">
            <text:p>95.9423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float" office:value="329.041" calcext:value-type="float">
            <text:p>329.041</text:p>
          </table:table-cell>
          <table:table-cell office:value-type="float" office:value="334.592" calcext:value-type="float">
            <text:p>334.592</text:p>
          </table:table-cell>
          <table:table-cell office:value-type="float" office:value="0.0408801" calcext:value-type="float">
            <text:p>0.0408801</text:p>
          </table:table-cell>
          <table:table-cell office:value-type="float" office:value="5.59221" calcext:value-type="float">
            <text:p>5.59221</text:p>
          </table:table-cell>
          <table:table-cell office:value-type="float" office:value="0.500367" calcext:value-type="float">
            <text:p>0.500367</text:p>
          </table:table-cell>
          <table:table-cell office:value-type="float" office:value="0.180769" calcext:value-type="float">
            <text:p>0.180769</text:p>
          </table:table-cell>
          <table:table-cell office:value-type="float" office:value="0.123105" calcext:value-type="float">
            <text:p>1.23E-01</text:p>
          </table:table-cell>
          <table:table-cell table:number-columns-repeated="2" office:value-type="float" office:value="1.0568" calcext:value-type="float">
            <text:p>1.0568</text:p>
          </table:table-cell>
          <table:table-cell table:style-name="ce1" office:value-type="float" office:value="0.311776" calcext:value-type="float">
            <text:p>3.12E-01</text:p>
          </table:table-cell>
          <table:table-cell office:value-type="float" office:value="-0.860288" calcext:value-type="float">
            <text:p>-0.860288</text:p>
          </table:table-cell>
          <table:table-cell office:value-type="float" office:value="-6.49094" calcext:value-type="float">
            <text:p>-6.49094</text:p>
          </table:table-cell>
          <table:table-cell table:number-columns-repeated="22"/>
          <table:table-cell table:formula="of:=[.AT112]+1" office:value-type="date" office:date-value="2020-06-14" calcext:value-type="date">
            <text:p>14/06/20</text:p>
          </table:table-cell>
          <table:table-cell table:formula="of:=AVERAGE([.S110:.S116])" office:value-type="float" office:value="1.02013042857143" calcext:value-type="float">
            <text:p>1.02013042857143</text:p>
          </table:table-cell>
          <table:table-cell table:formula="of:=[.P113]" office:value-type="float" office:value="0.500367" calcext:value-type="float">
            <text:p>0.500367</text:p>
          </table:table-cell>
          <table:table-cell table:formula="of:=AVERAGE([.R110:.R116])" office:value-type="float" office:value="0.157640857142857" calcext:value-type="float">
            <text:p>0.16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159.3" calcext:value-type="float">
            <text:p>10159.3</text:p>
          </table:table-cell>
          <table:table-cell office:value-type="float" office:value="10216.6" calcext:value-type="float">
            <text:p>10216.6</text:p>
          </table:table-cell>
          <table:table-cell office:value-type="float" office:value="0.773061" calcext:value-type="float">
            <text:p>0.773061</text:p>
          </table:table-cell>
          <table:table-cell office:value-type="float" office:value="116.619" calcext:value-type="float">
            <text:p>116.619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float" office:value="330.03" calcext:value-type="float">
            <text:p>330.03</text:p>
          </table:table-cell>
          <table:table-cell office:value-type="float" office:value="335.511" calcext:value-type="float">
            <text:p>335.511</text:p>
          </table:table-cell>
          <table:table-cell office:value-type="float" office:value="0.0297979" calcext:value-type="float">
            <text:p>0.0297979</text:p>
          </table:table-cell>
          <table:table-cell office:value-type="float" office:value="5.51146" calcext:value-type="float">
            <text:p>5.51146</text:p>
          </table:table-cell>
          <table:table-cell office:value-type="float" office:value="0.504884" calcext:value-type="float">
            <text:p>0.504884</text:p>
          </table:table-cell>
          <table:table-cell office:value-type="float" office:value="0.244222" calcext:value-type="float">
            <text:p>0.244222</text:p>
          </table:table-cell>
          <table:table-cell office:value-type="float" office:value="0.167289" calcext:value-type="float">
            <text:p>1.67E-01</text:p>
          </table:table-cell>
          <table:table-cell table:number-columns-repeated="2" office:value-type="float" office:value="1.01144" calcext:value-type="float">
            <text:p>1.01144</text:p>
          </table:table-cell>
          <table:table-cell table:style-name="ce1" office:value-type="float" office:value="0.31141" calcext:value-type="float">
            <text:p>3.11E-01</text:p>
          </table:table-cell>
          <table:table-cell office:value-type="float" office:value="-0.870552" calcext:value-type="float">
            <text:p>-0.870552</text:p>
          </table:table-cell>
          <table:table-cell office:value-type="float" office:value="-6.63762" calcext:value-type="float">
            <text:p>-6.63762</text:p>
          </table:table-cell>
          <table:table-cell table:number-columns-repeated="22"/>
          <table:table-cell table:formula="of:=[.AT113]+1" office:value-type="date" office:date-value="2020-06-15" calcext:value-type="date">
            <text:p>15/06/20</text:p>
          </table:table-cell>
          <table:table-cell table:formula="of:=AVERAGE([.S111:.S117])" office:value-type="float" office:value="1.01799157142857" calcext:value-type="float">
            <text:p>1.01799157142857</text:p>
          </table:table-cell>
          <table:table-cell table:formula="of:=[.P114]" office:value-type="float" office:value="0.504884" calcext:value-type="float">
            <text:p>0.504884</text:p>
          </table:table-cell>
          <table:table-cell table:formula="of:=AVERAGE([.R111:.R117])" office:value-type="float" office:value="0.161192857142857" calcext:value-type="float">
            <text:p>0.16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10219.6" calcext:value-type="float">
            <text:p>10219.6</text:p>
          </table:table-cell>
          <table:table-cell office:value-type="float" office:value="10288.3" calcext:value-type="float">
            <text:p>10288.3</text:p>
          </table:table-cell>
          <table:table-cell office:value-type="float" office:value="0.927258" calcext:value-type="float">
            <text:p>0.927258</text:p>
          </table:table-cell>
          <table:table-cell office:value-type="float" office:value="141.267" calcext:value-type="float">
            <text:p>141.267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float" office:value="331.019" calcext:value-type="float">
            <text:p>331.019</text:p>
          </table:table-cell>
          <table:table-cell office:value-type="float" office:value="335.436" calcext:value-type="float">
            <text:p>335.436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4.43588" calcext:value-type="float">
            <text:p>4.43588</text:p>
          </table:table-cell>
          <table:table-cell office:value-type="float" office:value="0.509402" calcext:value-type="float">
            <text:p>0.509402</text:p>
          </table:table-cell>
          <table:table-cell office:value-type="float" office:value="0.276962" calcext:value-type="float">
            <text:p>0.276962</text:p>
          </table:table-cell>
          <table:table-cell office:value-type="float" office:value="0.190802" calcext:value-type="float">
            <text:p>1.91E-01</text:p>
          </table:table-cell>
          <table:table-cell table:number-columns-repeated="2" office:value-type="float" office:value="0.988156" calcext:value-type="float">
            <text:p>0.988156</text:p>
          </table:table-cell>
          <table:table-cell table:style-name="ce1" office:value-type="float" office:value="0.310406" calcext:value-type="float">
            <text:p>3.10E-01</text:p>
          </table:table-cell>
          <table:table-cell office:value-type="float" office:value="-0.875217" calcext:value-type="float">
            <text:p>-0.875217</text:p>
          </table:table-cell>
          <table:table-cell table:style-name="ce1" office:value-type="float" office:value="-7.30659" calcext:value-type="float">
            <text:p>-7.31E+00</text:p>
          </table:table-cell>
          <table:table-cell table:number-columns-repeated="22"/>
          <table:table-cell table:formula="of:=[.AT114]+1" office:value-type="date" office:date-value="2020-06-16" calcext:value-type="date">
            <text:p>16/06/20</text:p>
          </table:table-cell>
          <table:table-cell table:formula="of:=AVERAGE([.S112:.S118])" office:value-type="float" office:value="1.01673014285714" calcext:value-type="float">
            <text:p>1.01673014285714</text:p>
          </table:table-cell>
          <table:table-cell table:formula="of:=[.P115]" office:value-type="float" office:value="0.509402" calcext:value-type="float">
            <text:p>0.509402</text:p>
          </table:table-cell>
          <table:table-cell table:formula="of:=AVERAGE([.R112:.R118])" office:value-type="float" office:value="0.163755714285714" calcext:value-type="float">
            <text:p>0.16</text:p>
          </table:table-cell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float" office:value="10284.4" calcext:value-type="float">
            <text:p>10284.4</text:p>
          </table:table-cell>
          <table:table-cell office:value-type="float" office:value="10374" calcext:value-type="float">
            <text:p>10374</text:p>
          </table:table-cell>
          <table:table-cell office:value-type="float" office:value="1.10428" calcext:value-type="float">
            <text:p>1.10428</text:p>
          </table:table-cell>
          <table:table-cell office:value-type="float" office:value="175.991" calcext:value-type="float">
            <text:p>175.991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float" office:value="332.009" calcext:value-type="float">
            <text:p>332.009</text:p>
          </table:table-cell>
          <table:table-cell office:value-type="float" office:value="337.376" calcext:value-type="float">
            <text:p>337.376</text:p>
          </table:table-cell>
          <table:table-cell office:value-type="float" office:value="-0.991411" calcext:value-type="float">
            <text:p>-0.991411</text:p>
          </table:table-cell>
          <table:table-cell office:value-type="float" office:value="4.37605" calcext:value-type="float">
            <text:p>4.37605</text:p>
          </table:table-cell>
          <table:table-cell office:value-type="float" office:value="0.513919" calcext:value-type="float">
            <text:p>0.513919</text:p>
          </table:table-cell>
          <table:table-cell office:value-type="float" office:value="0.275541" calcext:value-type="float">
            <text:p>0.275541</text:p>
          </table:table-cell>
          <table:table-cell office:value-type="float" office:value="0.190889" calcext:value-type="float">
            <text:p>1.91E-01</text:p>
          </table:table-cell>
          <table:table-cell table:number-columns-repeated="2" office:value-type="float" office:value="0.989656" calcext:value-type="float">
            <text:p>0.989656</text:p>
          </table:table-cell>
          <table:table-cell table:style-name="ce1" office:value-type="float" office:value="0.3089" calcext:value-type="float">
            <text:p>3.09E-01</text:p>
          </table:table-cell>
          <table:table-cell office:value-type="float" office:value="-0.874719" calcext:value-type="float">
            <text:p>-0.874719</text:p>
          </table:table-cell>
          <table:table-cell table:style-name="ce1" office:value-type="float" office:value="-6.25886" calcext:value-type="float">
            <text:p>-6.26E+00</text:p>
          </table:table-cell>
          <table:table-cell table:number-columns-repeated="22"/>
          <table:table-cell table:formula="of:=[.AT115]+1" office:value-type="date" office:date-value="2020-06-17" calcext:value-type="date">
            <text:p>17/06/20</text:p>
          </table:table-cell>
          <table:table-cell table:formula="of:=AVERAGE([.S113:.S119])" office:value-type="float" office:value="1.015633" calcext:value-type="float">
            <text:p>1.015633</text:p>
          </table:table-cell>
          <table:table-cell table:formula="of:=[.P116]" office:value-type="float" office:value="0.513919" calcext:value-type="float">
            <text:p>0.513919</text:p>
          </table:table-cell>
          <table:table-cell table:formula="of:=AVERAGE([.R113:.R119])" office:value-type="float" office:value="0.166045142857143" calcext:value-type="float">
            <text:p>0.17</text:p>
          </table:table-cell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float" office:value="10346.2" calcext:value-type="float">
            <text:p>10346.2</text:p>
          </table:table-cell>
          <table:table-cell office:value-type="float" office:value="10445.6" calcext:value-type="float">
            <text:p>10445.6</text:p>
          </table:table-cell>
          <table:table-cell office:value-type="float" office:value="0.392112" calcext:value-type="float">
            <text:p>0.392112</text:p>
          </table:table-cell>
          <table:table-cell office:value-type="float" office:value="129.595" calcext:value-type="float">
            <text:p>129.595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float" office:value="333.998" calcext:value-type="float">
            <text:p>333.998</text:p>
          </table:table-cell>
          <table:table-cell office:value-type="float" office:value="335.296" calcext:value-type="float">
            <text:p>335.296</text:p>
          </table:table-cell>
          <table:table-cell office:value-type="float" office:value="-0.00241907" calcext:value-type="float">
            <text:p>-0.00241907</text:p>
          </table:table-cell>
          <table:table-cell office:value-type="float" office:value="1.29613" calcext:value-type="float">
            <text:p>1.29613</text:p>
          </table:table-cell>
          <table:table-cell office:value-type="float" office:value="0.518437" calcext:value-type="float">
            <text:p>0.518437</text:p>
          </table:table-cell>
          <table:table-cell office:value-type="float" office:value="0.295591" calcext:value-type="float">
            <text:p>0.295591</text:p>
          </table:table-cell>
          <table:table-cell office:value-type="float" office:value="0.205905" calcext:value-type="float">
            <text:p>2.06E-01</text:p>
          </table:table-cell>
          <table:table-cell table:number-columns-repeated="2" office:value-type="float" office:value="0.975409" calcext:value-type="float">
            <text:p>0.975409</text:p>
          </table:table-cell>
          <table:table-cell table:style-name="ce1" office:value-type="float" office:value="0.307711" calcext:value-type="float">
            <text:p>3.08E-01</text:p>
          </table:table-cell>
          <table:table-cell office:value-type="float" office:value="-0.877261" calcext:value-type="float">
            <text:p>-0.877261</text:p>
          </table:table-cell>
          <table:table-cell table:style-name="ce1" office:value-type="float" office:value="-6.19848" calcext:value-type="float">
            <text:p>-6.20E+00</text:p>
          </table:table-cell>
          <table:table-cell table:number-columns-repeated="22"/>
          <table:table-cell table:formula="of:=[.AT116]+1" office:value-type="date" office:date-value="2020-06-18" calcext:value-type="date">
            <text:p>18/06/20</text:p>
          </table:table-cell>
          <table:table-cell table:formula="of:=AVERAGE([.S114:.S120])" office:value-type="float" office:value="1.01436585714286" calcext:value-type="float">
            <text:p>1.01436585714286</text:p>
          </table:table-cell>
          <table:table-cell table:formula="of:=[.P117]" office:value-type="float" office:value="0.518437" calcext:value-type="float">
            <text:p>0.518437</text:p>
          </table:table-cell>
          <table:table-cell table:formula="of:=AVERAGE([.R114:.R120])" office:value-type="float" office:value="0.168400285714286" calcext:value-type="float">
            <text:p>0.17</text:p>
          </table:table-cell>
        </table:table-row>
        <table:table-row table:style-name="ro1">
          <table:table-cell office:value-type="float" office:value="10442" calcext:value-type="float">
            <text:p>10442</text:p>
          </table:table-cell>
          <table:table-cell office:value-type="float" office:value="10425.7" calcext:value-type="float">
            <text:p>10425.7</text:p>
          </table:table-cell>
          <table:table-cell office:value-type="float" office:value="10533.4" calcext:value-type="float">
            <text:p>10533.4</text:p>
          </table:table-cell>
          <table:table-cell office:value-type="float" office:value="-0.212193" calcext:value-type="float">
            <text:p>-0.212193</text:p>
          </table:table-cell>
          <table:table-cell office:value-type="float" office:value="91.4136" calcext:value-type="float">
            <text:p>91.4136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float" office:value="334.992" calcext:value-type="float">
            <text:p>334.992</text:p>
          </table:table-cell>
          <table:table-cell office:value-type="float" office:value="336.241" calcext:value-type="float">
            <text:p>336.241</text:p>
          </table:table-cell>
          <table:table-cell office:value-type="float" office:value="-0.00849622" calcext:value-type="float">
            <text:p>-0.00849622</text:p>
          </table:table-cell>
          <table:table-cell office:value-type="float" office:value="1.2409" calcext:value-type="float">
            <text:p>1.2409</text:p>
          </table:table-cell>
          <table:table-cell office:value-type="float" office:value="0.520671" calcext:value-type="float">
            <text:p>0.520671</text:p>
          </table:table-cell>
          <table:table-cell office:value-type="float" office:value="0.213687" calcext:value-type="float">
            <text:p>0.213687</text:p>
          </table:table-cell>
          <table:table-cell office:value-type="float" office:value="0.149653" calcext:value-type="float">
            <text:p>1.50E-01</text:p>
          </table:table-cell>
          <table:table-cell table:number-columns-repeated="2" office:value-type="float" office:value="1.03565" calcext:value-type="float">
            <text:p>1.03565</text:p>
          </table:table-cell>
          <table:table-cell table:style-name="ce1" office:value-type="float" office:value="0.305723" calcext:value-type="float">
            <text:p>3.06E-01</text:p>
          </table:table-cell>
          <table:table-cell office:value-type="float" office:value="-0.864894" calcext:value-type="float">
            <text:p>-0.864894</text:p>
          </table:table-cell>
          <table:table-cell table:style-name="ce1" office:value-type="float" office:value="-6.21605" calcext:value-type="float">
            <text:p>-6.22E+00</text:p>
          </table:table-cell>
          <table:table-cell table:number-columns-repeated="22"/>
          <table:table-cell table:formula="of:=[.AT117]+1" office:value-type="date" office:date-value="2020-06-19" calcext:value-type="date">
            <text:p>19/06/20</text:p>
          </table:table-cell>
          <table:table-cell table:formula="of:=AVERAGE([.S115:.S121])" office:value-type="float" office:value="1.01217885714286" calcext:value-type="float">
            <text:p>1.01217885714286</text:p>
          </table:table-cell>
          <table:table-cell table:formula="of:=[.P118]" office:value-type="float" office:value="0.520671" calcext:value-type="float">
            <text:p>0.520671</text:p>
          </table:table-cell>
          <table:table-cell table:formula="of:=AVERAGE([.R115:.R121])" office:value-type="float" office:value="0.171573142857143" calcext:value-type="float">
            <text:p>0.17</text:p>
          </table:table-cell>
        </table:table-row>
        <table:table-row table:style-name="ro1">
          <table:table-cell office:value-type="float" office:value="10484" calcext:value-type="float">
            <text:p>10484</text:p>
          </table:table-cell>
          <table:table-cell office:value-type="float" office:value="10508.1" calcext:value-type="float">
            <text:p>10508.1</text:p>
          </table:table-cell>
          <table:table-cell office:value-type="float" office:value="10606.1" calcext:value-type="float">
            <text:p>10606.1</text:p>
          </table:table-cell>
          <table:table-cell office:value-type="float" office:value="0.316357" calcext:value-type="float">
            <text:p>0.316357</text:p>
          </table:table-cell>
          <table:table-cell office:value-type="float" office:value="122.075" calcext:value-type="float">
            <text:p>122.075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5.991" calcext:value-type="float">
            <text:p>335.991</text:p>
          </table:table-cell>
          <table:table-cell office:value-type="float" office:value="335.192" calcext:value-type="float">
            <text:p>335.192</text:p>
          </table:table-cell>
          <table:table-cell office:value-type="float" office:value="-0.00948668" calcext:value-type="float">
            <text:p>-0.00948668</text:p>
          </table:table-cell>
          <table:table-cell office:value-type="float" office:value="-0.808214" calcext:value-type="float">
            <text:p>-0.808214</text:p>
          </table:table-cell>
          <table:table-cell office:value-type="float" office:value="0.522894" calcext:value-type="float">
            <text:p>0.522894</text:p>
          </table:table-cell>
          <table:table-cell office:value-type="float" office:value="0.191288" calcext:value-type="float">
            <text:p>0.191288</text:p>
          </table:table-cell>
          <table:table-cell office:value-type="float" office:value="0.134673" calcext:value-type="float">
            <text:p>1.35E-01</text:p>
          </table:table-cell>
          <table:table-cell table:number-columns-repeated="2" office:value-type="float" office:value="1.05232" calcext:value-type="float">
            <text:p>1.05232</text:p>
          </table:table-cell>
          <table:table-cell table:style-name="ce1" office:value-type="float" office:value="0.304601" calcext:value-type="float">
            <text:p>3.05E-01</text:p>
          </table:table-cell>
          <table:table-cell office:value-type="float" office:value="-0.861128" calcext:value-type="float">
            <text:p>-0.861128</text:p>
          </table:table-cell>
          <table:table-cell table:style-name="ce1" office:value-type="float" office:value="-6.82544" calcext:value-type="float">
            <text:p>-6.83E+00</text:p>
          </table:table-cell>
          <table:table-cell table:number-columns-repeated="22"/>
          <table:table-cell table:formula="of:=[.AT118]+1" office:value-type="date" office:date-value="2020-06-20" calcext:value-type="date">
            <text:p>20/06/20</text:p>
          </table:table-cell>
          <table:table-cell table:formula="of:=AVERAGE([.S116:.S122])" office:value-type="float" office:value="1.00947414285714" calcext:value-type="float">
            <text:p>1.00947414285714</text:p>
          </table:table-cell>
          <table:table-cell table:formula="of:=[.P119]" office:value-type="float" office:value="0.522894" calcext:value-type="float">
            <text:p>0.522894</text:p>
          </table:table-cell>
          <table:table-cell table:formula="of:=AVERAGE([.R116:.R122])" office:value-type="float" office:value="0.17516" calcext:value-type="float">
            <text:p>0.18</text:p>
          </table:table-cell>
        </table:table-row>
        <table:table-row table:style-name="ro1">
          <table:table-cell office:value-type="float" office:value="10534" calcext:value-type="float">
            <text:p>10534</text:p>
          </table:table-cell>
          <table:table-cell office:value-type="float" office:value="10577.1" calcext:value-type="float">
            <text:p>10577.1</text:p>
          </table:table-cell>
          <table:table-cell office:value-type="float" office:value="10669.1" calcext:value-type="float">
            <text:p>10669.1</text:p>
          </table:table-cell>
          <table:table-cell office:value-type="float" office:value="0.557841" calcext:value-type="float">
            <text:p>0.557841</text:p>
          </table:table-cell>
          <table:table-cell office:value-type="float" office:value="135.132" calcext:value-type="float">
            <text:p>135.132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6.988" calcext:value-type="float">
            <text:p>336.988</text:p>
          </table:table-cell>
          <table:table-cell office:value-type="float" office:value="336.138" calcext:value-type="float">
            <text:p>336.138</text:p>
          </table:table-cell>
          <table:table-cell office:value-type="float" office:value="0.988338" calcext:value-type="float">
            <text:p>0.988338</text:p>
          </table:table-cell>
          <table:table-cell office:value-type="float" office:value="0.137569" calcext:value-type="float">
            <text:p>0.137569</text:p>
          </table:table-cell>
          <table:table-cell office:value-type="float" office:value="0.525106" calcext:value-type="float">
            <text:p>0.525106</text:p>
          </table:table-cell>
          <table:table-cell office:value-type="float" office:value="0.197255" calcext:value-type="float">
            <text:p>0.197255</text:p>
          </table:table-cell>
          <table:table-cell office:value-type="float" office:value="0.139591" calcext:value-type="float">
            <text:p>1.40E-01</text:p>
          </table:table-cell>
          <table:table-cell table:number-columns-repeated="2" office:value-type="float" office:value="1.04793" calcext:value-type="float">
            <text:p>1.04793</text:p>
          </table:table-cell>
          <table:table-cell table:style-name="ce1" office:value-type="float" office:value="0.303993" calcext:value-type="float">
            <text:p>3.04E-01</text:p>
          </table:table-cell>
          <table:table-cell office:value-type="float" office:value="-0.861821" calcext:value-type="float">
            <text:p>-0.861821</text:p>
          </table:table-cell>
          <table:table-cell table:style-name="ce1" office:value-type="float" office:value="-7.24869" calcext:value-type="float">
            <text:p>-7.25E+00</text:p>
          </table:table-cell>
          <table:table-cell table:number-columns-repeated="22"/>
          <table:table-cell table:formula="of:=[.AT119]+1" office:value-type="date" office:date-value="2020-06-21" calcext:value-type="date">
            <text:p>21/06/20</text:p>
          </table:table-cell>
          <table:table-cell table:formula="of:=AVERAGE([.S117:.S123])" office:value-type="float" office:value="1.00669457142857" calcext:value-type="float">
            <text:p>1.00669457142857</text:p>
          </table:table-cell>
          <table:table-cell table:formula="of:=[.P120]" office:value-type="float" office:value="0.525106" calcext:value-type="float">
            <text:p>0.525106</text:p>
          </table:table-cell>
          <table:table-cell table:formula="of:=AVERAGE([.R117:.R123])" office:value-type="float" office:value="0.178716285714286" calcext:value-type="float">
            <text:p>0.18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float" office:value="10642.7" calcext:value-type="float">
            <text:p>10642.7</text:p>
          </table:table-cell>
          <table:table-cell office:value-type="float" office:value="10729.9" calcext:value-type="float">
            <text:p>10729.9</text:p>
          </table:table-cell>
          <table:table-cell office:value-type="float" office:value="1.06042" calcext:value-type="float">
            <text:p>1.06042</text:p>
          </table:table-cell>
          <table:table-cell office:value-type="float" office:value="170.883" calcext:value-type="float">
            <text:p>170.883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float" office:value="336.987" calcext:value-type="float">
            <text:p>336.987</text:p>
          </table:table-cell>
          <table:table-cell office:value-type="float" office:value="337.086" calcext:value-type="float">
            <text:p>337.086</text:p>
          </table:table-cell>
          <table:table-cell office:value-type="float" office:value="0.986612" calcext:value-type="float">
            <text:p>0.986612</text:p>
          </table:table-cell>
          <table:table-cell office:value-type="float" office:value="1.0855" calcext:value-type="float">
            <text:p>1.0855</text:p>
          </table:table-cell>
          <table:table-cell office:value-type="float" office:value="0.527307" calcext:value-type="float">
            <text:p>0.527307</text:p>
          </table:table-cell>
          <table:table-cell office:value-type="float" office:value="0.266432" calcext:value-type="float">
            <text:p>0.266432</text:p>
          </table:table-cell>
          <table:table-cell office:value-type="float" office:value="0.189499" calcext:value-type="float">
            <text:p>1.89E-01</text:p>
          </table:table-cell>
          <table:table-cell table:number-columns-repeated="2" office:value-type="float" office:value="0.996131" calcext:value-type="float">
            <text:p>0.996131</text:p>
          </table:table-cell>
          <table:table-cell table:style-name="ce1" office:value-type="float" office:value="0.304387" calcext:value-type="float">
            <text:p>3.04E-01</text:p>
          </table:table-cell>
          <table:table-cell office:value-type="float" office:value="-0.871688" calcext:value-type="float">
            <text:p>-0.871688</text:p>
          </table:table-cell>
          <table:table-cell table:style-name="ce1" office:value-type="float" office:value="-8.33895" calcext:value-type="float">
            <text:p>-8.34E+00</text:p>
          </table:table-cell>
          <table:table-cell table:number-columns-repeated="22"/>
          <table:table-cell table:formula="of:=[.AT120]+1" office:value-type="date" office:date-value="2020-06-22" calcext:value-type="date">
            <text:p>22/06/20</text:p>
          </table:table-cell>
          <table:table-cell table:formula="of:=AVERAGE([.S118:.S124])" office:value-type="float" office:value="1.00356557142857" calcext:value-type="float">
            <text:p>1.00356557142857</text:p>
          </table:table-cell>
          <table:table-cell table:formula="of:=[.P121]" office:value-type="float" office:value="0.527307" calcext:value-type="float">
            <text:p>0.527307</text:p>
          </table:table-cell>
          <table:table-cell table:formula="of:=AVERAGE([.R118:.R124])" office:value-type="float" office:value="0.182517285714286" calcext:value-type="float">
            <text:p>0.18</text:p>
          </table:table-cell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10711.5" calcext:value-type="float">
            <text:p>10711.5</text:p>
          </table:table-cell>
          <table:table-cell office:value-type="float" office:value="10798.8" calcext:value-type="float">
            <text:p>10798.8</text:p>
          </table:table-cell>
          <table:table-cell table:style-name="ce1" office:value-type="float" office:value="0.316757" calcext:value-type="float">
            <text:p>3.17E-01</text:p>
          </table:table-cell>
          <table:table-cell office:value-type="float" office:value="112.786" calcext:value-type="float">
            <text:p>112.786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float" office:value="336.984" calcext:value-type="float">
            <text:p>336.984</text:p>
          </table:table-cell>
          <table:table-cell office:value-type="float" office:value="338.032" calcext:value-type="float">
            <text:p>338.032</text:p>
          </table:table-cell>
          <table:table-cell office:value-type="float" office:value="-2.01635" calcext:value-type="float">
            <text:p>-2.01635</text:p>
          </table:table-cell>
          <table:table-cell office:value-type="float" office:value="-0.968225" calcext:value-type="float">
            <text:p>-0.968225</text:p>
          </table:table-cell>
          <table:table-cell office:value-type="float" office:value="0.529497" calcext:value-type="float">
            <text:p>0.529497</text:p>
          </table:table-cell>
          <table:table-cell office:value-type="float" office:value="0.302069" calcext:value-type="float">
            <text:p>0.302069</text:p>
          </table:table-cell>
          <table:table-cell office:value-type="float" office:value="0.21591" calcext:value-type="float">
            <text:p>2.16E-01</text:p>
          </table:table-cell>
          <table:table-cell table:number-columns-repeated="2" office:value-type="float" office:value="0.969223" calcext:value-type="float">
            <text:p>0.969223</text:p>
          </table:table-cell>
          <table:table-cell table:style-name="ce1" office:value-type="float" office:value="0.304162" calcext:value-type="float">
            <text:p>3.04E-01</text:p>
          </table:table-cell>
          <table:table-cell office:value-type="float" office:value="-0.876136" calcext:value-type="float">
            <text:p>-0.876136</text:p>
          </table:table-cell>
          <table:table-cell table:style-name="ce1" office:value-type="float" office:value="-10.8358" calcext:value-type="float">
            <text:p>-1.08E+01</text:p>
          </table:table-cell>
          <table:table-cell table:number-columns-repeated="22"/>
          <table:table-cell table:formula="of:=[.AT121]+1" office:value-type="date" office:date-value="2020-06-23" calcext:value-type="date">
            <text:p>23/06/20</text:p>
          </table:table-cell>
          <table:table-cell table:formula="of:=AVERAGE([.S119:.S125])" office:value-type="float" office:value="1.00149271428571" calcext:value-type="float">
            <text:p>1.00149271428571</text:p>
          </table:table-cell>
          <table:table-cell table:formula="of:=[.P122]" office:value-type="float" office:value="0.529497" calcext:value-type="float">
            <text:p>0.529497</text:p>
          </table:table-cell>
          <table:table-cell table:formula="of:=AVERAGE([.R119:.R125])" office:value-type="float" office:value="0.185254285714286" calcext:value-type="float">
            <text:p>0.19</text:p>
          </table:table-cell>
        </table:table-row>
        <table:table-row table:style-name="ro1">
          <table:table-cell office:value-type="float" office:value="10813" calcext:value-type="float">
            <text:p>10813</text:p>
          </table:table-cell>
          <table:table-cell office:value-type="float" office:value="10804" calcext:value-type="float">
            <text:p>10804</text:p>
          </table:table-cell>
          <table:table-cell office:value-type="float" office:value="10867.4" calcext:value-type="float">
            <text:p>10867.4</text:p>
          </table:table-cell>
          <table:table-cell office:value-type="float" office:value="-0.110971" calcext:value-type="float">
            <text:p>-0.110971</text:p>
          </table:table-cell>
          <table:table-cell office:value-type="float" office:value="54.4162" calcext:value-type="float">
            <text:p>54.4162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float" office:value="339.985" calcext:value-type="float">
            <text:p>339.985</text:p>
          </table:table-cell>
          <table:table-cell office:value-type="float" office:value="339.971" calcext:value-type="float">
            <text:p>339.971</text:p>
          </table:table-cell>
          <table:table-cell office:value-type="float" office:value="-3.01451" calcext:value-type="float">
            <text:p>-3.01451</text:p>
          </table:table-cell>
          <table:table-cell office:value-type="float" office:value="-3.02916" calcext:value-type="float">
            <text:p>-3.02916</text:p>
          </table:table-cell>
          <table:table-cell office:value-type="float" office:value="0.531675" calcext:value-type="float">
            <text:p>0.531675</text:p>
          </table:table-cell>
          <table:table-cell office:value-type="float" office:value="0.300435" calcext:value-type="float">
            <text:p>0.300435</text:p>
          </table:table-cell>
          <table:table-cell office:value-type="float" office:value="0.215783" calcext:value-type="float">
            <text:p>2.16E-01</text:p>
          </table:table-cell>
          <table:table-cell table:number-columns-repeated="2" office:value-type="float" office:value="0.970199" calcext:value-type="float">
            <text:p>0.970199</text:p>
          </table:table-cell>
          <table:table-cell table:style-name="ce1" office:value-type="float" office:value="0.303439" calcext:value-type="float">
            <text:p>3.03E-01</text:p>
          </table:table-cell>
          <table:table-cell office:value-type="float" office:value="-0.87554" calcext:value-type="float">
            <text:p>-0.87554</text:p>
          </table:table-cell>
          <table:table-cell table:style-name="ce1" office:value-type="float" office:value="-6.73074" calcext:value-type="float">
            <text:p>-6.73E+00</text:p>
          </table:table-cell>
          <table:table-cell table:number-columns-repeated="22"/>
          <table:table-cell table:formula="of:=[.AT122]+1" office:value-type="date" office:date-value="2020-06-24" calcext:value-type="date">
            <text:p>24/06/20</text:p>
          </table:table-cell>
          <table:table-cell table:formula="of:=AVERAGE([.S120:.S126])" office:value-type="float" office:value="0.999711285714286" calcext:value-type="float">
            <text:p>0.999711285714286</text:p>
          </table:table-cell>
          <table:table-cell table:formula="of:=[.P123]" office:value-type="float" office:value="0.531675" calcext:value-type="float">
            <text:p>0.531675</text:p>
          </table:table-cell>
          <table:table-cell table:formula="of:=AVERAGE([.R120:.R126])" office:value-type="float" office:value="0.187694" calcext:value-type="float">
            <text:p>0.19</text:p>
          </table:table-cell>
        </table:table-row>
        <table:table-row table:style-name="ro1">
          <table:table-cell office:value-type="float" office:value="10906" calcext:value-type="float">
            <text:p>10906</text:p>
          </table:table-cell>
          <table:table-cell office:value-type="float" office:value="10908.4" calcext:value-type="float">
            <text:p>10908.4</text:p>
          </table:table-cell>
          <table:table-cell office:value-type="float" office:value="10959.6" calcext:value-type="float">
            <text:p>10959.6</text:p>
          </table:table-cell>
          <table:table-cell office:value-type="float" office:value="0.0304723" calcext:value-type="float">
            <text:p>0.0304723</text:p>
          </table:table-cell>
          <table:table-cell office:value-type="float" office:value="53.601" calcext:value-type="float">
            <text:p>53.601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float" office:value="343.991" calcext:value-type="float">
            <text:p>343.991</text:p>
          </table:table-cell>
          <table:table-cell office:value-type="float" office:value="340.959" calcext:value-type="float">
            <text:p>340.959</text:p>
          </table:table-cell>
          <table:table-cell office:value-type="float" office:value="-1.00882" calcext:value-type="float">
            <text:p>-1.00882</text:p>
          </table:table-cell>
          <table:table-cell office:value-type="float" office:value="-4.04092" calcext:value-type="float">
            <text:p>-4.04092</text:p>
          </table:table-cell>
          <table:table-cell office:value-type="float" office:value="0.533841" calcext:value-type="float">
            <text:p>0.533841</text:p>
          </table:table-cell>
          <table:table-cell office:value-type="float" office:value="0.322198" calcext:value-type="float">
            <text:p>0.322198</text:p>
          </table:table-cell>
          <table:table-cell office:value-type="float" office:value="0.232512" calcext:value-type="float">
            <text:p>2.33E-01</text:p>
          </table:table-cell>
          <table:table-cell table:number-columns-repeated="2" office:value-type="float" office:value="0.953506" calcext:value-type="float">
            <text:p>0.953506</text:p>
          </table:table-cell>
          <table:table-cell table:style-name="ce1" office:value-type="float" office:value="0.303015" calcext:value-type="float">
            <text:p>3.03E-01</text:p>
          </table:table-cell>
          <table:table-cell office:value-type="float" office:value="-0.877933" calcext:value-type="float">
            <text:p>-0.877933</text:p>
          </table:table-cell>
          <table:table-cell table:style-name="ce1" office:value-type="float" office:value="-10.9893" calcext:value-type="float">
            <text:p>-1.10E+01</text:p>
          </table:table-cell>
          <table:table-cell table:number-columns-repeated="22"/>
          <table:table-cell table:formula="of:=[.AT123]+1" office:value-type="date" office:date-value="2020-06-25" calcext:value-type="date">
            <text:p>25/06/20</text:p>
          </table:table-cell>
          <table:table-cell table:formula="of:=AVERAGE([.S121:.S127])" office:value-type="float" office:value="0.997861285714286" calcext:value-type="float">
            <text:p>0.997861285714286</text:p>
          </table:table-cell>
          <table:table-cell table:formula="of:=[.P124]" office:value-type="float" office:value="0.533841" calcext:value-type="float">
            <text:p>0.533841</text:p>
          </table:table-cell>
          <table:table-cell table:formula="of:=AVERAGE([.R121:.R127])" office:value-type="float" office:value="0.190198714285714" calcext:value-type="float">
            <text:p>0.19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float" office:value="11014.8" calcext:value-type="float">
            <text:p>11014.8</text:p>
          </table:table-cell>
          <table:table-cell office:value-type="float" office:value="11080.6" calcext:value-type="float">
            <text:p>11080.6</text:p>
          </table:table-cell>
          <table:table-cell office:value-type="float" office:value="-0.744573" calcext:value-type="float">
            <text:p>-0.744573</text:p>
          </table:table-cell>
          <table:table-cell office:value-type="float" office:value="6.59636" calcext:value-type="float">
            <text:p>6.59636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5.998" calcext:value-type="float">
            <text:p>345.998</text:p>
          </table:table-cell>
          <table:table-cell office:value-type="float" office:value="341.998" calcext:value-type="float">
            <text:p>341.998</text:p>
          </table:table-cell>
          <table:table-cell office:value-type="float" office:value="-3.00189" calcext:value-type="float">
            <text:p>-3.00189</text:p>
          </table:table-cell>
          <table:table-cell office:value-type="float" office:value="-7.00224" calcext:value-type="float">
            <text:p>-7.00224</text:p>
          </table:table-cell>
          <table:table-cell office:value-type="float" office:value="0.535995" calcext:value-type="float">
            <text:p>0.535995</text:p>
          </table:table-cell>
          <table:table-cell office:value-type="float" office:value="0.232846" calcext:value-type="float">
            <text:p>0.232846</text:p>
          </table:table-cell>
          <table:table-cell office:value-type="float" office:value="0.168812" calcext:value-type="float">
            <text:p>1.69E-01</text:p>
          </table:table-cell>
          <table:table-cell table:number-columns-repeated="2" office:value-type="float" office:value="1.02114" calcext:value-type="float">
            <text:p>1.02114</text:p>
          </table:table-cell>
          <table:table-cell table:style-name="ce1" office:value-type="float" office:value="0.301111" calcext:value-type="float">
            <text:p>3.01E-01</text:p>
          </table:table-cell>
          <table:table-cell office:value-type="float" office:value="-0.865763" calcext:value-type="float">
            <text:p>-0.865763</text:p>
          </table:table-cell>
          <table:table-cell table:style-name="ce1" office:value-type="float" office:value="-10.1762" calcext:value-type="float">
            <text:p>-1.02E+01</text:p>
          </table:table-cell>
          <table:table-cell table:number-columns-repeated="22"/>
          <table:table-cell table:formula="of:=[.AT124]+1" office:value-type="date" office:date-value="2020-06-26" calcext:value-type="date">
            <text:p>26/06/20</text:p>
          </table:table-cell>
          <table:table-cell table:formula="of:=AVERAGE([.S122:.S128])" office:value-type="float" office:value="0.995145142857143" calcext:value-type="float">
            <text:p>0.995145142857143</text:p>
          </table:table-cell>
          <table:table-cell table:formula="of:=[.P125]" office:value-type="float" office:value="0.535995" calcext:value-type="float">
            <text:p>0.535995</text:p>
          </table:table-cell>
          <table:table-cell table:formula="of:=AVERAGE([.R122:.R128])" office:value-type="float" office:value="0.193565714285714" calcext:value-type="float">
            <text:p>0.19</text:p>
          </table:table-cell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float" office:value="11128.3" calcext:value-type="float">
            <text:p>11128.3</text:p>
          </table:table-cell>
          <table:table-cell office:value-type="float" office:value="11167.1" calcext:value-type="float">
            <text:p>11167.1</text:p>
          </table:table-cell>
          <table:table-cell office:value-type="float" office:value="-2.62603" calcext:value-type="float">
            <text:p>-2.62603</text:p>
          </table:table-cell>
          <table:table-cell office:value-type="float" office:value="-166.891" calcext:value-type="float">
            <text:p>-166.891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50.011" calcext:value-type="float">
            <text:p>350.011</text:p>
          </table:table-cell>
          <table:table-cell office:value-type="float" office:value="343.017" calcext:value-type="float">
            <text:p>343.017</text:p>
          </table:table-cell>
          <table:table-cell office:value-type="float" office:value="1.01126" calcext:value-type="float">
            <text:p>1.01126</text:p>
          </table:table-cell>
          <table:table-cell office:value-type="float" office:value="-5.98329" calcext:value-type="float">
            <text:p>-5.98329</text:p>
          </table:table-cell>
          <table:table-cell office:value-type="float" office:value="0.538138" calcext:value-type="float">
            <text:p>0.538138</text:p>
          </table:table-cell>
          <table:table-cell office:value-type="float" office:value="0.208366" calcext:value-type="float">
            <text:p>0.208366</text:p>
          </table:table-cell>
          <table:table-cell office:value-type="float" office:value="0.151751" calcext:value-type="float">
            <text:p>1.52E-01</text:p>
          </table:table-cell>
          <table:table-cell table:number-columns-repeated="2" office:value-type="float" office:value="1.03985" calcext:value-type="float">
            <text:p>1.03985</text:p>
          </table:table-cell>
          <table:table-cell table:style-name="ce1" office:value-type="float" office:value="0.300053" calcext:value-type="float">
            <text:p>3.00E-01</text:p>
          </table:table-cell>
          <table:table-cell office:value-type="float" office:value="-0.862054" calcext:value-type="float">
            <text:p>-0.862054</text:p>
          </table:table-cell>
          <table:table-cell table:style-name="ce1" office:value-type="float" office:value="-17.9075" calcext:value-type="float">
            <text:p>-1.79E+01</text:p>
          </table:table-cell>
          <table:table-cell table:number-columns-repeated="22"/>
          <table:table-cell table:formula="of:=[.AT125]+1" office:value-type="date" office:date-value="2020-06-27" calcext:value-type="date">
            <text:p>27/06/20</text:p>
          </table:table-cell>
          <table:table-cell table:formula="of:=AVERAGE([.S123:.S129])" office:value-type="float" office:value="0.991993714285714" calcext:value-type="float">
            <text:p>0.991993714285714</text:p>
          </table:table-cell>
          <table:table-cell table:formula="of:=[.P126]" office:value-type="float" office:value="0.538138" calcext:value-type="float">
            <text:p>0.538138</text:p>
          </table:table-cell>
          <table:table-cell table:formula="of:=AVERAGE([.R123:.R129])" office:value-type="float" office:value="0.197364" calcext:value-type="float">
            <text:p>0.20</text:p>
          </table:table-cell>
        </table:table-row>
        <table:table-row table:style-name="ro1">
          <table:table-cell office:value-type="float" office:value="11639" calcext:value-type="float">
            <text:p>11639</text:p>
          </table:table-cell>
          <table:table-cell office:value-type="float" office:value="11283.5" calcext:value-type="float">
            <text:p>11283.5</text:p>
          </table:table-cell>
          <table:table-cell office:value-type="float" office:value="11239.5" calcext:value-type="float">
            <text:p>11239.5</text:p>
          </table:table-cell>
          <table:table-cell office:value-type="float" office:value="-4.38125" calcext:value-type="float">
            <text:p>-4.38125</text:p>
          </table:table-cell>
          <table:table-cell office:value-type="float" office:value="-399.489" calcext:value-type="float">
            <text:p>-399.489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50.038" calcext:value-type="float">
            <text:p>350.038</text:p>
          </table:table-cell>
          <table:table-cell office:value-type="float" office:value="343.033" calcext:value-type="float">
            <text:p>343.033</text:p>
          </table:table-cell>
          <table:table-cell office:value-type="float" office:value="2.03846" calcext:value-type="float">
            <text:p>2.03846</text:p>
          </table:table-cell>
          <table:table-cell office:value-type="float" office:value="-4.96711" calcext:value-type="float">
            <text:p>-4.96711</text:p>
          </table:table-cell>
          <table:table-cell office:value-type="float" office:value="0.540269" calcext:value-type="float">
            <text:p>0.540269</text:p>
          </table:table-cell>
          <table:table-cell office:value-type="float" office:value="0.214788" calcext:value-type="float">
            <text:p>0.214788</text:p>
          </table:table-cell>
          <table:table-cell office:value-type="float" office:value="0.157124" calcext:value-type="float">
            <text:p>1.57E-01</text:p>
          </table:table-cell>
          <table:table-cell table:number-columns-repeated="2" office:value-type="float" office:value="1.03498" calcext:value-type="float">
            <text:p>1.03498</text:p>
          </table:table-cell>
          <table:table-cell table:style-name="ce1" office:value-type="float" office:value="0.299496" calcext:value-type="float">
            <text:p>2.99E-01</text:p>
          </table:table-cell>
          <table:table-cell office:value-type="float" office:value="-0.862729" calcext:value-type="float">
            <text:p>-0.862729</text:p>
          </table:table-cell>
          <table:table-cell table:style-name="ce1" office:value-type="float" office:value="-15.6877" calcext:value-type="float">
            <text:p>-1.57E+01</text:p>
          </table:table-cell>
          <table:table-cell table:number-columns-repeated="22"/>
          <table:table-cell table:formula="of:=[.AT126]+1" office:value-type="date" office:date-value="2020-06-28" calcext:value-type="date">
            <text:p>28/06/20</text:p>
          </table:table-cell>
          <table:table-cell table:formula="of:=AVERAGE([.S124:.S130])" office:value-type="float" office:value="0.991009857142857" calcext:value-type="float">
            <text:p>0.991009857142857</text:p>
          </table:table-cell>
          <table:table-cell table:formula="of:=[.P127]" office:value-type="float" office:value="0.540269" calcext:value-type="float">
            <text:p>0.540269</text:p>
          </table:table-cell>
          <table:table-cell table:formula="of:=AVERAGE([.R124:.R130])" office:value-type="float" office:value="0.199292428571429" calcext:value-type="float">
            <text:p>0.20</text:p>
          </table:table-cell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float" office:value="11480" calcext:value-type="float">
            <text:p>11480</text:p>
          </table:table-cell>
          <table:table-cell office:value-type="float" office:value="11294" calcext:value-type="float">
            <text:p>11294</text:p>
          </table:table-cell>
          <table:table-cell office:value-type="float" office:value="-4.19304" calcext:value-type="float">
            <text:p>-4.19304</text:p>
          </table:table-cell>
          <table:table-cell office:value-type="float" office:value="-546.966" calcext:value-type="float">
            <text:p>-546.966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49.079" calcext:value-type="float">
            <text:p>349.079</text:p>
          </table:table-cell>
          <table:table-cell office:value-type="float" office:value="343.028" calcext:value-type="float">
            <text:p>343.028</text:p>
          </table:table-cell>
          <table:table-cell office:value-type="float" office:value="1.07878" calcext:value-type="float">
            <text:p>1.07878</text:p>
          </table:table-cell>
          <table:table-cell office:value-type="float" office:value="-4.97175" calcext:value-type="float">
            <text:p>-4.97175</text:p>
          </table:table-cell>
          <table:table-cell office:value-type="float" office:value="0.542387" calcext:value-type="float">
            <text:p>0.542387</text:p>
          </table:table-cell>
          <table:table-cell office:value-type="float" office:value="0.290001" calcext:value-type="float">
            <text:p>0.290001</text:p>
          </table:table-cell>
          <table:table-cell office:value-type="float" office:value="0.213068" calcext:value-type="float">
            <text:p>2.13E-01</text:p>
          </table:table-cell>
          <table:table-cell table:number-columns-repeated="2" office:value-type="float" office:value="0.977118" calcext:value-type="float">
            <text:p>0.977118</text:p>
          </table:table-cell>
          <table:table-cell table:style-name="ce1" office:value-type="float" office:value="0.299917" calcext:value-type="float">
            <text:p>3.00E-01</text:p>
          </table:table-cell>
          <table:table-cell office:value-type="float" office:value="-0.87243" calcext:value-type="float">
            <text:p>-0.87243</text:p>
          </table:table-cell>
          <table:table-cell table:style-name="ce1" office:value-type="float" office:value="-11.6312" calcext:value-type="float">
            <text:p>-1.16E+01</text:p>
          </table:table-cell>
          <table:table-cell table:number-columns-repeated="22"/>
          <table:table-cell table:formula="of:=[.AT127]+1" office:value-type="date" office:date-value="2020-06-29" calcext:value-type="date">
            <text:p>29/06/20</text:p>
          </table:table-cell>
          <table:table-cell table:formula="of:=AVERAGE([.S125:.S131])" office:value-type="float" office:value="0.993705714285714" calcext:value-type="float">
            <text:p>0.993705714285714</text:p>
          </table:table-cell>
          <table:table-cell table:formula="of:=[.P128]" office:value-type="float" office:value="0.542387" calcext:value-type="float">
            <text:p>0.542387</text:p>
          </table:table-cell>
          <table:table-cell table:formula="of:=AVERAGE([.R125:.R131])" office:value-type="float" office:value="0.198065" calcext:value-type="float">
            <text:p>0.20</text:p>
          </table:table-cell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float" office:value="11695.6" calcext:value-type="float">
            <text:p>11695.6</text:p>
          </table:table-cell>
          <table:table-cell office:value-type="float" office:value="11389.8" calcext:value-type="float">
            <text:p>11389.8</text:p>
          </table:table-cell>
          <table:table-cell table:style-name="ce1" office:value-type="float" office:value="-3.22919" calcext:value-type="float">
            <text:p>-3.23E+00</text:p>
          </table:table-cell>
          <table:table-cell office:value-type="float" office:value="-600.202" calcext:value-type="float">
            <text:p>-600.202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49.123" calcext:value-type="float">
            <text:p>349.123</text:p>
          </table:table-cell>
          <table:table-cell office:value-type="float" office:value="346.072" calcext:value-type="float">
            <text:p>346.072</text:p>
          </table:table-cell>
          <table:table-cell office:value-type="float" office:value="0.122809" calcext:value-type="float">
            <text:p>0.122809</text:p>
          </table:table-cell>
          <table:table-cell office:value-type="float" office:value="-2.92823" calcext:value-type="float">
            <text:p>-2.92823</text:p>
          </table:table-cell>
          <table:table-cell office:value-type="float" office:value="0.544494" calcext:value-type="float">
            <text:p>0.544494</text:p>
          </table:table-cell>
          <table:table-cell office:value-type="float" office:value="0.328658" calcext:value-type="float">
            <text:p>0.328658</text:p>
          </table:table-cell>
          <table:table-cell office:value-type="float" office:value="0.242498" calcext:value-type="float">
            <text:p>2.42E-01</text:p>
          </table:table-cell>
          <table:table-cell table:number-columns-repeated="2" office:value-type="float" office:value="0.947163" calcext:value-type="float">
            <text:p>0.947163</text:p>
          </table:table-cell>
          <table:table-cell table:style-name="ce1" office:value-type="float" office:value="0.299735" calcext:value-type="float">
            <text:p>3.00E-01</text:p>
          </table:table-cell>
          <table:table-cell office:value-type="float" office:value="-0.876806" calcext:value-type="float">
            <text:p>-0.876806</text:p>
          </table:table-cell>
          <table:table-cell table:style-name="ce1" office:value-type="float" office:value="-8.65513" calcext:value-type="float">
            <text:p>-8.66E+00</text:p>
          </table:table-cell>
          <table:table-cell table:number-columns-repeated="22"/>
          <table:table-cell table:formula="of:=[.AT128]+1" office:value-type="date" office:date-value="2020-06-30" calcext:value-type="date">
            <text:p>30/06/20</text:p>
          </table:table-cell>
          <table:table-cell table:formula="of:=AVERAGE([.S126:.S132])" office:value-type="float" office:value="0.998454285714286" calcext:value-type="float">
            <text:p>0.998454285714286</text:p>
          </table:table-cell>
          <table:table-cell table:formula="of:=[.P129]" office:value-type="float" office:value="0.544494" calcext:value-type="float">
            <text:p>0.544494</text:p>
          </table:table-cell>
          <table:table-cell table:formula="of:=AVERAGE([.R126:.R132])" office:value-type="float" office:value="0.195355285714286" calcext:value-type="float">
            <text:p>0.20</text:p>
          </table:table-cell>
        </table:table-row>
        <table:table-row table:style-name="ro1">
          <table:table-cell office:value-type="float" office:value="12082" calcext:value-type="float">
            <text:p>12082</text:p>
          </table:table-cell>
          <table:table-cell office:value-type="float" office:value="11914.9" calcext:value-type="float">
            <text:p>11914.9</text:p>
          </table:table-cell>
          <table:table-cell office:value-type="float" office:value="11511.2" calcext:value-type="float">
            <text:p>11511.2</text:p>
          </table:table-cell>
          <table:table-cell office:value-type="float" office:value="-1.79493" calcext:value-type="float">
            <text:p>-1.79493</text:p>
          </table:table-cell>
          <table:table-cell office:value-type="float" office:value="-570.824" calcext:value-type="float">
            <text:p>-570.824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float" office:value="350.168" calcext:value-type="float">
            <text:p>350.168</text:p>
          </table:table-cell>
          <table:table-cell office:value-type="float" office:value="350.151" calcext:value-type="float">
            <text:p>350.151</text:p>
          </table:table-cell>
          <table:table-cell office:value-type="float" office:value="1.16761" calcext:value-type="float">
            <text:p>1.16761</text:p>
          </table:table-cell>
          <table:table-cell office:value-type="float" office:value="1.15126" calcext:value-type="float">
            <text:p>1.15126</text:p>
          </table:table-cell>
          <table:table-cell office:value-type="float" office:value="0.546588" calcext:value-type="float">
            <text:p>0.546588</text:p>
          </table:table-cell>
          <table:table-cell office:value-type="float" office:value="0.297328" calcext:value-type="float">
            <text:p>0.297328</text:p>
          </table:table-cell>
          <table:table-cell office:value-type="float" office:value="0.229282" calcext:value-type="float">
            <text:p>2.29E-01</text:p>
          </table:table-cell>
          <table:table-cell table:number-columns-repeated="2" office:value-type="float" office:value="0.963312" calcext:value-type="float">
            <text:p>0.963312</text:p>
          </table:table-cell>
          <table:table-cell table:style-name="ce1" office:value-type="float" office:value="0.298256" calcext:value-type="float">
            <text:p>2.98E-01</text:p>
          </table:table-cell>
          <table:table-cell office:value-type="float" office:value="-0.868346" calcext:value-type="float">
            <text:p>-0.868346</text:p>
          </table:table-cell>
          <table:table-cell table:style-name="ce1" office:value-type="float" office:value="-10.2834" calcext:value-type="float">
            <text:p>-1.03E+01</text:p>
          </table:table-cell>
          <table:table-cell table:number-columns-repeated="22"/>
          <table:table-cell table:formula="of:=[.AT129]+1" office:value-type="date" office:date-value="2020-07-01" calcext:value-type="date">
            <text:p>01/07/20</text:p>
          </table:table-cell>
          <table:table-cell table:formula="of:=AVERAGE([.S127:.S133])" office:value-type="float" office:value="1.00408714285714" calcext:value-type="float">
            <text:p>1.00408714285714</text:p>
          </table:table-cell>
          <table:table-cell table:formula="of:=[.P130]" office:value-type="float" office:value="0.546588" calcext:value-type="float">
            <text:p>0.546588</text:p>
          </table:table-cell>
          <table:table-cell table:formula="of:=AVERAGE([.R127:.R133])" office:value-type="float" office:value="0.192252" calcext:value-type="float">
            <text:p>0.19</text:p>
          </table:table-cell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float" office:value="12110.4" calcext:value-type="float">
            <text:p>12110.4</text:p>
          </table:table-cell>
          <table:table-cell office:value-type="float" office:value="11623.3" calcext:value-type="float">
            <text:p>11623.3</text:p>
          </table:table-cell>
          <table:table-cell office:value-type="float" office:value="-1.11881" calcext:value-type="float">
            <text:p>-1.11881</text:p>
          </table:table-cell>
          <table:table-cell office:value-type="float" office:value="-590.695" calcext:value-type="float">
            <text:p>-590.695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0.211" calcext:value-type="float">
            <text:p>350.211</text:p>
          </table:table-cell>
          <table:table-cell office:value-type="float" office:value="352.235" calcext:value-type="float">
            <text:p>352.235</text:p>
          </table:table-cell>
          <table:table-cell office:value-type="float" office:value="-2.78904" calcext:value-type="float">
            <text:p>-2.78904</text:p>
          </table:table-cell>
          <table:table-cell office:value-type="float" office:value="-0.765108" calcext:value-type="float">
            <text:p>-0.765108</text:p>
          </table:table-cell>
          <table:table-cell office:value-type="float" office:value="0.548669" calcext:value-type="float">
            <text:p>0.548669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2392" calcext:value-type="float">
            <text:p>2.24E-01</text:p>
          </table:table-cell>
          <table:table-cell table:number-columns-repeated="2" office:value-type="float" office:value="0.972377" calcext:value-type="float">
            <text:p>0.972377</text:p>
          </table:table-cell>
          <table:table-cell table:style-name="ce1" office:value-type="float" office:value="0.296341" calcext:value-type="float">
            <text:p>2.96E-01</text:p>
          </table:table-cell>
          <table:table-cell office:value-type="float" office:value="-0.856794" calcext:value-type="float">
            <text:p>-0.856794</text:p>
          </table:table-cell>
          <table:table-cell table:style-name="ce1" office:value-type="float" office:value="-7.31754" calcext:value-type="float">
            <text:p>-7.32E+00</text:p>
          </table:table-cell>
          <table:table-cell table:number-columns-repeated="22"/>
          <table:table-cell table:formula="of:=[.AT130]+1" office:value-type="date" office:date-value="2020-07-02" calcext:value-type="date">
            <text:p>02/07/20</text:p>
          </table:table-cell>
          <table:table-cell table:formula="of:=AVERAGE([.S128:.S134])" office:value-type="float" office:value="1.00985714285714" calcext:value-type="float">
            <text:p>1.00985714285714</text:p>
          </table:table-cell>
          <table:table-cell table:formula="of:=[.P131]" office:value-type="float" office:value="0.548669" calcext:value-type="float">
            <text:p>0.548669</text:p>
          </table:table-cell>
          <table:table-cell table:formula="of:=AVERAGE([.R128:.R134])" office:value-type="float" office:value="0.189453428571429" calcext:value-type="float">
            <text:p>0.19</text:p>
          </table:table-cell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12295.7" calcext:value-type="float">
            <text:p>12295.7</text:p>
          </table:table-cell>
          <table:table-cell office:value-type="float" office:value="11768.5" calcext:value-type="float">
            <text:p>11768.5</text:p>
          </table:table-cell>
          <table:table-cell office:value-type="float" office:value="-0.637991" calcext:value-type="float">
            <text:p>-0.637991</text:p>
          </table:table-cell>
          <table:table-cell office:value-type="float" office:value="-586.484" calcext:value-type="float">
            <text:p>-586.484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4.254" calcext:value-type="float">
            <text:p>354.254</text:p>
          </table:table-cell>
          <table:table-cell office:value-type="float" office:value="356.381" calcext:value-type="float">
            <text:p>356.381</text:p>
          </table:table-cell>
          <table:table-cell office:value-type="float" office:value="1.25406" calcext:value-type="float">
            <text:p>1.25406</text:p>
          </table:table-cell>
          <table:table-cell office:value-type="float" office:value="3.38069" calcext:value-type="float">
            <text:p>3.38069</text:p>
          </table:table-cell>
          <table:table-cell office:value-type="float" office:value="0.562483" calcext:value-type="float">
            <text:p>0.562483</text:p>
          </table:table-cell>
          <table:table-cell office:value-type="float" office:value="0.169596" calcext:value-type="float">
            <text:p>0.169596</text:p>
          </table:table-cell>
          <table:table-cell office:value-type="float" office:value="0.149844" calcext:value-type="float">
            <text:p>1.50E-01</text:p>
          </table:table-cell>
          <table:table-cell table:style-name="ce1" office:value-type="float" office:value="1.05438" calcext:value-type="float">
            <text:p>1.05E+00</text:p>
          </table:table-cell>
          <table:table-cell office:value-type="float" office:value="1.05438" calcext:value-type="float">
            <text:p>1.05438</text:p>
          </table:table-cell>
          <table:table-cell table:style-name="ce1" office:value-type="float" office:value="0.290664" calcext:value-type="float">
            <text:p>2.91E-01</text:p>
          </table:table-cell>
          <table:table-cell office:value-type="float" office:value="-0.842865" calcext:value-type="float">
            <text:p>-0.842865</text:p>
          </table:table-cell>
          <table:table-cell table:style-name="ce1" office:value-type="float" office:value="-10.7442" calcext:value-type="float">
            <text:p>-1.07E+01</text:p>
          </table:table-cell>
          <table:table-cell table:number-columns-repeated="22"/>
          <table:table-cell table:formula="of:=[.AT131]+1" office:value-type="date" office:date-value="2020-07-03" calcext:value-type="date">
            <text:p>03/07/20</text:p>
          </table:table-cell>
          <table:table-cell table:formula="of:=AVERAGE([.S129:.S135])" office:value-type="float" office:value="1.01540742857143" calcext:value-type="float">
            <text:p>1.01540742857143</text:p>
          </table:table-cell>
          <table:table-cell table:formula="of:=[.P132]" office:value-type="float" office:value="0.562483" calcext:value-type="float">
            <text:p>0.562483</text:p>
          </table:table-cell>
          <table:table-cell table:formula="of:=AVERAGE([.R129:.R135])" office:value-type="float" office:value="0.187366285714286" calcext:value-type="float">
            <text:p>0.19</text:p>
          </table:table-cell>
        </table:table-row>
        <table:table-row table:style-name="ro1">
          <table:table-cell office:value-type="float" office:value="12476" calcext:value-type="float">
            <text:p>12476</text:p>
          </table:table-cell>
          <table:table-cell office:value-type="float" office:value="12447.5" calcext:value-type="float">
            <text:p>12447.5</text:p>
          </table:table-cell>
          <table:table-cell office:value-type="float" office:value="11974.7" calcext:value-type="float">
            <text:p>11974.7</text:p>
          </table:table-cell>
          <table:table-cell office:value-type="float" office:value="-0.306191" calcext:value-type="float">
            <text:p>-0.306191</text:p>
          </table:table-cell>
          <table:table-cell office:value-type="float" office:value="-501.29" calcext:value-type="float">
            <text:p>-501.29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4.298" calcext:value-type="float">
            <text:p>354.298</text:p>
          </table:table-cell>
          <table:table-cell office:value-type="float" office:value="356.67" calcext:value-type="float">
            <text:p>356.67</text:p>
          </table:table-cell>
          <table:table-cell office:value-type="float" office:value="3.29846" calcext:value-type="float">
            <text:p>3.29846</text:p>
          </table:table-cell>
          <table:table-cell office:value-type="float" office:value="5.6698" calcext:value-type="float">
            <text:p>5.6698</text:p>
          </table:table-cell>
          <table:table-cell office:value-type="float" office:value="0.57638" calcext:value-type="float">
            <text:p>0.57638</text:p>
          </table:table-cell>
          <table:table-cell office:value-type="float" office:value="0.143027" calcext:value-type="float">
            <text:p>0.143027</text:p>
          </table:table-cell>
          <table:table-cell office:value-type="float" office:value="0.130028" calcext:value-type="float">
            <text:p>1.30E-01</text:p>
          </table:table-cell>
          <table:table-cell table:number-columns-repeated="2" office:value-type="float" office:value="1.07928" calcext:value-type="float">
            <text:p>1.07928</text:p>
          </table:table-cell>
          <table:table-cell table:style-name="ce1" office:value-type="float" office:value="0.286464" calcext:value-type="float">
            <text:p>2.86E-01</text:p>
          </table:table-cell>
          <table:table-cell office:value-type="float" office:value="-0.839849" calcext:value-type="float">
            <text:p>-0.839849</text:p>
          </table:table-cell>
          <table:table-cell table:style-name="ce1" office:value-type="float" office:value="-13.6198" calcext:value-type="float">
            <text:p>-1.36E+01</text:p>
          </table:table-cell>
          <table:table-cell table:number-columns-repeated="22"/>
          <table:table-cell table:formula="of:=[.AT132]+1" office:value-type="date" office:date-value="2020-07-04" calcext:value-type="date">
            <text:p>04/07/20</text:p>
          </table:table-cell>
          <table:table-cell table:formula="of:=AVERAGE([.S130:.S136])" office:value-type="float" office:value="1.01899357142857" calcext:value-type="float">
            <text:p>1.01899357142857</text:p>
          </table:table-cell>
          <table:table-cell table:formula="of:=[.P133]" office:value-type="float" office:value="0.57638" calcext:value-type="float">
            <text:p>0.57638</text:p>
          </table:table-cell>
          <table:table-cell table:formula="of:=AVERAGE([.R130:.R136])" office:value-type="float" office:value="0.187448285714286" calcext:value-type="float">
            <text:p>0.19</text:p>
          </table:table-cell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float" office:value="12582.6" calcext:value-type="float">
            <text:p>12582.6</text:p>
          </table:table-cell>
          <table:table-cell office:value-type="float" office:value="12236.1" calcext:value-type="float">
            <text:p>12236.1</text:p>
          </table:table-cell>
          <table:table-cell office:value-type="float" office:value="0.329034" calcext:value-type="float">
            <text:p>0.329034</text:p>
          </table:table-cell>
          <table:table-cell office:value-type="float" office:value="-314.86" calcext:value-type="float">
            <text:p>-314.86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float" office:value="352.344" calcext:value-type="float">
            <text:p>352.344</text:p>
          </table:table-cell>
          <table:table-cell office:value-type="float" office:value="356.086" calcext:value-type="float">
            <text:p>356.086</text:p>
          </table:table-cell>
          <table:table-cell office:value-type="float" office:value="4.34372" calcext:value-type="float">
            <text:p>4.34372</text:p>
          </table:table-cell>
          <table:table-cell office:value-type="float" office:value="8.08614" calcext:value-type="float">
            <text:p>8.08614</text:p>
          </table:table-cell>
          <table:table-cell office:value-type="float" office:value="0.590361" calcext:value-type="float">
            <text:p>0.590361</text:p>
          </table:table-cell>
          <table:table-cell office:value-type="float" office:value="0.15298" calcext:value-type="float">
            <text:p>0.15298</text:p>
          </table:table-cell>
          <table:table-cell office:value-type="float" office:value="0.137534" calcext:value-type="float">
            <text:p>1.38E-01</text:p>
          </table:table-cell>
          <table:table-cell table:number-columns-repeated="2" office:value-type="float" office:value="1.07537" calcext:value-type="float">
            <text:p>1.07537</text:p>
          </table:table-cell>
          <table:table-cell table:style-name="ce1" office:value-type="float" office:value="0.283129" calcext:value-type="float">
            <text:p>2.83E-01</text:p>
          </table:table-cell>
          <table:table-cell office:value-type="float" office:value="-0.842477" calcext:value-type="float">
            <text:p>-0.842477</text:p>
          </table:table-cell>
          <table:table-cell table:style-name="ce1" office:value-type="float" office:value="-7.27054" calcext:value-type="float">
            <text:p>-7.27E+00</text:p>
          </table:table-cell>
          <table:table-cell table:number-columns-repeated="22"/>
          <table:table-cell table:formula="of:=[.AT133]+1" office:value-type="date" office:date-value="2020-07-05" calcext:value-type="date">
            <text:p>05/07/20</text:p>
          </table:table-cell>
          <table:table-cell table:formula="of:=AVERAGE([.S131:.S137])" office:value-type="float" office:value="1.01806114285714" calcext:value-type="float">
            <text:p>1.01806114285714</text:p>
          </table:table-cell>
          <table:table-cell table:formula="of:=[.P134]" office:value-type="float" office:value="0.590361" calcext:value-type="float">
            <text:p>0.590361</text:p>
          </table:table-cell>
          <table:table-cell table:formula="of:=AVERAGE([.R131:.R137])" office:value-type="float" office:value="0.191832714285714" calcext:value-type="float">
            <text:p>0.19</text:p>
          </table:table-cell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float" office:value="12704.5" calcext:value-type="float">
            <text:p>12704.5</text:p>
          </table:table-cell>
          <table:table-cell office:value-type="float" office:value="12489.7" calcext:value-type="float">
            <text:p>12489.7</text:p>
          </table:table-cell>
          <table:table-cell office:value-type="float" office:value="1.0292" calcext:value-type="float">
            <text:p>1.0292</text:p>
          </table:table-cell>
          <table:table-cell office:value-type="float" office:value="-112.27" calcext:value-type="float">
            <text:p>-112.27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float" office:value="349.387" calcext:value-type="float">
            <text:p>349.387</text:p>
          </table:table-cell>
          <table:table-cell office:value-type="float" office:value="356.52" calcext:value-type="float">
            <text:p>356.52</text:p>
          </table:table-cell>
          <table:table-cell office:value-type="float" office:value="-0.61273" calcext:value-type="float">
            <text:p>-0.61273</text:p>
          </table:table-cell>
          <table:table-cell office:value-type="float" office:value="6.51957" calcext:value-type="float">
            <text:p>6.51957</text:p>
          </table:table-cell>
          <table:table-cell office:value-type="float" office:value="0.604424" calcext:value-type="float">
            <text:p>0.604424</text:p>
          </table:table-cell>
          <table:table-cell office:value-type="float" office:value="0.229925" calcext:value-type="float">
            <text:p>0.229925</text:p>
          </table:table-cell>
          <table:table-cell office:value-type="float" office:value="0.198458" calcext:value-type="float">
            <text:p>1.98E-01</text:p>
          </table:table-cell>
          <table:table-cell table:number-columns-repeated="2" office:value-type="float" office:value="1.01597" calcext:value-type="float">
            <text:p>1.01597</text:p>
          </table:table-cell>
          <table:table-cell table:style-name="ce1" office:value-type="float" office:value="0.280853" calcext:value-type="float">
            <text:p>2.81E-01</text:p>
          </table:table-cell>
          <table:table-cell office:value-type="float" office:value="-0.852741" calcext:value-type="float">
            <text:p>-0.852741</text:p>
          </table:table-cell>
          <table:table-cell table:style-name="ce1" office:value-type="float" office:value="-7.35424" calcext:value-type="float">
            <text:p>-7.35E+00</text:p>
          </table:table-cell>
          <table:table-cell table:number-columns-repeated="22"/>
          <table:table-cell table:formula="of:=[.AT134]+1" office:value-type="date" office:date-value="2020-07-06" calcext:value-type="date">
            <text:p>06/07/20</text:p>
          </table:table-cell>
          <table:table-cell table:style-name="ce1" table:formula="of:=AVERAGE([.S132:.S138])" office:value-type="float" office:value="1.01185328571429" calcext:value-type="float">
            <text:p>1.01E+00</text:p>
          </table:table-cell>
          <table:table-cell table:formula="of:=[.P135]" office:value-type="float" office:value="0.604424" calcext:value-type="float">
            <text:p>0.604424</text:p>
          </table:table-cell>
          <table:table-cell table:formula="of:=AVERAGE([.R132:.R138])" office:value-type="float" office:value="0.201228571428571" calcext:value-type="float">
            <text:p>0.20</text:p>
          </table:table-cell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float" office:value="12837.7" calcext:value-type="float">
            <text:p>12837.7</text:p>
          </table:table-cell>
          <table:table-cell office:value-type="float" office:value="12741.9" calcext:value-type="float">
            <text:p>12741.9</text:p>
          </table:table-cell>
          <table:table-cell office:value-type="float" office:value="1.13414" calcext:value-type="float">
            <text:p>1.13414</text:p>
          </table:table-cell>
          <table:table-cell office:value-type="float" office:value="20.9135" calcext:value-type="float">
            <text:p>20.9135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1.427" calcext:value-type="float">
            <text:p>351.427</text:p>
          </table:table-cell>
          <table:table-cell office:value-type="float" office:value="357.938" calcext:value-type="float">
            <text:p>357.938</text:p>
          </table:table-cell>
          <table:table-cell office:value-type="float" office:value="0.426552" calcext:value-type="float">
            <text:p>0.426552</text:p>
          </table:table-cell>
          <table:table-cell office:value-type="float" office:value="6.93805" calcext:value-type="float">
            <text:p>6.93805</text:p>
          </table:table-cell>
          <table:table-cell office:value-type="float" office:value="0.61857" calcext:value-type="float">
            <text:p>0.61857</text:p>
          </table:table-cell>
          <table:table-cell office:value-type="float" office:value="0.296149" calcext:value-type="float">
            <text:p>0.296149</text:p>
          </table:table-cell>
          <table:table-cell office:value-type="float" office:value="0.243072" calcext:value-type="float">
            <text:p>2.43E-01</text:p>
          </table:table-cell>
          <table:table-cell table:number-columns-repeated="2" office:value-type="float" office:value="0.972266" calcext:value-type="float">
            <text:p>0.972266</text:p>
          </table:table-cell>
          <table:table-cell table:style-name="ce1" office:value-type="float" office:value="0.278788" calcext:value-type="float">
            <text:p>2.79E-01</text:p>
          </table:table-cell>
          <table:table-cell office:value-type="float" office:value="-0.864845" calcext:value-type="float">
            <text:p>-0.864845</text:p>
          </table:table-cell>
          <table:table-cell table:style-name="ce1" office:value-type="float" office:value="-8.30196" calcext:value-type="float">
            <text:p>-8.30E+00</text:p>
          </table:table-cell>
          <table:table-cell table:number-columns-repeated="22"/>
          <table:table-cell table:formula="of:=[.AT135]+1" office:value-type="date" office:date-value="2020-07-07" calcext:value-type="date">
            <text:p>07/07/20</text:p>
          </table:table-cell>
          <table:table-cell table:formula="of:=AVERAGE([.S133:.S139])" office:value-type="float" office:value="1.006309" calcext:value-type="float">
            <text:p>1.006309</text:p>
          </table:table-cell>
          <table:table-cell table:formula="of:=[.P136]" office:value-type="float" office:value="0.61857" calcext:value-type="float">
            <text:p>0.61857</text:p>
          </table:table-cell>
          <table:table-cell table:formula="of:=AVERAGE([.R133:.R139])" office:value-type="float" office:value="0.209800571428571" calcext:value-type="float">
            <text:p>0.21</text:p>
          </table:table-cell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12989.7" calcext:value-type="float">
            <text:p>12989.7</text:p>
          </table:table-cell>
          <table:table-cell office:value-type="float" office:value="12979.7" calcext:value-type="float">
            <text:p>12979.7</text:p>
          </table:table-cell>
          <table:table-cell office:value-type="float" office:value="1.34875" calcext:value-type="float">
            <text:p>1.34875</text:p>
          </table:table-cell>
          <table:table-cell office:value-type="float" office:value="129.666" calcext:value-type="float">
            <text:p>129.666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float" office:value="352.465" calcext:value-type="float">
            <text:p>352.465</text:p>
          </table:table-cell>
          <table:table-cell office:value-type="float" office:value="358.315" calcext:value-type="float">
            <text:p>358.315</text:p>
          </table:table-cell>
          <table:table-cell office:value-type="float" office:value="1.46485" calcext:value-type="float">
            <text:p>1.46485</text:p>
          </table:table-cell>
          <table:table-cell office:value-type="float" office:value="7.3151" calcext:value-type="float">
            <text:p>7.3151</text:p>
          </table:table-cell>
          <table:table-cell office:value-type="float" office:value="0.632799" calcext:value-type="float">
            <text:p>0.632799</text:p>
          </table:table-cell>
          <table:table-cell office:value-type="float" office:value="0.332495" calcext:value-type="float">
            <text:p>0.332495</text:p>
          </table:table-cell>
          <table:table-cell office:value-type="float" office:value="0.259973" calcext:value-type="float">
            <text:p>2.60E-01</text:p>
          </table:table-cell>
          <table:table-cell table:number-columns-repeated="2" office:value-type="float" office:value="0.956785" calcext:value-type="float">
            <text:p>0.956785</text:p>
          </table:table-cell>
          <table:table-cell table:style-name="ce1" office:value-type="float" office:value="0.276447" calcext:value-type="float">
            <text:p>2.76E-01</text:p>
          </table:table-cell>
          <table:table-cell office:value-type="float" office:value="-0.874624" calcext:value-type="float">
            <text:p>-0.874624</text:p>
          </table:table-cell>
          <table:table-cell table:style-name="ce1" office:value-type="float" office:value="-8.46157" calcext:value-type="float">
            <text:p>-8.46E+00</text:p>
          </table:table-cell>
          <table:table-cell table:number-columns-repeated="22"/>
          <table:table-cell table:formula="of:=[.AT136]+1" office:value-type="date" office:date-value="2020-07-08" calcext:value-type="date">
            <text:p>08/07/20</text:p>
          </table:table-cell>
          <table:table-cell table:formula="of:=AVERAGE([.S134:.S140])" office:value-type="float" office:value="1.00095471428571" calcext:value-type="float">
            <text:p>1.00095471428571</text:p>
          </table:table-cell>
          <table:table-cell table:formula="of:=[.P137]" office:value-type="float" office:value="0.632799" calcext:value-type="float">
            <text:p>0.632799</text:p>
          </table:table-cell>
          <table:table-cell table:formula="of:=AVERAGE([.R134:.R140])" office:value-type="float" office:value="0.218112" calcext:value-type="float">
            <text:p>0.22</text:p>
          </table:table-cell>
        </table:table-row>
        <table:table-row table:style-name="ro1">
          <table:table-cell office:value-type="float" office:value="12955" calcext:value-type="float">
            <text:p>12955</text:p>
          </table:table-cell>
          <table:table-cell office:value-type="float" office:value="13143.6" calcext:value-type="float">
            <text:p>13143.6</text:p>
          </table:table-cell>
          <table:table-cell office:value-type="float" office:value="13217" calcext:value-type="float">
            <text:p>13217</text:p>
          </table:table-cell>
          <table:table-cell office:value-type="float" office:value="1.85478" calcext:value-type="float">
            <text:p>1.85478</text:p>
          </table:table-cell>
          <table:table-cell office:value-type="float" office:value="262.018" calcext:value-type="float">
            <text:p>262.018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2.501" calcext:value-type="float">
            <text:p>352.501</text:p>
          </table:table-cell>
          <table:table-cell office:value-type="float" office:value="362.672" calcext:value-type="float">
            <text:p>362.672</text:p>
          </table:table-cell>
          <table:table-cell office:value-type="float" office:value="0.500574" calcext:value-type="float">
            <text:p>0.500574</text:p>
          </table:table-cell>
          <table:table-cell office:value-type="float" office:value="10.6725" calcext:value-type="float">
            <text:p>10.6725</text:p>
          </table:table-cell>
          <table:table-cell office:value-type="float" office:value="0.647109" calcext:value-type="float">
            <text:p>0.647109</text:p>
          </table:table-cell>
          <table:table-cell office:value-type="float" office:value="0.379377" calcext:value-type="float">
            <text:p>0.379377</text:p>
          </table:table-cell>
          <table:table-cell office:value-type="float" office:value="0.289691" calcext:value-type="float">
            <text:p>2.90E-01</text:p>
          </table:table-cell>
          <table:table-cell table:number-columns-repeated="2" office:value-type="float" office:value="0.928922" calcext:value-type="float">
            <text:p>0.928922</text:p>
          </table:table-cell>
          <table:table-cell table:style-name="ce1" office:value-type="float" office:value="0.273927" calcext:value-type="float">
            <text:p>2.74E-01</text:p>
          </table:table-cell>
          <table:table-cell office:value-type="float" office:value="-0.882483" calcext:value-type="float">
            <text:p>-0.882483</text:p>
          </table:table-cell>
          <table:table-cell table:style-name="ce1" office:value-type="float" office:value="-10.6473" calcext:value-type="float">
            <text:p>-1.06E+01</text:p>
          </table:table-cell>
          <table:table-cell table:number-columns-repeated="22"/>
          <table:table-cell table:formula="of:=[.AT137]+1" office:value-type="date" office:date-value="2020-07-09" calcext:value-type="date">
            <text:p>09/07/20</text:p>
          </table:table-cell>
          <table:table-cell table:formula="of:=AVERAGE([.S135:.S141])" office:value-type="float" office:value="0.995764714285714" calcext:value-type="float">
            <text:p>0.995764714285714</text:p>
          </table:table-cell>
          <table:table-cell table:formula="of:=[.P138]" office:value-type="float" office:value="0.647109" calcext:value-type="float">
            <text:p>0.647109</text:p>
          </table:table-cell>
          <table:table-cell table:formula="of:=AVERAGE([.R135:.R141])" office:value-type="float" office:value="0.226239" calcext:value-type="float">
            <text:p>0.23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13288.4" calcext:value-type="float">
            <text:p>13288.4</text:p>
          </table:table-cell>
          <table:table-cell office:value-type="float" office:value="13453.8" calcext:value-type="float">
            <text:p>13453.8</text:p>
          </table:table-cell>
          <table:table-cell office:value-type="float" office:value="2.55413" calcext:value-type="float">
            <text:p>2.55413</text:p>
          </table:table-cell>
          <table:table-cell office:value-type="float" office:value="416.812" calcext:value-type="float">
            <text:p>416.812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53" calcext:value-type="float">
            <text:p>353.53</text:p>
          </table:table-cell>
          <table:table-cell office:value-type="float" office:value="363.021" calcext:value-type="float">
            <text:p>363.021</text:p>
          </table:table-cell>
          <table:table-cell office:value-type="float" office:value="1.53044" calcext:value-type="float">
            <text:p>1.53044</text:p>
          </table:table-cell>
          <table:table-cell office:value-type="float" office:value="11.021" calcext:value-type="float">
            <text:p>11.021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273881" calcext:value-type="float">
            <text:p>0.273881</text:p>
          </table:table-cell>
          <table:table-cell office:value-type="float" office:value="0.209848" calcext:value-type="float">
            <text:p>2.10E-01</text:p>
          </table:table-cell>
          <table:table-cell table:number-columns-repeated="2" office:value-type="float" office:value="1.01557" calcext:value-type="float">
            <text:p>1.01557</text:p>
          </table:table-cell>
          <table:table-cell table:style-name="ce1" office:value-type="float" office:value="0.269925" calcext:value-type="float">
            <text:p>2.70E-01</text:p>
          </table:table-cell>
          <table:table-cell office:value-type="float" office:value="-0.8721" calcext:value-type="float">
            <text:p>-0.8721</text:p>
          </table:table-cell>
          <table:table-cell table:style-name="ce1" office:value-type="float" office:value="-10.2523" calcext:value-type="float">
            <text:p>-1.03E+01</text:p>
          </table:table-cell>
          <table:table-cell table:number-columns-repeated="22"/>
          <table:table-cell table:formula="of:=[.AT138]+1" office:value-type="date" office:date-value="2020-07-10" calcext:value-type="date">
            <text:p>10/07/20</text:p>
          </table:table-cell>
          <table:table-cell table:formula="of:=AVERAGE([.S136:.S142])" office:value-type="float" office:value="0.989424857142857" calcext:value-type="float">
            <text:p>0.989424857142857</text:p>
          </table:table-cell>
          <table:table-cell table:formula="of:=[.P139]" office:value-type="float" office:value="0.66058" calcext:value-type="float">
            <text:p>0.66058</text:p>
          </table:table-cell>
          <table:table-cell table:formula="of:=AVERAGE([.R136:.R142])" office:value-type="float" office:value="0.235465" calcext:value-type="float">
            <text:p>0.24</text:p>
          </table:table-cell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13373.6" calcext:value-type="float">
            <text:p>13373.6</text:p>
          </table:table-cell>
          <table:table-cell office:value-type="float" office:value="13652.4" calcext:value-type="float">
            <text:p>13652.4</text:p>
          </table:table-cell>
          <table:table-cell office:value-type="float" office:value="2.41392" calcext:value-type="float">
            <text:p>2.41392</text:p>
          </table:table-cell>
          <table:table-cell office:value-type="float" office:value="501.384" calcext:value-type="float">
            <text:p>501.384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552" calcext:value-type="float">
            <text:p>353.552</text:p>
          </table:table-cell>
          <table:table-cell office:value-type="float" office:value="361.361" calcext:value-type="float">
            <text:p>361.361</text:p>
          </table:table-cell>
          <table:table-cell office:value-type="float" office:value="1.55233" calcext:value-type="float">
            <text:p>1.55233</text:p>
          </table:table-cell>
          <table:table-cell office:value-type="float" office:value="9.36063" calcext:value-type="float">
            <text:p>9.36063</text:p>
          </table:table-cell>
          <table:table-cell office:value-type="float" office:value="0.67409" calcext:value-type="float">
            <text:p>0.67409</text:p>
          </table:table-cell>
          <table:table-cell office:value-type="float" office:value="0.244823" calcext:value-type="float">
            <text:p>0.244823</text:p>
          </table:table-cell>
          <table:table-cell office:value-type="float" office:value="0.188208" calcext:value-type="float">
            <text:p>1.88E-01</text:p>
          </table:table-cell>
          <table:table-cell table:number-columns-repeated="2" office:value-type="float" office:value="1.0418" calcext:value-type="float">
            <text:p>1.0418</text:p>
          </table:table-cell>
          <table:table-cell table:style-name="ce1" office:value-type="float" office:value="0.266738" calcext:value-type="float">
            <text:p>2.67E-01</text:p>
          </table:table-cell>
          <table:table-cell office:value-type="float" office:value="-0.869372" calcext:value-type="float">
            <text:p>-0.869372</text:p>
          </table:table-cell>
          <table:table-cell table:style-name="ce1" office:value-type="float" office:value="-10.7905" calcext:value-type="float">
            <text:p>-1.08E+01</text:p>
          </table:table-cell>
          <table:table-cell table:number-columns-repeated="22"/>
          <table:table-cell table:formula="of:=[.AT139]+1" office:value-type="date" office:date-value="2020-07-11" calcext:value-type="date">
            <text:p>11/07/20</text:p>
          </table:table-cell>
          <table:table-cell table:formula="of:=AVERAGE([.S137:.S143])" office:value-type="float" office:value="0.984588857142857" calcext:value-type="float">
            <text:p>0.984588857142857</text:p>
          </table:table-cell>
          <table:table-cell table:formula="of:=[.P140]" office:value-type="float" office:value="0.67409" calcext:value-type="float">
            <text:p>0.67409</text:p>
          </table:table-cell>
          <table:table-cell table:formula="of:=AVERAGE([.R137:.R143])" office:value-type="float" office:value="0.243408857142857" calcext:value-type="float">
            <text:p>0.24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  <table:table-cell office:value-type="float" office:value="13445.6" calcext:value-type="float">
            <text:p>13445.6</text:p>
          </table:table-cell>
          <table:table-cell office:value-type="float" office:value="13819.4" calcext:value-type="float">
            <text:p>13819.4</text:p>
          </table:table-cell>
          <table:table-cell office:value-type="float" office:value="2.63326" calcext:value-type="float">
            <text:p>2.63326</text:p>
          </table:table-cell>
          <table:table-cell office:value-type="float" office:value="609.352" calcext:value-type="float">
            <text:p>609.352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float" office:value="353.571" calcext:value-type="float">
            <text:p>353.571</text:p>
          </table:table-cell>
          <table:table-cell office:value-type="float" office:value="358.668" calcext:value-type="float">
            <text:p>358.668</text:p>
          </table:table-cell>
          <table:table-cell office:value-type="float" office:value="1.57126" calcext:value-type="float">
            <text:p>1.57126</text:p>
          </table:table-cell>
          <table:table-cell office:value-type="float" office:value="6.66818" calcext:value-type="float">
            <text:p>6.66818</text:p>
          </table:table-cell>
          <table:table-cell office:value-type="float" office:value="0.687638" calcext:value-type="float">
            <text:p>0.687638</text:p>
          </table:table-cell>
          <table:table-cell office:value-type="float" office:value="0.252087" calcext:value-type="float">
            <text:p>0.252087</text:p>
          </table:table-cell>
          <table:table-cell office:value-type="float" office:value="0.194423" calcext:value-type="float">
            <text:p>1.94E-01</text:p>
          </table:table-cell>
          <table:table-cell table:number-columns-repeated="2" office:value-type="float" office:value="1.03904" calcext:value-type="float">
            <text:p>1.03904</text:p>
          </table:table-cell>
          <table:table-cell table:style-name="ce1" office:value-type="float" office:value="0.264034" calcext:value-type="float">
            <text:p>2.64E-01</text:p>
          </table:table-cell>
          <table:table-cell office:value-type="float" office:value="-0.870497" calcext:value-type="float">
            <text:p>-0.870497</text:p>
          </table:table-cell>
          <table:table-cell table:style-name="ce1" office:value-type="float" office:value="-10.2236" calcext:value-type="float">
            <text:p>-1.02E+01</text:p>
          </table:table-cell>
          <table:table-cell table:number-columns-repeated="22"/>
          <table:table-cell table:formula="of:=[.AT140]+1" office:value-type="date" office:date-value="2020-07-12" calcext:value-type="date">
            <text:p>12/07/20</text:p>
          </table:table-cell>
          <table:table-cell table:formula="of:=AVERAGE([.S138:.S144])" office:value-type="float" office:value="0.982665285714286" calcext:value-type="float">
            <text:p>0.982665285714286</text:p>
          </table:table-cell>
          <table:table-cell table:formula="of:=[.P141]" office:value-type="float" office:value="0.687638" calcext:value-type="float">
            <text:p>0.687638</text:p>
          </table:table-cell>
          <table:table-cell table:formula="of:=AVERAGE([.R138:.R144])" office:value-type="float" office:value="0.248767" calcext:value-type="float">
            <text:p>0.25</text:p>
          </table:table-cell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float" office:value="13509" calcext:value-type="float">
            <text:p>13509</text:p>
          </table:table-cell>
          <table:table-cell office:value-type="float" office:value="13965.4" calcext:value-type="float">
            <text:p>13965.4</text:p>
          </table:table-cell>
          <table:table-cell office:value-type="float" office:value="2.6752" calcext:value-type="float">
            <text:p>2.6752</text:p>
          </table:table-cell>
          <table:table-cell office:value-type="float" office:value="691.381" calcext:value-type="float">
            <text:p>691.381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float" office:value="353.586" calcext:value-type="float">
            <text:p>353.586</text:p>
          </table:table-cell>
          <table:table-cell office:value-type="float" office:value="360.928" calcext:value-type="float">
            <text:p>360.928</text:p>
          </table:table-cell>
          <table:table-cell office:value-type="float" office:value="0.586213" calcext:value-type="float">
            <text:p>0.586213</text:p>
          </table:table-cell>
          <table:table-cell office:value-type="float" office:value="7.92766" calcext:value-type="float">
            <text:p>7.92766</text:p>
          </table:table-cell>
          <table:table-cell office:value-type="float" office:value="0.701223" calcext:value-type="float">
            <text:p>0.701223</text:p>
          </table:table-cell>
          <table:table-cell office:value-type="float" office:value="0.339973" calcext:value-type="float">
            <text:p>0.339973</text:p>
          </table:table-cell>
          <table:table-cell office:value-type="float" office:value="0.26304" calcext:value-type="float">
            <text:p>2.63E-01</text:p>
          </table:table-cell>
          <table:table-cell table:number-columns-repeated="2" office:value-type="float" office:value="0.971591" calcext:value-type="float">
            <text:p>0.971591</text:p>
          </table:table-cell>
          <table:table-cell table:style-name="ce1" office:value-type="float" office:value="0.262176" calcext:value-type="float">
            <text:p>2.62E-01</text:p>
          </table:table-cell>
          <table:table-cell office:value-type="float" office:value="-0.879364" calcext:value-type="float">
            <text:p>-0.879364</text:p>
          </table:table-cell>
          <table:table-cell table:style-name="ce1" office:value-type="float" office:value="-9.50822" calcext:value-type="float">
            <text:p>-9.51E+00</text:p>
          </table:table-cell>
          <table:table-cell table:number-columns-repeated="22"/>
          <table:table-cell table:formula="of:=[.AT141]+1" office:value-type="date" office:date-value="2020-07-13" calcext:value-type="date">
            <text:p>13/07/20</text:p>
          </table:table-cell>
          <table:table-cell table:formula="of:=AVERAGE([.S139:.S145])" office:value-type="float" office:value="0.982003142857143" calcext:value-type="float">
            <text:p>0.982003142857143</text:p>
          </table:table-cell>
          <table:table-cell table:formula="of:=[.P142]" office:value-type="float" office:value="0.701223" calcext:value-type="float">
            <text:p>0.701223</text:p>
          </table:table-cell>
          <table:table-cell table:formula="of:=AVERAGE([.R139:.R145])" office:value-type="float" office:value="0.253016857142857" calcext:value-type="float">
            <text:p>0.25</text:p>
          </table:table-cell>
        </table:table-row>
        <table:table-row table:style-name="ro1">
          <table:table-cell office:value-type="float" office:value="13377" calcext:value-type="float">
            <text:p>13377</text:p>
          </table:table-cell>
          <table:table-cell office:value-type="float" office:value="13586.9" calcext:value-type="float">
            <text:p>13586.9</text:p>
          </table:table-cell>
          <table:table-cell office:value-type="float" office:value="14130.8" calcext:value-type="float">
            <text:p>14130.8</text:p>
          </table:table-cell>
          <table:table-cell office:value-type="float" office:value="2.41515" calcext:value-type="float">
            <text:p>2.41515</text:p>
          </table:table-cell>
          <table:table-cell office:value-type="float" office:value="753.83" calcext:value-type="float">
            <text:p>753.83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4.598" calcext:value-type="float">
            <text:p>354.598</text:p>
          </table:table-cell>
          <table:table-cell office:value-type="float" office:value="362.175" calcext:value-type="float">
            <text:p>362.175</text:p>
          </table:table-cell>
          <table:table-cell office:value-type="float" office:value="-0.40209" calcext:value-type="float">
            <text:p>-0.40209</text:p>
          </table:table-cell>
          <table:table-cell office:value-type="float" office:value="7.17474" calcext:value-type="float">
            <text:p>7.17474</text:p>
          </table:table-cell>
          <table:table-cell office:value-type="float" office:value="0.714845" calcext:value-type="float">
            <text:p>0.714845</text:p>
          </table:table-cell>
          <table:table-cell office:value-type="float" office:value="0.384838" calcext:value-type="float">
            <text:p>0.384838</text:p>
          </table:table-cell>
          <table:table-cell office:value-type="float" office:value="0.298679" calcext:value-type="float">
            <text:p>2.99E-01</text:p>
          </table:table-cell>
          <table:table-cell table:number-columns-repeated="2" office:value-type="float" office:value="0.938414" calcext:value-type="float">
            <text:p>0.938414</text:p>
          </table:table-cell>
          <table:table-cell table:style-name="ce1" office:value-type="float" office:value="0.259895" calcext:value-type="float">
            <text:p>2.60E-01</text:p>
          </table:table-cell>
          <table:table-cell office:value-type="float" office:value="-0.883554" calcext:value-type="float">
            <text:p>-0.883554</text:p>
          </table:table-cell>
          <table:table-cell table:style-name="ce1" office:value-type="float" office:value="-9.19099" calcext:value-type="float">
            <text:p>-9.19E+00</text:p>
          </table:table-cell>
          <table:table-cell table:number-columns-repeated="22"/>
          <table:table-cell table:formula="of:=[.AT142]+1" office:value-type="date" office:date-value="2020-07-14" calcext:value-type="date">
            <text:p>14/07/20</text:p>
          </table:table-cell>
          <table:table-cell table:formula="of:=AVERAGE([.S140:.S146])" office:value-type="float" office:value="0.982511714285714" calcext:value-type="float">
            <text:p>0.982511714285714</text:p>
          </table:table-cell>
          <table:table-cell table:formula="of:=[.P143]" office:value-type="float" office:value="0.714845" calcext:value-type="float">
            <text:p>0.714845</text:p>
          </table:table-cell>
          <table:table-cell table:formula="of:=AVERAGE([.R140:.R146])" office:value-type="float" office:value="0.256056285714286" calcext:value-type="float">
            <text:p>0.26</text:p>
          </table:table-cell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13674.4" calcext:value-type="float">
            <text:p>13674.4</text:p>
          </table:table-cell>
          <table:table-cell office:value-type="float" office:value="14294.2" calcext:value-type="float">
            <text:p>14294.2</text:p>
          </table:table-cell>
          <table:table-cell office:value-type="float" office:value="1.94721" calcext:value-type="float">
            <text:p>1.94721</text:p>
          </table:table-cell>
          <table:table-cell office:value-type="float" office:value="783.174" calcext:value-type="float">
            <text:p>783.174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6.608" calcext:value-type="float">
            <text:p>356.608</text:p>
          </table:table-cell>
          <table:table-cell office:value-type="float" office:value="362.395" calcext:value-type="float">
            <text:p>362.395</text:p>
          </table:table-cell>
          <table:table-cell office:value-type="float" office:value="1.60759" calcext:value-type="float">
            <text:p>1.60759</text:p>
          </table:table-cell>
          <table:table-cell office:value-type="float" office:value="7.39516" calcext:value-type="float">
            <text:p>7.39516</text:p>
          </table:table-cell>
          <table:table-cell office:value-type="float" office:value="0.728502" calcext:value-type="float">
            <text:p>0.728502</text:p>
          </table:table-cell>
          <table:table-cell office:value-type="float" office:value="0.382132" calcext:value-type="float">
            <text:p>0.382132</text:p>
          </table:table-cell>
          <table:table-cell office:value-type="float" office:value="0.29748" calcext:value-type="float">
            <text:p>2.97E-01</text:p>
          </table:table-cell>
          <table:table-cell table:number-columns-repeated="2" office:value-type="float" office:value="0.94332" calcext:value-type="float">
            <text:p>0.94332</text:p>
          </table:table-cell>
          <table:table-cell table:style-name="ce1" office:value-type="float" office:value="0.257283" calcext:value-type="float">
            <text:p>2.57E-01</text:p>
          </table:table-cell>
          <table:table-cell office:value-type="float" office:value="-0.883454" calcext:value-type="float">
            <text:p>-0.883454</text:p>
          </table:table-cell>
          <table:table-cell table:style-name="ce1" office:value-type="float" office:value="-8.32094" calcext:value-type="float">
            <text:p>-8.32E+00</text:p>
          </table:table-cell>
          <table:table-cell table:number-columns-repeated="22"/>
          <table:table-cell table:formula="of:=[.AT143]+1" office:value-type="date" office:date-value="2020-07-15" calcext:value-type="date">
            <text:p>15/07/20</text:p>
          </table:table-cell>
          <table:table-cell table:formula="of:=AVERAGE([.S141:.S147])" office:value-type="float" office:value="0.983337428571429" calcext:value-type="float">
            <text:p>0.983337428571429</text:p>
          </table:table-cell>
          <table:table-cell table:formula="of:=[.P144]" office:value-type="float" office:value="0.728502" calcext:value-type="float">
            <text:p>0.728502</text:p>
          </table:table-cell>
          <table:table-cell table:formula="of:=AVERAGE([.R141:.R147])" office:value-type="float" office:value="0.258747285714286" calcext:value-type="float">
            <text:p>0.26</text:p>
          </table:table-cell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float" office:value="13764.5" calcext:value-type="float">
            <text:p>13764.5</text:p>
          </table:table-cell>
          <table:table-cell office:value-type="float" office:value="14419.3" calcext:value-type="float">
            <text:p>14419.3</text:p>
          </table:table-cell>
          <table:table-cell office:value-type="float" office:value="1.45926" calcext:value-type="float">
            <text:p>1.45926</text:p>
          </table:table-cell>
          <table:table-cell office:value-type="float" office:value="771.3" calcext:value-type="float">
            <text:p>771.3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float" office:value="356.617" calcext:value-type="float">
            <text:p>356.617</text:p>
          </table:table-cell>
          <table:table-cell office:value-type="float" office:value="363.556" calcext:value-type="float">
            <text:p>363.556</text:p>
          </table:table-cell>
          <table:table-cell office:value-type="float" office:value="1.61684" calcext:value-type="float">
            <text:p>1.61684</text:p>
          </table:table-cell>
          <table:table-cell office:value-type="float" office:value="8.55599" calcext:value-type="float">
            <text:p>8.55599</text:p>
          </table:table-cell>
          <table:table-cell office:value-type="float" office:value="0.742194" calcext:value-type="float">
            <text:p>0.742194</text:p>
          </table:table-cell>
          <table:table-cell office:value-type="float" office:value="0.409126" calcext:value-type="float">
            <text:p>0.409126</text:p>
          </table:table-cell>
          <table:table-cell office:value-type="float" office:value="0.31944" calcext:value-type="float">
            <text:p>3.19E-01</text:p>
          </table:table-cell>
          <table:table-cell table:number-columns-repeated="2" office:value-type="float" office:value="0.924287" calcext:value-type="float">
            <text:p>0.924287</text:p>
          </table:table-cell>
          <table:table-cell table:style-name="ce1" office:value-type="float" office:value="0.254963" calcext:value-type="float">
            <text:p>2.55E-01</text:p>
          </table:table-cell>
          <table:table-cell office:value-type="float" office:value="-0.885843" calcext:value-type="float">
            <text:p>-0.885843</text:p>
          </table:table-cell>
          <table:table-cell table:style-name="ce1" office:value-type="float" office:value="-7.66625" calcext:value-type="float">
            <text:p>-7.67E+00</text:p>
          </table:table-cell>
          <table:table-cell table:number-columns-repeated="22"/>
          <table:table-cell table:formula="of:=[.AT144]+1" office:value-type="date" office:date-value="2020-07-16" calcext:value-type="date">
            <text:p>16/07/20</text:p>
          </table:table-cell>
          <table:table-cell table:formula="of:=AVERAGE([.S142:.S148])" office:value-type="float" office:value="0.984086" calcext:value-type="float">
            <text:p>0.984086</text:p>
          </table:table-cell>
          <table:table-cell table:formula="of:=[.P145]" office:value-type="float" office:value="0.742194" calcext:value-type="float">
            <text:p>0.742194</text:p>
          </table:table-cell>
          <table:table-cell table:formula="of:=AVERAGE([.R142:.R148])" office:value-type="float" office:value="0.261491" calcext:value-type="float">
            <text:p>0.26</text:p>
          </table:table-cell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float" office:value="13865.9" calcext:value-type="float">
            <text:p>13865.9</text:p>
          </table:table-cell>
          <table:table-cell office:value-type="float" office:value="14488.5" calcext:value-type="float">
            <text:p>14488.5</text:p>
          </table:table-cell>
          <table:table-cell office:value-type="float" office:value="1.15241" calcext:value-type="float">
            <text:p>1.15241</text:p>
          </table:table-cell>
          <table:table-cell office:value-type="float" office:value="710.533" calcext:value-type="float">
            <text:p>710.533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356.626" calcext:value-type="float">
            <text:p>356.626</text:p>
          </table:table-cell>
          <table:table-cell office:value-type="float" office:value="363.631" calcext:value-type="float">
            <text:p>363.631</text:p>
          </table:table-cell>
          <table:table-cell office:value-type="float" office:value="-1.37398" calcext:value-type="float">
            <text:p>-1.37398</text:p>
          </table:table-cell>
          <table:table-cell office:value-type="float" office:value="5.63108" calcext:value-type="float">
            <text:p>5.63108</text:p>
          </table:table-cell>
          <table:table-cell office:value-type="float" office:value="0.75592" calcext:value-type="float">
            <text:p>0.75592</text:p>
          </table:table-cell>
          <table:table-cell office:value-type="float" office:value="0.295158" calcext:value-type="float">
            <text:p>0.295158</text:p>
          </table:table-cell>
          <table:table-cell office:value-type="float" office:value="0.231124" calcext:value-type="float">
            <text:p>2.31E-01</text:p>
          </table:table-cell>
          <table:table-cell table:number-columns-repeated="2" office:value-type="float" office:value="1.01913" calcext:value-type="float">
            <text:p>1.01913</text:p>
          </table:table-cell>
          <table:table-cell table:style-name="ce1" office:value-type="float" office:value="0.251591" calcext:value-type="float">
            <text:p>2.52E-01</text:p>
          </table:table-cell>
          <table:table-cell office:value-type="float" office:value="-0.876241" calcext:value-type="float">
            <text:p>-0.876241</text:p>
          </table:table-cell>
          <table:table-cell table:style-name="ce1" office:value-type="float" office:value="-7.58424" calcext:value-type="float">
            <text:p>-7.58E+00</text:p>
          </table:table-cell>
          <table:table-cell table:number-columns-repeated="22"/>
          <table:table-cell table:formula="of:=[.AT145]+1" office:value-type="date" office:date-value="2020-07-17" calcext:value-type="date">
            <text:p>17/07/20</text:p>
          </table:table-cell>
          <table:table-cell table:formula="of:=AVERAGE([.S143:.S149])" office:value-type="float" office:value="0.983900857142857" calcext:value-type="float">
            <text:p>0.983900857142857</text:p>
          </table:table-cell>
          <table:table-cell table:formula="of:=[.P146]" office:value-type="float" office:value="0.75592" calcext:value-type="float">
            <text:p>0.75592</text:p>
          </table:table-cell>
          <table:table-cell table:formula="of:=AVERAGE([.R143:.R149])" office:value-type="float" office:value="0.265153857142857" calcext:value-type="float">
            <text:p>0.27</text:p>
          </table:table-cell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float" office:value="13956.5" calcext:value-type="float">
            <text:p>13956.5</text:p>
          </table:table-cell>
          <table:table-cell office:value-type="float" office:value="14524" calcext:value-type="float">
            <text:p>14524</text:p>
          </table:table-cell>
          <table:table-cell office:value-type="float" office:value="0.913476" calcext:value-type="float">
            <text:p>0.913476</text:p>
          </table:table-cell>
          <table:table-cell office:value-type="float" office:value="633.045" calcext:value-type="float">
            <text:p>633.045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359.634" calcext:value-type="float">
            <text:p>359.634</text:p>
          </table:table-cell>
          <table:table-cell office:value-type="float" office:value="363.685" calcext:value-type="float">
            <text:p>363.685</text:p>
          </table:table-cell>
          <table:table-cell office:value-type="float" office:value="1.63417" calcext:value-type="float">
            <text:p>1.63417</text:p>
          </table:table-cell>
          <table:table-cell office:value-type="float" office:value="5.68483" calcext:value-type="float">
            <text:p>5.68483</text:p>
          </table:table-cell>
          <table:table-cell office:value-type="float" office:value="0.769679" calcext:value-type="float">
            <text:p>0.769679</text:p>
          </table:table-cell>
          <table:table-cell office:value-type="float" office:value="0.26366" calcext:value-type="float">
            <text:p>0.26366</text:p>
          </table:table-cell>
          <table:table-cell office:value-type="float" office:value="0.207045" calcext:value-type="float">
            <text:p>2.07E-01</text:p>
          </table:table-cell>
          <table:table-cell table:number-columns-repeated="2" office:value-type="float" office:value="1.04758" calcext:value-type="float">
            <text:p>1.04758</text:p>
          </table:table-cell>
          <table:table-cell table:style-name="ce1" office:value-type="float" office:value="0.248931" calcext:value-type="float">
            <text:p>2.49E-01</text:p>
          </table:table-cell>
          <table:table-cell office:value-type="float" office:value="-0.87371" calcext:value-type="float">
            <text:p>-0.87371</text:p>
          </table:table-cell>
          <table:table-cell table:style-name="ce1" office:value-type="float" office:value="-6.89682" calcext:value-type="float">
            <text:p>-6.90E+00</text:p>
          </table:table-cell>
          <table:table-cell table:number-columns-repeated="22"/>
          <table:table-cell table:formula="of:=[.AT146]+1" office:value-type="date" office:date-value="2020-07-18" calcext:value-type="date">
            <text:p>18/07/20</text:p>
          </table:table-cell>
          <table:table-cell table:formula="of:=AVERAGE([.S144:.S150])" office:value-type="float" office:value="0.983255" calcext:value-type="float">
            <text:p>0.983255</text:p>
          </table:table-cell>
          <table:table-cell table:formula="of:=[.P147]" office:value-type="float" office:value="0.769679" calcext:value-type="float">
            <text:p>0.769679</text:p>
          </table:table-cell>
          <table:table-cell table:formula="of:=AVERAGE([.R144:.R150])" office:value-type="float" office:value="0.269257428571429" calcext:value-type="float">
            <text:p>0.27</text:p>
          </table:table-cell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float" office:value="14046.5" calcext:value-type="float">
            <text:p>14046.5</text:p>
          </table:table-cell>
          <table:table-cell table:style-name="ce1" office:value-type="float" office:value="14536.2" calcext:value-type="float">
            <text:p>1.45E+04</text:p>
          </table:table-cell>
          <table:table-cell office:value-type="float" office:value="0.9341" calcext:value-type="float">
            <text:p>0.9341</text:p>
          </table:table-cell>
          <table:table-cell table:style-name="ce1" office:value-type="float" office:value="555.241" calcext:value-type="float">
            <text:p>5.55E+02</text:p>
          </table:table-cell>
          <table:table-cell table:style-name="ce1" table:number-columns-repeated="5"/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59.643" calcext:value-type="float">
            <text:p>3.60E+02</text:p>
          </table:table-cell>
          <table:table-cell table:style-name="ce1" office:value-type="float" office:value="363.705" calcext:value-type="float">
            <text:p>3.64E+02</text:p>
          </table:table-cell>
          <table:table-cell table:style-name="ce1" office:value-type="float" office:value="0.642759" calcext:value-type="float">
            <text:p>6.43E-01</text:p>
          </table:table-cell>
          <table:table-cell table:style-name="ce1" office:value-type="float" office:value="4.70542" calcext:value-type="float">
            <text:p>4.71E+00</text:p>
          </table:table-cell>
          <table:table-cell office:value-type="float" office:value="0.78347" calcext:value-type="float">
            <text:p>0.78347</text:p>
          </table:table-cell>
          <table:table-cell office:value-type="float" office:value="0.271293" calcext:value-type="float">
            <text:p>0.271293</text:p>
          </table:table-cell>
          <table:table-cell office:value-type="float" office:value="0.213629" calcext:value-type="float">
            <text:p>2.14E-01</text:p>
          </table:table-cell>
          <table:table-cell table:number-columns-repeated="2" office:value-type="float" office:value="1.04428" calcext:value-type="float">
            <text:p>1.04428</text:p>
          </table:table-cell>
          <table:table-cell table:style-name="ce1" office:value-type="float" office:value="0.246685" calcext:value-type="float">
            <text:p>2.47E-01</text:p>
          </table:table-cell>
          <table:table-cell office:value-type="float" office:value="-0.874729" calcext:value-type="float">
            <text:p>-0.874729</text:p>
          </table:table-cell>
          <table:table-cell table:style-name="ce1" office:value-type="float" office:value="-7.16598" calcext:value-type="float">
            <text:p>-7.17E+00</text:p>
          </table:table-cell>
          <table:table-cell table:number-columns-repeated="22"/>
          <table:table-cell table:formula="of:=[.AT147]+1" office:value-type="date" office:date-value="2020-07-19" calcext:value-type="date">
            <text:p>19/07/20</text:p>
          </table:table-cell>
          <table:table-cell table:formula="of:=AVERAGE([.S145:.S151])" office:value-type="float" office:value="0.982656" calcext:value-type="float">
            <text:p>0.982656</text:p>
          </table:table-cell>
          <table:table-cell table:formula="of:=[.P148]" office:value-type="float" office:value="0.78347" calcext:value-type="float">
            <text:p>0.78347</text:p>
          </table:table-cell>
          <table:table-cell table:formula="of:=AVERAGE([.R145:.R151])" office:value-type="float" office:value="0.273289285714286" calcext:value-type="float">
            <text:p>0.27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float" office:value="14137" calcext:value-type="float">
            <text:p>14137</text:p>
          </table:table-cell>
          <table:table-cell table:style-name="ce1" office:value-type="float" office:value="14543.7" calcext:value-type="float">
            <text:p>1.45E+04</text:p>
          </table:table-cell>
          <table:table-cell office:value-type="float" office:value="0.0431814" calcext:value-type="float">
            <text:p>0.0431814</text:p>
          </table:table-cell>
          <table:table-cell table:style-name="ce1" office:value-type="float" office:value="409.746" calcext:value-type="float">
            <text:p>4.10E+02</text:p>
          </table:table-cell>
          <table:table-cell table:style-name="ce1" table:number-columns-repeated="5"/>
          <table:table-cell table:style-name="ce1" office:value-type="float" office:value="359" calcext:value-type="float">
            <text:p>3.59E+02</text:p>
          </table:table-cell>
          <table:table-cell table:style-name="ce1" office:value-type="float" office:value="360.65" calcext:value-type="float">
            <text:p>3.61E+02</text:p>
          </table:table-cell>
          <table:table-cell table:style-name="ce1" office:value-type="float" office:value="364.703" calcext:value-type="float">
            <text:p>3.65E+02</text:p>
          </table:table-cell>
          <table:table-cell table:style-name="ce1" office:value-type="float" office:value="1.64999" calcext:value-type="float">
            <text:p>1.65E+00</text:p>
          </table:table-cell>
          <table:table-cell table:style-name="ce1" office:value-type="float" office:value="5.70253" calcext:value-type="float">
            <text:p>5.70E+00</text:p>
          </table:table-cell>
          <table:table-cell office:value-type="float" office:value="0.797293" calcext:value-type="float">
            <text:p>0.797293</text:p>
          </table:table-cell>
          <table:table-cell office:value-type="float" office:value="0.365613" calcext:value-type="float">
            <text:p>0.365613</text:p>
          </table:table-cell>
          <table:table-cell office:value-type="float" office:value="0.28868" calcext:value-type="float">
            <text:p>2.89E-01</text:p>
          </table:table-cell>
          <table:table-cell table:number-columns-repeated="2" office:value-type="float" office:value="0.970295" calcext:value-type="float">
            <text:p>0.970295</text:p>
          </table:table-cell>
          <table:table-cell table:style-name="ce1" office:value-type="float" office:value="0.245178" calcext:value-type="float">
            <text:p>2.45E-01</text:p>
          </table:table-cell>
          <table:table-cell office:value-type="float" office:value="-0.882916" calcext:value-type="float">
            <text:p>-0.882916</text:p>
          </table:table-cell>
          <table:table-cell table:style-name="ce1" office:value-type="float" office:value="-7.3715" calcext:value-type="float">
            <text:p>-7.37E+00</text:p>
          </table:table-cell>
          <table:table-cell table:number-columns-repeated="22"/>
          <table:table-cell table:formula="of:=[.AT148]+1" office:value-type="date" office:date-value="2020-07-20" calcext:value-type="date">
            <text:p>20/07/20</text:p>
          </table:table-cell>
          <table:table-cell table:formula="of:=AVERAGE([.S146:.S152])" office:value-type="float" office:value="0.981797142857143" calcext:value-type="float">
            <text:p>0.981797142857143</text:p>
          </table:table-cell>
          <table:table-cell table:formula="of:=[.P149]" office:value-type="float" office:value="0.797293" calcext:value-type="float">
            <text:p>0.797293</text:p>
          </table:table-cell>
          <table:table-cell table:formula="of:=AVERAGE([.R146:.R152])" office:value-type="float" office:value="0.277559428571429" calcext:value-type="float">
            <text:p>0.28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14265.1" calcext:value-type="float">
            <text:p>14265.1</text:p>
          </table:table-cell>
          <table:table-cell table:style-name="ce1" office:value-type="float" office:value="14574.1" calcext:value-type="float">
            <text:p>1.46E+04</text:p>
          </table:table-cell>
          <table:table-cell office:value-type="float" office:value="-1.31903" calcext:value-type="float">
            <text:p>-1.31903</text:p>
          </table:table-cell>
          <table:table-cell table:style-name="ce1" office:value-type="float" office:value="214.119" calcext:value-type="float">
            <text:p>2.14E+02</text:p>
          </table:table-cell>
          <table:table-cell table:style-name="ce1" table:number-columns-repeated="5"/>
          <table:table-cell table:style-name="ce1" office:value-type="float" office:value="360" calcext:value-type="float">
            <text:p>3.60E+02</text:p>
          </table:table-cell>
          <table:table-cell table:style-name="ce1" office:value-type="float" office:value="360.66" calcext:value-type="float">
            <text:p>3.61E+02</text:p>
          </table:table-cell>
          <table:table-cell table:style-name="ce1" office:value-type="float" office:value="366.69" calcext:value-type="float">
            <text:p>3.67E+02</text:p>
          </table:table-cell>
          <table:table-cell table:style-name="ce1" office:value-type="float" office:value="0.660366" calcext:value-type="float">
            <text:p>6.60E-01</text:p>
          </table:table-cell>
          <table:table-cell table:style-name="ce1" office:value-type="float" office:value="6.69026" calcext:value-type="float">
            <text:p>6.69E+00</text:p>
          </table:table-cell>
          <table:table-cell office:value-type="float" office:value="0.811146" calcext:value-type="float">
            <text:p>0.811146</text:p>
          </table:table-cell>
          <table:table-cell office:value-type="float" office:value="0.413564" calcext:value-type="float">
            <text:p>0.413564</text:p>
          </table:table-cell>
          <table:table-cell office:value-type="float" office:value="0.327404" calcext:value-type="float">
            <text:p>3.27E-01</text:p>
          </table:table-cell>
          <table:table-cell table:number-columns-repeated="2" office:value-type="float" office:value="0.933893" calcext:value-type="float">
            <text:p>0.933893</text:p>
          </table:table-cell>
          <table:table-cell table:style-name="ce1" office:value-type="float" office:value="0.24329" calcext:value-type="float">
            <text:p>2.43E-01</text:p>
          </table:table-cell>
          <table:table-cell office:value-type="float" office:value="-0.886795" calcext:value-type="float">
            <text:p>-0.886795</text:p>
          </table:table-cell>
          <table:table-cell table:style-name="ce1" office:value-type="float" office:value="-10.5556" calcext:value-type="float">
            <text:p>-1.06E+01</text:p>
          </table:table-cell>
          <table:table-cell table:number-columns-repeated="22"/>
          <table:table-cell table:formula="of:=[.AT149]+1" office:value-type="date" office:date-value="2020-07-21" calcext:value-type="date">
            <text:p>21/07/20</text:p>
          </table:table-cell>
          <table:table-cell table:formula="of:=AVERAGE([.S147:.S153])" office:value-type="float" office:value="0.983578571428571" calcext:value-type="float">
            <text:p>0.983578571428571</text:p>
          </table:table-cell>
          <table:table-cell table:formula="of:=[.P150]" office:value-type="float" office:value="0.811146" calcext:value-type="float">
            <text:p>0.811146</text:p>
          </table:table-cell>
          <table:table-cell table:formula="of:=AVERAGE([.R147:.R153])" office:value-type="float" office:value="0.278972714285714" calcext:value-type="float">
            <text:p>0.28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14440.4" calcext:value-type="float">
            <text:p>14440.4</text:p>
          </table:table-cell>
          <table:table-cell table:style-name="ce1" office:value-type="float" office:value="14626.8" calcext:value-type="float">
            <text:p>1.46E+04</text:p>
          </table:table-cell>
          <table:table-cell office:value-type="float" office:value="-2.26844" calcext:value-type="float">
            <text:p>-2.26844</text:p>
          </table:table-cell>
          <table:table-cell table:style-name="ce1" office:value-type="float" office:value="20.794" calcext:value-type="float">
            <text:p>2.08E+01</text:p>
          </table:table-cell>
          <table:table-cell table:style-name="ce1" table:number-columns-repeated="5"/>
          <table:table-cell table:style-name="ce1" office:value-type="float" office:value="364" calcext:value-type="float">
            <text:p>3.64E+02</text:p>
          </table:table-cell>
          <table:table-cell table:style-name="ce1" office:value-type="float" office:value="361.676" calcext:value-type="float">
            <text:p>3.62E+02</text:p>
          </table:table-cell>
          <table:table-cell table:style-name="ce1" office:value-type="float" office:value="366.685" calcext:value-type="float">
            <text:p>3.67E+02</text:p>
          </table:table-cell>
          <table:table-cell table:style-name="ce1" office:value-type="float" office:value="-2.32402" calcext:value-type="float">
            <text:p>-2.32E+00</text:p>
          </table:table-cell>
          <table:table-cell table:style-name="ce1" office:value-type="float" office:value="2.68521" calcext:value-type="float">
            <text:p>2.69E+00</text:p>
          </table:table-cell>
          <table:table-cell office:value-type="float" office:value="0.825029" calcext:value-type="float">
            <text:p>0.825029</text:p>
          </table:table-cell>
          <table:table-cell office:value-type="float" office:value="0.410355" calcext:value-type="float">
            <text:p>0.410355</text:p>
          </table:table-cell>
          <table:table-cell office:value-type="float" office:value="0.325703" calcext:value-type="float">
            <text:p>3.26E-01</text:p>
          </table:table-cell>
          <table:table-cell table:number-columns-repeated="2" office:value-type="float" office:value="0.939127" calcext:value-type="float">
            <text:p>0.939127</text:p>
          </table:table-cell>
          <table:table-cell table:style-name="ce1" office:value-type="float" office:value="0.241098" calcext:value-type="float">
            <text:p>2.41E-01</text:p>
          </table:table-cell>
          <table:table-cell office:value-type="float" office:value="-0.886694" calcext:value-type="float">
            <text:p>-0.886694</text:p>
          </table:table-cell>
          <table:table-cell table:style-name="ce1" office:value-type="float" office:value="-9.65847" calcext:value-type="float">
            <text:p>-9.66E+00</text:p>
          </table:table-cell>
          <table:table-cell table:number-columns-repeated="22"/>
          <table:table-cell table:formula="of:=[.AT150]+1" office:value-type="date" office:date-value="2020-07-22" calcext:value-type="date">
            <text:p>22/07/20</text:p>
          </table:table-cell>
          <table:table-cell table:formula="of:=AVERAGE([.S148:.S154])" office:value-type="float" office:value="0.987938571428571" calcext:value-type="float">
            <text:p>0.987938571428571</text:p>
          </table:table-cell>
          <table:table-cell table:formula="of:=[.P151]" office:value-type="float" office:value="0.825029" calcext:value-type="float">
            <text:p>0.825029</text:p>
          </table:table-cell>
          <table:table-cell table:formula="of:=AVERAGE([.R148:.R154])" office:value-type="float" office:value="0.277698714285714" calcext:value-type="float">
            <text:p>0.28</text:p>
          </table:table-cell>
        </table:table-row>
        <table:table-row table:style-name="ro1">
          <table:table-cell office:value-type="float" office:value="14836" calcext:value-type="float">
            <text:p>14836</text:p>
          </table:table-cell>
          <table:table-cell office:value-type="float" office:value="14652.5" calcext:value-type="float">
            <text:p>14652.5</text:p>
          </table:table-cell>
          <table:table-cell table:style-name="ce1" office:value-type="float" office:value="14700.7" calcext:value-type="float">
            <text:p>1.47E+04</text:p>
          </table:table-cell>
          <table:table-cell office:value-type="float" office:value="-2.4939" calcext:value-type="float">
            <text:p>-2.4939</text:p>
          </table:table-cell>
          <table:table-cell table:style-name="ce1" office:value-type="float" office:value="-135.327" calcext:value-type="float">
            <text:p>-1.35E+02</text:p>
          </table:table-cell>
          <table:table-cell table:style-name="ce1" table:number-columns-repeated="5"/>
          <table:table-cell table:style-name="ce1" office:value-type="float" office:value="365" calcext:value-type="float">
            <text:p>3.65E+02</text:p>
          </table:table-cell>
          <table:table-cell table:style-name="ce1" office:value-type="float" office:value="365.696" calcext:value-type="float">
            <text:p>3.66E+02</text:p>
          </table:table-cell>
          <table:table-cell table:style-name="ce1" office:value-type="float" office:value="366.695" calcext:value-type="float">
            <text:p>3.67E+02</text:p>
          </table:table-cell>
          <table:table-cell table:style-name="ce1" office:value-type="float" office:value="0.696288" calcext:value-type="float">
            <text:p>6.96E-01</text:p>
          </table:table-cell>
          <table:table-cell table:style-name="ce1" office:value-type="float" office:value="1.69497" calcext:value-type="float">
            <text:p>1.69E+00</text:p>
          </table:table-cell>
          <table:table-cell office:value-type="float" office:value="0.838941" calcext:value-type="float">
            <text:p>0.838941</text:p>
          </table:table-cell>
          <table:table-cell office:value-type="float" office:value="0.439017" calcext:value-type="float">
            <text:p>0.439017</text:p>
          </table:table-cell>
          <table:table-cell office:value-type="float" office:value="0.349331" calcext:value-type="float">
            <text:p>3.49E-01</text:p>
          </table:table-cell>
          <table:table-cell table:number-columns-repeated="2" office:value-type="float" office:value="0.918275" calcext:value-type="float">
            <text:p>0.918275</text:p>
          </table:table-cell>
          <table:table-cell table:style-name="ce1" office:value-type="float" office:value="0.239159" calcext:value-type="float">
            <text:p>2.39E-01</text:p>
          </table:table-cell>
          <table:table-cell office:value-type="float" office:value="-0.888908" calcext:value-type="float">
            <text:p>-0.888908</text:p>
          </table:table-cell>
          <table:table-cell table:style-name="ce1" office:value-type="float" office:value="-12.5748" calcext:value-type="float">
            <text:p>-1.26E+01</text:p>
          </table:table-cell>
          <table:table-cell table:number-columns-repeated="22"/>
          <table:table-cell table:formula="of:=[.AT151]+1" office:value-type="date" office:date-value="2020-07-23" calcext:value-type="date">
            <text:p>23/07/20</text:p>
          </table:table-cell>
          <table:table-cell table:formula="of:=AVERAGE([.S149:.S155])" office:value-type="float" office:value="0.994394285714286" calcext:value-type="float">
            <text:p>0.994394285714286</text:p>
          </table:table-cell>
          <table:table-cell table:formula="of:=[.P152]" office:value-type="float" office:value="0.838941" calcext:value-type="float">
            <text:p>0.838941</text:p>
          </table:table-cell>
          <table:table-cell table:formula="of:=AVERAGE([.R149:.R155])" office:value-type="float" office:value="0.274187142857143" calcext:value-type="float">
            <text:p>0.27</text:p>
          </table:table-cell>
        </table:table-row>
        <table:table-row table:style-name="ro1">
          <table:table-cell office:value-type="float" office:value="15117" calcext:value-type="float">
            <text:p>15117</text:p>
          </table:table-cell>
          <table:table-cell office:value-type="float" office:value="14889.4" calcext:value-type="float">
            <text:p>14889.4</text:p>
          </table:table-cell>
          <table:table-cell table:style-name="ce1" office:value-type="float" office:value="14794.8" calcext:value-type="float">
            <text:p>1.48E+04</text:p>
          </table:table-cell>
          <table:table-cell office:value-type="float" office:value="-3.05477" calcext:value-type="float">
            <text:p>-3.05477</text:p>
          </table:table-cell>
          <table:table-cell table:style-name="ce1" office:value-type="float" office:value="-322.2" calcext:value-type="float">
            <text:p>-3.22E+02</text:p>
          </table:table-cell>
          <table:table-cell table:style-name="ce1" table:number-columns-repeated="5"/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66.721" calcext:value-type="float">
            <text:p>3.67E+02</text:p>
          </table:table-cell>
          <table:table-cell table:style-name="ce1" office:value-type="float" office:value="369.709" calcext:value-type="float">
            <text:p>3.70E+02</text:p>
          </table:table-cell>
          <table:table-cell table:style-name="ce1" office:value-type="float" office:value="-2.27871" calcext:value-type="float">
            <text:p>-2.28E+00</text:p>
          </table:table-cell>
          <table:table-cell table:style-name="ce1" office:value-type="float" office:value="0.709386" calcext:value-type="float">
            <text:p>7.09E-01</text:p>
          </table:table-cell>
          <table:table-cell office:value-type="float" office:value="0.840372" calcext:value-type="float">
            <text:p>0.840372</text:p>
          </table:table-cell>
          <table:table-cell office:value-type="float" office:value="0.291233" calcext:value-type="float">
            <text:p>0.291233</text:p>
          </table:table-cell>
          <table:table-cell office:value-type="float" office:value="0.241017" calcext:value-type="float">
            <text:p>2.41E-01</text:p>
          </table:table-cell>
          <table:table-cell table:number-columns-repeated="2" office:value-type="float" office:value="1.0316" calcext:value-type="float">
            <text:p>1.0316</text:p>
          </table:table-cell>
          <table:table-cell table:style-name="ce1" office:value-type="float" office:value="0.237557" calcext:value-type="float">
            <text:p>2.38E-01</text:p>
          </table:table-cell>
          <table:table-cell office:value-type="float" office:value="-0.87399" calcext:value-type="float">
            <text:p>-0.87399</text:p>
          </table:table-cell>
          <table:table-cell table:style-name="ce1" office:value-type="float" office:value="-8.52111" calcext:value-type="float">
            <text:p>-8.52E+00</text:p>
          </table:table-cell>
          <table:table-cell table:number-columns-repeated="22"/>
          <table:table-cell table:formula="of:=[.AT152]+1" office:value-type="date" office:date-value="2020-07-24" calcext:value-type="date">
            <text:p>24/07/20</text:p>
          </table:table-cell>
          <table:table-cell table:formula="of:=AVERAGE([.S150:.S156])" office:value-type="float" office:value="1.004555" calcext:value-type="float">
            <text:p>1.004555</text:p>
          </table:table-cell>
          <table:table-cell table:formula="of:=[.P153]" office:value-type="float" office:value="0.840372" calcext:value-type="float">
            <text:p>0.840372</text:p>
          </table:table-cell>
          <table:table-cell table:formula="of:=AVERAGE([.R150:.R156])" office:value-type="float" office:value="0.267076571428571" calcext:value-type="float">
            <text:p>0.27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15132.5" calcext:value-type="float">
            <text:p>15132.5</text:p>
          </table:table-cell>
          <table:table-cell table:style-name="ce1" office:value-type="float" office:value="14882.6" calcext:value-type="float">
            <text:p>1.49E+04</text:p>
          </table:table-cell>
          <table:table-cell office:value-type="float" office:value="-1.55753" calcext:value-type="float">
            <text:p>-1.55753</text:p>
          </table:table-cell>
          <table:table-cell table:style-name="ce1" office:value-type="float" office:value="-365.374" calcext:value-type="float">
            <text:p>-3.65E+02</text:p>
          </table:table-cell>
          <table:table-cell table:style-name="ce1" table:number-columns-repeated="5"/>
          <table:table-cell table:style-name="ce1" office:value-type="float" office:value="369" calcext:value-type="float">
            <text:p>3.69E+02</text:p>
          </table:table-cell>
          <table:table-cell table:style-name="ce1" office:value-type="float" office:value="370.752" calcext:value-type="float">
            <text:p>3.71E+02</text:p>
          </table:table-cell>
          <table:table-cell table:style-name="ce1" office:value-type="float" office:value="369.738" calcext:value-type="float">
            <text:p>3.70E+02</text:p>
          </table:table-cell>
          <table:table-cell table:style-name="ce1" office:value-type="float" office:value="1.75157" calcext:value-type="float">
            <text:p>1.75E+00</text:p>
          </table:table-cell>
          <table:table-cell table:style-name="ce1" office:value-type="float" office:value="0.737854" calcext:value-type="float">
            <text:p>7.38E-01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223441" calcext:value-type="float">
            <text:p>0.223441</text:p>
          </table:table-cell>
          <table:table-cell office:value-type="float" office:value="0.198127" calcext:value-type="float">
            <text:p>1.98E-01</text:p>
          </table:table-cell>
          <table:table-cell table:number-columns-repeated="2" office:value-type="float" office:value="1.0781" calcext:value-type="float">
            <text:p>1.0781</text:p>
          </table:table-cell>
          <table:table-cell table:style-name="ce1" office:value-type="float" office:value="0.23623" calcext:value-type="float">
            <text:p>2.36E-01</text:p>
          </table:table-cell>
          <table:table-cell office:value-type="float" office:value="-0.863262" calcext:value-type="float">
            <text:p>-0.863262</text:p>
          </table:table-cell>
          <table:table-cell table:style-name="ce1" office:value-type="float" office:value="-6.5523" calcext:value-type="float">
            <text:p>-6.55E+00</text:p>
          </table:table-cell>
          <table:table-cell table:number-columns-repeated="22"/>
          <table:table-cell table:formula="of:=[.AT153]+1" office:value-type="date" office:date-value="2020-07-25" calcext:value-type="date">
            <text:p>25/07/20</text:p>
          </table:table-cell>
          <table:table-cell table:formula="of:=AVERAGE([.S151:.S157])" office:value-type="float" office:value="1.01772314285714" calcext:value-type="float">
            <text:p>1.01772314285714</text:p>
          </table:table-cell>
          <table:table-cell table:formula="of:=[.P154]" office:value-type="float" office:value="0.8418" calcext:value-type="float">
            <text:p>0.8418</text:p>
          </table:table-cell>
          <table:table-cell table:formula="of:=AVERAGE([.R151:.R157])" office:value-type="float" office:value="0.256910285714286" calcext:value-type="float">
            <text:p>0.26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5330.5" calcext:value-type="float">
            <text:p>15330.5</text:p>
          </table:table-cell>
          <table:table-cell table:style-name="ce1" office:value-type="float" office:value="14962.8" calcext:value-type="float">
            <text:p>1.50E+04</text:p>
          </table:table-cell>
          <table:table-cell office:value-type="float" office:value="-0.385657" calcext:value-type="float">
            <text:p>-0.385657</text:p>
          </table:table-cell>
          <table:table-cell table:style-name="ce1" office:value-type="float" office:value="-397.241" calcext:value-type="float">
            <text:p>-3.97E+02</text:p>
          </table:table-cell>
          <table:table-cell table:style-name="ce1" table:number-columns-repeated="5"/>
          <table:table-cell table:style-name="ce1" office:value-type="float" office:value="371" calcext:value-type="float">
            <text:p>3.71E+02</text:p>
          </table:table-cell>
          <table:table-cell table:style-name="ce1" office:value-type="float" office:value="370.782" calcext:value-type="float">
            <text:p>3.71E+02</text:p>
          </table:table-cell>
          <table:table-cell table:style-name="ce1" office:value-type="float" office:value="370.761" calcext:value-type="float">
            <text:p>3.71E+02</text:p>
          </table:table-cell>
          <table:table-cell table:style-name="ce1" office:value-type="float" office:value="-0.218393" calcext:value-type="float">
            <text:p>-2.18E-01</text:p>
          </table:table-cell>
          <table:table-cell table:style-name="ce1" office:value-type="float" office:value="-0.239496" calcext:value-type="float">
            <text:p>-2.39E-01</text:p>
          </table:table-cell>
          <table:table-cell office:value-type="float" office:value="0.843227" calcext:value-type="float">
            <text:p>0.843227</text:p>
          </table:table-cell>
          <table:table-cell office:value-type="float" office:value="0.200354" calcext:value-type="float">
            <text:p>0.200354</text:p>
          </table:table-cell>
          <table:table-cell office:value-type="float" office:value="0.189048" calcext:value-type="float">
            <text:p>1.89E-01</text:p>
          </table:table-cell>
          <table:table-cell table:number-columns-repeated="2" office:value-type="float" office:value="1.08947" calcext:value-type="float">
            <text:p>1.08947</text:p>
          </table:table-cell>
          <table:table-cell table:style-name="ce1" office:value-type="float" office:value="0.2353" calcext:value-type="float">
            <text:p>2.35E-01</text:p>
          </table:table-cell>
          <table:table-cell office:value-type="float" office:value="-0.856755" calcext:value-type="float">
            <text:p>-0.856755</text:p>
          </table:table-cell>
          <table:table-cell table:style-name="ce1" office:value-type="float" office:value="-6.76288" calcext:value-type="float">
            <text:p>-6.76E+00</text:p>
          </table:table-cell>
          <table:table-cell table:number-columns-repeated="2"/>
          <table:table-cell table:style-name="ce1"/>
          <table:table-cell table:number-columns-repeated="19"/>
          <table:table-cell table:formula="of:=[.AT154]+1" office:value-type="date" office:date-value="2020-07-26" calcext:value-type="date">
            <text:p>26/07/20</text:p>
          </table:table-cell>
          <table:table-cell table:formula="of:=AVERAGE([.S152:.S158])" office:value-type="float" office:value="1.03220928571429" calcext:value-type="float">
            <text:p>1.03220928571429</text:p>
          </table:table-cell>
          <table:table-cell table:formula="of:=[.P155]" office:value-type="float" office:value="0.843227" calcext:value-type="float">
            <text:p>0.843227</text:p>
          </table:table-cell>
          <table:table-cell table:formula="of:=AVERAGE([.R152:.R158])" office:value-type="float" office:value="0.245145571428571" calcext:value-type="float">
            <text:p>0.25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float" office:value="15497.2" calcext:value-type="float">
            <text:p>15497.2</text:p>
          </table:table-cell>
          <table:table-cell table:style-name="ce1" office:value-type="float" office:value="15083.2" calcext:value-type="float">
            <text:p>1.51E+04</text:p>
          </table:table-cell>
          <table:table-cell office:value-type="float" office:value="-0.681072" calcext:value-type="float">
            <text:p>-0.681072</text:p>
          </table:table-cell>
          <table:table-cell table:style-name="ce1" office:value-type="float" office:value="-468.777" calcext:value-type="float">
            <text:p>-4.69E+02</text:p>
          </table:table-cell>
          <table:table-cell table:style-name="ce1" table:number-columns-repeated="5"/>
          <table:table-cell table:style-name="ce1" office:value-type="float" office:value="373" calcext:value-type="float">
            <text:p>3.73E+02</text:p>
          </table:table-cell>
          <table:table-cell table:style-name="ce1" office:value-type="float" office:value="372.81" calcext:value-type="float">
            <text:p>3.73E+02</text:p>
          </table:table-cell>
          <table:table-cell table:style-name="ce1" office:value-type="float" office:value="370.833" calcext:value-type="float">
            <text:p>3.71E+02</text:p>
          </table:table-cell>
          <table:table-cell table:style-name="ce1" office:value-type="float" office:value="-0.189907" calcext:value-type="float">
            <text:p>-1.90E-01</text:p>
          </table:table-cell>
          <table:table-cell table:style-name="ce1" office:value-type="float" office:value="-2.16671" calcext:value-type="float">
            <text:p>-2.17E+00</text:p>
          </table:table-cell>
          <table:table-cell office:value-type="float" office:value="0.844653" calcext:value-type="float">
            <text:p>0.844653</text:p>
          </table:table-cell>
          <table:table-cell office:value-type="float" office:value="0.240152" calcext:value-type="float">
            <text:p>0.240152</text:p>
          </table:table-cell>
          <table:table-cell office:value-type="float" office:value="0.238906" calcext:value-type="float">
            <text:p>2.39E-01</text:p>
          </table:table-cell>
          <table:table-cell table:number-columns-repeated="2" office:value-type="float" office:value="1.04142" calcext:value-type="float">
            <text:p>1.04142</text:p>
          </table:table-cell>
          <table:table-cell table:style-name="ce1" office:value-type="float" office:value="0.234531" calcext:value-type="float">
            <text:p>2.35E-01</text:p>
          </table:table-cell>
          <table:table-cell office:value-type="float" office:value="-0.851867" calcext:value-type="float">
            <text:p>-0.851867</text:p>
          </table:table-cell>
          <table:table-cell table:style-name="ce1" office:value-type="float" office:value="-8.29838" calcext:value-type="float">
            <text:p>-8.30E+00</text:p>
          </table:table-cell>
          <table:table-cell table:number-columns-repeated="2"/>
          <table:table-cell table:style-name="ce1"/>
          <table:table-cell table:number-columns-repeated="19"/>
          <table:table-cell table:formula="of:=[.AT155]+1" office:value-type="date" office:date-value="2020-07-27" calcext:value-type="date">
            <text:p>27/07/20</text:p>
          </table:table-cell>
          <table:table-cell table:formula="of:=AVERAGE([.S153:.S159])" office:value-type="float" office:value="1.04883857142857" calcext:value-type="float">
            <text:p>1.04883857142857</text:p>
          </table:table-cell>
          <table:table-cell table:formula="of:=[.P156]" office:value-type="float" office:value="0.844653" calcext:value-type="float">
            <text:p>0.844653</text:p>
          </table:table-cell>
          <table:table-cell table:formula="of:=AVERAGE([.R153:.R159])" office:value-type="float" office:value="0.231066" calcext:value-type="float">
            <text:p>0.23</text:p>
          </table:table-cell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float" office:value="15686.3" calcext:value-type="float">
            <text:p>15686.3</text:p>
          </table:table-cell>
          <table:table-cell table:style-name="ce1" office:value-type="float" office:value="15280.6" calcext:value-type="float">
            <text:p>1.53E+04</text:p>
          </table:table-cell>
          <table:table-cell office:value-type="float" office:value="-1.73747" calcext:value-type="float">
            <text:p>-1.73747</text:p>
          </table:table-cell>
          <table:table-cell table:style-name="ce1" office:value-type="float" office:value="-554.425" calcext:value-type="float">
            <text:p>-5.54E+02</text:p>
          </table:table-cell>
          <table:table-cell table:style-name="ce1" table:number-columns-repeated="5"/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4.842" calcext:value-type="float">
            <text:p>3.75E+02</text:p>
          </table:table-cell>
          <table:table-cell table:style-name="ce1" office:value-type="float" office:value="371.985" calcext:value-type="float">
            <text:p>3.72E+02</text:p>
          </table:table-cell>
          <table:table-cell table:style-name="ce1" office:value-type="float" office:value="0.842412" calcext:value-type="float">
            <text:p>8.42E-01</text:p>
          </table:table-cell>
          <table:table-cell table:style-name="ce1" office:value-type="float" office:value="-2.01455" calcext:value-type="float">
            <text:p>-2.01E+00</text:p>
          </table:table-cell>
          <table:table-cell office:value-type="float" office:value="0.846077" calcext:value-type="float">
            <text:p>0.846077</text:p>
          </table:table-cell>
          <table:table-cell office:value-type="float" office:value="0.246502" calcext:value-type="float">
            <text:p>0.246502</text:p>
          </table:table-cell>
          <table:table-cell office:value-type="float" office:value="0.25624" calcext:value-type="float">
            <text:p>2.56E-01</text:p>
          </table:table-cell>
          <table:table-cell table:number-columns-repeated="2" office:value-type="float" office:value="1.02607" calcext:value-type="float">
            <text:p>1.02607</text:p>
          </table:table-cell>
          <table:table-cell table:style-name="ce1" office:value-type="float" office:value="0.233664" calcext:value-type="float">
            <text:p>2.34E-01</text:p>
          </table:table-cell>
          <table:table-cell office:value-type="float" office:value="-0.846288" calcext:value-type="float">
            <text:p>-0.846288</text:p>
          </table:table-cell>
          <table:table-cell table:style-name="ce1" office:value-type="float" office:value="-10.4304" calcext:value-type="float">
            <text:p>-1.04E+01</text:p>
          </table:table-cell>
          <table:table-cell table:number-columns-repeated="2"/>
          <table:table-cell table:style-name="ce1"/>
          <table:table-cell table:number-columns-repeated="19"/>
          <table:table-cell table:formula="of:=[.AT156]+1" office:value-type="date" office:date-value="2020-07-28" calcext:value-type="date">
            <text:p>28/07/20</text:p>
          </table:table-cell>
          <table:table-cell table:formula="of:=AVERAGE([.S154:.S160])" office:value-type="float" office:value="1.05951714285714" calcext:value-type="float">
            <text:p>1.05951714285714</text:p>
          </table:table-cell>
          <table:table-cell table:formula="of:=[.P157]" office:value-type="float" office:value="0.846077" calcext:value-type="float">
            <text:p>0.846077</text:p>
          </table:table-cell>
          <table:table-cell table:formula="of:=AVERAGE([.R154:.R160])" office:value-type="float" office:value="0.222104428571429" calcext:value-type="float">
            <text:p>0.22</text:p>
          </table:table-cell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15914.1" calcext:value-type="float">
            <text:p>15914.1</text:p>
          </table:table-cell>
          <table:table-cell table:style-name="ce1" office:value-type="float" office:value="15542.9" calcext:value-type="float">
            <text:p>1.55E+04</text:p>
          </table:table-cell>
          <table:table-cell office:value-type="float" office:value="-2.37449" calcext:value-type="float">
            <text:p>-2.37449</text:p>
          </table:table-cell>
          <table:table-cell table:style-name="ce1" office:value-type="float" office:value="-586.11" calcext:value-type="float">
            <text:p>-5.86E+02</text:p>
          </table:table-cell>
          <table:table-cell table:style-name="ce1" table:number-columns-repeated="5"/>
          <table:table-cell table:style-name="ce1" office:value-type="float" office:value="374" calcext:value-type="float">
            <text:p>3.74E+02</text:p>
          </table:table-cell>
          <table:table-cell table:style-name="ce1" office:value-type="float" office:value="375.882" calcext:value-type="float">
            <text:p>3.76E+02</text:p>
          </table:table-cell>
          <table:table-cell table:style-name="ce1" office:value-type="float" office:value="376.208" calcext:value-type="float">
            <text:p>3.76E+02</text:p>
          </table:table-cell>
          <table:table-cell table:style-name="ce1" office:value-type="float" office:value="1.88187" calcext:value-type="float">
            <text:p>1.88E+00</text:p>
          </table:table-cell>
          <table:table-cell table:style-name="ce1" office:value-type="float" office:value="2.20808" calcext:value-type="float">
            <text:p>2.21E+00</text:p>
          </table:table-cell>
          <table:table-cell office:value-type="float" office:value="0.847499" calcext:value-type="float">
            <text:p>0.847499</text:p>
          </table:table-cell>
          <table:table-cell office:value-type="float" office:value="0.225695" calcext:value-type="float">
            <text:p>0.225695</text:p>
          </table:table-cell>
          <table:table-cell office:value-type="float" office:value="0.24335" calcext:value-type="float">
            <text:p>2.43E-01</text:p>
          </table:table-cell>
          <table:table-cell table:number-columns-repeated="2" office:value-type="float" office:value="1.04053" calcext:value-type="float">
            <text:p>1.04053</text:p>
          </table:table-cell>
          <table:table-cell table:style-name="ce1" office:value-type="float" office:value="0.232953" calcext:value-type="float">
            <text:p>2.33E-01</text:p>
          </table:table-cell>
          <table:table-cell office:value-type="float" office:value="-0.842136" calcext:value-type="float">
            <text:p>-0.842136</text:p>
          </table:table-cell>
          <table:table-cell table:style-name="ce1" office:value-type="float" office:value="-12.2395" calcext:value-type="float">
            <text:p>-1.22E+01</text:p>
          </table:table-cell>
          <table:table-cell table:number-columns-repeated="2"/>
          <table:table-cell table:style-name="ce1"/>
          <table:table-cell table:number-columns-repeated="19"/>
          <table:table-cell table:formula="of:=[.AT157]+1" office:value-type="date" office:date-value="2020-07-29" calcext:value-type="date">
            <text:p>29/07/20</text:p>
          </table:table-cell>
          <table:table-cell table:formula="of:=AVERAGE([.S155:.S161])" office:value-type="float" office:value="1.06653" calcext:value-type="float">
            <text:p>1.06653</text:p>
          </table:table-cell>
          <table:table-cell table:formula="of:=[.P158]" office:value-type="float" office:value="0.847499" calcext:value-type="float">
            <text:p>0.847499</text:p>
          </table:table-cell>
          <table:table-cell table:formula="of:=AVERAGE([.R155:.R161])" office:value-type="float" office:value="0.216276857142857" calcext:value-type="float">
            <text:p>0.22</text:p>
          </table:table-cell>
        </table:table-row>
        <table:table-row table:style-name="ro1">
          <table:table-cell office:value-type="float" office:value="16407" calcext:value-type="float">
            <text:p>16407</text:p>
          </table:table-cell>
          <table:table-cell office:value-type="float" office:value="16169.8" calcext:value-type="float">
            <text:p>16169.8</text:p>
          </table:table-cell>
          <table:table-cell table:style-name="ce1" office:value-type="float" office:value="15831.3" calcext:value-type="float">
            <text:p>1.58E+04</text:p>
          </table:table-cell>
          <table:table-cell office:value-type="float" office:value="-2.48432" calcext:value-type="float">
            <text:p>-2.48432</text:p>
          </table:table-cell>
          <table:table-cell table:style-name="ce1" office:value-type="float" office:value="-575.712" calcext:value-type="float">
            <text:p>-5.76E+02</text:p>
          </table:table-cell>
          <table:table-cell table:style-name="ce1" table:number-columns-repeated="5"/>
          <table:table-cell table:style-name="ce1" office:value-type="float" office:value="379" calcext:value-type="float">
            <text:p>3.79E+02</text:p>
          </table:table-cell>
          <table:table-cell table:style-name="ce1" office:value-type="float" office:value="375.928" calcext:value-type="float">
            <text:p>3.76E+02</text:p>
          </table:table-cell>
          <table:table-cell table:style-name="ce1" office:value-type="float" office:value="377.481" calcext:value-type="float">
            <text:p>3.77E+02</text:p>
          </table:table-cell>
          <table:table-cell table:style-name="ce1" office:value-type="float" office:value="-3.07185" calcext:value-type="float">
            <text:p>-3.07E+00</text:p>
          </table:table-cell>
          <table:table-cell table:style-name="ce1" office:value-type="float" office:value="-1.51868" calcext:value-type="float">
            <text:p>-1.52E+00</text:p>
          </table:table-cell>
          <table:table-cell office:value-type="float" office:value="0.84892" calcext:value-type="float">
            <text:p>0.84892</text:p>
          </table:table-cell>
          <table:table-cell office:value-type="float" office:value="0.22535" calcext:value-type="float">
            <text:p>0.22535</text:p>
          </table:table-cell>
          <table:table-cell office:value-type="float" office:value="0.250774" calcext:value-type="float">
            <text:p>2.51E-01</text:p>
          </table:table-cell>
          <table:table-cell table:number-columns-repeated="2" office:value-type="float" office:value="1.03468" calcext:value-type="float">
            <text:p>1.03468</text:p>
          </table:table-cell>
          <table:table-cell table:style-name="ce1" office:value-type="float" office:value="0.232226" calcext:value-type="float">
            <text:p>2.32E-01</text:p>
          </table:table-cell>
          <table:table-cell office:value-type="float" office:value="-0.837932" calcext:value-type="float">
            <text:p>-0.837932</text:p>
          </table:table-cell>
          <table:table-cell table:style-name="ce1" office:value-type="float" office:value="-8.26968" calcext:value-type="float">
            <text:p>-8.27E+00</text:p>
          </table:table-cell>
          <table:table-cell table:number-columns-repeated="2"/>
          <table:table-cell table:style-name="ce1"/>
          <table:table-cell table:number-columns-repeated="19"/>
          <table:table-cell table:formula="of:=[.AT158]+1" office:value-type="date" office:date-value="2020-07-30" calcext:value-type="date">
            <text:p>30/07/20</text:p>
          </table:table-cell>
          <table:table-cell table:formula="of:=AVERAGE([.S156:.S162])" office:value-type="float" office:value="1.07151285714286" calcext:value-type="float">
            <text:p>1.07151285714286</text:p>
          </table:table-cell>
          <table:table-cell table:formula="of:=[.P159]" office:value-type="float" office:value="0.84892" calcext:value-type="float">
            <text:p>0.84892</text:p>
          </table:table-cell>
          <table:table-cell table:formula="of:=AVERAGE([.R156:.R162])" office:value-type="float" office:value="0.212191714285714" calcext:value-type="float">
            <text:p>0.21</text:p>
          </table:table-cell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16452.2" calcext:value-type="float">
            <text:p>16452.2</text:p>
          </table:table-cell>
          <table:table-cell table:style-name="ce1" office:value-type="float" office:value="16168.3" calcext:value-type="float">
            <text:p>1.62E+04</text:p>
          </table:table-cell>
          <table:table-cell office:value-type="float" office:value="-1.55722" calcext:value-type="float">
            <text:p>-1.55722</text:p>
          </table:table-cell>
          <table:table-cell table:style-name="ce1" office:value-type="float" office:value="-441.701" calcext:value-type="float">
            <text:p>-4.42E+02</text:p>
          </table:table-cell>
          <table:table-cell table:style-name="ce1" table:number-columns-repeated="5"/>
          <table:table-cell table:style-name="ce1" office:value-type="float" office:value="382" calcext:value-type="float">
            <text:p>3.82E+02</text:p>
          </table:table-cell>
          <table:table-cell table:style-name="ce1" office:value-type="float" office:value="380.979" calcext:value-type="float">
            <text:p>3.81E+02</text:p>
          </table:table-cell>
          <table:table-cell table:style-name="ce1" office:value-type="float" office:value="381.818" calcext:value-type="float">
            <text:p>3.82E+02</text:p>
          </table:table-cell>
          <table:table-cell table:style-name="ce1" office:value-type="float" office:value="-1.02137" calcext:value-type="float">
            <text:p>-1.02E+00</text:p>
          </table:table-cell>
          <table:table-cell table:style-name="ce1" office:value-type="float" office:value="-0.182485" calcext:value-type="float">
            <text:p>-1.82E-01</text:p>
          </table:table-cell>
          <table:table-cell office:value-type="float" office:value="0.84894" calcext:value-type="float">
            <text:p>0.84894</text:p>
          </table:table-cell>
          <table:table-cell office:value-type="float" office:value="0.157973" calcext:value-type="float">
            <text:p>0.157973</text:p>
          </table:table-cell>
          <table:table-cell office:value-type="float" office:value="0.178286" calcext:value-type="float">
            <text:p>1.78E-01</text:p>
          </table:table-cell>
          <table:table-cell table:number-columns-repeated="2" office:value-type="float" office:value="1.10635" calcext:value-type="float">
            <text:p>1.10635</text:p>
          </table:table-cell>
          <table:table-cell table:style-name="ce1" office:value-type="float" office:value="0.232574" calcext:value-type="float">
            <text:p>2.33E-01</text:p>
          </table:table-cell>
          <table:table-cell office:value-type="float" office:value="-0.840777" calcext:value-type="float">
            <text:p>-0.840777</text:p>
          </table:table-cell>
          <table:table-cell table:style-name="ce1" office:value-type="float" office:value="-7.15751" calcext:value-type="float">
            <text:p>-7.16E+00</text:p>
          </table:table-cell>
          <table:table-cell table:number-columns-repeated="2"/>
          <table:table-cell table:style-name="ce1"/>
          <table:table-cell table:number-columns-repeated="19"/>
          <table:table-cell table:formula="of:=[.AT159]+1" office:value-type="date" office:date-value="2020-07-31" calcext:value-type="date">
            <text:p>31/07/20</text:p>
          </table:table-cell>
          <table:table-cell table:formula="of:=AVERAGE([.S157:.S163])" office:value-type="float" office:value="1.0758" calcext:value-type="float">
            <text:p>1.0758</text:p>
          </table:table-cell>
          <table:table-cell table:formula="of:=[.P160]" office:value-type="float" office:value="0.84894" calcext:value-type="float">
            <text:p>0.84894</text:p>
          </table:table-cell>
          <table:table-cell table:formula="of:=AVERAGE([.R157:.R163])" office:value-type="float" office:value="0.208746714285714" calcext:value-type="float">
            <text:p>0.21</text:p>
          </table:table-cell>
        </table:table-row>
        <table:table-row table:style-name="ro1">
          <table:table-cell office:value-type="float" office:value="16735" calcext:value-type="float">
            <text:p>16735</text:p>
          </table:table-cell>
          <table:table-cell office:value-type="float" office:value="16705.6" calcext:value-type="float">
            <text:p>16705.6</text:p>
          </table:table-cell>
          <table:table-cell office:value-type="float" office:value="16425.3" calcext:value-type="float">
            <text:p>16425.3</text:p>
          </table:table-cell>
          <table:table-cell office:value-type="float" office:value="-0.276703" calcext:value-type="float">
            <text:p>-0.276703</text:p>
          </table:table-cell>
          <table:table-cell office:value-type="float" office:value="-309.736" calcext:value-type="float">
            <text:p>-309.736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384.031" calcext:value-type="float">
            <text:p>384.031</text:p>
          </table:table-cell>
          <table:table-cell office:value-type="float" office:value="382.113" calcext:value-type="float">
            <text:p>382.113</text:p>
          </table:table-cell>
          <table:table-cell office:value-type="float" office:value="1.03126" calcext:value-type="float">
            <text:p>1.03126</text:p>
          </table:table-cell>
          <table:table-cell office:value-type="float" office:value="-0.887035" calcext:value-type="float">
            <text:p>-0.887035</text:p>
          </table:table-cell>
          <table:table-cell office:value-type="float" office:value="0.848956" calcext:value-type="float">
            <text:p>0.848956</text:p>
          </table:table-cell>
          <table:table-cell office:value-type="float" office:value="0.137725" calcext:value-type="float">
            <text:p>0.137725</text:p>
          </table:table-cell>
          <table:table-cell office:value-type="float" office:value="0.157334" calcext:value-type="float">
            <text:p>1.57E-01</text:p>
          </table:table-cell>
          <table:table-cell table:number-columns-repeated="2" office:value-type="float" office:value="1.12719" calcext:value-type="float">
            <text:p>1.12719</text:p>
          </table:table-cell>
          <table:table-cell office:value-type="float" office:value="0.232619" calcext:value-type="float">
            <text:p>0.232619</text:p>
          </table:table-cell>
          <table:table-cell office:value-type="float" office:value="-0.841165" calcext:value-type="float">
            <text:p>-0.841165</text:p>
          </table:table-cell>
          <table:table-cell office:value-type="float" office:value="-7.53598" calcext:value-type="float">
            <text:p>-7.53598</text:p>
          </table:table-cell>
          <table:table-cell table:number-columns-repeated="22"/>
          <table:table-cell table:formula="of:=[.AT160]+1" office:value-type="date" office:date-value="2020-08-01" calcext:value-type="date">
            <text:p>01/08/20</text:p>
          </table:table-cell>
          <table:table-cell table:formula="of:=AVERAGE([.S158:.S164])" office:value-type="float" office:value="1.07839428571429" calcext:value-type="float">
            <text:p>1.07839428571429</text:p>
          </table:table-cell>
          <table:table-cell table:formula="of:=[.P161]" office:value-type="float" office:value="0.848956" calcext:value-type="float">
            <text:p>0.848956</text:p>
          </table:table-cell>
          <table:table-cell table:formula="of:=AVERAGE([.R158:.R164])" office:value-type="float" office:value="0.206820857142857" calcext:value-type="float">
            <text:p>0.21</text:p>
          </table:table-cell>
        </table:table-row>
        <table:table-row table:style-name="ro1">
          <table:table-cell office:value-type="float" office:value="16836" calcext:value-type="float">
            <text:p>16836</text:p>
          </table:table-cell>
          <table:table-cell office:value-type="float" office:value="16927.3" calcext:value-type="float">
            <text:p>16927.3</text:p>
          </table:table-cell>
          <table:table-cell office:value-type="float" office:value="16628.9" calcext:value-type="float">
            <text:p>16628.9</text:p>
          </table:table-cell>
          <table:table-cell office:value-type="float" office:value="0.812085" calcext:value-type="float">
            <text:p>0.812085</text:p>
          </table:table-cell>
          <table:table-cell office:value-type="float" office:value="-207.053" calcext:value-type="float">
            <text:p>-207.053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float" office:value="385.084" calcext:value-type="float">
            <text:p>385.084</text:p>
          </table:table-cell>
          <table:table-cell office:value-type="float" office:value="384.365" calcext:value-type="float">
            <text:p>384.365</text:p>
          </table:table-cell>
          <table:table-cell office:value-type="float" office:value="1.08351" calcext:value-type="float">
            <text:p>1.08351</text:p>
          </table:table-cell>
          <table:table-cell office:value-type="float" office:value="0.364828" calcext:value-type="float">
            <text:p>0.364828</text:p>
          </table:table-cell>
          <table:table-cell office:value-type="float" office:value="0.848967" calcext:value-type="float">
            <text:p>0.848967</text:p>
          </table:table-cell>
          <table:table-cell office:value-type="float" office:value="0.139103" calcext:value-type="float">
            <text:p>0.139103</text:p>
          </table:table-cell>
          <table:table-cell table:style-name="Default" office:value-type="float" office:value="0.160452" calcext:value-type="float">
            <text:p>0.160452</text:p>
          </table:table-cell>
          <table:table-cell table:number-columns-repeated="2" office:value-type="float" office:value="1.12435" calcext:value-type="float">
            <text:p>1.12435</text:p>
          </table:table-cell>
          <table:table-cell office:value-type="float" office:value="0.2325" calcext:value-type="float">
            <text:p>0.2325</text:p>
          </table:table-cell>
          <table:table-cell office:value-type="float" office:value="-0.840208" calcext:value-type="float">
            <text:p>-0.840208</text:p>
          </table:table-cell>
          <table:table-cell office:value-type="float" office:value="-7.26188" calcext:value-type="float">
            <text:p>-7.26188</text:p>
          </table:table-cell>
          <table:table-cell table:number-columns-repeated="22"/>
          <table:table-cell table:formula="of:=[.AT161]+1" office:value-type="date" office:date-value="2020-08-02" calcext:value-type="date">
            <text:p>02/08/20</text:p>
          </table:table-cell>
          <table:table-cell table:formula="of:=AVERAGE([.S159:.S165])" office:value-type="float" office:value="1.07888" calcext:value-type="float">
            <text:p>1.07888</text:p>
          </table:table-cell>
          <table:table-cell table:formula="of:=[.P162]" office:value-type="float" office:value="0.848967" calcext:value-type="float">
            <text:p>0.848967</text:p>
          </table:table-cell>
          <table:table-cell table:formula="of:=AVERAGE([.R159:.R165])" office:value-type="float" office:value="0.206762714285714" calcext:value-type="float">
            <text:p>0.21</text:p>
          </table:table-cell>
        </table:table-row>
        <table:table-row table:style-name="ro1">
          <table:table-cell office:value-type="float" office:value="17044" calcext:value-type="float">
            <text:p>17044</text:p>
          </table:table-cell>
          <table:table-cell office:value-type="float" office:value="17130" calcext:value-type="float">
            <text:p>17130</text:p>
          </table:table-cell>
          <table:table-cell office:value-type="float" office:value="16853.8" calcext:value-type="float">
            <text:p>16853.8</text:p>
          </table:table-cell>
          <table:table-cell office:value-type="float" office:value="0.721291" calcext:value-type="float">
            <text:p>0.721291</text:p>
          </table:table-cell>
          <table:table-cell office:value-type="float" office:value="-190.189" calcext:value-type="float">
            <text:p>-190.189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float" office:value="386.134" calcext:value-type="float">
            <text:p>386.134</text:p>
          </table:table-cell>
          <table:table-cell office:value-type="float" office:value="386.649" calcext:value-type="float">
            <text:p>386.649</text:p>
          </table:table-cell>
          <table:table-cell office:value-type="float" office:value="0.134116" calcext:value-type="float">
            <text:p>0.134116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848973" calcext:value-type="float">
            <text:p>0.848973</text:p>
          </table:table-cell>
          <table:table-cell office:value-type="float" office:value="0.184738" calcext:value-type="float">
            <text:p>0.184738</text:p>
          </table:table-cell>
          <table:table-cell table:style-name="Default" office:value-type="float" office:value="0.214791" calcext:value-type="float">
            <text:p>0.214791</text:p>
          </table:table-cell>
          <table:table-cell table:number-columns-repeated="2" office:value-type="float" office:value="1.07143" calcext:value-type="float">
            <text:p>1.07143</text:p>
          </table:table-cell>
          <table:table-cell office:value-type="float" office:value="0.23189" calcext:value-type="float">
            <text:p>0.23189</text:p>
          </table:table-cell>
          <table:table-cell office:value-type="float" office:value="-0.835307" calcext:value-type="float">
            <text:p>-0.835307</text:p>
          </table:table-cell>
          <table:table-cell office:value-type="float" office:value="-13.3168" calcext:value-type="float">
            <text:p>-13.3168</text:p>
          </table:table-cell>
          <table:table-cell table:number-columns-repeated="22"/>
          <table:table-cell table:formula="of:=[.AT162]+1" office:value-type="date" office:date-value="2020-08-03" calcext:value-type="date">
            <text:p>03/08/20</text:p>
          </table:table-cell>
          <table:table-cell table:formula="of:=AVERAGE([.S160:.S166])" office:value-type="float" office:value="1.07700857142857" calcext:value-type="float">
            <text:p>1.07700857142857</text:p>
          </table:table-cell>
          <table:table-cell table:formula="of:=[.P163]" office:value-type="float" office:value="0.848973" calcext:value-type="float">
            <text:p>0.848973</text:p>
          </table:table-cell>
          <table:table-cell table:formula="of:=AVERAGE([.R160:.R166])" office:value-type="float" office:value="0.208841428571429" calcext:value-type="float">
            <text:p>0.21</text:p>
          </table:table-cell>
        </table:table-row>
        <table:table-row table:style-name="ro1">
          <table:table-cell office:value-type="float" office:value="17322" calcext:value-type="float">
            <text:p>17322</text:p>
          </table:table-cell>
          <table:table-cell office:value-type="float" office:value="17377.4" calcext:value-type="float">
            <text:p>17377.4</text:p>
          </table:table-cell>
          <table:table-cell office:value-type="float" office:value="17164.8" calcext:value-type="float">
            <text:p>17164.8</text:p>
          </table:table-cell>
          <table:table-cell office:value-type="float" office:value="0.435386" calcext:value-type="float">
            <text:p>0.435386</text:p>
          </table:table-cell>
          <table:table-cell office:value-type="float" office:value="-157.214" calcext:value-type="float">
            <text:p>-157.21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float" office:value="388.187" calcext:value-type="float">
            <text:p>388.187</text:p>
          </table:table-cell>
          <table:table-cell office:value-type="float" office:value="388.01" calcext:value-type="float">
            <text:p>388.01</text:p>
          </table:table-cell>
          <table:table-cell office:value-type="float" office:value="5.18735" calcext:value-type="float">
            <text:p>5.18735</text:p>
          </table:table-cell>
          <table:table-cell office:value-type="float" office:value="5.00975" calcext:value-type="float">
            <text:p>5.00975</text:p>
          </table:table-cell>
          <table:table-cell office:value-type="float" office:value="0.848975" calcext:value-type="float">
            <text:p>0.848975</text:p>
          </table:table-cell>
          <table:table-cell office:value-type="float" office:value="0.208054" calcext:value-type="float">
            <text:p>0.208054</text:p>
          </table:table-cell>
          <table:table-cell table:style-name="Default" office:value-type="float" office:value="0.242759" calcext:value-type="float">
            <text:p>0.242759</text:p>
          </table:table-cell>
          <table:table-cell table:number-columns-repeated="2" office:value-type="float" office:value="1.04423" calcext:value-type="float">
            <text:p>1.04423</text:p>
          </table:table-cell>
          <table:table-cell office:value-type="float" office:value="0.231549" calcext:value-type="float">
            <text:p>0.231549</text:p>
          </table:table-cell>
          <table:table-cell office:value-type="float" office:value="-0.832614" calcext:value-type="float">
            <text:p>-0.832614</text:p>
          </table:table-cell>
          <table:table-cell office:value-type="float" office:value="-9.16178" calcext:value-type="float">
            <text:p>-9.16178</text:p>
          </table:table-cell>
          <table:table-cell table:number-columns-repeated="22"/>
          <table:table-cell table:formula="of:=[.AT163]+1" office:value-type="date" office:date-value="2020-08-04" calcext:value-type="date">
            <text:p>04/08/20</text:p>
          </table:table-cell>
          <table:table-cell table:formula="of:=AVERAGE([.S161:.S167])" office:value-type="float" office:value="1.07523857142857" calcext:value-type="float">
            <text:p>1.07523857142857</text:p>
          </table:table-cell>
          <table:table-cell table:formula="of:=[.P164]" office:value-type="float" office:value="0.848975" calcext:value-type="float">
            <text:p>0.848975</text:p>
          </table:table-cell>
          <table:table-cell table:formula="of:=AVERAGE([.R161:.R167])" office:value-type="float" office:value="0.210719285714286" calcext:value-type="float">
            <text:p>0.21</text:p>
          </table:table-cell>
        </table:table-row>
        <table:table-row table:style-name="ro1">
          <table:table-cell office:value-type="float" office:value="17565" calcext:value-type="float">
            <text:p>17565</text:p>
          </table:table-cell>
          <table:table-cell office:value-type="float" office:value="17673" calcext:value-type="float">
            <text:p>17673</text:p>
          </table:table-cell>
          <table:table-cell office:value-type="float" office:value="17557.7" calcext:value-type="float">
            <text:p>17557.7</text:p>
          </table:table-cell>
          <table:table-cell office:value-type="float" office:value="0.803487" calcext:value-type="float">
            <text:p>0.803487</text:p>
          </table:table-cell>
          <table:table-cell office:value-type="float" office:value="-7.32333" calcext:value-type="float">
            <text:p>-7.32333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float" office:value="385.246" calcext:value-type="float">
            <text:p>385.246</text:p>
          </table:table-cell>
          <table:table-cell office:value-type="float" office:value="388.444" calcext:value-type="float">
            <text:p>388.444</text:p>
          </table:table-cell>
          <table:table-cell office:value-type="float" office:value="-2.75397" calcext:value-type="float">
            <text:p>-2.75397</text:p>
          </table:table-cell>
          <table:table-cell office:value-type="float" office:value="0.443752" calcext:value-type="float">
            <text:p>0.443752</text:p>
          </table:table-cell>
          <table:table-cell office:value-type="float" office:value="0.848972" calcext:value-type="float">
            <text:p>0.848972</text:p>
          </table:table-cell>
          <table:table-cell office:value-type="float" office:value="0.208944" calcext:value-type="float">
            <text:p>0.208944</text:p>
          </table:table-cell>
          <table:table-cell table:style-name="Default" office:value-type="float" office:value="0.242943" calcext:value-type="float">
            <text:p>0.242943</text:p>
          </table:table-cell>
          <table:table-cell table:number-columns-repeated="2" office:value-type="float" office:value="1.04393" calcext:value-type="float">
            <text:p>1.04393</text:p>
          </table:table-cell>
          <table:table-cell office:value-type="float" office:value="0.231602" calcext:value-type="float">
            <text:p>0.231602</text:p>
          </table:table-cell>
          <table:table-cell office:value-type="float" office:value="-0.833026" calcext:value-type="float">
            <text:p>-0.833026</text:p>
          </table:table-cell>
          <table:table-cell office:value-type="float" office:value="-8.44653" calcext:value-type="float">
            <text:p>-8.44653</text:p>
          </table:table-cell>
          <table:table-cell table:number-columns-repeated="22"/>
          <table:table-cell table:formula="of:=[.AT164]+1" office:value-type="date" office:date-value="2020-08-05" calcext:value-type="date">
            <text:p>05/08/20</text:p>
          </table:table-cell>
          <table:table-cell table:formula="of:=AVERAGE([.S162:.S168])" office:value-type="float" office:value="1.07349857142857" calcext:value-type="float">
            <text:p>1.07349857142857</text:p>
          </table:table-cell>
          <table:table-cell table:formula="of:=[.P165]" office:value-type="float" office:value="0.848972" calcext:value-type="float">
            <text:p>0.848972</text:p>
          </table:table-cell>
          <table:table-cell table:formula="of:=AVERAGE([.R162:.R168])" office:value-type="float" office:value="0.212539428571429" calcext:value-type="float">
            <text:p>0.21</text:p>
          </table:table-cell>
        </table:table-row>
        <table:table-row table:style-name="ro1">
          <table:table-cell office:value-type="float" office:value="17767" calcext:value-type="float">
            <text:p>17767</text:p>
          </table:table-cell>
          <table:table-cell office:value-type="float" office:value="17986.9" calcext:value-type="float">
            <text:p>17986.9</text:p>
          </table:table-cell>
          <table:table-cell office:value-type="float" office:value="18008.9" calcext:value-type="float">
            <text:p>18008.9</text:p>
          </table:table-cell>
          <table:table-cell office:value-type="float" office:value="1.56815" calcext:value-type="float">
            <text:p>1.56815</text:p>
          </table:table-cell>
          <table:table-cell office:value-type="float" office:value="241.915" calcext:value-type="float">
            <text:p>241.915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0.304" calcext:value-type="float">
            <text:p>390.304</text:p>
          </table:table-cell>
          <table:table-cell office:value-type="float" office:value="393.925" calcext:value-type="float">
            <text:p>393.925</text:p>
          </table:table-cell>
          <table:table-cell office:value-type="float" office:value="0.303588" calcext:value-type="float">
            <text:p>0.303588</text:p>
          </table:table-cell>
          <table:table-cell office:value-type="float" office:value="3.92513" calcext:value-type="float">
            <text:p>3.92513</text:p>
          </table:table-cell>
          <table:table-cell office:value-type="float" office:value="0.848964" calcext:value-type="float">
            <text:p>0.848964</text:p>
          </table:table-cell>
          <table:table-cell office:value-type="float" office:value="0.2311" calcext:value-type="float">
            <text:p>0.2311</text:p>
          </table:table-cell>
          <table:table-cell table:style-name="Default" office:value-type="float" office:value="0.265325" calcext:value-type="float">
            <text:p>0.265325</text:p>
          </table:table-cell>
          <table:table-cell table:number-columns-repeated="2" office:value-type="float" office:value="1.02158" calcext:value-type="float">
            <text:p>1.02158</text:p>
          </table:table-cell>
          <table:table-cell office:value-type="float" office:value="0.231586" calcext:value-type="float">
            <text:p>0.231586</text:p>
          </table:table-cell>
          <table:table-cell office:value-type="float" office:value="-0.832894" calcext:value-type="float">
            <text:p>-0.832894</text:p>
          </table:table-cell>
          <table:table-cell office:value-type="float" office:value="-10.6698" calcext:value-type="float">
            <text:p>-10.6698</text:p>
          </table:table-cell>
          <table:table-cell table:number-columns-repeated="22"/>
          <table:table-cell table:formula="of:=[.AT165]+1" office:value-type="date" office:date-value="2020-08-06" calcext:value-type="date">
            <text:p>06/08/20</text:p>
          </table:table-cell>
          <table:table-cell table:formula="of:=AVERAGE([.S163:.S169])" office:value-type="float" office:value="1.07170142857143" calcext:value-type="float">
            <text:p>1.07170142857143</text:p>
          </table:table-cell>
          <table:table-cell table:formula="of:=[.P166]" office:value-type="float" office:value="0.848964" calcext:value-type="float">
            <text:p>0.848964</text:p>
          </table:table-cell>
          <table:table-cell table:formula="of:=AVERAGE([.R163:.R169])" office:value-type="float" office:value="0.214414" calcext:value-type="float">
            <text:p>0.21</text:p>
          </table:table-cell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float" office:value="18306.2" calcext:value-type="float">
            <text:p>18306.2</text:p>
          </table:table-cell>
          <table:table-cell office:value-type="float" office:value="18482.4" calcext:value-type="float">
            <text:p>18482.4</text:p>
          </table:table-cell>
          <table:table-cell office:value-type="float" office:value="1.44887" calcext:value-type="float">
            <text:p>1.44887</text:p>
          </table:table-cell>
          <table:table-cell office:value-type="float" office:value="386.434" calcext:value-type="float">
            <text:p>386.434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float" office:value="392.359" calcext:value-type="float">
            <text:p>392.359</text:p>
          </table:table-cell>
          <table:table-cell office:value-type="float" office:value="397.412" calcext:value-type="float">
            <text:p>397.412</text:p>
          </table:table-cell>
          <table:table-cell office:value-type="float" office:value="3.35932" calcext:value-type="float">
            <text:p>3.35932</text:p>
          </table:table-cell>
          <table:table-cell office:value-type="float" office:value="8.41153" calcext:value-type="float">
            <text:p>8.41153</text:p>
          </table:table-cell>
          <table:table-cell office:value-type="float" office:value="0.848952" calcext:value-type="float">
            <text:p>0.848952</text:p>
          </table:table-cell>
          <table:table-cell office:value-type="float" office:value="0.166413" calcext:value-type="float">
            <text:p>0.166413</text:p>
          </table:table-cell>
          <table:table-cell table:style-name="Default" office:value-type="float" office:value="0.191431" calcext:value-type="float">
            <text:p>0.191431</text:p>
          </table:table-cell>
          <table:table-cell table:number-columns-repeated="2" office:value-type="float" office:value="1.09396" calcext:value-type="float">
            <text:p>1.09396</text:p>
          </table:table-cell>
          <table:table-cell office:value-type="float" office:value="0.23225" calcext:value-type="float">
            <text:p>0.23225</text:p>
          </table:table-cell>
          <table:table-cell office:value-type="float" office:value="-0.838162" calcext:value-type="float">
            <text:p>-0.838162</text:p>
          </table:table-cell>
          <table:table-cell office:value-type="float" office:value="-10.8687" calcext:value-type="float">
            <text:p>-10.8687</text:p>
          </table:table-cell>
          <table:table-cell table:number-columns-repeated="22"/>
          <table:table-cell table:formula="of:=[.AT166]+1" office:value-type="date" office:date-value="2020-08-07" calcext:value-type="date">
            <text:p>07/08/20</text:p>
          </table:table-cell>
          <table:table-cell table:formula="of:=AVERAGE([.S164:.S170])" office:value-type="float" office:value="1.06906" calcext:value-type="float">
            <text:p>1.06906</text:p>
          </table:table-cell>
          <table:table-cell table:formula="of:=[.P167]" office:value-type="float" office:value="0.848952" calcext:value-type="float">
            <text:p>0.848952</text:p>
          </table:table-cell>
          <table:table-cell table:formula="of:=AVERAGE([.R164:.R170])" office:value-type="float" office:value="0.217140714285714" calcext:value-type="float">
            <text:p>0.22</text:p>
          </table:table-cell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18593.6" calcext:value-type="float">
            <text:p>18593.6</text:p>
          </table:table-cell>
          <table:table-cell office:value-type="float" office:value="18878" calcext:value-type="float">
            <text:p>18878</text:p>
          </table:table-cell>
          <table:table-cell office:value-type="float" office:value="2.19451" calcext:value-type="float">
            <text:p>2.19451</text:p>
          </table:table-cell>
          <table:table-cell office:value-type="float" office:value="606.969" calcext:value-type="float">
            <text:p>606.969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float" office:value="391.418" calcext:value-type="float">
            <text:p>391.418</text:p>
          </table:table-cell>
          <table:table-cell office:value-type="float" office:value="398.87" calcext:value-type="float">
            <text:p>398.87</text:p>
          </table:table-cell>
          <table:table-cell office:value-type="float" office:value="2.41838" calcext:value-type="float">
            <text:p>2.41838</text:p>
          </table:table-cell>
          <table:table-cell office:value-type="float" office:value="9.87" calcext:value-type="float">
            <text:p>9.87</text:p>
          </table:table-cell>
          <table:table-cell office:value-type="float" office:value="0.848935" calcext:value-type="float">
            <text:p>0.848935</text:p>
          </table:table-cell>
          <table:table-cell office:value-type="float" office:value="0.146964" calcext:value-type="float">
            <text:p>0.146964</text:p>
          </table:table-cell>
          <table:table-cell office:value-type="float" office:value="0.170075" calcext:value-type="float">
            <text:p>1.70E-01</text:p>
          </table:table-cell>
          <table:table-cell table:number-columns-repeated="2" office:value-type="float" office:value="1.11501" calcext:value-type="float">
            <text:p>1.11501</text:p>
          </table:table-cell>
          <table:table-cell office:value-type="float" office:value="0.232384" calcext:value-type="float">
            <text:p>0.232384</text:p>
          </table:table-cell>
          <table:table-cell office:value-type="float" office:value="-0.839228" calcext:value-type="float">
            <text:p>-0.839228</text:p>
          </table:table-cell>
          <table:table-cell office:value-type="float" office:value="-12.1264" calcext:value-type="float">
            <text:p>-12.1264</text:p>
          </table:table-cell>
          <table:table-cell table:number-columns-repeated="22"/>
          <table:table-cell table:formula="of:=[.AT167]+1" office:value-type="date" office:date-value="2020-08-08" calcext:value-type="date">
            <text:p>08/08/20</text:p>
          </table:table-cell>
          <table:table-cell table:formula="of:=AVERAGE([.S165:.S171])" office:value-type="float" office:value="1.06610857142857" calcext:value-type="float">
            <text:p>1.06610857142857</text:p>
          </table:table-cell>
          <table:table-cell table:formula="of:=[.P168]" office:value-type="float" office:value="0.848935" calcext:value-type="float">
            <text:p>0.848935</text:p>
          </table:table-cell>
          <table:table-cell table:formula="of:=AVERAGE([.R165:.R171])" office:value-type="float" office:value="0.220187" calcext:value-type="float">
            <text:p>0.22</text:p>
          </table:table-cell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float" office:value="18834.8" calcext:value-type="float">
            <text:p>18834.8</text:p>
          </table:table-cell>
          <table:table-cell office:value-type="float" office:value="19215.8" calcext:value-type="float">
            <text:p>19215.8</text:p>
          </table:table-cell>
          <table:table-cell office:value-type="float" office:value="2.96625" calcext:value-type="float">
            <text:p>2.96625</text:p>
          </table:table-cell>
          <table:table-cell office:value-type="float" office:value="826.822" calcext:value-type="float">
            <text:p>826.822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1.474" calcext:value-type="float">
            <text:p>391.474</text:p>
          </table:table-cell>
          <table:table-cell office:value-type="float" office:value="400.294" calcext:value-type="float">
            <text:p>400.294</text:p>
          </table:table-cell>
          <table:table-cell office:value-type="float" office:value="1.47354" calcext:value-type="float">
            <text:p>1.47354</text:p>
          </table:table-cell>
          <table:table-cell office:value-type="float" office:value="10.2939" calcext:value-type="float">
            <text:p>10.2939</text:p>
          </table:table-cell>
          <table:table-cell office:value-type="float" office:value="0.848914" calcext:value-type="float">
            <text:p>0.848914</text:p>
          </table:table-cell>
          <table:table-cell office:value-type="float" office:value="0.148797" calcext:value-type="float">
            <text:p>0.148797</text:p>
          </table:table-cell>
          <table:table-cell table:style-name="Default" office:value-type="float" office:value="0.173574" calcext:value-type="float">
            <text:p>0.173574</text:p>
          </table:table-cell>
          <table:table-cell table:number-columns-repeated="2" office:value-type="float" office:value="1.11177" calcext:value-type="float">
            <text:p>1.11177</text:p>
          </table:table-cell>
          <table:table-cell office:value-type="float" office:value="0.232272" calcext:value-type="float">
            <text:p>0.232272</text:p>
          </table:table-cell>
          <table:table-cell office:value-type="float" office:value="-0.838295" calcext:value-type="float">
            <text:p>-0.838295</text:p>
          </table:table-cell>
          <table:table-cell office:value-type="float" office:value="-14.1552" calcext:value-type="float">
            <text:p>-14.1552</text:p>
          </table:table-cell>
          <table:table-cell table:number-columns-repeated="22"/>
          <table:table-cell table:formula="of:=[.AT168]+1" office:value-type="date" office:date-value="2020-08-09" calcext:value-type="date">
            <text:p>09/08/20</text:p>
          </table:table-cell>
          <table:table-cell table:formula="of:=AVERAGE([.S166:.S172])" office:value-type="float" office:value="1.06395285714286" calcext:value-type="float">
            <text:p>1.06395285714286</text:p>
          </table:table-cell>
          <table:table-cell table:formula="of:=[.P169]" office:value-type="float" office:value="0.848914" calcext:value-type="float">
            <text:p>0.848914</text:p>
          </table:table-cell>
          <table:table-cell table:formula="of:=AVERAGE([.R166:.R172])" office:value-type="float" office:value="0.222489285714286" calcext:value-type="float">
            <text:p>0.22</text:p>
          </table:table-cell>
        </table:table-row>
        <table:table-row table:style-name="ro1">
          <table:table-cell office:value-type="float" office:value="18530" calcext:value-type="float">
            <text:p>18530</text:p>
          </table:table-cell>
          <table:table-cell office:value-type="float" office:value="19044.6" calcext:value-type="float">
            <text:p>19044.6</text:p>
          </table:table-cell>
          <table:table-cell office:value-type="float" office:value="19576.5" calcext:value-type="float">
            <text:p>19576.5</text:p>
          </table:table-cell>
          <table:table-cell office:value-type="float" office:value="3.34226" calcext:value-type="float">
            <text:p>3.34226</text:p>
          </table:table-cell>
          <table:table-cell office:value-type="float" office:value="1046.48" calcext:value-type="float">
            <text:p>1046.48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float" office:value="392.524" calcext:value-type="float">
            <text:p>392.524</text:p>
          </table:table-cell>
          <table:table-cell office:value-type="float" office:value="402.75" calcext:value-type="float">
            <text:p>402.75</text:p>
          </table:table-cell>
          <table:table-cell office:value-type="float" office:value="2.52362" calcext:value-type="float">
            <text:p>2.52362</text:p>
          </table:table-cell>
          <table:table-cell office:value-type="float" office:value="12.75" calcext:value-type="float">
            <text:p>12.75</text:p>
          </table:table-cell>
          <table:table-cell office:value-type="float" office:value="0.848888" calcext:value-type="float">
            <text:p>0.848888</text:p>
          </table:table-cell>
          <table:table-cell office:value-type="float" office:value="0.200117" calcext:value-type="float">
            <text:p>0.200117</text:p>
          </table:table-cell>
          <table:table-cell table:style-name="Default" office:value-type="float" office:value="0.233878" calcext:value-type="float">
            <text:p>0.233878</text:p>
          </table:table-cell>
          <table:table-cell table:number-columns-repeated="2" office:value-type="float" office:value="1.05294" calcext:value-type="float">
            <text:p>1.05294</text:p>
          </table:table-cell>
          <table:table-cell office:value-type="float" office:value="0.231631" calcext:value-type="float">
            <text:p>0.231631</text:p>
          </table:table-cell>
          <table:table-cell office:value-type="float" office:value="-0.833158" calcext:value-type="float">
            <text:p>-0.833158</text:p>
          </table:table-cell>
          <table:table-cell office:value-type="float" office:value="-12.1536" calcext:value-type="float">
            <text:p>-12.1536</text:p>
          </table:table-cell>
          <table:table-cell table:number-columns-repeated="22"/>
          <table:table-cell table:formula="of:=[.AT169]+1" office:value-type="date" office:date-value="2020-08-10" calcext:value-type="date">
            <text:p>10/08/20</text:p>
          </table:table-cell>
          <table:table-cell table:formula="of:=AVERAGE([.S167:.S173])" office:value-type="float" office:value="1.06375" calcext:value-type="float">
            <text:p>1.06375</text:p>
          </table:table-cell>
          <table:table-cell table:formula="of:=[.P170]" office:value-type="float" office:value="0.848888" calcext:value-type="float">
            <text:p>0.848888</text:p>
          </table:table-cell>
          <table:table-cell table:formula="of:=AVERAGE([.R167:.R173])" office:value-type="float" office:value="0.223005428571428" calcext:value-type="float">
            <text:p>0.22</text:p>
          </table:table-cell>
        </table:table-row>
        <table:table-row table:style-name="ro1">
          <table:table-cell office:value-type="float" office:value="18819" calcext:value-type="float">
            <text:p>18819</text:p>
          </table:table-cell>
          <table:table-cell office:value-type="float" office:value="19284.7" calcext:value-type="float">
            <text:p>19284.7</text:p>
          </table:table-cell>
          <table:table-cell office:value-type="float" office:value="20032.8" calcext:value-type="float">
            <text:p>20032.8</text:p>
          </table:table-cell>
          <table:table-cell office:value-type="float" office:value="2.93746" calcext:value-type="float">
            <text:p>2.93746</text:p>
          </table:table-cell>
          <table:table-cell office:value-type="float" office:value="1213.82" calcext:value-type="float">
            <text:p>1213.82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2.571" calcext:value-type="float">
            <text:p>392.571</text:p>
          </table:table-cell>
          <table:table-cell office:value-type="float" office:value="400.268" calcext:value-type="float">
            <text:p>400.268</text:p>
          </table:table-cell>
          <table:table-cell office:value-type="float" office:value="1.57077" calcext:value-type="float">
            <text:p>1.57077</text:p>
          </table:table-cell>
          <table:table-cell office:value-type="float" office:value="9.26756" calcext:value-type="float">
            <text:p>9.26756</text:p>
          </table:table-cell>
          <table:table-cell office:value-type="float" office:value="0.848858" calcext:value-type="float">
            <text:p>0.848858</text:p>
          </table:table-cell>
          <table:table-cell office:value-type="float" office:value="0.225287" calcext:value-type="float">
            <text:p>0.225287</text:p>
          </table:table-cell>
          <table:table-cell table:style-name="Default" office:value-type="float" office:value="0.264083" calcext:value-type="float">
            <text:p>0.264083</text:p>
          </table:table-cell>
          <table:table-cell table:number-columns-repeated="2" office:value-type="float" office:value="1.02357" calcext:value-type="float">
            <text:p>1.02357</text:p>
          </table:table-cell>
          <table:table-cell office:value-type="float" office:value="0.231256" calcext:value-type="float">
            <text:p>0.231256</text:p>
          </table:table-cell>
          <table:table-cell office:value-type="float" office:value="-0.830192" calcext:value-type="float">
            <text:p>-0.830192</text:p>
          </table:table-cell>
          <table:table-cell office:value-type="float" office:value="-12.7547" calcext:value-type="float">
            <text:p>-12.7547</text:p>
          </table:table-cell>
          <table:table-cell table:number-columns-repeated="22"/>
          <table:table-cell table:formula="of:=[.AT170]+1" office:value-type="date" office:date-value="2020-08-11" calcext:value-type="date">
            <text:p>11/08/20</text:p>
          </table:table-cell>
          <table:table-cell table:formula="of:=AVERAGE([.S168:.S174])" office:value-type="float" office:value="1.06424" calcext:value-type="float">
            <text:p>1.06424</text:p>
          </table:table-cell>
          <table:table-cell table:formula="of:=[.P171]" office:value-type="float" office:value="0.848858" calcext:value-type="float">
            <text:p>0.848858</text:p>
          </table:table-cell>
          <table:table-cell table:formula="of:=AVERAGE([.R168:.R174])" office:value-type="float" office:value="0.222956285714286" calcext:value-type="float">
            <text:p>0.22</text:p>
          </table:table-cell>
        </table:table-row>
        <table:table-row table:style-name="ro1">
          <table:table-cell office:value-type="float" office:value="19111" calcext:value-type="float">
            <text:p>19111</text:p>
          </table:table-cell>
          <table:table-cell office:value-type="float" office:value="19571.5" calcext:value-type="float">
            <text:p>19571.5</text:p>
          </table:table-cell>
          <table:table-cell office:value-type="float" office:value="20537.7" calcext:value-type="float">
            <text:p>20537.7</text:p>
          </table:table-cell>
          <table:table-cell office:value-type="float" office:value="2.85283" calcext:value-type="float">
            <text:p>2.85283</text:p>
          </table:table-cell>
          <table:table-cell office:value-type="float" office:value="1426.68" calcext:value-type="float">
            <text:p>1426.68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3.62" calcext:value-type="float">
            <text:p>393.62</text:p>
          </table:table-cell>
          <table:table-cell office:value-type="float" office:value="405.782" calcext:value-type="float">
            <text:p>405.782</text:p>
          </table:table-cell>
          <table:table-cell office:value-type="float" office:value="2.62005" calcext:value-type="float">
            <text:p>2.62005</text:p>
          </table:table-cell>
          <table:table-cell office:value-type="float" office:value="14.782" calcext:value-type="float">
            <text:p>14.782</text:p>
          </table:table-cell>
          <table:table-cell office:value-type="float" office:value="0.848823" calcext:value-type="float">
            <text:p>0.848823</text:p>
          </table:table-cell>
          <table:table-cell office:value-type="float" office:value="0.218762" calcext:value-type="float">
            <text:p>0.218762</text:p>
          </table:table-cell>
          <table:table-cell table:style-name="Default" office:value-type="float" office:value="0.259059" calcext:value-type="float">
            <text:p>0.259059</text:p>
          </table:table-cell>
          <table:table-cell table:number-columns-repeated="2" office:value-type="float" office:value="1.02884" calcext:value-type="float">
            <text:p>1.02884</text:p>
          </table:table-cell>
          <table:table-cell office:value-type="float" office:value="0.231146" calcext:value-type="float">
            <text:p>0.231146</text:p>
          </table:table-cell>
          <table:table-cell office:value-type="float" office:value="-0.829294" calcext:value-type="float">
            <text:p>-0.829294</text:p>
          </table:table-cell>
          <table:table-cell office:value-type="float" office:value="-12.0586" calcext:value-type="float">
            <text:p>-12.0586</text:p>
          </table:table-cell>
          <table:table-cell table:number-columns-repeated="22"/>
          <table:table-cell table:formula="of:=[.AT171]+1" office:value-type="date" office:date-value="2020-08-12" calcext:value-type="date">
            <text:p>12/08/20</text:p>
          </table:table-cell>
          <table:table-cell table:formula="of:=AVERAGE([.S169:.S175])" office:value-type="float" office:value="1.06507571428571" calcext:value-type="float">
            <text:p>1.06507571428571</text:p>
          </table:table-cell>
          <table:table-cell table:formula="of:=[.P172]" office:value-type="float" office:value="0.848823" calcext:value-type="float">
            <text:p>0.848823</text:p>
          </table:table-cell>
          <table:table-cell table:formula="of:=AVERAGE([.R169:.R175])" office:value-type="float" office:value="0.222738" calcext:value-type="float">
            <text:p>0.22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  <table:table-cell office:value-type="float" office:value="19855.2" calcext:value-type="float">
            <text:p>19855.2</text:p>
          </table:table-cell>
          <table:table-cell office:value-type="float" office:value="21000.4" calcext:value-type="float">
            <text:p>21000.4</text:p>
          </table:table-cell>
          <table:table-cell office:value-type="float" office:value="2.58272" calcext:value-type="float">
            <text:p>2.58272</text:p>
          </table:table-cell>
          <table:table-cell office:value-type="float" office:value="1563.4" calcext:value-type="float">
            <text:p>1563.4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float" office:value="393.669" calcext:value-type="float">
            <text:p>393.669</text:p>
          </table:table-cell>
          <table:table-cell office:value-type="float" office:value="408.262" calcext:value-type="float">
            <text:p>408.262</text:p>
          </table:table-cell>
          <table:table-cell office:value-type="float" office:value="2.66878" calcext:value-type="float">
            <text:p>2.66878</text:p>
          </table:table-cell>
          <table:table-cell office:value-type="float" office:value="17.2617" calcext:value-type="float">
            <text:p>17.2617</text:p>
          </table:table-cell>
          <table:table-cell office:value-type="float" office:value="0.848783" calcext:value-type="float">
            <text:p>0.848783</text:p>
          </table:table-cell>
          <table:table-cell office:value-type="float" office:value="0.221686" calcext:value-type="float">
            <text:p>0.221686</text:p>
          </table:table-cell>
          <table:table-cell table:style-name="Default" office:value-type="float" office:value="0.268938" calcext:value-type="float">
            <text:p>0.268938</text:p>
          </table:table-cell>
          <table:table-cell table:number-columns-repeated="2" office:value-type="float" office:value="1.02016" calcext:value-type="float">
            <text:p>1.02016</text:p>
          </table:table-cell>
          <table:table-cell office:value-type="float" office:value="0.2306" calcext:value-type="float">
            <text:p>0.2306</text:p>
          </table:table-cell>
          <table:table-cell office:value-type="float" office:value="-0.825065" calcext:value-type="float">
            <text:p>-0.825065</text:p>
          </table:table-cell>
          <table:table-cell office:value-type="float" office:value="-10.8714" calcext:value-type="float">
            <text:p>-10.8714</text:p>
          </table:table-cell>
          <table:table-cell table:number-columns-repeated="22"/>
          <table:table-cell table:formula="of:=[.AT172]+1" office:value-type="date" office:date-value="2020-08-13" calcext:value-type="date">
            <text:p>13/08/20</text:p>
          </table:table-cell>
          <table:table-cell table:formula="of:=AVERAGE([.S170:.S176])" office:value-type="float" office:value="1.06619714285714" calcext:value-type="float">
            <text:p>1.06619714285714</text:p>
          </table:table-cell>
          <table:table-cell table:formula="of:=[.P173]" office:value-type="float" office:value="0.848783" calcext:value-type="float">
            <text:p>0.848783</text:p>
          </table:table-cell>
          <table:table-cell table:formula="of:=AVERAGE([.R170:.R176])" office:value-type="float" office:value="0.222437714285714" calcext:value-type="float">
            <text:p>0.22</text:p>
          </table:table-cell>
        </table:table-row>
        <table:table-row table:style-name="ro1">
          <table:table-cell office:value-type="float" office:value="19729" calcext:value-type="float">
            <text:p>19729</text:p>
          </table:table-cell>
          <table:table-cell office:value-type="float" office:value="20153.1" calcext:value-type="float">
            <text:p>20153.1</text:p>
          </table:table-cell>
          <table:table-cell office:value-type="float" office:value="21491" calcext:value-type="float">
            <text:p>21491</text:p>
          </table:table-cell>
          <table:table-cell office:value-type="float" office:value="2.61861" calcext:value-type="float">
            <text:p>2.61861</text:p>
          </table:table-cell>
          <table:table-cell office:value-type="float" office:value="1761.95" calcext:value-type="float">
            <text:p>1761.95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float" office:value="393.719" calcext:value-type="float">
            <text:p>393.719</text:p>
          </table:table-cell>
          <table:table-cell office:value-type="float" office:value="407.777" calcext:value-type="float">
            <text:p>407.777</text:p>
          </table:table-cell>
          <table:table-cell office:value-type="float" office:value="-0.280908" calcext:value-type="float">
            <text:p>-0.280908</text:p>
          </table:table-cell>
          <table:table-cell office:value-type="float" office:value="13.7766" calcext:value-type="float">
            <text:p>13.7766</text:p>
          </table:table-cell>
          <table:table-cell office:value-type="float" office:value="0.854816" calcext:value-type="float">
            <text:p>0.854816</text:p>
          </table:table-cell>
          <table:table-cell office:value-type="float" office:value="0.155582" calcext:value-type="float">
            <text:p>0.155582</text:p>
          </table:table-cell>
          <table:table-cell office:value-type="float" office:value="0.191087" calcext:value-type="float">
            <text:p>1.91E-01</text:p>
          </table:table-cell>
          <table:table-cell table:number-columns-repeated="2" office:value-type="float" office:value="1.09739" calcext:value-type="float">
            <text:p>1.09739</text:p>
          </table:table-cell>
          <table:table-cell office:value-type="float" office:value="0.230689" calcext:value-type="float">
            <text:p>0.230689</text:p>
          </table:table-cell>
          <table:table-cell office:value-type="float" office:value="-0.832581" calcext:value-type="float">
            <text:p>-0.832581</text:p>
          </table:table-cell>
          <table:table-cell office:value-type="float" office:value="-12.2111" calcext:value-type="float">
            <text:p>-12.2111</text:p>
          </table:table-cell>
          <table:table-cell table:number-columns-repeated="22"/>
          <table:table-cell table:formula="of:=[.AT173]+1" office:value-type="date" office:date-value="2020-08-14" calcext:value-type="date">
            <text:p>14/08/20</text:p>
          </table:table-cell>
          <table:table-cell table:formula="of:=AVERAGE([.S171:.S177])" office:value-type="float" office:value="1.06844714285714" calcext:value-type="float">
            <text:p>1.06844714285714</text:p>
          </table:table-cell>
          <table:table-cell table:formula="of:=[.P174]" office:value-type="float" office:value="0.854816" calcext:value-type="float">
            <text:p>0.854816</text:p>
          </table:table-cell>
          <table:table-cell table:formula="of:=AVERAGE([.R171:.R177])" office:value-type="float" office:value="0.221335571428571" calcext:value-type="float">
            <text:p>0.22</text:p>
          </table:table-cell>
        </table:table-row>
        <table:table-row table:style-name="ro1">
          <table:table-cell office:value-type="float" office:value="19927" calcext:value-type="float">
            <text:p>19927</text:p>
          </table:table-cell>
          <table:table-cell office:value-type="float" office:value="20391.2" calcext:value-type="float">
            <text:p>20391.2</text:p>
          </table:table-cell>
          <table:table-cell office:value-type="float" office:value="21834.8" calcext:value-type="float">
            <text:p>21834.8</text:p>
          </table:table-cell>
          <table:table-cell office:value-type="float" office:value="2.91492" calcext:value-type="float">
            <text:p>2.91492</text:p>
          </table:table-cell>
          <table:table-cell office:value-type="float" office:value="1907.84" calcext:value-type="float">
            <text:p>1907.84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float" office:value="396.769" calcext:value-type="float">
            <text:p>396.769</text:p>
          </table:table-cell>
          <table:table-cell office:value-type="float" office:value="408.231" calcext:value-type="float">
            <text:p>408.231</text:p>
          </table:table-cell>
          <table:table-cell office:value-type="float" office:value="1.76854" calcext:value-type="float">
            <text:p>1.76854</text:p>
          </table:table-cell>
          <table:table-cell office:value-type="float" office:value="13.2311" calcext:value-type="float">
            <text:p>13.2311</text:p>
          </table:table-cell>
          <table:table-cell office:value-type="float" office:value="0.860852" calcext:value-type="float">
            <text:p>0.860852</text:p>
          </table:table-cell>
          <table:table-cell office:value-type="float" office:value="0.13582" calcext:value-type="float">
            <text:p>0.13582</text:p>
          </table:table-cell>
          <table:table-cell office:value-type="float" office:value="0.168547" calcext:value-type="float">
            <text:p>1.69E-01</text:p>
          </table:table-cell>
          <table:table-cell table:number-columns-repeated="2" office:value-type="float" office:value="1.12086" calcext:value-type="float">
            <text:p>1.12086</text:p>
          </table:table-cell>
          <table:table-cell office:value-type="float" office:value="0.230073" calcext:value-type="float">
            <text:p>0.230073</text:p>
          </table:table-cell>
          <table:table-cell office:value-type="float" office:value="-0.83463" calcext:value-type="float">
            <text:p>-0.83463</text:p>
          </table:table-cell>
          <table:table-cell office:value-type="float" office:value="-13.3172" calcext:value-type="float">
            <text:p>-13.3172</text:p>
          </table:table-cell>
          <table:table-cell table:number-columns-repeated="22"/>
          <table:table-cell table:formula="of:=[.AT174]+1" office:value-type="date" office:date-value="2020-08-15" calcext:value-type="date">
            <text:p>15/08/20</text:p>
          </table:table-cell>
          <table:table-cell table:formula="of:=AVERAGE([.S172:.S178])" office:value-type="float" office:value="1.07176857142857" calcext:value-type="float">
            <text:p>1.07176857142857</text:p>
          </table:table-cell>
          <table:table-cell table:formula="of:=[.P175]" office:value-type="float" office:value="0.860852" calcext:value-type="float">
            <text:p>0.860852</text:p>
          </table:table-cell>
          <table:table-cell table:formula="of:=AVERAGE([.R172:.R178])" office:value-type="float" office:value="0.219447857142857" calcext:value-type="float">
            <text:p>0.22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float" office:value="20588" calcext:value-type="float">
            <text:p>20588</text:p>
          </table:table-cell>
          <table:table-cell office:value-type="float" office:value="22066.8" calcext:value-type="float">
            <text:p>22066.8</text:p>
          </table:table-cell>
          <table:table-cell office:value-type="float" office:value="3.40186" calcext:value-type="float">
            <text:p>3.40186</text:p>
          </table:table-cell>
          <table:table-cell office:value-type="float" office:value="2018.79" calcext:value-type="float">
            <text:p>2018.79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float" office:value="397.816" calcext:value-type="float">
            <text:p>397.816</text:p>
          </table:table-cell>
          <table:table-cell office:value-type="float" office:value="409.611" calcext:value-type="float">
            <text:p>409.611</text:p>
          </table:table-cell>
          <table:table-cell office:value-type="float" office:value="0.815919" calcext:value-type="float">
            <text:p>0.815919</text:p>
          </table:table-cell>
          <table:table-cell office:value-type="float" office:value="12.6113" calcext:value-type="float">
            <text:p>12.6113</text:p>
          </table:table-cell>
          <table:table-cell office:value-type="float" office:value="0.866889" calcext:value-type="float">
            <text:p>0.866889</text:p>
          </table:table-cell>
          <table:table-cell office:value-type="float" office:value="0.136902" calcext:value-type="float">
            <text:p>0.136902</text:p>
          </table:table-cell>
          <table:table-cell table:style-name="Default" office:value-type="float" office:value="0.171472" calcext:value-type="float">
            <text:p>0.171472</text:p>
          </table:table-cell>
          <table:table-cell table:number-columns-repeated="2" office:value-type="float" office:value="1.11962" calcext:value-type="float">
            <text:p>1.11962</text:p>
          </table:table-cell>
          <table:table-cell office:value-type="float" office:value="0.229128" calcext:value-type="float">
            <text:p>0.229128</text:p>
          </table:table-cell>
          <table:table-cell office:value-type="float" office:value="-0.834008" calcext:value-type="float">
            <text:p>-0.834008</text:p>
          </table:table-cell>
          <table:table-cell office:value-type="float" office:value="-12.8844" calcext:value-type="float">
            <text:p>-12.8844</text:p>
          </table:table-cell>
          <table:table-cell table:number-columns-repeated="22"/>
          <table:table-cell table:formula="of:=[.AT175]+1" office:value-type="date" office:date-value="2020-08-16" calcext:value-type="date">
            <text:p>16/08/20</text:p>
          </table:table-cell>
          <table:table-cell table:formula="of:=AVERAGE([.S173:.S179])" office:value-type="float" office:value="1.07544" calcext:value-type="float">
            <text:p>1.07544</text:p>
          </table:table-cell>
          <table:table-cell table:formula="of:=[.P176]" office:value-type="float" office:value="0.866889" calcext:value-type="float">
            <text:p>0.866889</text:p>
          </table:table-cell>
          <table:table-cell table:formula="of:=AVERAGE([.R173:.R179])" office:value-type="float" office:value="0.217397857142857" calcext:value-type="float">
            <text:p>0.22</text:p>
          </table:table-cell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20759.1" calcext:value-type="float">
            <text:p>20759.1</text:p>
          </table:table-cell>
          <table:table-cell office:value-type="float" office:value="22248.8" calcext:value-type="float">
            <text:p>22248.8</text:p>
          </table:table-cell>
          <table:table-cell office:value-type="float" office:value="3.2648" calcext:value-type="float">
            <text:p>3.2648</text:p>
          </table:table-cell>
          <table:table-cell office:value-type="float" office:value="2010.76" calcext:value-type="float">
            <text:p>2010.76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float" office:value="399.859" calcext:value-type="float">
            <text:p>399.859</text:p>
          </table:table-cell>
          <table:table-cell office:value-type="float" office:value="409.947" calcext:value-type="float">
            <text:p>409.947</text:p>
          </table:table-cell>
          <table:table-cell office:value-type="float" office:value="0.858831" calcext:value-type="float">
            <text:p>0.858831</text:p>
          </table:table-cell>
          <table:table-cell office:value-type="float" office:value="10.9471" calcext:value-type="float">
            <text:p>10.9471</text:p>
          </table:table-cell>
          <table:table-cell office:value-type="float" office:value="0.872928" calcext:value-type="float">
            <text:p>0.872928</text:p>
          </table:table-cell>
          <table:table-cell office:value-type="float" office:value="0.177555" calcext:value-type="float">
            <text:p>0.177555</text:p>
          </table:table-cell>
          <table:table-cell table:style-name="Default" office:value-type="float" office:value="0.226163" calcext:value-type="float">
            <text:p>0.226163</text:p>
          </table:table-cell>
          <table:table-cell table:number-columns-repeated="2" office:value-type="float" office:value="1.06869" calcext:value-type="float">
            <text:p>1.06869</text:p>
          </table:table-cell>
          <table:table-cell office:value-type="float" office:value="0.22727" calcext:value-type="float">
            <text:p>0.22727</text:p>
          </table:table-cell>
          <table:table-cell office:value-type="float" office:value="-0.826166" calcext:value-type="float">
            <text:p>-0.826166</text:p>
          </table:table-cell>
          <table:table-cell office:value-type="float" office:value="-11.6281" calcext:value-type="float">
            <text:p>-11.6281</text:p>
          </table:table-cell>
          <table:table-cell table:number-columns-repeated="22"/>
          <table:table-cell table:formula="of:=[.AT176]+1" office:value-type="date" office:date-value="2020-08-17" calcext:value-type="date">
            <text:p>17/08/20</text:p>
          </table:table-cell>
          <table:table-cell table:formula="of:=AVERAGE([.S174:.S180])" office:value-type="float" office:value="1.07819857142857" calcext:value-type="float">
            <text:p>1.07819857142857</text:p>
          </table:table-cell>
          <table:table-cell table:formula="of:=[.P177]" office:value-type="float" office:value="0.872928" calcext:value-type="float">
            <text:p>0.872928</text:p>
          </table:table-cell>
          <table:table-cell table:formula="of:=AVERAGE([.R174:.R180])" office:value-type="float" office:value="0.216389" calcext:value-type="float">
            <text:p>0.22</text:p>
          </table:table-cell>
        </table:table-row>
        <table:table-row table:style-name="ro1">
          <table:table-cell office:value-type="float" office:value="20519" calcext:value-type="float">
            <text:p>20519</text:p>
          </table:table-cell>
          <table:table-cell office:value-type="float" office:value="20981.2" calcext:value-type="float">
            <text:p>20981.2</text:p>
          </table:table-cell>
          <table:table-cell office:value-type="float" office:value="22520" calcext:value-type="float">
            <text:p>22520</text:p>
          </table:table-cell>
          <table:table-cell office:value-type="float" office:value="2.84051" calcext:value-type="float">
            <text:p>2.84051</text:p>
          </table:table-cell>
          <table:table-cell office:value-type="float" office:value="2000.98" calcext:value-type="float">
            <text:p>2000.98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float" office:value="401.903" calcext:value-type="float">
            <text:p>401.903</text:p>
          </table:table-cell>
          <table:table-cell office:value-type="float" office:value="411.311" calcext:value-type="float">
            <text:p>411.311</text:p>
          </table:table-cell>
          <table:table-cell office:value-type="float" office:value="0.902502" calcext:value-type="float">
            <text:p>0.902502</text:p>
          </table:table-cell>
          <table:table-cell office:value-type="float" office:value="10.3114" calcext:value-type="float">
            <text:p>10.3114</text:p>
          </table:table-cell>
          <table:table-cell office:value-type="float" office:value="0.878968" calcext:value-type="float">
            <text:p>0.878968</text:p>
          </table:table-cell>
          <table:table-cell office:value-type="float" office:value="0.19397" calcext:value-type="float">
            <text:p>0.19397</text:p>
          </table:table-cell>
          <table:table-cell table:style-name="Default" office:value-type="float" office:value="0.250869" calcext:value-type="float">
            <text:p>0.250869</text:p>
          </table:table-cell>
          <table:table-cell table:number-columns-repeated="2" office:value-type="float" office:value="1.04682" calcext:value-type="float">
            <text:p>1.04682</text:p>
          </table:table-cell>
          <table:table-cell office:value-type="float" office:value="0.22582" calcext:value-type="float">
            <text:p>0.22582</text:p>
          </table:table-cell>
          <table:table-cell office:value-type="float" office:value="-0.821545" calcext:value-type="float">
            <text:p>-0.821545</text:p>
          </table:table-cell>
          <table:table-cell office:value-type="float" office:value="-10.6785" calcext:value-type="float">
            <text:p>-10.6785</text:p>
          </table:table-cell>
          <table:table-cell table:number-columns-repeated="22"/>
          <table:table-cell table:formula="of:=[.AT177]+1" office:value-type="date" office:date-value="2020-08-18" calcext:value-type="date">
            <text:p>18/08/20</text:p>
          </table:table-cell>
          <table:table-cell table:formula="of:=AVERAGE([.S175:.S181])" office:value-type="float" office:value="1.08003857142857" calcext:value-type="float">
            <text:p>1.08003857142857</text:p>
          </table:table-cell>
          <table:table-cell table:formula="of:=[.P178]" office:value-type="float" office:value="0.878968" calcext:value-type="float">
            <text:p>0.878968</text:p>
          </table:table-cell>
          <table:table-cell table:formula="of:=AVERAGE([.R175:.R181])" office:value-type="float" office:value="0.215500285714286" calcext:value-type="float">
            <text:p>0.22</text:p>
          </table:table-cell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21251.6" calcext:value-type="float">
            <text:p>21251.6</text:p>
          </table:table-cell>
          <table:table-cell office:value-type="float" office:value="22819.4" calcext:value-type="float">
            <text:p>22819.4</text:p>
          </table:table-cell>
          <table:table-cell office:value-type="float" office:value="2.52635" calcext:value-type="float">
            <text:p>2.52635</text:p>
          </table:table-cell>
          <table:table-cell office:value-type="float" office:value="1985.39" calcext:value-type="float">
            <text:p>1985.39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float" office:value="403.949" calcext:value-type="float">
            <text:p>403.949</text:p>
          </table:table-cell>
          <table:table-cell office:value-type="float" office:value="411.664" calcext:value-type="float">
            <text:p>411.664</text:p>
          </table:table-cell>
          <table:table-cell office:value-type="float" office:value="-0.0509932" calcext:value-type="float">
            <text:p>-0.0509932</text:p>
          </table:table-cell>
          <table:table-cell office:value-type="float" office:value="7.66359" calcext:value-type="float">
            <text:p>7.66359</text:p>
          </table:table-cell>
          <table:table-cell office:value-type="float" office:value="0.885011" calcext:value-type="float">
            <text:p>0.885011</text:p>
          </table:table-cell>
          <table:table-cell office:value-type="float" office:value="0.186701" calcext:value-type="float">
            <text:p>0.186701</text:p>
          </table:table-cell>
          <table:table-cell table:style-name="Default" office:value-type="float" office:value="0.244709" calcext:value-type="float">
            <text:p>0.244709</text:p>
          </table:table-cell>
          <table:table-cell table:number-columns-repeated="2" office:value-type="float" office:value="1.05454" calcext:value-type="float">
            <text:p>1.05454</text:p>
          </table:table-cell>
          <table:table-cell office:value-type="float" office:value="0.224958" calcext:value-type="float">
            <text:p>0.224958</text:p>
          </table:table-cell>
          <table:table-cell office:value-type="float" office:value="-0.821351" calcext:value-type="float">
            <text:p>-0.821351</text:p>
          </table:table-cell>
          <table:table-cell office:value-type="float" office:value="-11.4328" calcext:value-type="float">
            <text:p>-11.4328</text:p>
          </table:table-cell>
          <table:table-cell table:number-columns-repeated="22"/>
          <table:table-cell table:formula="of:=[.AT178]+1" office:value-type="date" office:date-value="2020-08-19" calcext:value-type="date">
            <text:p>19/08/20</text:p>
          </table:table-cell>
          <table:table-cell table:formula="of:=AVERAGE([.S176:.S182])" office:value-type="float" office:value="1.08129571428571" calcext:value-type="float">
            <text:p>1.08129571428571</text:p>
          </table:table-cell>
          <table:table-cell table:formula="of:=[.P179]" office:value-type="float" office:value="0.885011" calcext:value-type="float">
            <text:p>0.885011</text:p>
          </table:table-cell>
          <table:table-cell table:formula="of:=AVERAGE([.R176:.R182])" office:value-type="float" office:value="0.214479571428571" calcext:value-type="float">
            <text:p>0.21</text:p>
          </table:table-cell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float" office:value="21539.2" calcext:value-type="float">
            <text:p>21539.2</text:p>
          </table:table-cell>
          <table:table-cell office:value-type="float" office:value="23141.8" calcext:value-type="float">
            <text:p>23141.8</text:p>
          </table:table-cell>
          <table:table-cell office:value-type="float" office:value="2.74712" calcext:value-type="float">
            <text:p>2.74712</text:p>
          </table:table-cell>
          <table:table-cell office:value-type="float" office:value="2060.82" calcext:value-type="float">
            <text:p>2060.82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float" office:value="406.997" calcext:value-type="float">
            <text:p>406.997</text:p>
          </table:table-cell>
          <table:table-cell office:value-type="float" office:value="412.035" calcext:value-type="float">
            <text:p>412.035</text:p>
          </table:table-cell>
          <table:table-cell office:value-type="float" office:value="0.997069" calcext:value-type="float">
            <text:p>0.997069</text:p>
          </table:table-cell>
          <table:table-cell office:value-type="float" office:value="6.0351" calcext:value-type="float">
            <text:p>6.0351</text:p>
          </table:table-cell>
          <table:table-cell office:value-type="float" office:value="0.891055" calcext:value-type="float">
            <text:p>0.891055</text:p>
          </table:table-cell>
          <table:table-cell office:value-type="float" office:value="0.199728" calcext:value-type="float">
            <text:p>0.199728</text:p>
          </table:table-cell>
          <table:table-cell table:style-name="Default" office:value-type="float" office:value="0.261876" calcext:value-type="float">
            <text:p>0.261876</text:p>
          </table:table-cell>
          <table:table-cell table:number-columns-repeated="2" office:value-type="float" office:value="1.03947" calcext:value-type="float">
            <text:p>1.03947</text:p>
          </table:table-cell>
          <table:table-cell office:value-type="float" office:value="0.223853" calcext:value-type="float">
            <text:p>0.223853</text:p>
          </table:table-cell>
          <table:table-cell office:value-type="float" office:value="-0.819252" calcext:value-type="float">
            <text:p>-0.819252</text:p>
          </table:table-cell>
          <table:table-cell office:value-type="float" office:value="-9.16932" calcext:value-type="float">
            <text:p>-9.16932</text:p>
          </table:table-cell>
          <table:table-cell table:number-columns-repeated="22"/>
          <table:table-cell table:formula="of:=[.AT179]+1" office:value-type="date" office:date-value="2020-08-20" calcext:value-type="date">
            <text:p>20/08/20</text:p>
          </table:table-cell>
          <table:table-cell table:formula="of:=AVERAGE([.S177:.S183])" office:value-type="float" office:value="1.08217" calcext:value-type="float">
            <text:p>1.08217</text:p>
          </table:table-cell>
          <table:table-cell table:formula="of:=[.P180]" office:value-type="float" office:value="0.891055" calcext:value-type="float">
            <text:p>0.891055</text:p>
          </table:table-cell>
          <table:table-cell table:formula="of:=AVERAGE([.R177:.R183])" office:value-type="float" office:value="0.213163428571429" calcext:value-type="float">
            <text:p>0.21</text:p>
          </table:table-cell>
        </table:table-row>
        <table:table-row table:style-name="ro1">
          <table:table-cell office:value-type="float" office:value="21587" calcext:value-type="float">
            <text:p>21587</text:p>
          </table:table-cell>
          <table:table-cell office:value-type="float" office:value="21825.8" calcext:value-type="float">
            <text:p>21825.8</text:p>
          </table:table-cell>
          <table:table-cell office:value-type="float" office:value="23482.5" calcext:value-type="float">
            <text:p>23482.5</text:p>
          </table:table-cell>
          <table:table-cell office:value-type="float" office:value="1.4222" calcext:value-type="float">
            <text:p>1.4222</text:p>
          </table:table-cell>
          <table:table-cell office:value-type="float" office:value="1895.47" calcext:value-type="float">
            <text:p>1895.47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float" office:value="409.042" calcext:value-type="float">
            <text:p>409.042</text:p>
          </table:table-cell>
          <table:table-cell office:value-type="float" office:value="415.393" calcext:value-type="float">
            <text:p>415.393</text:p>
          </table:table-cell>
          <table:table-cell office:value-type="float" office:value="-1.95839" calcext:value-type="float">
            <text:p>-1.95839</text:p>
          </table:table-cell>
          <table:table-cell office:value-type="float" office:value="4.3928" calcext:value-type="float">
            <text:p>4.3928</text:p>
          </table:table-cell>
          <table:table-cell office:value-type="float" office:value="0.876051" calcext:value-type="float">
            <text:p>0.876051</text:p>
          </table:table-cell>
          <table:table-cell office:value-type="float" office:value="0.138741" calcext:value-type="float">
            <text:p>0.138741</text:p>
          </table:table-cell>
          <table:table-cell office:value-type="float" office:value="0.184866" calcext:value-type="float">
            <text:p>1.85E-01</text:p>
          </table:table-cell>
          <table:table-cell table:number-columns-repeated="2" office:value-type="float" office:value="1.11027" calcext:value-type="float">
            <text:p>1.11027</text:p>
          </table:table-cell>
          <table:table-cell office:value-type="float" office:value="0.227056" calcext:value-type="float">
            <text:p>0.227056</text:p>
          </table:table-cell>
          <table:table-cell office:value-type="float" office:value="-0.827907" calcext:value-type="float">
            <text:p>-0.827907</text:p>
          </table:table-cell>
          <table:table-cell office:value-type="float" office:value="-10.8673" calcext:value-type="float">
            <text:p>-10.8673</text:p>
          </table:table-cell>
          <table:table-cell table:number-columns-repeated="22"/>
          <table:table-cell table:formula="of:=[.AT180]+1" office:value-type="date" office:date-value="2020-08-21" calcext:value-type="date">
            <text:p>21/08/20</text:p>
          </table:table-cell>
          <table:table-cell table:formula="of:=AVERAGE([.S178:.S184])" office:value-type="float" office:value="1.08294857142857" calcext:value-type="float">
            <text:p>1.08294857142857</text:p>
          </table:table-cell>
          <table:table-cell table:formula="of:=[.P181]" office:value-type="float" office:value="0.876051" calcext:value-type="float">
            <text:p>0.876051</text:p>
          </table:table-cell>
          <table:table-cell table:formula="of:=AVERAGE([.R178:.R184])" office:value-type="float" office:value="0.211341571428571" calcext:value-type="float">
            <text:p>0.21</text:p>
          </table:table-cell>
        </table:table-row>
        <table:table-row table:style-name="ro1">
          <table:table-cell office:value-type="float" office:value="21826" calcext:value-type="float">
            <text:p>21826</text:p>
          </table:table-cell>
          <table:table-cell office:value-type="float" office:value="22145.5" calcext:value-type="float">
            <text:p>22145.5</text:p>
          </table:table-cell>
          <table:table-cell office:value-type="float" office:value="23707.6" calcext:value-type="float">
            <text:p>23707.6</text:p>
          </table:table-cell>
          <table:table-cell office:value-type="float" office:value="1.90319" calcext:value-type="float">
            <text:p>1.90319</text:p>
          </table:table-cell>
          <table:table-cell office:value-type="float" office:value="1881.56" calcext:value-type="float">
            <text:p>1881.56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float" office:value="414.1" calcext:value-type="float">
            <text:p>414.1</text:p>
          </table:table-cell>
          <table:table-cell office:value-type="float" office:value="416.715" calcext:value-type="float">
            <text:p>416.715</text:p>
          </table:table-cell>
          <table:table-cell office:value-type="float" office:value="3.10017" calcext:value-type="float">
            <text:p>3.10017</text:p>
          </table:table-cell>
          <table:table-cell office:value-type="float" office:value="5.71478" calcext:value-type="float">
            <text:p>5.71478</text:p>
          </table:table-cell>
          <table:table-cell office:value-type="float" office:value="0.861064" calcext:value-type="float">
            <text:p>0.861064</text:p>
          </table:table-cell>
          <table:table-cell office:value-type="float" office:value="0.119104" calcext:value-type="float">
            <text:p>0.119104</text:p>
          </table:table-cell>
          <table:table-cell office:value-type="float" office:value="0.161402" calcext:value-type="float">
            <text:p>1.61E-01</text:p>
          </table:table-cell>
          <table:table-cell table:number-columns-repeated="2" office:value-type="float" office:value="1.12966" calcext:value-type="float">
            <text:p>1.12966</text:p>
          </table:table-cell>
          <table:table-cell office:value-type="float" office:value="0.229331" calcext:value-type="float">
            <text:p>0.229331</text:p>
          </table:table-cell>
          <table:table-cell office:value-type="float" office:value="-0.829041" calcext:value-type="float">
            <text:p>-0.829041</text:p>
          </table:table-cell>
          <table:table-cell office:value-type="float" office:value="-11.9557" calcext:value-type="float">
            <text:p>-11.9557</text:p>
          </table:table-cell>
          <table:table-cell table:number-columns-repeated="22"/>
          <table:table-cell table:formula="of:=[.AT181]+1" office:value-type="date" office:date-value="2020-08-22" calcext:value-type="date">
            <text:p>22/08/20</text:p>
          </table:table-cell>
          <table:table-cell table:formula="of:=AVERAGE([.S179:.S185])" office:value-type="float" office:value="1.08367571428571" calcext:value-type="float">
            <text:p>1.08367571428571</text:p>
          </table:table-cell>
          <table:table-cell table:formula="of:=[.P182]" office:value-type="float" office:value="0.861064" calcext:value-type="float">
            <text:p>0.861064</text:p>
          </table:table-cell>
          <table:table-cell table:formula="of:=AVERAGE([.R179:.R185])" office:value-type="float" office:value="0.208931142857143" calcext:value-type="float">
            <text:p>0.21</text:p>
          </table:table-cell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float" office:value="22420.9" calcext:value-type="float">
            <text:p>22420.9</text:p>
          </table:table-cell>
          <table:table-cell office:value-type="float" office:value="23848.3" calcext:value-type="float">
            <text:p>23848.3</text:p>
          </table:table-cell>
          <table:table-cell office:value-type="float" office:value="2.71651" calcext:value-type="float">
            <text:p>2.71651</text:p>
          </table:table-cell>
          <table:table-cell office:value-type="float" office:value="1889.29" calcext:value-type="float">
            <text:p>1889.29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float" office:value="414.157" calcext:value-type="float">
            <text:p>414.157</text:p>
          </table:table-cell>
          <table:table-cell office:value-type="float" office:value="418.976" calcext:value-type="float">
            <text:p>418.976</text:p>
          </table:table-cell>
          <table:table-cell office:value-type="float" office:value="2.15734" calcext:value-type="float">
            <text:p>2.15734</text:p>
          </table:table-cell>
          <table:table-cell office:value-type="float" office:value="6.97561" calcext:value-type="float">
            <text:p>6.97561</text:p>
          </table:table-cell>
          <table:table-cell office:value-type="float" office:value="0.846093" calcext:value-type="float">
            <text:p>0.846093</text:p>
          </table:table-cell>
          <table:table-cell office:value-type="float" office:value="0.117712" calcext:value-type="float">
            <text:p>0.117712</text:p>
          </table:table-cell>
          <table:table-cell table:style-name="Default" office:value-type="float" office:value="0.162259" calcext:value-type="float">
            <text:p>0.162259</text:p>
          </table:table-cell>
          <table:table-cell table:number-columns-repeated="2" office:value-type="float" office:value="1.12574" calcext:value-type="float">
            <text:p>1.12574</text:p>
          </table:table-cell>
          <table:table-cell office:value-type="float" office:value="0.231186" calcext:value-type="float">
            <text:p>0.231186</text:p>
          </table:table-cell>
          <table:table-cell office:value-type="float" office:value="-0.826508" calcext:value-type="float">
            <text:p>-0.826508</text:p>
          </table:table-cell>
          <table:table-cell office:value-type="float" office:value="-10.7715" calcext:value-type="float">
            <text:p>-10.7715</text:p>
          </table:table-cell>
          <table:table-cell table:number-columns-repeated="22"/>
          <table:table-cell table:formula="of:=[.AT182]+1" office:value-type="date" office:date-value="2020-08-23" calcext:value-type="date">
            <text:p>23/08/20</text:p>
          </table:table-cell>
          <table:table-cell table:formula="of:=AVERAGE([.S180:.S186])" office:value-type="float" office:value="1.08423428571429" calcext:value-type="float">
            <text:p>1.08423428571429</text:p>
          </table:table-cell>
          <table:table-cell table:formula="of:=[.P183]" office:value-type="float" office:value="0.846093" calcext:value-type="float">
            <text:p>0.846093</text:p>
          </table:table-cell>
          <table:table-cell table:formula="of:=AVERAGE([.R180:.R186])" office:value-type="float" office:value="0.205993571428571" calcext:value-type="float">
            <text:p>0.21</text:p>
          </table:table-cell>
        </table:table-row>
        <table:table-row table:style-name="ro1">
          <table:table-cell office:value-type="float" office:value="22217" calcext:value-type="float">
            <text:p>22217</text:p>
          </table:table-cell>
          <table:table-cell office:value-type="float" office:value="22655" calcext:value-type="float">
            <text:p>22655</text:p>
          </table:table-cell>
          <table:table-cell office:value-type="float" office:value="24005.9" calcext:value-type="float">
            <text:p>24005.9</text:p>
          </table:table-cell>
          <table:table-cell office:value-type="float" office:value="2.52583" calcext:value-type="float">
            <text:p>2.52583</text:p>
          </table:table-cell>
          <table:table-cell office:value-type="float" office:value="1788.87" calcext:value-type="float">
            <text:p>1788.87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float" office:value="415.208" calcext:value-type="float">
            <text:p>415.208</text:p>
          </table:table-cell>
          <table:table-cell office:value-type="float" office:value="421.251" calcext:value-type="float">
            <text:p>421.251</text:p>
          </table:table-cell>
          <table:table-cell office:value-type="float" office:value="0.208422" calcext:value-type="float">
            <text:p>0.208422</text:p>
          </table:table-cell>
          <table:table-cell office:value-type="float" office:value="6.25101" calcext:value-type="float">
            <text:p>6.25101</text:p>
          </table:table-cell>
          <table:table-cell office:value-type="float" office:value="0.831139" calcext:value-type="float">
            <text:p>0.831139</text:p>
          </table:table-cell>
          <table:table-cell office:value-type="float" office:value="0.152091" calcext:value-type="float">
            <text:p>0.152091</text:p>
          </table:table-cell>
          <table:table-cell table:style-name="Default" office:value-type="float" office:value="0.21341" calcext:value-type="float">
            <text:p>0.21341</text:p>
          </table:table-cell>
          <table:table-cell table:number-columns-repeated="2" office:value-type="float" office:value="1.07414" calcext:value-type="float">
            <text:p>1.07414</text:p>
          </table:table-cell>
          <table:table-cell office:value-type="float" office:value="0.231815" calcext:value-type="float">
            <text:p>0.231815</text:p>
          </table:table-cell>
          <table:table-cell office:value-type="float" office:value="-0.814539" calcext:value-type="float">
            <text:p>-0.814539</text:p>
          </table:table-cell>
          <table:table-cell office:value-type="float" office:value="-10.5314" calcext:value-type="float">
            <text:p>-10.5314</text:p>
          </table:table-cell>
          <table:table-cell table:number-columns-repeated="22"/>
          <table:table-cell table:formula="of:=[.AT183]+1" office:value-type="date" office:date-value="2020-08-24" calcext:value-type="date">
            <text:p>24/08/20</text:p>
          </table:table-cell>
          <table:table-cell table:formula="of:=AVERAGE([.S181:.S187])" office:value-type="float" office:value="1.08565857142857" calcext:value-type="float">
            <text:p>1.08565857142857</text:p>
          </table:table-cell>
          <table:table-cell table:formula="of:=[.P184]" office:value-type="float" office:value="0.831139" calcext:value-type="float">
            <text:p>0.831139</text:p>
          </table:table-cell>
          <table:table-cell table:formula="of:=AVERAGE([.R181:.R187])" office:value-type="float" office:value="0.201569142857143" calcext:value-type="float">
            <text:p>0.20</text:p>
          </table:table-cell>
        </table:table-row>
        <table:table-row table:style-name="ro1">
          <table:table-cell office:value-type="float" office:value="22584" calcext:value-type="float">
            <text:p>22584</text:p>
          </table:table-cell>
          <table:table-cell office:value-type="float" office:value="22955.7" calcext:value-type="float">
            <text:p>22955.7</text:p>
          </table:table-cell>
          <table:table-cell office:value-type="float" office:value="24273.6" calcext:value-type="float">
            <text:p>24273.6</text:p>
          </table:table-cell>
          <table:table-cell office:value-type="float" office:value="2.07009" calcext:value-type="float">
            <text:p>2.07009</text:p>
          </table:table-cell>
          <table:table-cell office:value-type="float" office:value="1689.62" calcext:value-type="float">
            <text:p>1689.62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float" office:value="418.263" calcext:value-type="float">
            <text:p>418.263</text:p>
          </table:table-cell>
          <table:table-cell office:value-type="float" office:value="423.57" calcext:value-type="float">
            <text:p>423.57</text:p>
          </table:table-cell>
          <table:table-cell office:value-type="float" office:value="2.2627" calcext:value-type="float">
            <text:p>2.2627</text:p>
          </table:table-cell>
          <table:table-cell office:value-type="float" office:value="7.5699" calcext:value-type="float">
            <text:p>7.5699</text:p>
          </table:table-cell>
          <table:table-cell office:value-type="float" office:value="0.816202" calcext:value-type="float">
            <text:p>0.816202</text:p>
          </table:table-cell>
          <table:table-cell office:value-type="float" office:value="0.163028" calcext:value-type="float">
            <text:p>0.163028</text:p>
          </table:table-cell>
          <table:table-cell table:style-name="Default" office:value-type="float" office:value="0.233996" calcext:value-type="float">
            <text:p>0.233996</text:p>
          </table:table-cell>
          <table:table-cell table:number-columns-repeated="2" office:value-type="float" office:value="1.05191" calcext:value-type="float">
            <text:p>1.05191</text:p>
          </table:table-cell>
          <table:table-cell office:value-type="float" office:value="0.23298" calcext:value-type="float">
            <text:p>0.23298</text:p>
          </table:table-cell>
          <table:table-cell office:value-type="float" office:value="-0.80652" calcext:value-type="float">
            <text:p>-0.80652</text:p>
          </table:table-cell>
          <table:table-cell office:value-type="float" office:value="-9.53163" calcext:value-type="float">
            <text:p>-9.53163</text:p>
          </table:table-cell>
          <table:table-cell table:number-columns-repeated="22"/>
          <table:table-cell table:formula="of:=[.AT184]+1" office:value-type="date" office:date-value="2020-08-25" calcext:value-type="date">
            <text:p>25/08/20</text:p>
          </table:table-cell>
          <table:table-cell table:formula="of:=AVERAGE([.S182:.S188])" office:value-type="float" office:value="1.08617142857143" calcext:value-type="float">
            <text:p>1.08617142857143</text:p>
          </table:table-cell>
          <table:table-cell table:formula="of:=[.P185]" office:value-type="float" office:value="0.816202" calcext:value-type="float">
            <text:p>0.816202</text:p>
          </table:table-cell>
          <table:table-cell table:formula="of:=AVERAGE([.R182:.R188])" office:value-type="float" office:value="0.198262571428571" calcext:value-type="float">
            <text:p>0.20</text:p>
          </table:table-cell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23320.4" calcext:value-type="float">
            <text:p>23320.4</text:p>
          </table:table-cell>
          <table:table-cell office:value-type="float" office:value="24612.2" calcext:value-type="float">
            <text:p>24612.2</text:p>
          </table:table-cell>
          <table:table-cell office:value-type="float" office:value="1.79685" calcext:value-type="float">
            <text:p>1.79685</text:p>
          </table:table-cell>
          <table:table-cell office:value-type="float" office:value="1625.18" calcext:value-type="float">
            <text:p>1625.18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float" office:value="419.324" calcext:value-type="float">
            <text:p>419.324</text:p>
          </table:table-cell>
          <table:table-cell office:value-type="float" office:value="426.917" calcext:value-type="float">
            <text:p>426.917</text:p>
          </table:table-cell>
          <table:table-cell office:value-type="float" office:value="1.32369" calcext:value-type="float">
            <text:p>1.32369</text:p>
          </table:table-cell>
          <table:table-cell office:value-type="float" office:value="8.91686" calcext:value-type="float">
            <text:p>8.91686</text:p>
          </table:table-cell>
          <table:table-cell office:value-type="float" office:value="0.801282" calcext:value-type="float">
            <text:p>0.801282</text:p>
          </table:table-cell>
          <table:table-cell office:value-type="float" office:value="0.15224" calcext:value-type="float">
            <text:p>0.15224</text:p>
          </table:table-cell>
          <table:table-cell table:style-name="Default" office:value-type="float" office:value="0.224146" calcext:value-type="float">
            <text:p>0.224146</text:p>
          </table:table-cell>
          <table:table-cell table:number-columns-repeated="2" office:value-type="float" office:value="1.05845" calcext:value-type="float">
            <text:p>1.05845</text:p>
          </table:table-cell>
          <table:table-cell office:value-type="float" office:value="0.235016" calcext:value-type="float">
            <text:p>0.235016</text:p>
          </table:table-cell>
          <table:table-cell office:value-type="float" office:value="-0.804338" calcext:value-type="float">
            <text:p>-0.804338</text:p>
          </table:table-cell>
          <table:table-cell office:value-type="float" office:value="-12.9051" calcext:value-type="float">
            <text:p>-12.9051</text:p>
          </table:table-cell>
          <table:table-cell table:number-columns-repeated="22"/>
          <table:table-cell table:formula="of:=[.AT185]+1" office:value-type="date" office:date-value="2020-08-26" calcext:value-type="date">
            <text:p>26/08/20</text:p>
          </table:table-cell>
          <table:table-cell table:formula="of:=AVERAGE([.S183:.S189])" office:value-type="float" office:value="1.08678" calcext:value-type="float">
            <text:p>1.08678</text:p>
          </table:table-cell>
          <table:table-cell table:formula="of:=[.P186]" office:value-type="float" office:value="0.801282" calcext:value-type="float">
            <text:p>0.801282</text:p>
          </table:table-cell>
          <table:table-cell table:formula="of:=AVERAGE([.R183:.R189])" office:value-type="float" office:value="0.195202428571429" calcext:value-type="float">
            <text:p>0.20</text:p>
          </table:table-cell>
        </table:table-row>
        <table:table-row table:style-name="ro1">
          <table:table-cell office:value-type="float" office:value="23205" calcext:value-type="float">
            <text:p>23205</text:p>
          </table:table-cell>
          <table:table-cell office:value-type="float" office:value="23712.3" calcext:value-type="float">
            <text:p>23712.3</text:p>
          </table:table-cell>
          <table:table-cell office:value-type="float" office:value="24907.9" calcext:value-type="float">
            <text:p>24907.9</text:p>
          </table:table-cell>
          <table:table-cell office:value-type="float" office:value="2.66203" calcext:value-type="float">
            <text:p>2.66203</text:p>
          </table:table-cell>
          <table:table-cell office:value-type="float" office:value="1702.94" calcext:value-type="float">
            <text:p>1702.94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float" office:value="421.39" calcext:value-type="float">
            <text:p>421.39</text:p>
          </table:table-cell>
          <table:table-cell office:value-type="float" office:value="429.219" calcext:value-type="float">
            <text:p>429.219</text:p>
          </table:table-cell>
          <table:table-cell office:value-type="float" office:value="3.38998" calcext:value-type="float">
            <text:p>3.38998</text:p>
          </table:table-cell>
          <table:table-cell office:value-type="float" office:value="11.219" calcext:value-type="float">
            <text:p>11.219</text:p>
          </table:table-cell>
          <table:table-cell office:value-type="float" office:value="0.786379" calcext:value-type="float">
            <text:p>0.786379</text:p>
          </table:table-cell>
          <table:table-cell office:value-type="float" office:value="0.15263" calcext:value-type="float">
            <text:p>0.15263</text:p>
          </table:table-cell>
          <table:table-cell table:style-name="Default" office:value-type="float" office:value="0.230905" calcext:value-type="float">
            <text:p>0.230905</text:p>
          </table:table-cell>
          <table:table-cell table:number-columns-repeated="2" office:value-type="float" office:value="1.04944" calcext:value-type="float">
            <text:p>1.04944</text:p>
          </table:table-cell>
          <table:table-cell office:value-type="float" office:value="0.236513" calcext:value-type="float">
            <text:p>0.236513</text:p>
          </table:table-cell>
          <table:table-cell office:value-type="float" office:value="-0.798102" calcext:value-type="float">
            <text:p>-0.798102</text:p>
          </table:table-cell>
          <table:table-cell office:value-type="float" office:value="-9.41641" calcext:value-type="float">
            <text:p>-9.41641</text:p>
          </table:table-cell>
          <table:table-cell table:number-columns-repeated="22"/>
          <table:table-cell table:formula="of:=[.AT186]+1" office:value-type="date" office:date-value="2020-08-27" calcext:value-type="date">
            <text:p>27/08/20</text:p>
          </table:table-cell>
          <table:table-cell table:formula="of:=AVERAGE([.S184:.S190])" office:value-type="float" office:value="1.08811714285714" calcext:value-type="float">
            <text:p>1.08811714285714</text:p>
          </table:table-cell>
          <table:table-cell table:formula="of:=[.P187]" office:value-type="float" office:value="0.786379" calcext:value-type="float">
            <text:p>0.786379</text:p>
          </table:table-cell>
          <table:table-cell table:formula="of:=AVERAGE([.R184:.R190])" office:value-type="float" office:value="0.191808285714286" calcext:value-type="float">
            <text:p>0.19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float" office:value="24063.5" calcext:value-type="float">
            <text:p>24063.5</text:p>
          </table:table-cell>
          <table:table-cell office:value-type="float" office:value="25413.5" calcext:value-type="float">
            <text:p>25413.5</text:p>
          </table:table-cell>
          <table:table-cell office:value-type="float" office:value="1.29132" calcext:value-type="float">
            <text:p>1.29132</text:p>
          </table:table-cell>
          <table:table-cell office:value-type="float" office:value="1600.45" calcext:value-type="float">
            <text:p>1600.45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float" office:value="421.449" calcext:value-type="float">
            <text:p>421.449</text:p>
          </table:table-cell>
          <table:table-cell office:value-type="float" office:value="434.729" calcext:value-type="float">
            <text:p>434.729</text:p>
          </table:table-cell>
          <table:table-cell office:value-type="float" office:value="2.44864" calcext:value-type="float">
            <text:p>2.44864</text:p>
          </table:table-cell>
          <table:table-cell office:value-type="float" office:value="15.7286" calcext:value-type="float">
            <text:p>15.7286</text:p>
          </table:table-cell>
          <table:table-cell office:value-type="float" office:value="0.783743" calcext:value-type="float">
            <text:p>0.783743</text:p>
          </table:table-cell>
          <table:table-cell office:value-type="float" office:value="0.104724" calcext:value-type="float">
            <text:p>0.104724</text:p>
          </table:table-cell>
          <table:table-cell table:style-name="Default" office:value-type="float" office:value="0.16172" calcext:value-type="float">
            <text:p>0.16172</text:p>
          </table:table-cell>
          <table:table-cell table:number-columns-repeated="2" office:value-type="float" office:value="1.11386" calcext:value-type="float">
            <text:p>1.11386</text:p>
          </table:table-cell>
          <table:table-cell office:value-type="float" office:value="0.239106" calcext:value-type="float">
            <text:p>0.239106</text:p>
          </table:table-cell>
          <table:table-cell office:value-type="float" office:value="-0.812996" calcext:value-type="float">
            <text:p>-0.812996</text:p>
          </table:table-cell>
          <table:table-cell office:value-type="float" office:value="-9.38962" calcext:value-type="float">
            <text:p>-9.38962</text:p>
          </table:table-cell>
          <table:table-cell table:number-columns-repeated="22"/>
          <table:table-cell table:formula="of:=[.AT187]+1" office:value-type="date" office:date-value="2020-08-28" calcext:value-type="date">
            <text:p>28/08/20</text:p>
          </table:table-cell>
          <table:table-cell table:formula="of:=AVERAGE([.S185:.S191])" office:value-type="float" office:value="1.09123714285714" calcext:value-type="float">
            <text:p>1.09123714285714</text:p>
          </table:table-cell>
          <table:table-cell table:formula="of:=[.P188]" office:value-type="float" office:value="0.783743" calcext:value-type="float">
            <text:p>0.783743</text:p>
          </table:table-cell>
          <table:table-cell table:formula="of:=AVERAGE([.R185:.R191])" office:value-type="float" office:value="0.187114" calcext:value-type="float">
            <text:p>0.19</text:p>
          </table:table-cell>
        </table:table-row>
        <table:table-row table:style-name="ro1">
          <table:table-cell office:value-type="float" office:value="24130" calcext:value-type="float">
            <text:p>24130</text:p>
          </table:table-cell>
          <table:table-cell office:value-type="float" office:value="24449.6" calcext:value-type="float">
            <text:p>24449.6</text:p>
          </table:table-cell>
          <table:table-cell office:value-type="float" office:value="25782.5" calcext:value-type="float">
            <text:p>25782.5</text:p>
          </table:table-cell>
          <table:table-cell office:value-type="float" office:value="1.62322" calcext:value-type="float">
            <text:p>1.62322</text:p>
          </table:table-cell>
          <table:table-cell office:value-type="float" office:value="1652.53" calcext:value-type="float">
            <text:p>1652.53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float" office:value="422.526" calcext:value-type="float">
            <text:p>422.526</text:p>
          </table:table-cell>
          <table:table-cell office:value-type="float" office:value="435.207" calcext:value-type="float">
            <text:p>435.207</text:p>
          </table:table-cell>
          <table:table-cell office:value-type="float" office:value="1.52626" calcext:value-type="float">
            <text:p>1.52626</text:p>
          </table:table-cell>
          <table:table-cell office:value-type="float" office:value="14.2068" calcext:value-type="float">
            <text:p>14.2068</text:p>
          </table:table-cell>
          <table:table-cell office:value-type="float" office:value="0.78111" calcext:value-type="float">
            <text:p>0.78111</text:p>
          </table:table-cell>
          <table:table-cell office:value-type="float" office:value="0.0886965" calcext:value-type="float">
            <text:p>0.0886965</text:p>
          </table:table-cell>
          <table:table-cell office:value-type="float" office:value="0.139981" calcext:value-type="float">
            <text:p>1.40E-01</text:p>
          </table:table-cell>
          <table:table-cell table:number-columns-repeated="2" office:value-type="float" office:value="1.13392" calcext:value-type="float">
            <text:p>1.13392</text:p>
          </table:table-cell>
          <table:table-cell office:value-type="float" office:value="0.240049" calcext:value-type="float">
            <text:p>0.240049</text:p>
          </table:table-cell>
          <table:table-cell office:value-type="float" office:value="-0.8166" calcext:value-type="float">
            <text:p>-0.8166</text:p>
          </table:table-cell>
          <table:table-cell office:value-type="float" office:value="-10.0581" calcext:value-type="float">
            <text:p>-10.0581</text:p>
          </table:table-cell>
          <table:table-cell table:number-columns-repeated="22"/>
          <table:table-cell table:formula="of:=[.AT188]+1" office:value-type="date" office:date-value="2020-08-29" calcext:value-type="date">
            <text:p>29/08/20</text:p>
          </table:table-cell>
          <table:table-cell table:formula="of:=AVERAGE([.S186:.S192])" office:value-type="float" office:value="1.09534142857143" calcext:value-type="float">
            <text:p>1.09534142857143</text:p>
          </table:table-cell>
          <table:table-cell table:formula="of:=[.P189]" office:value-type="float" office:value="0.78111" calcext:value-type="float">
            <text:p>0.78111</text:p>
          </table:table-cell>
          <table:table-cell table:formula="of:=AVERAGE([.R186:.R192])" office:value-type="float" office:value="0.181851428571429" calcext:value-type="float">
            <text:p>0.18</text:p>
          </table:table-cell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24798.9" calcext:value-type="float">
            <text:p>24798.9</text:p>
          </table:table-cell>
          <table:table-cell office:value-type="float" office:value="26016.6" calcext:value-type="float">
            <text:p>26016.6</text:p>
          </table:table-cell>
          <table:table-cell office:value-type="float" office:value="1.96215" calcext:value-type="float">
            <text:p>1.96215</text:p>
          </table:table-cell>
          <table:table-cell office:value-type="float" office:value="1613.63" calcext:value-type="float">
            <text:p>1613.63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float" office:value="424.606" calcext:value-type="float">
            <text:p>424.606</text:p>
          </table:table-cell>
          <table:table-cell office:value-type="float" office:value="436.594" calcext:value-type="float">
            <text:p>436.594</text:p>
          </table:table-cell>
          <table:table-cell office:value-type="float" office:value="1.60607" calcext:value-type="float">
            <text:p>1.60607</text:p>
          </table:table-cell>
          <table:table-cell office:value-type="float" office:value="13.5941" calcext:value-type="float">
            <text:p>13.5941</text:p>
          </table:table-cell>
          <table:table-cell office:value-type="float" office:value="0.77848" calcext:value-type="float">
            <text:p>0.77848</text:p>
          </table:table-cell>
          <table:table-cell office:value-type="float" office:value="0.0854171" calcext:value-type="float">
            <text:p>0.0854171</text:p>
          </table:table-cell>
          <table:table-cell table:style-name="Default" office:value-type="float" office:value="0.1385" calcext:value-type="float">
            <text:p>0.1385</text:p>
          </table:table-cell>
          <table:table-cell table:number-columns-repeated="2" office:value-type="float" office:value="1.1351" calcext:value-type="float">
            <text:p>1.1351</text:p>
          </table:table-cell>
          <table:table-cell office:value-type="float" office:value="0.240286" calcext:value-type="float">
            <text:p>0.240286</text:p>
          </table:table-cell>
          <table:table-cell office:value-type="float" office:value="-0.815148" calcext:value-type="float">
            <text:p>-0.815148</text:p>
          </table:table-cell>
          <table:table-cell office:value-type="float" office:value="-11.4378" calcext:value-type="float">
            <text:p>-11.4378</text:p>
          </table:table-cell>
          <table:table-cell table:number-columns-repeated="22"/>
          <table:table-cell table:formula="of:=[.AT189]+1" office:value-type="date" office:date-value="2020-08-30" calcext:value-type="date">
            <text:p>30/08/20</text:p>
          </table:table-cell>
          <table:table-cell table:formula="of:=AVERAGE([.S187:.S193])" office:value-type="float" office:value="1.09982" calcext:value-type="float">
            <text:p>1.09982</text:p>
          </table:table-cell>
          <table:table-cell table:formula="of:=[.P190]" office:value-type="float" office:value="0.77848" calcext:value-type="float">
            <text:p>0.77848</text:p>
          </table:table-cell>
          <table:table-cell table:formula="of:=AVERAGE([.R187:.R193])" office:value-type="float" office:value="0.176572142857143" calcext:value-type="float">
            <text:p>0.18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float" office:value="25133.6" calcext:value-type="float">
            <text:p>25133.6</text:p>
          </table:table-cell>
          <table:table-cell office:value-type="float" office:value="26277.6" calcext:value-type="float">
            <text:p>26277.6</text:p>
          </table:table-cell>
          <table:table-cell office:value-type="float" office:value="2.30209" calcext:value-type="float">
            <text:p>2.30209</text:p>
          </table:table-cell>
          <table:table-cell office:value-type="float" office:value="1623.6" calcext:value-type="float">
            <text:p>1623.6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float" office:value="426.688" calcext:value-type="float">
            <text:p>426.688</text:p>
          </table:table-cell>
          <table:table-cell office:value-type="float" office:value="440.027" calcext:value-type="float">
            <text:p>440.027</text:p>
          </table:table-cell>
          <table:table-cell office:value-type="float" office:value="2.68817" calcext:value-type="float">
            <text:p>2.68817</text:p>
          </table:table-cell>
          <table:table-cell office:value-type="float" office:value="16.0266" calcext:value-type="float">
            <text:p>16.0266</text:p>
          </table:table-cell>
          <table:table-cell office:value-type="float" office:value="0.775851" calcext:value-type="float">
            <text:p>0.775851</text:p>
          </table:table-cell>
          <table:table-cell office:value-type="float" office:value="0.108858" calcext:value-type="float">
            <text:p>0.108858</text:p>
          </table:table-cell>
          <table:table-cell table:style-name="Default" office:value-type="float" office:value="0.18055" calcext:value-type="float">
            <text:p>0.18055</text:p>
          </table:table-cell>
          <table:table-cell table:number-columns-repeated="2" office:value-type="float" office:value="1.09598" calcext:value-type="float">
            <text:p>1.09598</text:p>
          </table:table-cell>
          <table:table-cell office:value-type="float" office:value="0.238807" calcext:value-type="float">
            <text:p>0.238807</text:p>
          </table:table-cell>
          <table:table-cell office:value-type="float" office:value="-0.801809" calcext:value-type="float">
            <text:p>-0.801809</text:p>
          </table:table-cell>
          <table:table-cell office:value-type="float" office:value="-10.2634" calcext:value-type="float">
            <text:p>-10.2634</text:p>
          </table:table-cell>
          <table:table-cell table:number-columns-repeated="22"/>
          <table:table-cell table:formula="of:=[.AT190]+1" office:value-type="date" office:date-value="2020-08-31" calcext:value-type="date">
            <text:p>31/08/20</text:p>
          </table:table-cell>
          <table:table-cell table:formula="of:=AVERAGE([.S188:.S194])" office:value-type="float" office:value="1.10570285714286" calcext:value-type="float">
            <text:p>1.10570285714286</text:p>
          </table:table-cell>
          <table:table-cell table:formula="of:=[.P191]" office:value-type="float" office:value="0.775851" calcext:value-type="float">
            <text:p>0.775851</text:p>
          </table:table-cell>
          <table:table-cell table:formula="of:=AVERAGE([.R188:.R194])" office:value-type="float" office:value="0.170260857142857" calcext:value-type="float">
            <text:p>0.17</text:p>
          </table:table-cell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float" office:value="25513.5" calcext:value-type="float">
            <text:p>25513.5</text:p>
          </table:table-cell>
          <table:table-cell office:value-type="float" office:value="26668" calcext:value-type="float">
            <text:p>26668</text:p>
          </table:table-cell>
          <table:table-cell office:value-type="float" office:value="1.66082" calcext:value-type="float">
            <text:p>1.66082</text:p>
          </table:table-cell>
          <table:table-cell office:value-type="float" office:value="1514.99" calcext:value-type="float">
            <text:p>1514.99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float" office:value="427.772" calcext:value-type="float">
            <text:p>427.772</text:p>
          </table:table-cell>
          <table:table-cell office:value-type="float" office:value="441.545" calcext:value-type="float">
            <text:p>441.545</text:p>
          </table:table-cell>
          <table:table-cell office:value-type="float" office:value="2.77182" calcext:value-type="float">
            <text:p>2.77182</text:p>
          </table:table-cell>
          <table:table-cell office:value-type="float" office:value="16.5449" calcext:value-type="float">
            <text:p>16.5449</text:p>
          </table:table-cell>
          <table:table-cell office:value-type="float" office:value="0.773226" calcext:value-type="float">
            <text:p>0.773226</text:p>
          </table:table-cell>
          <table:table-cell office:value-type="float" office:value="0.116067" calcext:value-type="float">
            <text:p>0.116067</text:p>
          </table:table-cell>
          <table:table-cell table:style-name="Default" office:value-type="float" office:value="0.197158" calcext:value-type="float">
            <text:p>0.197158</text:p>
          </table:table-cell>
          <table:table-cell table:number-columns-repeated="2" office:value-type="float" office:value="1.08064" calcext:value-type="float">
            <text:p>1.08064</text:p>
          </table:table-cell>
          <table:table-cell office:value-type="float" office:value="0.238156" calcext:value-type="float">
            <text:p>0.238156</text:p>
          </table:table-cell>
          <table:table-cell office:value-type="float" office:value="-0.794495" calcext:value-type="float">
            <text:p>-0.794495</text:p>
          </table:table-cell>
          <table:table-cell office:value-type="float" office:value="-10.1658" calcext:value-type="float">
            <text:p>-10.1658</text:p>
          </table:table-cell>
          <table:table-cell table:number-columns-repeated="22"/>
          <table:table-cell table:formula="of:=[.AT191]+1" office:value-type="date" office:date-value="2020-09-01" calcext:value-type="date">
            <text:p>01/09/20</text:p>
          </table:table-cell>
          <table:table-cell table:formula="of:=AVERAGE([.S189:.S195])" office:value-type="float" office:value="1.11040285714286" calcext:value-type="float">
            <text:p>1.11040285714286</text:p>
          </table:table-cell>
          <table:table-cell table:formula="of:=[.P192]" office:value-type="float" office:value="0.773226" calcext:value-type="float">
            <text:p>0.773226</text:p>
          </table:table-cell>
          <table:table-cell table:formula="of:=AVERAGE([.R189:.R195])" office:value-type="float" office:value="0.165085142857143" calcext:value-type="float">
            <text:p>0.17</text:p>
          </table:table-cell>
        </table:table-row>
        <table:table-row table:style-name="ro1">
          <table:table-cell office:value-type="float" office:value="25809" calcext:value-type="float">
            <text:p>25809</text:p>
          </table:table-cell>
          <table:table-cell office:value-type="float" office:value="25985.9" calcext:value-type="float">
            <text:p>25985.9</text:p>
          </table:table-cell>
          <table:table-cell office:value-type="float" office:value="27152.1" calcext:value-type="float">
            <text:p>27152.1</text:p>
          </table:table-cell>
          <table:table-cell office:value-type="float" office:value="0.781215" calcext:value-type="float">
            <text:p>0.781215</text:p>
          </table:table-cell>
          <table:table-cell office:value-type="float" office:value="1343.13" calcext:value-type="float">
            <text:p>1343.13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float" office:value="428.869" calcext:value-type="float">
            <text:p>428.869</text:p>
          </table:table-cell>
          <table:table-cell office:value-type="float" office:value="444.128" calcext:value-type="float">
            <text:p>444.128</text:p>
          </table:table-cell>
          <table:table-cell office:value-type="float" office:value="3.86888" calcext:value-type="float">
            <text:p>3.86888</text:p>
          </table:table-cell>
          <table:table-cell office:value-type="float" office:value="19.1282" calcext:value-type="float">
            <text:p>19.1282</text:p>
          </table:table-cell>
          <table:table-cell office:value-type="float" office:value="0.770602" calcext:value-type="float">
            <text:p>0.770602</text:p>
          </table:table-cell>
          <table:table-cell office:value-type="float" office:value="0.106965" calcext:value-type="float">
            <text:p>0.106965</text:p>
          </table:table-cell>
          <table:table-cell table:style-name="Default" office:value-type="float" office:value="0.187191" calcext:value-type="float">
            <text:p>0.187191</text:p>
          </table:table-cell>
          <table:table-cell table:number-columns-repeated="2" office:value-type="float" office:value="1.0898" calcext:value-type="float">
            <text:p>1.0898</text:p>
          </table:table-cell>
          <table:table-cell office:value-type="float" office:value="0.238653" calcext:value-type="float">
            <text:p>0.238653</text:p>
          </table:table-cell>
          <table:table-cell office:value-type="float" office:value="-0.794852" calcext:value-type="float">
            <text:p>-0.794852</text:p>
          </table:table-cell>
          <table:table-cell office:value-type="float" office:value="-9.13879" calcext:value-type="float">
            <text:p>-9.13879</text:p>
          </table:table-cell>
          <table:table-cell table:number-columns-repeated="22"/>
          <table:table-cell table:formula="of:=[.AT192]+1" office:value-type="date" office:date-value="2020-09-02" calcext:value-type="date">
            <text:p>02/09/20</text:p>
          </table:table-cell>
          <table:table-cell table:formula="of:=AVERAGE([.S190:.S196])" office:value-type="float" office:value="1.11503714285714" calcext:value-type="float">
            <text:p>1.11503714285714</text:p>
          </table:table-cell>
          <table:table-cell table:formula="of:=[.P193]" office:value-type="float" office:value="0.770602" calcext:value-type="float">
            <text:p>0.770602</text:p>
          </table:table-cell>
          <table:table-cell table:formula="of:=AVERAGE([.R190:.R196])" office:value-type="float" office:value="0.159985571428571" calcext:value-type="float">
            <text:p>0.16</text:p>
          </table:table-cell>
        </table:table-row>
        <table:table-row table:style-name="ro1">
          <table:table-cell office:value-type="float" office:value="26488" calcext:value-type="float">
            <text:p>26488</text:p>
          </table:table-cell>
          <table:table-cell office:value-type="float" office:value="26543.5" calcext:value-type="float">
            <text:p>26543.5</text:p>
          </table:table-cell>
          <table:table-cell office:value-type="float" office:value="27521.4" calcext:value-type="float">
            <text:p>27521.4</text:p>
          </table:table-cell>
          <table:table-cell office:value-type="float" office:value="0.234711" calcext:value-type="float">
            <text:p>0.234711</text:p>
          </table:table-cell>
          <table:table-cell office:value-type="float" office:value="1033.41" calcext:value-type="float">
            <text:p>1033.41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float" office:value="428.986" calcext:value-type="float">
            <text:p>428.986</text:p>
          </table:table-cell>
          <table:table-cell office:value-type="float" office:value="444.588" calcext:value-type="float">
            <text:p>444.588</text:p>
          </table:table-cell>
          <table:table-cell office:value-type="float" office:value="2.98572" calcext:value-type="float">
            <text:p>2.98572</text:p>
          </table:table-cell>
          <table:table-cell office:value-type="float" office:value="18.5876" calcext:value-type="float">
            <text:p>18.5876</text:p>
          </table:table-cell>
          <table:table-cell office:value-type="float" office:value="0.767982" calcext:value-type="float">
            <text:p>0.767982</text:p>
          </table:table-cell>
          <table:table-cell office:value-type="float" office:value="0.101792" calcext:value-type="float">
            <text:p>0.101792</text:p>
          </table:table-cell>
          <table:table-cell table:style-name="Default" office:value-type="float" office:value="0.186726" calcext:value-type="float">
            <text:p>0.186726</text:p>
          </table:table-cell>
          <table:table-cell table:number-columns-repeated="2" office:value-type="float" office:value="1.09062" calcext:value-type="float">
            <text:p>1.09062</text:p>
          </table:table-cell>
          <table:table-cell office:value-type="float" office:value="0.238498" calcext:value-type="float">
            <text:p>0.238498</text:p>
          </table:table-cell>
          <table:table-cell office:value-type="float" office:value="-0.790917" calcext:value-type="float">
            <text:p>-0.790917</text:p>
          </table:table-cell>
          <table:table-cell office:value-type="float" office:value="-8.2843" calcext:value-type="float">
            <text:p>-8.2843</text:p>
          </table:table-cell>
          <table:table-cell table:number-columns-repeated="22"/>
          <table:table-cell table:formula="of:=[.AT193]+1" office:value-type="date" office:date-value="2020-09-03" calcext:value-type="date">
            <text:p>03/09/20</text:p>
          </table:table-cell>
          <table:table-cell table:formula="of:=AVERAGE([.S191:.S197])" office:value-type="float" office:value="1.12005285714286" calcext:value-type="float">
            <text:p>1.12005285714286</text:p>
          </table:table-cell>
          <table:table-cell table:formula="of:=[.P194]" office:value-type="float" office:value="0.767982" calcext:value-type="float">
            <text:p>0.767982</text:p>
          </table:table-cell>
          <table:table-cell table:formula="of:=AVERAGE([.R191:.R197])" office:value-type="float" office:value="0.154527285714286" calcext:value-type="float">
            <text:p>0.15</text:p>
          </table:table-cell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27187.3" calcext:value-type="float">
            <text:p>27187.3</text:p>
          </table:table-cell>
          <table:table-cell office:value-type="float" office:value="28118.1" calcext:value-type="float">
            <text:p>28118.1</text:p>
          </table:table-cell>
          <table:table-cell office:value-type="float" office:value="-0.373553" calcext:value-type="float">
            <text:p>-0.373553</text:p>
          </table:table-cell>
          <table:table-cell office:value-type="float" office:value="838.147" calcext:value-type="float">
            <text:p>838.147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float" office:value="430.122" calcext:value-type="float">
            <text:p>430.122</text:p>
          </table:table-cell>
          <table:table-cell office:value-type="float" office:value="446.303" calcext:value-type="float">
            <text:p>446.303</text:p>
          </table:table-cell>
          <table:table-cell office:value-type="float" office:value="1.12219" calcext:value-type="float">
            <text:p>1.12219</text:p>
          </table:table-cell>
          <table:table-cell office:value-type="float" office:value="17.3034" calcext:value-type="float">
            <text:p>17.3034</text:p>
          </table:table-cell>
          <table:table-cell office:value-type="float" office:value="0.767344" calcext:value-type="float">
            <text:p>0.767344</text:p>
          </table:table-cell>
          <table:table-cell office:value-type="float" office:value="0.0653128" calcext:value-type="float">
            <text:p>0.0653128</text:p>
          </table:table-cell>
          <table:table-cell table:style-name="Default" office:value-type="float" office:value="0.12549" calcext:value-type="float">
            <text:p>0.12549</text:p>
          </table:table-cell>
          <table:table-cell table:number-columns-repeated="2" office:value-type="float" office:value="1.14676" calcext:value-type="float">
            <text:p>1.14676</text:p>
          </table:table-cell>
          <table:table-cell office:value-type="float" office:value="0.241322" calcext:value-type="float">
            <text:p>0.241322</text:p>
          </table:table-cell>
          <table:table-cell office:value-type="float" office:value="-0.809174" calcext:value-type="float">
            <text:p>-0.809174</text:p>
          </table:table-cell>
          <table:table-cell office:value-type="float" office:value="-8.74832" calcext:value-type="float">
            <text:p>-8.74832</text:p>
          </table:table-cell>
          <table:table-cell table:number-columns-repeated="22"/>
          <table:table-cell table:formula="of:=[.AT194]+1" office:value-type="date" office:date-value="2020-09-04" calcext:value-type="date">
            <text:p>04/09/20</text:p>
          </table:table-cell>
          <table:table-cell table:formula="of:=AVERAGE([.S192:.S198])" office:value-type="float" office:value="1.12752" calcext:value-type="float">
            <text:p>1.12752</text:p>
          </table:table-cell>
          <table:table-cell table:formula="of:=[.P195]" office:value-type="float" office:value="0.767344" calcext:value-type="float">
            <text:p>0.767344</text:p>
          </table:table-cell>
          <table:table-cell table:formula="of:=AVERAGE([.R192:.R198])" office:value-type="float" office:value="0.146607285714286" calcext:value-type="float">
            <text:p>0.15</text:p>
          </table:table-cell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27835" calcext:value-type="float">
            <text:p>27835</text:p>
          </table:table-cell>
          <table:table-cell office:value-type="float" office:value="28601.9" calcext:value-type="float">
            <text:p>28601.9</text:p>
          </table:table-cell>
          <table:table-cell office:value-type="float" office:value="0.181032" calcext:value-type="float">
            <text:p>0.181032</text:p>
          </table:table-cell>
          <table:table-cell office:value-type="float" office:value="813.89" calcext:value-type="float">
            <text:p>813.89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float" office:value="433.284" calcext:value-type="float">
            <text:p>433.284</text:p>
          </table:table-cell>
          <table:table-cell office:value-type="float" office:value="449.025" calcext:value-type="float">
            <text:p>449.025</text:p>
          </table:table-cell>
          <table:table-cell office:value-type="float" office:value="2.28383" calcext:value-type="float">
            <text:p>2.28383</text:p>
          </table:table-cell>
          <table:table-cell office:value-type="float" office:value="18.0249" calcext:value-type="float">
            <text:p>18.0249</text:p>
          </table:table-cell>
          <table:table-cell office:value-type="float" office:value="0.766706" calcext:value-type="float">
            <text:p>0.766706</text:p>
          </table:table-cell>
          <table:table-cell office:value-type="float" office:value="0.0518177" calcext:value-type="float">
            <text:p>0.0518177</text:p>
          </table:table-cell>
          <table:table-cell table:style-name="Default" office:value-type="float" office:value="0.104284" calcext:value-type="float">
            <text:p>0.104284</text:p>
          </table:table-cell>
          <table:table-cell table:number-columns-repeated="2" office:value-type="float" office:value="1.16636" calcext:value-type="float">
            <text:p>1.16636</text:p>
          </table:table-cell>
          <table:table-cell office:value-type="float" office:value="0.242183" calcext:value-type="float">
            <text:p>0.242183</text:p>
          </table:table-cell>
          <table:table-cell office:value-type="float" office:value="-0.814442" calcext:value-type="float">
            <text:p>-0.814442</text:p>
          </table:table-cell>
          <table:table-cell office:value-type="float" office:value="-8.62918" calcext:value-type="float">
            <text:p>-8.62918</text:p>
          </table:table-cell>
          <table:table-cell table:number-columns-repeated="22"/>
          <table:table-cell table:formula="of:=[.AT195]+1" office:value-type="date" office:date-value="2020-09-05" calcext:value-type="date">
            <text:p>05/09/20</text:p>
          </table:table-cell>
          <table:table-cell table:formula="of:=AVERAGE([.S193:.S199])" office:value-type="float" office:value="1.13675857142857" calcext:value-type="float">
            <text:p>1.13675857142857</text:p>
          </table:table-cell>
          <table:table-cell table:formula="of:=[.P196]" office:value-type="float" office:value="0.766706" calcext:value-type="float">
            <text:p>0.766706</text:p>
          </table:table-cell>
          <table:table-cell table:formula="of:=AVERAGE([.R193:.R199])" office:value-type="float" office:value="0.136862571428571" calcext:value-type="float">
            <text:p>0.14</text:p>
          </table:table-cell>
        </table:table-row>
        <table:table-row table:style-name="ro1">
          <table:table-cell office:value-type="float" office:value="28192" calcext:value-type="float">
            <text:p>28192</text:p>
          </table:table-cell>
          <table:table-cell office:value-type="float" office:value="28436" calcext:value-type="float">
            <text:p>28436</text:p>
          </table:table-cell>
          <table:table-cell office:value-type="float" office:value="29016.3" calcext:value-type="float">
            <text:p>29016.3</text:p>
          </table:table-cell>
          <table:table-cell office:value-type="float" office:value="0.89226" calcext:value-type="float">
            <text:p>0.89226</text:p>
          </table:table-cell>
          <table:table-cell office:value-type="float" office:value="824.301" calcext:value-type="float">
            <text:p>824.301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float" office:value="435.456" calcext:value-type="float">
            <text:p>435.456</text:p>
          </table:table-cell>
          <table:table-cell office:value-type="float" office:value="451.753" calcext:value-type="float">
            <text:p>451.753</text:p>
          </table:table-cell>
          <table:table-cell office:value-type="float" office:value="-0.543649" calcext:value-type="float">
            <text:p>-0.543649</text:p>
          </table:table-cell>
          <table:table-cell office:value-type="float" office:value="15.7528" calcext:value-type="float">
            <text:p>15.7528</text:p>
          </table:table-cell>
          <table:table-cell office:value-type="float" office:value="0.766068" calcext:value-type="float">
            <text:p>0.766068</text:p>
          </table:table-cell>
          <table:table-cell office:value-type="float" office:value="0.0477634" calcext:value-type="float">
            <text:p>0.0477634</text:p>
          </table:table-cell>
          <table:table-cell table:style-name="Default" office:value-type="float" office:value="0.100292" calcext:value-type="float">
            <text:p>0.100292</text:p>
          </table:table-cell>
          <table:table-cell table:number-columns-repeated="2" office:value-type="float" office:value="1.17021" calcext:value-type="float">
            <text:p>1.17021</text:p>
          </table:table-cell>
          <table:table-cell office:value-type="float" office:value="0.242278" calcext:value-type="float">
            <text:p>0.242278</text:p>
          </table:table-cell>
          <table:table-cell office:value-type="float" office:value="-0.814338" calcext:value-type="float">
            <text:p>-0.814338</text:p>
          </table:table-cell>
          <table:table-cell office:value-type="float" office:value="-10.0843" calcext:value-type="float">
            <text:p>-10.0843</text:p>
          </table:table-cell>
          <table:table-cell table:number-columns-repeated="22"/>
          <table:table-cell table:formula="of:=[.AT196]+1" office:value-type="date" office:date-value="2020-09-06" calcext:value-type="date">
            <text:p>06/09/20</text:p>
          </table:table-cell>
          <table:table-cell table:formula="of:=AVERAGE([.S194:.S200])" office:value-type="float" office:value="1.14633428571429" calcext:value-type="float">
            <text:p>1.14633428571429</text:p>
          </table:table-cell>
          <table:table-cell table:formula="of:=[.P197]" office:value-type="float" office:value="0.766068" calcext:value-type="float">
            <text:p>0.766068</text:p>
          </table:table-cell>
          <table:table-cell table:formula="of:=AVERAGE([.R194:.R200])" office:value-type="float" office:value="0.126747142857143" calcext:value-type="float">
            <text:p>0.13</text:p>
          </table:table-cell>
        </table:table-row>
        <table:table-row table:style-name="ro1">
          <table:table-cell office:value-type="float" office:value="28752" calcext:value-type="float">
            <text:p>28752</text:p>
          </table:table-cell>
          <table:table-cell office:value-type="float" office:value="29009.9" calcext:value-type="float">
            <text:p>29009.9</text:p>
          </table:table-cell>
          <table:table-cell office:value-type="float" office:value="29391.8" calcext:value-type="float">
            <text:p>29391.8</text:p>
          </table:table-cell>
          <table:table-cell office:value-type="float" office:value="0.891278" calcext:value-type="float">
            <text:p>0.891278</text:p>
          </table:table-cell>
          <table:table-cell office:value-type="float" office:value="639.822" calcext:value-type="float">
            <text:p>639.822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float" office:value="440.637" calcext:value-type="float">
            <text:p>440.637</text:p>
          </table:table-cell>
          <table:table-cell office:value-type="float" office:value="453.48" calcext:value-type="float">
            <text:p>453.48</text:p>
          </table:table-cell>
          <table:table-cell office:value-type="float" office:value="3.63729" calcext:value-type="float">
            <text:p>3.63729</text:p>
          </table:table-cell>
          <table:table-cell office:value-type="float" office:value="16.48" calcext:value-type="float">
            <text:p>16.48</text:p>
          </table:table-cell>
          <table:table-cell office:value-type="float" office:value="0.76543" calcext:value-type="float">
            <text:p>0.76543</text:p>
          </table:table-cell>
          <table:table-cell office:value-type="float" office:value="0.0568103" calcext:value-type="float">
            <text:p>0.0568103</text:p>
          </table:table-cell>
          <table:table-cell table:style-name="Default" office:value-type="float" office:value="0.12511" calcext:value-type="float">
            <text:p>0.12511</text:p>
          </table:table-cell>
          <table:table-cell table:number-columns-repeated="2" office:value-type="float" office:value="1.14825" calcext:value-type="float">
            <text:p>1.14825</text:p>
          </table:table-cell>
          <table:table-cell office:value-type="float" office:value="0.240773" calcext:value-type="float">
            <text:p>0.240773</text:p>
          </table:table-cell>
          <table:table-cell office:value-type="float" office:value="-0.803163" calcext:value-type="float">
            <text:p>-0.803163</text:p>
          </table:table-cell>
          <table:table-cell office:value-type="float" office:value="-8.71764" calcext:value-type="float">
            <text:p>-8.71764</text:p>
          </table:table-cell>
          <table:table-cell table:number-columns-repeated="22"/>
          <table:table-cell table:formula="of:=[.AT197]+1" office:value-type="date" office:date-value="2020-09-07" calcext:value-type="date">
            <text:p>07/09/20</text:p>
          </table:table-cell>
          <table:table-cell table:formula="of:=AVERAGE([.S195:.S201])" office:value-type="float" office:value="1.15623571428571" calcext:value-type="float">
            <text:p>1.15623571428571</text:p>
          </table:table-cell>
          <table:table-cell table:formula="of:=[.P198]" office:value-type="float" office:value="0.76543" calcext:value-type="float">
            <text:p>0.76543</text:p>
          </table:table-cell>
          <table:table-cell table:formula="of:=AVERAGE([.R195:.R201])" office:value-type="float" office:value="0.116248428571429" calcext:value-type="float">
            <text:p>0.12</text:p>
          </table:table-cell>
        </table:table-row>
        <table:table-row table:style-name="ro1">
          <table:table-cell office:value-type="float" office:value="29913" calcext:value-type="float">
            <text:p>29913</text:p>
          </table:table-cell>
          <table:table-cell office:value-type="float" office:value="29680.4" calcext:value-type="float">
            <text:p>29680.4</text:p>
          </table:table-cell>
          <table:table-cell office:value-type="float" office:value="29937.2" calcext:value-type="float">
            <text:p>29937.2</text:p>
          </table:table-cell>
          <table:table-cell office:value-type="float" office:value="-0.752947" calcext:value-type="float">
            <text:p>-0.752947</text:p>
          </table:table-cell>
          <table:table-cell office:value-type="float" office:value="24.241" calcext:value-type="float">
            <text:p>24.241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float" office:value="441.839" calcext:value-type="float">
            <text:p>441.839</text:p>
          </table:table-cell>
          <table:table-cell office:value-type="float" office:value="455.37" calcext:value-type="float">
            <text:p>455.37</text:p>
          </table:table-cell>
          <table:table-cell office:value-type="float" office:value="0.838699" calcext:value-type="float">
            <text:p>0.838699</text:p>
          </table:table-cell>
          <table:table-cell office:value-type="float" office:value="14.3704" calcext:value-type="float">
            <text:p>14.3704</text:p>
          </table:table-cell>
          <table:table-cell office:value-type="float" office:value="0.764792" calcext:value-type="float">
            <text:p>0.764792</text:p>
          </table:table-cell>
          <table:table-cell office:value-type="float" office:value="0.055362" calcext:value-type="float">
            <text:p>0.055362</text:p>
          </table:table-cell>
          <table:table-cell table:style-name="Default" office:value-type="float" office:value="0.128945" calcext:value-type="float">
            <text:p>0.128945</text:p>
          </table:table-cell>
          <table:table-cell table:number-columns-repeated="2" office:value-type="float" office:value="1.14531" calcext:value-type="float">
            <text:p>1.14531</text:p>
          </table:table-cell>
          <table:table-cell office:value-type="float" office:value="0.240295" calcext:value-type="float">
            <text:p>0.240295</text:p>
          </table:table-cell>
          <table:table-cell office:value-type="float" office:value="-0.7992" calcext:value-type="float">
            <text:p>-0.7992</text:p>
          </table:table-cell>
          <table:table-cell office:value-type="float" office:value="-10.0728" calcext:value-type="float">
            <text:p>-10.0728</text:p>
          </table:table-cell>
          <table:table-cell table:number-columns-repeated="22"/>
          <table:table-cell table:formula="of:=[.AT198]+1" office:value-type="date" office:date-value="2020-09-08" calcext:value-type="date">
            <text:p>08/09/20</text:p>
          </table:table-cell>
          <table:table-cell table:formula="of:=AVERAGE([.S196:.S202])" office:value-type="float" office:value="1.16137285714286" calcext:value-type="float">
            <text:p>1.16137285714286</text:p>
          </table:table-cell>
          <table:table-cell table:formula="of:=[.P199]" office:value-type="float" office:value="0.764792" calcext:value-type="float">
            <text:p>0.764792</text:p>
          </table:table-cell>
          <table:table-cell table:formula="of:=AVERAGE([.R196:.R202])" office:value-type="float" office:value="0.108859071428571" calcext:value-type="float">
            <text:p>0.11</text:p>
          </table:table-cell>
        </table:table-row>
        <table:table-row table:style-name="ro1">
          <table:table-cell office:value-type="float" office:value="31072" calcext:value-type="float">
            <text:p>31072</text:p>
          </table:table-cell>
          <table:table-cell office:value-type="float" office:value="30562.6" calcext:value-type="float">
            <text:p>30562.6</text:p>
          </table:table-cell>
          <table:table-cell office:value-type="float" office:value="30680.1" calcext:value-type="float">
            <text:p>30680.1</text:p>
          </table:table-cell>
          <table:table-cell office:value-type="float" office:value="-1.53017" calcext:value-type="float">
            <text:p>-1.53017</text:p>
          </table:table-cell>
          <table:table-cell office:value-type="float" office:value="-391.935" calcext:value-type="float">
            <text:p>-391.935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float" office:value="446.094" calcext:value-type="float">
            <text:p>446.094</text:p>
          </table:table-cell>
          <table:table-cell office:value-type="float" office:value="456.504" calcext:value-type="float">
            <text:p>456.504</text:p>
          </table:table-cell>
          <table:table-cell office:value-type="float" office:value="2.0935" calcext:value-type="float">
            <text:p>2.0935</text:p>
          </table:table-cell>
          <table:table-cell office:value-type="float" office:value="12.5041" calcext:value-type="float">
            <text:p>12.5041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0472808" calcext:value-type="float">
            <text:p>0.0472808</text:p>
          </table:table-cell>
          <table:table-cell table:style-name="Default" office:value-type="float" office:value="0.116383" calcext:value-type="float">
            <text:p>0.116383</text:p>
          </table:table-cell>
          <table:table-cell table:number-columns-repeated="2" office:value-type="float" office:value="1.15683" calcext:value-type="float">
            <text:p>1.15683</text:p>
          </table:table-cell>
          <table:table-cell office:value-type="float" office:value="0.240886" calcext:value-type="float">
            <text:p>0.240886</text:p>
          </table:table-cell>
          <table:table-cell office:value-type="float" office:value="-0.80244" calcext:value-type="float">
            <text:p>-0.80244</text:p>
          </table:table-cell>
          <table:table-cell office:value-type="float" office:value="-11.6721" calcext:value-type="float">
            <text:p>-11.6721</text:p>
          </table:table-cell>
          <table:table-cell table:number-columns-repeated="22"/>
          <table:table-cell table:formula="of:=[.AT199]+1" office:value-type="date" office:date-value="2020-09-09" calcext:value-type="date">
            <text:p>09/09/20</text:p>
          </table:table-cell>
          <table:table-cell table:formula="of:=AVERAGE([.S197:.S203])" office:value-type="float" office:value="1.16386" calcext:value-type="float">
            <text:p>1.16386</text:p>
          </table:table-cell>
          <table:table-cell table:formula="of:=[.P200]" office:value-type="float" office:value="0.764155" calcext:value-type="float">
            <text:p>0.764155</text:p>
          </table:table-cell>
          <table:table-cell table:formula="of:=AVERAGE([.R197:.R203])" office:value-type="float" office:value="0.102344757142857" calcext:value-type="float">
            <text:p>0.10</text:p>
          </table:table-cell>
        </table:table-row>
        <table:table-row table:style-name="ro1">
          <table:table-cell office:value-type="float" office:value="32449" calcext:value-type="float">
            <text:p>32449</text:p>
          </table:table-cell>
          <table:table-cell office:value-type="float" office:value="31580.2" calcext:value-type="float">
            <text:p>31580.2</text:p>
          </table:table-cell>
          <table:table-cell office:value-type="float" office:value="31559.7" calcext:value-type="float">
            <text:p>31559.7</text:p>
          </table:table-cell>
          <table:table-cell office:value-type="float" office:value="-2.41282" calcext:value-type="float">
            <text:p>-2.41282</text:p>
          </table:table-cell>
          <table:table-cell office:value-type="float" office:value="-889.257" calcext:value-type="float">
            <text:p>-889.257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float" office:value="449.398" calcext:value-type="float">
            <text:p>449.398</text:p>
          </table:table-cell>
          <table:table-cell office:value-type="float" office:value="458.872" calcext:value-type="float">
            <text:p>458.872</text:p>
          </table:table-cell>
          <table:table-cell office:value-type="float" office:value="1.39773" calcext:value-type="float">
            <text:p>1.39773</text:p>
          </table:table-cell>
          <table:table-cell office:value-type="float" office:value="10.8717" calcext:value-type="float">
            <text:p>10.8717</text:p>
          </table:table-cell>
          <table:table-cell office:value-type="float" office:value="0.763517" calcext:value-type="float">
            <text:p>0.763517</text:p>
          </table:table-cell>
          <table:table-cell office:value-type="float" office:value="0.0436011" calcext:value-type="float">
            <text:p>0.0436011</text:p>
          </table:table-cell>
          <table:table-cell table:style-name="Default" office:value-type="float" office:value="0.113235" calcext:value-type="float">
            <text:p>0.113235</text:p>
          </table:table-cell>
          <table:table-cell table:number-columns-repeated="2" office:value-type="float" office:value="1.15993" calcext:value-type="float">
            <text:p>1.15993</text:p>
          </table:table-cell>
          <table:table-cell office:value-type="float" office:value="0.240927" calcext:value-type="float">
            <text:p>0.240927</text:p>
          </table:table-cell>
          <table:table-cell office:value-type="float" office:value="-0.801981" calcext:value-type="float">
            <text:p>-0.801981</text:p>
          </table:table-cell>
          <table:table-cell office:value-type="float" office:value="-13.9462" calcext:value-type="float">
            <text:p>-13.9462</text:p>
          </table:table-cell>
          <table:table-cell table:number-columns-repeated="22"/>
          <table:table-cell table:formula="of:=[.AT200]+1" office:value-type="date" office:date-value="2020-09-10" calcext:value-type="date">
            <text:p>10/09/20</text:p>
          </table:table-cell>
          <table:table-cell table:formula="of:=AVERAGE([.S198:.S204])" office:value-type="float" office:value="1.16460428571429" calcext:value-type="float">
            <text:p>1.16460428571429</text:p>
          </table:table-cell>
          <table:table-cell table:formula="of:=[.P201]" office:value-type="float" office:value="0.763517" calcext:value-type="float">
            <text:p>0.763517</text:p>
          </table:table-cell>
          <table:table-cell table:formula="of:=AVERAGE([.R198:.R204])" office:value-type="float" office:value="0.0957385857142857" calcext:value-type="float">
            <text:p>0.10</text:p>
          </table:table-cell>
        </table:table-row>
        <table:table-row table:style-name="ro1">
          <table:table-cell office:value-type="float" office:value="33896" calcext:value-type="float">
            <text:p>33896</text:p>
          </table:table-cell>
          <table:table-cell office:value-type="float" office:value="32788.8" calcext:value-type="float">
            <text:p>32788.8</text:p>
          </table:table-cell>
          <table:table-cell office:value-type="float" office:value="32630.3" calcext:value-type="float">
            <text:p>32630.3</text:p>
          </table:table-cell>
          <table:table-cell office:value-type="float" office:value="-2.82527" calcext:value-type="float">
            <text:p>-2.82527</text:p>
          </table:table-cell>
          <table:table-cell office:value-type="float" office:value="-1265.68" calcext:value-type="float">
            <text:p>-1265.68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453.765" calcext:value-type="float">
            <text:p>453.765</text:p>
          </table:table-cell>
          <table:table-cell office:value-type="float" office:value="463.536" calcext:value-type="float">
            <text:p>463.536</text:p>
          </table:table-cell>
          <table:table-cell office:value-type="float" office:value="3.76451" calcext:value-type="float">
            <text:p>3.76451</text:p>
          </table:table-cell>
          <table:table-cell office:value-type="float" office:value="13.536" calcext:value-type="float">
            <text:p>13.536</text:p>
          </table:table-cell>
          <table:table-cell office:value-type="float" office:value="0.713556" calcext:value-type="float">
            <text:p>0.713556</text:p>
          </table:table-cell>
          <table:table-cell office:value-type="float" office:value="0.0268777" calcext:value-type="float">
            <text:p>0.0268777</text:p>
          </table:table-cell>
          <table:table-cell table:style-name="Default" office:value-type="float" office:value="0.0737645" calcext:value-type="float">
            <text:p>0.0737645</text:p>
          </table:table-cell>
          <table:table-cell table:number-columns-repeated="2" office:value-type="float" office:value="1.18272" calcext:value-type="float">
            <text:p>1.18272</text:p>
          </table:table-cell>
          <table:table-cell office:value-type="float" office:value="0.251618" calcext:value-type="float">
            <text:p>0.251618</text:p>
          </table:table-cell>
          <table:table-cell office:value-type="float" office:value="-0.813038" calcext:value-type="float">
            <text:p>-0.813038</text:p>
          </table:table-cell>
          <table:table-cell office:value-type="float" office:value="-15.2564" calcext:value-type="float">
            <text:p>-15.2564</text:p>
          </table:table-cell>
          <table:table-cell table:number-columns-repeated="22"/>
          <table:table-cell table:formula="of:=[.AT201]+1" office:value-type="date" office:date-value="2020-09-11" calcext:value-type="date">
            <text:p>11/09/20</text:p>
          </table:table-cell>
          <table:table-cell table:formula="of:=AVERAGE([.S199:.S205])" office:value-type="float" office:value="1.16526428571429" calcext:value-type="float">
            <text:p>1.16526428571429</text:p>
          </table:table-cell>
          <table:table-cell table:formula="of:=[.P202]" office:value-type="float" office:value="0.713556" calcext:value-type="float">
            <text:p>0.713556</text:p>
          </table:table-cell>
          <table:table-cell table:formula="of:=AVERAGE([.R199:.R205])" office:value-type="float" office:value="0.0872411" calcext:value-type="float">
            <text:p>0.09</text:p>
          </table:table-cell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34013.5" calcext:value-type="float">
            <text:p>34013.5</text:p>
          </table:table-cell>
          <table:table-cell office:value-type="float" office:value="33574.7" calcext:value-type="float">
            <text:p>33574.7</text:p>
          </table:table-cell>
          <table:table-cell office:value-type="float" office:value="-3.3426" calcext:value-type="float">
            <text:p>-3.3426</text:p>
          </table:table-cell>
          <table:table-cell office:value-type="float" office:value="-1862.28" calcext:value-type="float">
            <text:p>-1862.28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float" office:value="456.197" calcext:value-type="float">
            <text:p>456.197</text:p>
          </table:table-cell>
          <table:table-cell office:value-type="float" office:value="467.291" calcext:value-type="float">
            <text:p>467.291</text:p>
          </table:table-cell>
          <table:table-cell office:value-type="float" office:value="3.1971" calcext:value-type="float">
            <text:p>3.1971</text:p>
          </table:table-cell>
          <table:table-cell office:value-type="float" office:value="14.2913" calcext:value-type="float">
            <text:p>14.2913</text:p>
          </table:table-cell>
          <table:table-cell office:value-type="float" office:value="0.664935" calcext:value-type="float">
            <text:p>0.664935</text:p>
          </table:table-cell>
          <table:table-cell office:value-type="float" office:value="0.0201356" calcext:value-type="float">
            <text:p>0.0201356</text:p>
          </table:table-cell>
          <table:table-cell table:style-name="Default" office:value-type="float" office:value="0.0586838" calcext:value-type="float">
            <text:p>0.0586838</text:p>
          </table:table-cell>
          <table:table-cell table:number-columns-repeated="2" office:value-type="float" office:value="1.18377" calcext:value-type="float">
            <text:p>1.18377</text:p>
          </table:table-cell>
          <table:table-cell office:value-type="float" office:value="0.261588" calcext:value-type="float">
            <text:p>0.261588</text:p>
          </table:table-cell>
          <table:table-cell office:value-type="float" office:value="-0.8139" calcext:value-type="float">
            <text:p>-0.8139</text:p>
          </table:table-cell>
          <table:table-cell office:value-type="float" office:value="-11.9483" calcext:value-type="float">
            <text:p>-11.9483</text:p>
          </table:table-cell>
          <table:table-cell table:number-columns-repeated="22"/>
          <table:table-cell table:formula="of:=[.AT202]+1" office:value-type="date" office:date-value="2020-09-12" calcext:value-type="date">
            <text:p>12/09/20</text:p>
          </table:table-cell>
          <table:table-cell table:formula="of:=AVERAGE([.S200:.S206])" office:value-type="float" office:value="1.16428857142857" calcext:value-type="float">
            <text:p>1.16428857142857</text:p>
          </table:table-cell>
          <table:table-cell table:formula="of:=[.P203]" office:value-type="float" office:value="0.664935" calcext:value-type="float">
            <text:p>0.664935</text:p>
          </table:table-cell>
          <table:table-cell table:formula="of:=AVERAGE([.R200:.R206])" office:value-type="float" office:value="0.0784890571428571" calcext:value-type="float">
            <text:p>0.08</text:p>
          </table:table-cell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float" office:value="35301.8" calcext:value-type="float">
            <text:p>35301.8</text:p>
          </table:table-cell>
          <table:table-cell office:value-type="float" office:value="34410.6" calcext:value-type="float">
            <text:p>34410.6</text:p>
          </table:table-cell>
          <table:table-cell office:value-type="float" office:value="-1.98077" calcext:value-type="float">
            <text:p>-1.98077</text:p>
          </table:table-cell>
          <table:table-cell office:value-type="float" office:value="-1813.39" calcext:value-type="float">
            <text:p>-1813.39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float" office:value="459.711" calcext:value-type="float">
            <text:p>459.711</text:p>
          </table:table-cell>
          <table:table-cell office:value-type="float" office:value="474.111" calcext:value-type="float">
            <text:p>474.111</text:p>
          </table:table-cell>
          <table:table-cell office:value-type="float" office:value="3.71077" calcext:value-type="float">
            <text:p>3.71077</text:p>
          </table:table-cell>
          <table:table-cell office:value-type="float" office:value="18.1111" calcext:value-type="float">
            <text:p>18.1111</text:p>
          </table:table-cell>
          <table:table-cell office:value-type="float" office:value="0.617653" calcext:value-type="float">
            <text:p>0.617653</text:p>
          </table:table-cell>
          <table:table-cell office:value-type="float" office:value="0.0175561" calcext:value-type="float">
            <text:p>0.0175561</text:p>
          </table:table-cell>
          <table:table-cell table:style-name="Default" office:value-type="float" office:value="0.0540488" calcext:value-type="float">
            <text:p>0.0540488</text:p>
          </table:table-cell>
          <table:table-cell table:number-columns-repeated="2" office:value-type="float" office:value="1.17542" calcext:value-type="float">
            <text:p>1.17542</text:p>
          </table:table-cell>
          <table:table-cell office:value-type="float" office:value="0.271737" calcext:value-type="float">
            <text:p>0.271737</text:p>
          </table:table-cell>
          <table:table-cell office:value-type="float" office:value="-0.810231" calcext:value-type="float">
            <text:p>-0.810231</text:p>
          </table:table-cell>
          <table:table-cell office:value-type="float" office:value="-10.2543" calcext:value-type="float">
            <text:p>-10.2543</text:p>
          </table:table-cell>
          <table:table-cell table:number-columns-repeated="22"/>
          <table:table-cell table:formula="of:=[.AT203]+1" office:value-type="date" office:date-value="2020-09-13" calcext:value-type="date">
            <text:p>13/09/20</text:p>
          </table:table-cell>
          <table:table-cell table:formula="of:=AVERAGE([.S201:.S207])" office:value-type="float" office:value="1.16063428571429" calcext:value-type="float">
            <text:p>1.16063428571429</text:p>
          </table:table-cell>
          <table:table-cell table:formula="of:=[.P204]" office:value-type="float" office:value="0.617653" calcext:value-type="float">
            <text:p>0.617653</text:p>
          </table:table-cell>
          <table:table-cell table:formula="of:=AVERAGE([.R201:.R207])" office:value-type="float" office:value="0.0705961142857143" calcext:value-type="float">
            <text:p>0.07</text:p>
          </table:table-cell>
        </table:table-row>
        <table:table-row table:style-name="ro1">
          <table:table-cell office:value-type="float" office:value="37258" calcext:value-type="float">
            <text:p>37258</text:p>
          </table:table-cell>
          <table:table-cell office:value-type="float" office:value="36540" calcext:value-type="float">
            <text:p>36540</text:p>
          </table:table-cell>
          <table:table-cell office:value-type="float" office:value="35261.5" calcext:value-type="float">
            <text:p>35261.5</text:p>
          </table:table-cell>
          <table:table-cell office:value-type="float" office:value="-1.4114" calcext:value-type="float">
            <text:p>-1.4114</text:p>
          </table:table-cell>
          <table:table-cell office:value-type="float" office:value="-1996.46" calcext:value-type="float">
            <text:p>-1996.46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float" office:value="463.272" calcext:value-type="float">
            <text:p>463.272</text:p>
          </table:table-cell>
          <table:table-cell office:value-type="float" office:value="477.152" calcext:value-type="float">
            <text:p>477.152</text:p>
          </table:table-cell>
          <table:table-cell office:value-type="float" office:value="-1.72775" calcext:value-type="float">
            <text:p>-1.72775</text:p>
          </table:table-cell>
          <table:table-cell office:value-type="float" office:value="12.1518" calcext:value-type="float">
            <text:p>12.1518</text:p>
          </table:table-cell>
          <table:table-cell office:value-type="float" office:value="0.571709" calcext:value-type="float">
            <text:p>0.571709</text:p>
          </table:table-cell>
          <table:table-cell office:value-type="float" office:value="0.0202931" calcext:value-type="float">
            <text:p>0.0202931</text:p>
          </table:table-cell>
          <table:table-cell table:style-name="Default" office:value-type="float" office:value="0.0656276" calcext:value-type="float">
            <text:p>0.0656276</text:p>
          </table:table-cell>
          <table:table-cell table:number-columns-repeated="2" office:value-type="float" office:value="1.15287" calcext:value-type="float">
            <text:p>1.15287</text:p>
          </table:table-cell>
          <table:table-cell office:value-type="float" office:value="0.281403" calcext:value-type="float">
            <text:p>0.281403</text:p>
          </table:table-cell>
          <table:table-cell office:value-type="float" office:value="-0.797657" calcext:value-type="float">
            <text:p>-0.797657</text:p>
          </table:table-cell>
          <table:table-cell office:value-type="float" office:value="-11.3817" calcext:value-type="float">
            <text:p>-11.3817</text:p>
          </table:table-cell>
          <table:table-cell table:number-columns-repeated="22"/>
          <table:table-cell table:formula="of:=[.AT204]+1" office:value-type="date" office:date-value="2020-09-14" calcext:value-type="date">
            <text:p>14/09/20</text:p>
          </table:table-cell>
          <table:table-cell table:formula="of:=AVERAGE([.S202:.S208])" office:value-type="float" office:value="1.15494714285714" calcext:value-type="float">
            <text:p>1.15494714285714</text:p>
          </table:table-cell>
          <table:table-cell table:formula="of:=[.P205]" office:value-type="float" office:value="0.571709" calcext:value-type="float">
            <text:p>0.571709</text:p>
          </table:table-cell>
          <table:table-cell table:formula="of:=AVERAGE([.R202:.R208])" office:value-type="float" office:value="0.0628408285714286" calcext:value-type="float">
            <text:p>0.06</text:p>
          </table:table-cell>
        </table:table-row>
        <table:table-row table:style-name="ro1">
          <table:table-cell office:value-type="float" office:value="38932" calcext:value-type="float">
            <text:p>38932</text:p>
          </table:table-cell>
          <table:table-cell office:value-type="float" office:value="37934.1" calcext:value-type="float">
            <text:p>37934.1</text:p>
          </table:table-cell>
          <table:table-cell office:value-type="float" office:value="36495.3" calcext:value-type="float">
            <text:p>36495.3</text:p>
          </table:table-cell>
          <table:table-cell office:value-type="float" office:value="-1.79041" calcext:value-type="float">
            <text:p>-1.79041</text:p>
          </table:table-cell>
          <table:table-cell office:value-type="float" office:value="-2436.68" calcext:value-type="float">
            <text:p>-2436.68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float" office:value="472.909" calcext:value-type="float">
            <text:p>472.909</text:p>
          </table:table-cell>
          <table:table-cell office:value-type="float" office:value="483.848" calcext:value-type="float">
            <text:p>483.848</text:p>
          </table:table-cell>
          <table:table-cell office:value-type="float" office:value="-3.09133" calcext:value-type="float">
            <text:p>-3.09133</text:p>
          </table:table-cell>
          <table:table-cell office:value-type="float" office:value="7.84763" calcext:value-type="float">
            <text:p>7.84763</text:p>
          </table:table-cell>
          <table:table-cell office:value-type="float" office:value="0.527105" calcext:value-type="float">
            <text:p>0.527105</text:p>
          </table:table-cell>
          <table:table-cell office:value-type="float" office:value="0.0200717" calcext:value-type="float">
            <text:p>0.0200717</text:p>
          </table:table-cell>
          <table:table-cell table:style-name="Default" office:value-type="float" office:value="0.0676807" calcext:value-type="float">
            <text:p>0.0676807</text:p>
          </table:table-cell>
          <table:table-cell table:number-columns-repeated="2" office:value-type="float" office:value="1.13848" calcext:value-type="float">
            <text:p>1.13848</text:p>
          </table:table-cell>
          <table:table-cell office:value-type="float" office:value="0.292762" calcext:value-type="float">
            <text:p>0.292762</text:p>
          </table:table-cell>
          <table:table-cell office:value-type="float" office:value="-0.789354" calcext:value-type="float">
            <text:p>-0.789354</text:p>
          </table:table-cell>
          <table:table-cell office:value-type="float" office:value="-12.8264" calcext:value-type="float">
            <text:p>-12.8264</text:p>
          </table:table-cell>
          <table:table-cell table:number-columns-repeated="22"/>
          <table:table-cell table:formula="of:=[.AT205]+1" office:value-type="date" office:date-value="2020-09-15" calcext:value-type="date">
            <text:p>15/09/20</text:p>
          </table:table-cell>
          <table:table-cell table:formula="of:=AVERAGE([.S203:.S209])" office:value-type="float" office:value="1.14846571428571" calcext:value-type="float">
            <text:p>1.14846571428571</text:p>
          </table:table-cell>
          <table:table-cell table:formula="of:=[.P206]" office:value-type="float" office:value="0.527105" calcext:value-type="float">
            <text:p>0.527105</text:p>
          </table:table-cell>
          <table:table-cell table:formula="of:=AVERAGE([.R203:.R209])" office:value-type="float" office:value="0.0578230428571429" calcext:value-type="float">
            <text:p>0.06</text:p>
          </table:table-cell>
        </table:table-row>
        <table:table-row table:style-name="ro1">
          <table:table-cell office:value-type="float" office:value="41068" calcext:value-type="float">
            <text:p>41068</text:p>
          </table:table-cell>
          <table:table-cell office:value-type="float" office:value="39555.9" calcext:value-type="float">
            <text:p>39555.9</text:p>
          </table:table-cell>
          <table:table-cell office:value-type="float" office:value="38008.8" calcext:value-type="float">
            <text:p>38008.8</text:p>
          </table:table-cell>
          <table:table-cell office:value-type="float" office:value="-2.47424" calcext:value-type="float">
            <text:p>-2.47424</text:p>
          </table:table-cell>
          <table:table-cell office:value-type="float" office:value="-3059.19" calcext:value-type="float">
            <text:p>-3059.19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float" office:value="484.658" calcext:value-type="float">
            <text:p>484.658</text:p>
          </table:table-cell>
          <table:table-cell office:value-type="float" office:value="490.137" calcext:value-type="float">
            <text:p>490.137</text:p>
          </table:table-cell>
          <table:table-cell office:value-type="float" office:value="2.65804" calcext:value-type="float">
            <text:p>2.65804</text:p>
          </table:table-cell>
          <table:table-cell office:value-type="float" office:value="8.13686" calcext:value-type="float">
            <text:p>8.13686</text:p>
          </table:table-cell>
          <table:table-cell office:value-type="float" office:value="0.483839" calcext:value-type="float">
            <text:p>0.483839</text:p>
          </table:table-cell>
          <table:table-cell office:value-type="float" office:value="0.0174067" calcext:value-type="float">
            <text:p>0.0174067</text:p>
          </table:table-cell>
          <table:table-cell table:style-name="Default" office:value-type="float" office:value="0.0611324" calcext:value-type="float">
            <text:p>0.0611324</text:p>
          </table:table-cell>
          <table:table-cell table:number-columns-repeated="2" office:value-type="float" office:value="1.13125" calcext:value-type="float">
            <text:p>1.13125</text:p>
          </table:table-cell>
          <table:table-cell office:value-type="float" office:value="0.306227" calcext:value-type="float">
            <text:p>0.306227</text:p>
          </table:table-cell>
          <table:table-cell office:value-type="float" office:value="-0.785979" calcext:value-type="float">
            <text:p>-0.785979</text:p>
          </table:table-cell>
          <table:table-cell office:value-type="float" office:value="-18.7785" calcext:value-type="float">
            <text:p>-18.7785</text:p>
          </table:table-cell>
          <table:table-cell table:number-columns-repeated="22"/>
          <table:table-cell table:formula="of:=[.AT206]+1" office:value-type="date" office:date-value="2020-09-16" calcext:value-type="date">
            <text:p>16/09/20</text:p>
          </table:table-cell>
          <table:table-cell table:formula="of:=AVERAGE([.S204:.S210])" office:value-type="float" office:value="1.14266857142857" calcext:value-type="float">
            <text:p>1.14266857142857</text:p>
          </table:table-cell>
          <table:table-cell table:formula="of:=[.P207]" office:value-type="float" office:value="0.483839" calcext:value-type="float">
            <text:p>0.483839</text:p>
          </table:table-cell>
          <table:table-cell table:formula="of:=AVERAGE([.R204:.R210])" office:value-type="float" office:value="0.0539861714285714" calcext:value-type="float">
            <text:p>0.05</text:p>
          </table:table-cell>
        </table:table-row>
        <table:table-row table:style-name="ro1">
          <table:table-cell office:value-type="float" office:value="44191" calcext:value-type="float">
            <text:p>44191</text:p>
          </table:table-cell>
          <table:table-cell office:value-type="float" office:value="41364.2" calcext:value-type="float">
            <text:p>41364.2</text:p>
          </table:table-cell>
          <table:table-cell office:value-type="float" office:value="39786.3" calcext:value-type="float">
            <text:p>39786.3</text:p>
          </table:table-cell>
          <table:table-cell office:value-type="float" office:value="-4.22494" calcext:value-type="float">
            <text:p>-4.22494</text:p>
          </table:table-cell>
          <table:table-cell office:value-type="float" office:value="-4404.68" calcext:value-type="float">
            <text:p>-4404.68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float" office:value="491.547" calcext:value-type="float">
            <text:p>491.547</text:p>
          </table:table-cell>
          <table:table-cell office:value-type="float" office:value="498.182" calcext:value-type="float">
            <text:p>498.182</text:p>
          </table:table-cell>
          <table:table-cell office:value-type="float" office:value="2.54744" calcext:value-type="float">
            <text:p>2.54744</text:p>
          </table:table-cell>
          <table:table-cell office:value-type="float" office:value="9.18241" calcext:value-type="float">
            <text:p>9.18241</text:p>
          </table:table-cell>
          <table:table-cell office:value-type="float" office:value="0.441912" calcext:value-type="float">
            <text:p>0.441912</text:p>
          </table:table-cell>
          <table:table-cell office:value-type="float" office:value="0.0160804" calcext:value-type="float">
            <text:p>0.0160804</text:p>
          </table:table-cell>
          <table:table-cell table:style-name="Default" office:value-type="float" office:value="0.058948" calcext:value-type="float">
            <text:p>0.058948</text:p>
          </table:table-cell>
          <table:table-cell table:number-columns-repeated="2" office:value-type="float" office:value="1.12012" calcext:value-type="float">
            <text:p>1.12012</text:p>
          </table:table-cell>
          <table:table-cell office:value-type="float" office:value="0.320628" calcext:value-type="float">
            <text:p>0.320628</text:p>
          </table:table-cell>
          <table:table-cell office:value-type="float" office:value="-0.779484" calcext:value-type="float">
            <text:p>-0.779484</text:p>
          </table:table-cell>
          <table:table-cell office:value-type="float" office:value="-17.889" calcext:value-type="float">
            <text:p>-17.889</text:p>
          </table:table-cell>
          <table:table-cell table:number-columns-repeated="22"/>
          <table:table-cell table:formula="of:=[.AT207]+1" office:value-type="date" office:date-value="2020-09-17" calcext:value-type="date">
            <text:p>17/09/20</text:p>
          </table:table-cell>
          <table:table-cell table:formula="of:=AVERAGE([.S205:.S211])" office:value-type="float" office:value="1.13824" calcext:value-type="float">
            <text:p>1.13824</text:p>
          </table:table-cell>
          <table:table-cell table:formula="of:=[.P208]" office:value-type="float" office:value="0.441912" calcext:value-type="float">
            <text:p>0.441912</text:p>
          </table:table-cell>
          <table:table-cell table:formula="of:=AVERAGE([.R205:.R211])" office:value-type="float" office:value="0.0506115428571429" calcext:value-type="float">
            <text:p>0.05</text:p>
          </table:table-cell>
        </table:table-row>
        <table:table-row table:style-name="ro1">
          <table:table-cell office:value-type="float" office:value="46298" calcext:value-type="float">
            <text:p>46298</text:p>
          </table:table-cell>
          <table:table-cell office:value-type="float" office:value="43515.6" calcext:value-type="float">
            <text:p>43515.6</text:p>
          </table:table-cell>
          <table:table-cell office:value-type="float" office:value="41798.4" calcext:value-type="float">
            <text:p>41798.4</text:p>
          </table:table-cell>
          <table:table-cell office:value-type="float" office:value="-3.79229" calcext:value-type="float">
            <text:p>-3.79229</text:p>
          </table:table-cell>
          <table:table-cell office:value-type="float" office:value="-4499.6" calcext:value-type="float">
            <text:p>-4499.6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float" office:value="499.644" calcext:value-type="float">
            <text:p>499.644</text:p>
          </table:table-cell>
          <table:table-cell office:value-type="float" office:value="505.003" calcext:value-type="float">
            <text:p>505.003</text:p>
          </table:table-cell>
          <table:table-cell office:value-type="float" office:value="4.64426" calcext:value-type="float">
            <text:p>4.64426</text:p>
          </table:table-cell>
          <table:table-cell office:value-type="float" office:value="10.0028" calcext:value-type="float">
            <text:p>10.0028</text:p>
          </table:table-cell>
          <table:table-cell office:value-type="float" office:value="0.441912" calcext:value-type="float">
            <text:p>0.441912</text:p>
          </table:table-cell>
          <table:table-cell office:value-type="float" office:value="0.0101537" calcext:value-type="float">
            <text:p>0.0101537</text:p>
          </table:table-cell>
          <table:table-cell table:style-name="Default" office:value-type="float" office:value="0.03864" calcext:value-type="float">
            <text:p>0.03864</text:p>
          </table:table-cell>
          <table:table-cell table:number-columns-repeated="2" office:value-type="float" office:value="1.13735" calcext:value-type="float">
            <text:p>1.13735</text:p>
          </table:table-cell>
          <table:table-cell office:value-type="float" office:value="0.323119" calcext:value-type="float">
            <text:p>0.323119</text:p>
          </table:table-cell>
          <table:table-cell office:value-type="float" office:value="-0.792979" calcext:value-type="float">
            <text:p>-0.792979</text:p>
          </table:table-cell>
          <table:table-cell office:value-type="float" office:value="-18.5894" calcext:value-type="float">
            <text:p>-18.5894</text:p>
          </table:table-cell>
          <table:table-cell table:number-columns-repeated="22"/>
          <table:table-cell table:formula="of:=[.AT208]+1" office:value-type="date" office:date-value="2020-09-18" calcext:value-type="date">
            <text:p>18/09/20</text:p>
          </table:table-cell>
          <table:table-cell table:formula="of:=AVERAGE([.S206:.S212])" office:value-type="float" office:value="1.13609" calcext:value-type="float">
            <text:p>1.13609</text:p>
          </table:table-cell>
          <table:table-cell table:formula="of:=[.P209]" office:value-type="float" office:value="0.441912" calcext:value-type="float">
            <text:p>0.441912</text:p>
          </table:table-cell>
          <table:table-cell table:formula="of:=AVERAGE([.R206:.R212])" office:value-type="float" office:value="0.0467044857142857" calcext:value-type="float">
            <text:p>0.05</text:p>
          </table:table-cell>
        </table:table-row>
        <table:table-row table:style-name="ro1">
          <table:table-cell office:value-type="float" office:value="48342" calcext:value-type="float">
            <text:p>48342</text:p>
          </table:table-cell>
          <table:table-cell office:value-type="float" office:value="45551.2" calcext:value-type="float">
            <text:p>45551.2</text:p>
          </table:table-cell>
          <table:table-cell office:value-type="float" office:value="43820.4" calcext:value-type="float">
            <text:p>43820.4</text:p>
          </table:table-cell>
          <table:table-cell office:value-type="float" office:value="-3.49465" calcext:value-type="float">
            <text:p>-3.49465</text:p>
          </table:table-cell>
          <table:table-cell office:value-type="float" office:value="-4521.61" calcext:value-type="float">
            <text:p>-4521.61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office:value-type="float" office:value="506.902" calcext:value-type="float">
            <text:p>506.902</text:p>
          </table:table-cell>
          <table:table-cell office:value-type="float" office:value="513.762" calcext:value-type="float">
            <text:p>513.762</text:p>
          </table:table-cell>
          <table:table-cell office:value-type="float" office:value="7.90202" calcext:value-type="float">
            <text:p>7.90202</text:p>
          </table:table-cell>
          <table:table-cell office:value-type="float" office:value="14.7617" calcext:value-type="float">
            <text:p>14.7617</text:p>
          </table:table-cell>
          <table:table-cell office:value-type="float" office:value="0.441912" calcext:value-type="float">
            <text:p>0.441912</text:p>
          </table:table-cell>
          <table:table-cell office:value-type="float" office:value="0.00811297" calcext:value-type="float">
            <text:p>0.00811297</text:p>
          </table:table-cell>
          <table:table-cell table:style-name="Default" office:value-type="float" office:value="0.0318257" calcext:value-type="float">
            <text:p>0.0318257</text:p>
          </table:table-cell>
          <table:table-cell table:number-columns-repeated="2" office:value-type="float" office:value="1.14319" calcext:value-type="float">
            <text:p>1.14319</text:p>
          </table:table-cell>
          <table:table-cell office:value-type="float" office:value="0.32388" calcext:value-type="float">
            <text:p>0.32388</text:p>
          </table:table-cell>
          <table:table-cell office:value-type="float" office:value="-0.797254" calcext:value-type="float">
            <text:p>-0.797254</text:p>
          </table:table-cell>
          <table:table-cell office:value-type="float" office:value="-15.3633" calcext:value-type="float">
            <text:p>-15.3633</text:p>
          </table:table-cell>
          <table:table-cell table:number-columns-repeated="22"/>
          <table:table-cell table:formula="of:=[.AT209]+1" office:value-type="date" office:date-value="2020-09-19" calcext:value-type="date">
            <text:p>19/09/20</text:p>
          </table:table-cell>
          <table:table-cell table:formula="of:=AVERAGE([.S207:.S213])" office:value-type="float" office:value="1.13573857142857" calcext:value-type="float">
            <text:p>1.13573857142857</text:p>
          </table:table-cell>
          <table:table-cell table:formula="of:=[.P210]" office:value-type="float" office:value="0.441912" calcext:value-type="float">
            <text:p>0.441912</text:p>
          </table:table-cell>
          <table:table-cell table:formula="of:=AVERAGE([.R207:.R213])" office:value-type="float" office:value="0.0428179571428571" calcext:value-type="float">
            <text:p>0.04</text:p>
          </table:table-cell>
        </table:table-row>
        <table:table-row table:style-name="ro1">
          <table:table-cell office:value-type="float" office:value="49326" calcext:value-type="float">
            <text:p>49326</text:p>
          </table:table-cell>
          <table:table-cell office:value-type="float" office:value="47539" calcext:value-type="float">
            <text:p>47539</text:p>
          </table:table-cell>
          <table:table-cell office:value-type="float" office:value="45620.5" calcext:value-type="float">
            <text:p>45620.5</text:p>
          </table:table-cell>
          <table:table-cell office:value-type="float" office:value="-2.0644" calcext:value-type="float">
            <text:p>-2.0644</text:p>
          </table:table-cell>
          <table:table-cell office:value-type="float" office:value="-3705.55" calcext:value-type="float">
            <text:p>-3705.55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office:value-type="float" office:value="512.338" calcext:value-type="float">
            <text:p>512.338</text:p>
          </table:table-cell>
          <table:table-cell office:value-type="float" office:value="522.985" calcext:value-type="float">
            <text:p>522.985</text:p>
          </table:table-cell>
          <table:table-cell office:value-type="float" office:value="9.33769" calcext:value-type="float">
            <text:p>9.33769</text:p>
          </table:table-cell>
          <table:table-cell office:value-type="float" office:value="19.985" calcext:value-type="float">
            <text:p>19.985</text:p>
          </table:table-cell>
          <table:table-cell office:value-type="float" office:value="0.441912" calcext:value-type="float">
            <text:p>0.441912</text:p>
          </table:table-cell>
          <table:table-cell office:value-type="float" office:value="0.00755334" calcext:value-type="float">
            <text:p>0.00755334</text:p>
          </table:table-cell>
          <table:table-cell table:style-name="Default" office:value-type="float" office:value="0.0304264" calcext:value-type="float">
            <text:p>0.0304264</text:p>
          </table:table-cell>
          <table:table-cell table:number-columns-repeated="2" office:value-type="float" office:value="1.14442" calcext:value-type="float">
            <text:p>1.14442</text:p>
          </table:table-cell>
          <table:table-cell office:value-type="float" office:value="0.324011" calcext:value-type="float">
            <text:p>0.324011</text:p>
          </table:table-cell>
          <table:table-cell office:value-type="float" office:value="-0.797996" calcext:value-type="float">
            <text:p>-0.797996</text:p>
          </table:table-cell>
          <table:table-cell office:value-type="float" office:value="-11.6318" calcext:value-type="float">
            <text:p>-11.6318</text:p>
          </table:table-cell>
          <table:table-cell table:number-columns-repeated="22"/>
          <table:table-cell table:formula="of:=[.AT210]+1" office:value-type="date" office:date-value="2020-09-20" calcext:value-type="date">
            <text:p>20/09/20</text:p>
          </table:table-cell>
          <table:table-cell table:formula="of:=AVERAGE([.S208:.S214])" office:value-type="float" office:value="1.13648666666667" calcext:value-type="float">
            <text:p>1.13648666666667</text:p>
          </table:table-cell>
          <table:table-cell table:formula="of:=[.P211]" office:value-type="float" office:value="0.441912" calcext:value-type="float">
            <text:p>0.441912</text:p>
          </table:table-cell>
          <table:table-cell table:formula="of:=AVERAGE([.R208:.R214])" office:value-type="float" office:value="0.03976555" calcext:value-type="float">
            <text:p>0.04</text:p>
          </table:table-cell>
        </table:table-row>
        <table:table-row table:style-name="ro1">
          <table:table-cell office:value-type="float" office:value="50800" calcext:value-type="float">
            <text:p>50800</text:p>
          </table:table-cell>
          <table:table-cell office:value-type="float" office:value="49439" calcext:value-type="float">
            <text:p>49439</text:p>
          </table:table-cell>
          <table:table-cell office:value-type="float" office:value="47395.3" calcext:value-type="float">
            <text:p>47395.3</text:p>
          </table:table-cell>
          <table:table-cell office:value-type="float" office:value="-1.45923" calcext:value-type="float">
            <text:p>-1.45923</text:p>
          </table:table-cell>
          <table:table-cell office:value-type="float" office:value="-3404.66" calcext:value-type="float">
            <text:p>-3404.66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office:value-type="float" office:value="517.91" calcext:value-type="float">
            <text:p>517.91</text:p>
          </table:table-cell>
          <table:table-cell office:value-type="float" office:value="538.973" calcext:value-type="float">
            <text:p>538.973</text:p>
          </table:table-cell>
          <table:table-cell office:value-type="float" office:value="-4.0904" calcext:value-type="float">
            <text:p>-4.0904</text:p>
          </table:table-cell>
          <table:table-cell office:value-type="float" office:value="16.9733" calcext:value-type="float">
            <text:p>16.9733</text:p>
          </table:table-cell>
          <table:table-cell office:value-type="float" office:value="0.441912" calcext:value-type="float">
            <text:p>0.441912</text:p>
          </table:table-cell>
          <table:table-cell office:value-type="float" office:value="0.00927731" calcext:value-type="float">
            <text:p>0.00927731</text:p>
          </table:table-cell>
          <table:table-cell table:style-name="Default" office:value-type="float" office:value="0.0382782" calcext:value-type="float">
            <text:p>0.0382782</text:p>
          </table:table-cell>
          <table:table-cell table:number-columns-repeated="2" office:value-type="float" office:value="1.13782" calcext:value-type="float">
            <text:p>1.13782</text:p>
          </table:table-cell>
          <table:table-cell office:value-type="float" office:value="0.323035" calcext:value-type="float">
            <text:p>0.323035</text:p>
          </table:table-cell>
          <table:table-cell office:value-type="float" office:value="-0.792512" calcext:value-type="float">
            <text:p>-0.792512</text:p>
          </table:table-cell>
          <table:table-cell office:value-type="float" office:value="-13.2112" calcext:value-type="float">
            <text:p>-13.2112</text:p>
          </table:table-cell>
          <table:table-cell table:number-columns-repeated="22"/>
          <table:table-cell table:formula="of:=[.AT211]+1" office:value-type="date" office:date-value="2020-09-21" calcext:value-type="date">
            <text:p>21/09/20</text:p>
          </table:table-cell>
          <table:table-cell table:formula="of:=AVERAGE([.S209:.S215])" office:value-type="float" office:value="1.13976" calcext:value-type="float">
            <text:p>1.13976</text:p>
          </table:table-cell>
          <table:table-cell table:formula="of:=[.P212]" office:value-type="float" office:value="0.441912" calcext:value-type="float">
            <text:p>0.441912</text:p>
          </table:table-cell>
          <table:table-cell table:formula="of:=AVERAGE([.R209:.R215])" office:value-type="float" office:value="0.03592906" calcext:value-type="float">
            <text:p>0.04</text:p>
          </table:table-cell>
        </table:table-row>
        <table:table-row table:style-name="ro1">
          <table:table-cell office:value-type="float" office:value="53194" calcext:value-type="float">
            <text:p>53194</text:p>
          </table:table-cell>
          <table:table-cell office:value-type="float" office:value="51607.9" calcext:value-type="float">
            <text:p>51607.9</text:p>
          </table:table-cell>
          <table:table-cell office:value-type="float" office:value="49495.9" calcext:value-type="float">
            <text:p>49495.9</text:p>
          </table:table-cell>
          <table:table-cell office:value-type="float" office:value="-1.58008" calcext:value-type="float">
            <text:p>-1.58008</text:p>
          </table:table-cell>
          <table:table-cell office:value-type="float" office:value="-3698.1" calcext:value-type="float">
            <text:p>-3698.1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office:value-type="float" office:value="538.673" calcext:value-type="float">
            <text:p>538.673</text:p>
          </table:table-cell>
          <table:table-cell office:value-type="float" office:value="558.133" calcext:value-type="float">
            <text:p>558.133</text:p>
          </table:table-cell>
          <table:table-cell office:value-type="float" office:value="7.67304" calcext:value-type="float">
            <text:p>7.67304</text:p>
          </table:table-cell>
          <table:table-cell office:value-type="float" office:value="27.1328" calcext:value-type="float">
            <text:p>27.1328</text:p>
          </table:table-cell>
          <table:table-cell office:value-type="float" office:value="0.441912" calcext:value-type="float">
            <text:p>0.441912</text:p>
          </table:table-cell>
          <table:table-cell office:value-type="float" office:value="0.0095893" calcext:value-type="float">
            <text:p>0.0095893</text:p>
          </table:table-cell>
          <table:table-cell table:style-name="Default" office:value-type="float" office:value="0.040475" calcext:value-type="float">
            <text:p>0.040475</text:p>
          </table:table-cell>
          <table:table-cell table:number-columns-repeated="2" office:value-type="float" office:value="1.13602" calcext:value-type="float">
            <text:p>1.13602</text:p>
          </table:table-cell>
          <table:table-cell office:value-type="float" office:value="0.322725" calcext:value-type="float">
            <text:p>0.322725</text:p>
          </table:table-cell>
          <table:table-cell office:value-type="float" office:value="-0.790792" calcext:value-type="float">
            <text:p>-0.790792</text:p>
          </table:table-cell>
          <table:table-cell table:number-columns-repeated="23"/>
          <table:table-cell table:formula="of:=[.AT212]+1" office:value-type="date" office:date-value="2020-09-22" calcext:value-type="date">
            <text:p>22/09/20</text:p>
          </table:table-cell>
          <table:table-cell table:formula="of:=AVERAGE([.S210:.S216])" office:value-type="float" office:value="1.1403625" calcext:value-type="float">
            <text:p>1.1403625</text:p>
          </table:table-cell>
          <table:table-cell table:formula="of:=[.P213]" office:value-type="float" office:value="0.441912" calcext:value-type="float">
            <text:p>0.441912</text:p>
          </table:table-cell>
          <table:table-cell table:formula="of:=AVERAGE([.R210:.R216])" office:value-type="float" office:value="0.035251325" calcext:value-type="float">
            <text:p>0.04</text:p>
          </table:table-cell>
        </table:table-row>
        <table:table-row table:style-name="ro1">
          <table:table-cell office:value-type="string" calcext:value-type="string">
            <text:p>fcontacts 0.212948(0.662599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13]+1" office:value-type="date" office:date-value="2020-09-23" calcext:value-type="date">
            <text:p>23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 0.96744(0.704932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14]+1" office:value-type="date" office:date-value="2020-09-24" calcext:value-type="date">
            <text:p>24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d 3.0082e-17(0.00056096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15]+1" office:value-type="date" office:date-value="2020-09-25" calcext:value-type="date">
            <text:p>25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r 51.7806(69.3015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16]+1" office:value-type="date" office:date-value="2020-09-26" calcext:value-type="date">
            <text:p>26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 192.752(347.795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17]+1" office:value-type="date" office:date-value="2020-09-27" calcext:value-type="date">
            <text:p>27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 188.457(89.2655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18]+1" office:value-type="date" office:date-value="2020-09-28" calcext:value-type="date">
            <text:p>28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 0.0935542(0.252857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19]+1" office:value-type="date" office:date-value="2020-09-29" calcext:value-type="date">
            <text:p>29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size 0.311707(0.32631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20]+1" office:value-type="date" office:date-value="2020-09-30" calcext:value-type="date">
            <text:p>30/09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mid 111.854(45.4167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21]+1" office:value-type="date" office:date-value="2020-10-01" calcext:value-type="date">
            <text:p>01/10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k 0.0408819(0.0548342)</text:p>
          </table:table-cell>
          <table:table-cell table:number-columns-repeated="16"/>
          <table:table-cell table:style-name="Default"/>
          <table:table-cell table:number-columns-repeated="27"/>
          <table:table-cell table:formula="of:=[.AT222]+1" office:value-type="date" office:date-value="2020-10-02" calcext:value-type="date">
            <text:p>0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office:value-type="float" office:value="0.0935542" calcext:value-type="float">
            <text:p>0.0935542</text:p>
          </table:table-cell>
          <table:table-cell office:value-type="float" office:value="0.311707" calcext:value-type="float">
            <text:p>0.311707</text:p>
          </table:table-cell>
          <table:table-cell office:value-type="float" office:value="111.854" calcext:value-type="float">
            <text:p>111.854</text:p>
          </table:table-cell>
          <table:table-cell office:value-type="float" office:value="0.0408819" calcext:value-type="float">
            <text:p>0.0408819</text:p>
          </table:table-cell>
          <table:table-cell table:number-columns-repeated="6"/>
          <table:table-cell table:style-name="Default"/>
          <table:table-cell table:number-columns-repeated="27"/>
          <table:table-cell table:formula="of:=[.AT223]+1" office:value-type="date" office:date-value="2020-10-03" calcext:value-type="date">
            <text:p>0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4]+1" office:value-type="date" office:date-value="2020-10-04" calcext:value-type="date">
            <text:p>0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5]+1" office:value-type="date" office:date-value="2020-10-05" calcext:value-type="date">
            <text:p>0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6]+1" office:value-type="date" office:date-value="2020-10-06" calcext:value-type="date">
            <text:p>0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7]+1" office:value-type="date" office:date-value="2020-10-07" calcext:value-type="date">
            <text:p>0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8]+1" office:value-type="date" office:date-value="2020-10-08" calcext:value-type="date">
            <text:p>0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29]+1" office:value-type="date" office:date-value="2020-10-09" calcext:value-type="date">
            <text:p>0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0]+1" office:value-type="date" office:date-value="2020-10-10" calcext:value-type="date">
            <text:p>1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1]+1" office:value-type="date" office:date-value="2020-10-11" calcext:value-type="date">
            <text:p>1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2]+1" office:value-type="date" office:date-value="2020-10-12" calcext:value-type="date">
            <text:p>1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3]+1" office:value-type="date" office:date-value="2020-10-13" calcext:value-type="date">
            <text:p>1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4]+1" office:value-type="date" office:date-value="2020-10-14" calcext:value-type="date">
            <text:p>1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5]+1" office:value-type="date" office:date-value="2020-10-15" calcext:value-type="date">
            <text:p>1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6]+1" office:value-type="date" office:date-value="2020-10-16" calcext:value-type="date">
            <text:p>1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7]+1" office:value-type="date" office:date-value="2020-10-17" calcext:value-type="date">
            <text:p>1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8]+1" office:value-type="date" office:date-value="2020-10-18" calcext:value-type="date">
            <text:p>1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39]+1" office:value-type="date" office:date-value="2020-10-19" calcext:value-type="date">
            <text:p>1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0]+1" office:value-type="date" office:date-value="2020-10-20" calcext:value-type="date">
            <text:p>2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1]+1" office:value-type="date" office:date-value="2020-10-21" calcext:value-type="date">
            <text:p>2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2]+1" office:value-type="date" office:date-value="2020-10-22" calcext:value-type="date">
            <text:p>22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3]+1" office:value-type="date" office:date-value="2020-10-23" calcext:value-type="date">
            <text:p>23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4]+1" office:value-type="date" office:date-value="2020-10-24" calcext:value-type="date">
            <text:p>24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5]+1" office:value-type="date" office:date-value="2020-10-25" calcext:value-type="date">
            <text:p>25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6]+1" office:value-type="date" office:date-value="2020-10-26" calcext:value-type="date">
            <text:p>26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7]+1" office:value-type="date" office:date-value="2020-10-27" calcext:value-type="date">
            <text:p>27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8]+1" office:value-type="date" office:date-value="2020-10-28" calcext:value-type="date">
            <text:p>28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49]+1" office:value-type="date" office:date-value="2020-10-29" calcext:value-type="date">
            <text:p>29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0]+1" office:value-type="date" office:date-value="2020-10-30" calcext:value-type="date">
            <text:p>30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1]+1" office:value-type="date" office:date-value="2020-10-31" calcext:value-type="date">
            <text:p>31/10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2]+1" office:value-type="date" office:date-value="2020-11-01" calcext:value-type="date">
            <text:p>0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3]+1" office:value-type="date" office:date-value="2020-11-02" calcext:value-type="date">
            <text:p>0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4]+1" office:value-type="date" office:date-value="2020-11-03" calcext:value-type="date">
            <text:p>0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5]+1" office:value-type="date" office:date-value="2020-11-04" calcext:value-type="date">
            <text:p>0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6]+1" office:value-type="date" office:date-value="2020-11-05" calcext:value-type="date">
            <text:p>0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7]+1" office:value-type="date" office:date-value="2020-11-06" calcext:value-type="date">
            <text:p>0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8]+1" office:value-type="date" office:date-value="2020-11-07" calcext:value-type="date">
            <text:p>0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59]+1" office:value-type="date" office:date-value="2020-11-08" calcext:value-type="date">
            <text:p>0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0]+1" office:value-type="date" office:date-value="2020-11-09" calcext:value-type="date">
            <text:p>0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1]+1" office:value-type="date" office:date-value="2020-11-10" calcext:value-type="date">
            <text:p>1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2]+1" office:value-type="date" office:date-value="2020-11-11" calcext:value-type="date">
            <text:p>1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3]+1" office:value-type="date" office:date-value="2020-11-12" calcext:value-type="date">
            <text:p>1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4]+1" office:value-type="date" office:date-value="2020-11-13" calcext:value-type="date">
            <text:p>1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5]+1" office:value-type="date" office:date-value="2020-11-14" calcext:value-type="date">
            <text:p>1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6]+1" office:value-type="date" office:date-value="2020-11-15" calcext:value-type="date">
            <text:p>1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7]+1" office:value-type="date" office:date-value="2020-11-16" calcext:value-type="date">
            <text:p>1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8]+1" office:value-type="date" office:date-value="2020-11-17" calcext:value-type="date">
            <text:p>1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69]+1" office:value-type="date" office:date-value="2020-11-18" calcext:value-type="date">
            <text:p>1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0]+1" office:value-type="date" office:date-value="2020-11-19" calcext:value-type="date">
            <text:p>1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1]+1" office:value-type="date" office:date-value="2020-11-20" calcext:value-type="date">
            <text:p>2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2]+1" office:value-type="date" office:date-value="2020-11-21" calcext:value-type="date">
            <text:p>21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3]+1" office:value-type="date" office:date-value="2020-11-22" calcext:value-type="date">
            <text:p>22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4]+1" office:value-type="date" office:date-value="2020-11-23" calcext:value-type="date">
            <text:p>23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5]+1" office:value-type="date" office:date-value="2020-11-24" calcext:value-type="date">
            <text:p>24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6]+1" office:value-type="date" office:date-value="2020-11-25" calcext:value-type="date">
            <text:p>25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7]+1" office:value-type="date" office:date-value="2020-11-26" calcext:value-type="date">
            <text:p>26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8]+1" office:value-type="date" office:date-value="2020-11-27" calcext:value-type="date">
            <text:p>27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79]+1" office:value-type="date" office:date-value="2020-11-28" calcext:value-type="date">
            <text:p>28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0]+1" office:value-type="date" office:date-value="2020-11-29" calcext:value-type="date">
            <text:p>29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1]+1" office:value-type="date" office:date-value="2020-11-30" calcext:value-type="date">
            <text:p>30/11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2]+1" office:value-type="date" office:date-value="2020-12-01" calcext:value-type="date">
            <text:p>01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3]+1" office:value-type="date" office:date-value="2020-12-02" calcext:value-type="date">
            <text:p>02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4]+1" office:value-type="date" office:date-value="2020-12-03" calcext:value-type="date">
            <text:p>03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5]+1" office:value-type="date" office:date-value="2020-12-04" calcext:value-type="date">
            <text:p>04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6]+1" office:value-type="date" office:date-value="2020-12-05" calcext:value-type="date">
            <text:p>05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7]+1" office:value-type="date" office:date-value="2020-12-06" calcext:value-type="date">
            <text:p>06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8]+1" office:value-type="date" office:date-value="2020-12-07" calcext:value-type="date">
            <text:p>07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89]+1" office:value-type="date" office:date-value="2020-12-08" calcext:value-type="date">
            <text:p>08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0]+1" office:value-type="date" office:date-value="2020-12-09" calcext:value-type="date">
            <text:p>09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1]+1" office:value-type="date" office:date-value="2020-12-10" calcext:value-type="date">
            <text:p>10/12/2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7"/>
          <table:table-cell table:style-name="Default"/>
          <table:table-cell table:number-columns-repeated="27"/>
          <table:table-cell table:formula="of:=[.AT292]+1" office:value-type="date" office:date-value="2020-12-11" calcext:value-type="date">
            <text:p>11/12/20</text:p>
          </table:table-cell>
          <table:table-cell table:number-columns-repeated="2"/>
          <table:table-cell table:style-name="Default"/>
        </table:table-row>
      </table:table>
      <table:table table:name="matrix" table:style-name="ta1">
        <table:shapes>
          <draw:frame draw:z-index="0" draw:style-name="gr1" draw:text-style-name="P1" svg:width="6.2988in" svg:height="3.5429in" svg:x="3.1087in" svg:y="5.0413in">
            <draw:object draw:notify-on-update-of-ranges="matrix.B4:matrix.B21 matrix.C3:matrix.C3 matrix.C4:matrix.C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12.3898in" svg:y="1.2024in">
            <draw:object draw:notify-on-update-of-ranges="matrix.J3:matrix.J23 matrix.K2:matrix.K2 matrix.K3:matrix.K23 matrix.J3:matrix.J23 matrix.L2:matrix.L2 matrix.L3:matrix.L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9.8075in" svg:y="1.1059in">
            <draw:object draw:notify-on-update-of-ranges="matrix.J16:matrix.J23 matrix.M16:matrix.M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eta</text:p>
          </table:table-cell>
          <table:table-cell office:value-type="float" office:value="1.56753" calcext:value-type="float">
            <text:p>1.5675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45" calcext:value-type="float">
            <text:p>0.145</text:p>
          </table:table-cell>
          <table:table-cell table:number-columns-repeated="6"/>
          <table:table-cell table:style-name="Default" office:value-type="string" calcext:value-type="string">
            <text:p>thet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kappa for 0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i</text:p>
          </table:table-cell>
          <table:table-cell table:number-columns-repeated="6"/>
          <table:table-cell office:value-type="float" office:value="0.0994682" calcext:value-type="float">
            <text:p>0.10</text:p>
          </table:table-cell>
          <table:table-cell office:value-type="float" office:value="1.12073" calcext:value-type="float">
            <text:p>1.12073</text:p>
          </table:table-cell>
          <table:table-cell office:value-type="float" office:value="0.144871" calcext:value-type="float">
            <text:p>0.144871</text:p>
          </table:table-cell>
          <table:table-cell office:value-type="float" office:value="-435.085" calcext:value-type="float">
            <text:p>-435.0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formula="of:=1-[.$C$2]/[.$C$1]/[.B4]" office:value-type="float" office:value="0.513146227034352" calcext:value-type="float">
            <text:p>0.513146227034352</text:p>
          </table:table-cell>
          <table:table-cell/>
          <table:table-cell table:formula="of:=0.145/(1-0.51)/[.C1]/1" office:value-type="float" office:value="0.188780034415251" calcext:value-type="float">
            <text:p>0.188780034415251</text:p>
          </table:table-cell>
          <table:table-cell office:value-type="float" office:value="0.6" calcext:value-type="float">
            <text:p>0.6</text:p>
          </table:table-cell>
          <table:table-cell table:formula="of:=[.F4]*[.E4]" office:value-type="float" office:value="0.113268020649151" calcext:value-type="float">
            <text:p>0.113268020649151</text:p>
          </table:table-cell>
          <table:table-cell table:number-columns-repeated="2"/>
          <table:table-cell office:value-type="float" office:value="0.109468" calcext:value-type="float">
            <text:p>0.11</text:p>
          </table:table-cell>
          <table:table-cell office:value-type="float" office:value="1.11073" calcext:value-type="float">
            <text:p>1.11073</text:p>
          </table:table-cell>
          <table:table-cell office:value-type="float" office:value="0.173871" calcext:value-type="float">
            <text:p>0.173871</text:p>
          </table:table-cell>
          <table:table-cell office:value-type="float" office:value="-467.598" calcext:value-type="float">
            <text:p>-467.598</text:p>
          </table:table-cell>
        </table:table-row>
        <table:table-row table:style-name="ro1">
          <table:table-cell/>
          <table:table-cell table:formula="of:=[.B4]+0.05" office:value-type="float" office:value="0.24" calcext:value-type="float">
            <text:p>0.24</text:p>
          </table:table-cell>
          <table:table-cell table:formula="of:=1-[.$C$2]/[.$C$1]/[.B5]" office:value-type="float" office:value="0.614574096402195" calcext:value-type="float">
            <text:p>0.614574096402195</text:p>
          </table:table-cell>
          <table:table-cell table:number-columns-repeated="2"/>
          <table:table-cell table:formula="of:=[.C2]/0.59" office:value-type="float" office:value="0.245762711864407" calcext:value-type="float">
            <text:p>0.245762711864407</text:p>
          </table:table-cell>
          <table:table-cell table:number-columns-repeated="3"/>
          <table:table-cell office:value-type="float" office:value="0.119468" calcext:value-type="float">
            <text:p>0.12</text:p>
          </table:table-cell>
          <table:table-cell office:value-type="float" office:value="1.10073" calcext:value-type="float">
            <text:p>1.10073</text:p>
          </table:table-cell>
          <table:table-cell office:value-type="float" office:value="0.202871" calcext:value-type="float">
            <text:p>0.202871</text:p>
          </table:table-cell>
          <table:table-cell office:value-type="float" office:value="-507.223" calcext:value-type="float">
            <text:p>-507.223</text:p>
          </table:table-cell>
        </table:table-row>
        <table:table-row table:style-name="ro1">
          <table:table-cell/>
          <table:table-cell table:formula="of:=[.B5]+0.05" office:value-type="float" office:value="0.29" calcext:value-type="float">
            <text:p>0.29</text:p>
          </table:table-cell>
          <table:table-cell table:formula="of:=1-[.$C$2]/[.$C$1]/[.B6]" office:value-type="float" office:value="0.681026838401817" calcext:value-type="float">
            <text:p>0.681026838401817</text:p>
          </table:table-cell>
          <table:table-cell table:number-columns-repeated="6"/>
          <table:table-cell office:value-type="float" office:value="0.129468" calcext:value-type="float">
            <text:p>0.13</text:p>
          </table:table-cell>
          <table:table-cell office:value-type="float" office:value="1.09073" calcext:value-type="float">
            <text:p>1.09073</text:p>
          </table:table-cell>
          <table:table-cell office:value-type="float" office:value="0.232871" calcext:value-type="float">
            <text:p>0.232871</text:p>
          </table:table-cell>
          <table:table-cell office:value-type="float" office:value="-556.211" calcext:value-type="float">
            <text:p>-556.211</text:p>
          </table:table-cell>
        </table:table-row>
        <table:table-row table:style-name="ro1">
          <table:table-cell/>
          <table:table-cell table:formula="of:=[.B6]+0.05" office:value-type="float" office:value="0.34" calcext:value-type="float">
            <text:p>0.34</text:p>
          </table:table-cell>
          <table:table-cell table:formula="of:=1-[.$C$2]/[.$C$1]/[.B7]" office:value-type="float" office:value="0.727934656283903" calcext:value-type="float">
            <text:p>0.727934656283903</text:p>
          </table:table-cell>
          <table:table-cell table:number-columns-repeated="6"/>
          <table:table-cell office:value-type="float" office:value="0.139468" calcext:value-type="float">
            <text:p>0.14</text:p>
          </table:table-cell>
          <table:table-cell office:value-type="float" office:value="1.08073" calcext:value-type="float">
            <text:p>1.08073</text:p>
          </table:table-cell>
          <table:table-cell office:value-type="float" office:value="0.264871" calcext:value-type="float">
            <text:p>0.264871</text:p>
          </table:table-cell>
          <table:table-cell office:value-type="float" office:value="-617.946" calcext:value-type="float">
            <text:p>-617.946</text:p>
          </table:table-cell>
        </table:table-row>
        <table:table-row table:style-name="ro1">
          <table:table-cell/>
          <table:table-cell table:formula="of:=[.B7]+0.05" office:value-type="float" office:value="0.39" calcext:value-type="float">
            <text:p>0.39</text:p>
          </table:table-cell>
          <table:table-cell table:formula="of:=1-[.$C$2]/[.$C$1]/[.B8]" office:value-type="float" office:value="0.762814828555197" calcext:value-type="float">
            <text:p>0.762814828555197</text:p>
          </table:table-cell>
          <table:table-cell table:number-columns-repeated="6"/>
          <table:table-cell office:value-type="float" office:value="0.149468" calcext:value-type="float">
            <text:p>0.15</text:p>
          </table:table-cell>
          <table:table-cell office:value-type="float" office:value="1.07073" calcext:value-type="float">
            <text:p>1.07073</text:p>
          </table:table-cell>
          <table:table-cell office:value-type="float" office:value="0.296871" calcext:value-type="float">
            <text:p>0.296871</text:p>
          </table:table-cell>
          <table:table-cell office:value-type="float" office:value="-697.748" calcext:value-type="float">
            <text:p>-697.748</text:p>
          </table:table-cell>
        </table:table-row>
        <table:table-row table:style-name="ro1">
          <table:table-cell/>
          <table:table-cell table:formula="of:=[.B8]+0.05" office:value-type="float" office:value="0.44" calcext:value-type="float">
            <text:p>0.44</text:p>
          </table:table-cell>
          <table:table-cell table:formula="of:=1-[.$C$2]/[.$C$1]/[.B9]" office:value-type="float" office:value="0.789767688946652" calcext:value-type="float">
            <text:p>0.789767688946652</text:p>
          </table:table-cell>
          <table:table-cell table:number-columns-repeated="6"/>
          <table:table-cell office:value-type="float" office:value="0.159468" calcext:value-type="float">
            <text:p>0.16</text:p>
          </table:table-cell>
          <table:table-cell office:value-type="float" office:value="1.06073" calcext:value-type="float">
            <text:p>1.06073</text:p>
          </table:table-cell>
          <table:table-cell office:value-type="float" office:value="0.330871" calcext:value-type="float">
            <text:p>0.330871</text:p>
          </table:table-cell>
          <table:table-cell office:value-type="float" office:value="-804.453" calcext:value-type="float">
            <text:p>-804.453</text:p>
          </table:table-cell>
        </table:table-row>
        <table:table-row table:style-name="ro1">
          <table:table-cell/>
          <table:table-cell table:formula="of:=[.B9]+0.05" office:value-type="float" office:value="0.49" calcext:value-type="float">
            <text:p>0.49</text:p>
          </table:table-cell>
          <table:table-cell table:formula="of:=1-[.$C$2]/[.$C$1]/[.B10]" office:value-type="float" office:value="0.811219965584749" calcext:value-type="float">
            <text:p>0.811219965584749</text:p>
          </table:table-cell>
          <table:table-cell table:number-columns-repeated="6"/>
          <table:table-cell office:value-type="float" office:value="0.169468" calcext:value-type="float">
            <text:p>0.17</text:p>
          </table:table-cell>
          <table:table-cell office:value-type="float" office:value="1.05073" calcext:value-type="float">
            <text:p>1.05073</text:p>
          </table:table-cell>
          <table:table-cell office:value-type="float" office:value="0.365871" calcext:value-type="float">
            <text:p>0.365871</text:p>
          </table:table-cell>
          <table:table-cell office:value-type="float" office:value="-953.885" calcext:value-type="float">
            <text:p>-953.885</text:p>
          </table:table-cell>
        </table:table-row>
        <table:table-row table:style-name="ro1">
          <table:table-cell/>
          <table:table-cell table:formula="of:=[.B10]+0.05" office:value-type="float" office:value="0.54" calcext:value-type="float">
            <text:p>0.54</text:p>
          </table:table-cell>
          <table:table-cell table:formula="of:=1-[.$C$2]/[.$C$1]/[.B11]" office:value-type="float" office:value="0.828699598400976" calcext:value-type="float">
            <text:p>0.828699598400976</text:p>
          </table:table-cell>
          <table:table-cell table:number-columns-repeated="6"/>
          <table:table-cell office:value-type="float" office:value="0.179468" calcext:value-type="float">
            <text:p>0.18</text:p>
          </table:table-cell>
          <table:table-cell office:value-type="float" office:value="1.04073" calcext:value-type="float">
            <text:p>1.04073</text:p>
          </table:table-cell>
          <table:table-cell office:value-type="float" office:value="0.401871" calcext:value-type="float">
            <text:p>0.401871</text:p>
          </table:table-cell>
          <table:table-cell office:value-type="float" office:value="-1177.42" calcext:value-type="float">
            <text:p>-1177.42</text:p>
          </table:table-cell>
        </table:table-row>
        <table:table-row table:style-name="ro1">
          <table:table-cell/>
          <table:table-cell table:formula="of:=[.B11]+0.05" office:value-type="float" office:value="0.59" calcext:value-type="float">
            <text:p>0.59</text:p>
          </table:table-cell>
          <table:table-cell table:formula="of:=1-[.$C$2]/[.$C$1]/[.B12]" office:value-type="float" office:value="0.843216581587334" calcext:value-type="float">
            <text:p>0.843216581587334</text:p>
          </table:table-cell>
          <table:table-cell table:number-columns-repeated="6"/>
          <table:table-cell office:value-type="float" office:value="0.189468" calcext:value-type="float">
            <text:p>0.19</text:p>
          </table:table-cell>
          <table:table-cell office:value-type="float" office:value="1.03073" calcext:value-type="float">
            <text:p>1.03073</text:p>
          </table:table-cell>
          <table:table-cell office:value-type="float" office:value="0.438871" calcext:value-type="float">
            <text:p>0.438871</text:p>
          </table:table-cell>
          <table:table-cell office:value-type="float" office:value="-1547.29" calcext:value-type="float">
            <text:p>-1547.29</text:p>
          </table:table-cell>
        </table:table-row>
        <table:table-row table:style-name="ro1">
          <table:table-cell/>
          <table:table-cell table:formula="of:=[.B12]+0.05" office:value-type="float" office:value="0.64" calcext:value-type="float">
            <text:p>0.64</text:p>
          </table:table-cell>
          <table:table-cell table:formula="of:=1-[.$C$2]/[.$C$1]/[.B13]" office:value-type="float" office:value="0.855465286150823" calcext:value-type="float">
            <text:p>0.855465286150823</text:p>
          </table:table-cell>
          <table:table-cell table:number-columns-repeated="6"/>
          <table:table-cell office:value-type="float" office:value="0.199468" calcext:value-type="float">
            <text:p>0.20</text:p>
          </table:table-cell>
          <table:table-cell office:value-type="float" office:value="1.02073" calcext:value-type="float">
            <text:p>1.02073</text:p>
          </table:table-cell>
          <table:table-cell office:value-type="float" office:value="0.477871" calcext:value-type="float">
            <text:p>0.477871</text:p>
          </table:table-cell>
          <table:table-cell office:value-type="float" office:value="-2275.09" calcext:value-type="float">
            <text:p>-2275.09</text:p>
          </table:table-cell>
        </table:table-row>
        <table:table-row table:style-name="ro1">
          <table:table-cell/>
          <table:table-cell table:formula="of:=[.B13]+0.05" office:value-type="float" office:value="0.69" calcext:value-type="float">
            <text:p>0.69</text:p>
          </table:table-cell>
          <table:table-cell table:formula="of:=1-[.$C$2]/[.$C$1]/[.B14]" office:value-type="float" office:value="0.865938816139894" calcext:value-type="float">
            <text:p>0.865938816139894</text:p>
          </table:table-cell>
          <table:table-cell table:number-columns-repeated="6"/>
          <table:table-cell office:value-type="float" office:value="0.209468" calcext:value-type="float">
            <text:p>0.21</text:p>
          </table:table-cell>
          <table:table-cell office:value-type="float" office:value="1.01073" calcext:value-type="float">
            <text:p>1.01073</text:p>
          </table:table-cell>
          <table:table-cell office:value-type="float" office:value="0.516871" calcext:value-type="float">
            <text:p>0.516871</text:p>
          </table:table-cell>
          <table:table-cell office:value-type="float" office:value="-4361.03" calcext:value-type="float">
            <text:p>-4361.03</text:p>
          </table:table-cell>
        </table:table-row>
        <table:table-row table:style-name="ro1">
          <table:table-cell/>
          <table:table-cell table:formula="of:=[.B14]+0.05" office:value-type="float" office:value="0.74" calcext:value-type="float">
            <text:p>0.74</text:p>
          </table:table-cell>
          <table:table-cell table:formula="of:=1-[.$C$2]/[.$C$1]/[.B15]" office:value-type="float" office:value="0.87499700423855" calcext:value-type="float">
            <text:p>0.87499700423855</text:p>
          </table:table-cell>
          <table:table-cell table:number-columns-repeated="6"/>
          <table:table-cell office:value-type="float" office:value="0.219468" calcext:value-type="float">
            <text:p>0.22</text:p>
          </table:table-cell>
          <table:table-cell office:value-type="float" office:value="1.00073" calcext:value-type="float">
            <text:p>1.00073</text:p>
          </table:table-cell>
          <table:table-cell office:value-type="float" office:value="0.557871" calcext:value-type="float">
            <text:p>0.557871</text:p>
          </table:table-cell>
          <table:table-cell office:value-type="float" office:value="-63347.7" calcext:value-type="float">
            <text:p>-63347.7</text:p>
          </table:table-cell>
        </table:table-row>
        <table:table-row table:style-name="ro1">
          <table:table-cell/>
          <table:table-cell table:formula="of:=[.B15]+0.05" office:value-type="float" office:value="0.79" calcext:value-type="float">
            <text:p>0.79</text:p>
          </table:table-cell>
          <table:table-cell table:formula="of:=1-[.$C$2]/[.$C$1]/[.B16]" office:value-type="float" office:value="0.882908586248768" calcext:value-type="float">
            <text:p>0.882908586248768</text:p>
          </table:table-cell>
          <table:table-cell table:number-columns-repeated="6"/>
          <table:table-cell office:value-type="float" office:value="0.229468" calcext:value-type="float">
            <text:p>0.23</text:p>
          </table:table-cell>
          <table:table-cell office:value-type="float" office:value="0.990734" calcext:value-type="float">
            <text:p>0.990734</text:p>
          </table:table-cell>
          <table:table-cell office:value-type="float" office:value="0.600871" calcext:value-type="float">
            <text:p>0.600871</text:p>
          </table:table-cell>
          <table:table-cell office:value-type="float" office:value="4979.59" calcext:value-type="float">
            <text:p>4979.59</text:p>
          </table:table-cell>
        </table:table-row>
        <table:table-row table:style-name="ro1">
          <table:table-cell/>
          <table:table-cell table:formula="of:=[.B16]+0.05" office:value-type="float" office:value="0.84" calcext:value-type="float">
            <text:p>0.84</text:p>
          </table:table-cell>
          <table:table-cell table:formula="of:=1-[.$C$2]/[.$C$1]/[.B17]" office:value-type="float" office:value="0.88987831325777" calcext:value-type="float">
            <text:p>0.88987831325777</text:p>
          </table:table-cell>
          <table:table-cell table:number-columns-repeated="6"/>
          <table:table-cell office:value-type="float" office:value="0.239468" calcext:value-type="float">
            <text:p>0.24</text:p>
          </table:table-cell>
          <table:table-cell office:value-type="float" office:value="0.980734" calcext:value-type="float">
            <text:p>0.980734</text:p>
          </table:table-cell>
          <table:table-cell office:value-type="float" office:value="0.643871" calcext:value-type="float">
            <text:p>0.643871</text:p>
          </table:table-cell>
          <table:table-cell office:value-type="float" office:value="2379.02" calcext:value-type="float">
            <text:p>2379.02</text:p>
          </table:table-cell>
        </table:table-row>
        <table:table-row table:style-name="ro1">
          <table:table-cell/>
          <table:table-cell table:formula="of:=[.B17]+0.05" office:value-type="float" office:value="0.89" calcext:value-type="float">
            <text:p>0.89</text:p>
          </table:table-cell>
          <table:table-cell table:formula="of:=1-[.$C$2]/[.$C$1]/[.B18]" office:value-type="float" office:value="0.896064924872502" calcext:value-type="float">
            <text:p>0.896064924872502</text:p>
          </table:table-cell>
          <table:table-cell table:number-columns-repeated="6"/>
          <table:table-cell office:value-type="float" office:value="0.249468" calcext:value-type="float">
            <text:p>0.25</text:p>
          </table:table-cell>
          <table:table-cell office:value-type="float" office:value="0.970734" calcext:value-type="float">
            <text:p>0.970734</text:p>
          </table:table-cell>
          <table:table-cell/>
          <table:table-cell office:value-type="float" office:value="1556.12" calcext:value-type="float">
            <text:p>1556.12</text:p>
          </table:table-cell>
        </table:table-row>
        <table:table-row table:style-name="ro1">
          <table:table-cell/>
          <table:table-cell table:formula="of:=[.B18]+0.05" office:value-type="float" office:value="0.94" calcext:value-type="float">
            <text:p>0.94</text:p>
          </table:table-cell>
          <table:table-cell table:formula="of:=1-[.$C$2]/[.$C$1]/[.B19]" office:value-type="float" office:value="0.901593386315454" calcext:value-type="float">
            <text:p>0.901593386315454</text:p>
          </table:table-cell>
          <table:table-cell table:number-columns-repeated="6"/>
          <table:table-cell office:value-type="float" office:value="0.259468" calcext:value-type="float">
            <text:p>0.26</text:p>
          </table:table-cell>
          <table:table-cell office:value-type="float" office:value="0.960734" calcext:value-type="float">
            <text:p>0.960734</text:p>
          </table:table-cell>
          <table:table-cell/>
          <table:table-cell office:value-type="float" office:value="1152.7" calcext:value-type="float">
            <text:p>1152.7</text:p>
          </table:table-cell>
        </table:table-row>
        <table:table-row table:style-name="ro1">
          <table:table-cell/>
          <table:table-cell table:formula="of:=[.B19]+0.05" office:value-type="float" office:value="0.99" calcext:value-type="float">
            <text:p>0.99</text:p>
          </table:table-cell>
          <table:table-cell table:formula="of:=1-[.$C$2]/[.$C$1]/[.B20]" office:value-type="float" office:value="0.906563417309623" calcext:value-type="float">
            <text:p>0.906563417309623</text:p>
          </table:table-cell>
          <table:table-cell table:number-columns-repeated="6"/>
          <table:table-cell office:value-type="float" office:value="0.269468" calcext:value-type="float">
            <text:p>0.27</text:p>
          </table:table-cell>
          <table:table-cell office:value-type="float" office:value="0.950734" calcext:value-type="float">
            <text:p>0.950734</text:p>
          </table:table-cell>
          <table:table-cell/>
          <table:table-cell office:value-type="float" office:value="913.307" calcext:value-type="float">
            <text:p>913.3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-[.$C$2]/[.$C$1]/[.B21]" office:value-type="float" office:value="0.907497783136527" calcext:value-type="float">
            <text:p>0.907497783136527</text:p>
          </table:table-cell>
          <table:table-cell table:number-columns-repeated="6"/>
          <table:table-cell office:value-type="float" office:value="0.279468" calcext:value-type="float">
            <text:p>0.28</text:p>
          </table:table-cell>
          <table:table-cell office:value-type="float" office:value="0.940734" calcext:value-type="float">
            <text:p>0.940734</text:p>
          </table:table-cell>
          <table:table-cell/>
          <table:table-cell office:value-type="float" office:value="754.893" calcext:value-type="float">
            <text:p>754.893</text:p>
          </table:table-cell>
        </table:table-row>
        <table:table-row table:style-name="ro1">
          <table:table-cell table:number-columns-repeated="9"/>
          <table:table-cell office:value-type="float" office:value="0.289468" calcext:value-type="float">
            <text:p>0.29</text:p>
          </table:table-cell>
          <table:table-cell office:value-type="float" office:value="0.930734" calcext:value-type="float">
            <text:p>0.930734</text:p>
          </table:table-cell>
          <table:table-cell/>
          <table:table-cell office:value-type="float" office:value="642.375" calcext:value-type="float">
            <text:p>642.375</text:p>
          </table:table-cell>
        </table:table-row>
        <table:table-row table:style-name="ro1">
          <table:table-cell table:number-columns-repeated="9"/>
          <table:table-cell office:value-type="float" office:value="0.299468" calcext:value-type="float">
            <text:p>0.30</text:p>
          </table:table-cell>
          <table:table-cell office:value-type="float" office:value="0.920734" calcext:value-type="float">
            <text:p>0.920734</text:p>
          </table:table-cell>
          <table:table-cell/>
          <table:table-cell office:value-type="float" office:value="558.371" calcext:value-type="float">
            <text:p>558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20:20:08.514692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0:29:32.455045333</meta:creation-date>
    <dc:date>2020-09-23T21:38:07.514121731</dc:date>
    <meta:editing-duration>P1DT19H43M39S</meta:editing-duration>
    <meta:editing-cycles>61</meta:editing-cycles>
    <meta:generator>LibreOffice/6.4.5.2$Linux_X86_64 LibreOffice_project/40$Build-2</meta:generator>
    <meta:document-statistic meta:table-count="2" meta:cell-count="4896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Q1:'single 9.9'.Q210" chart:data-source-has-labels="row" svg:x="0.32cm" svg:y="0.18cm" svg:width="15.36cm" svg:height="8.64cm">
          <chartooo:coordinate-region svg:x="1.232cm" svg:y="0.301cm" svg:width="14.377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Q2:'single 9.9'.Q210" chart:label-cell-address="'single 9.9'.Q1:'single 9.9'.Q1" chart:class="chart:line">
            <chart:data-point chart:repeated="20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ta</text:p>
                <draw:g>
                  <svg:desc>'single 9.9'.Q1:'single 9.9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9493">
                <text:p>0.089493</text:p>
                <draw:g>
                  <svg:desc>'single 9.9'.Q2:'single 9.9'.Q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0589">
                <text:p>0.100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195">
                <text:p>0.099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491">
                <text:p>0.105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6087">
                <text:p>0.0756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1123">
                <text:p>0.0671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86306">
                <text:p>0.0686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19402">
                <text:p>0.0919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398">
                <text:p>0.103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2024">
                <text:p>0.102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563">
                <text:p>0.108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78573">
                <text:p>0.0778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91499">
                <text:p>0.0691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7577">
                <text:p>0.070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48486">
                <text:p>0.0948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737">
                <text:p>0.106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385">
                <text:p>0.105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212">
                <text:p>0.112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269">
                <text:p>0.0805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15684">
                <text:p>0.0715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32816">
                <text:p>0.0732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82987">
                <text:p>0.0982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0695">
                <text:p>0.11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937">
                <text:p>0.1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6537">
                <text:p>0.116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36898">
                <text:p>0.0836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44329">
                <text:p>0.0744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62699">
                <text:p>0.0762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2382">
                <text:p>0.1023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5379">
                <text:p>0.115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14082">
                <text:p>0.1140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165">
                <text:p>0.12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4279">
                <text:p>0.08742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78169">
                <text:p>0.0778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97989">
                <text:p>0.0797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7202">
                <text:p>0.1072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839">
                <text:p>0.11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8568">
                <text:p>0.1085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7412">
                <text:p>0.107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43655">
                <text:p>0.0743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48444">
                <text:p>0.06484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0089">
                <text:p>0.06600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8174">
                <text:p>0.088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489">
                <text:p>0.1014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93">
                <text:p>0.10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0707">
                <text:p>0.0807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57913">
                <text:p>0.07579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11367">
                <text:p>0.0811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711">
                <text:p>0.11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5021">
                <text:p>0.135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3826">
                <text:p>0.133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3048">
                <text:p>0.143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3056">
                <text:p>0.103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19492">
                <text:p>0.0919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452">
                <text:p>0.09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7287">
                <text:p>0.127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3906">
                <text:p>0.1439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2746">
                <text:p>0.142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2704">
                <text:p>0.152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0098">
                <text:p>0.110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831">
                <text:p>0.09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1137">
                <text:p>0.101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6303">
                <text:p>0.136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4217">
                <text:p>0.1542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3089">
                <text:p>0.1530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3891">
                <text:p>0.163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8252">
                <text:p>0.118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5667">
                <text:p>0.105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8784">
                <text:p>0.108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6714">
                <text:p>0.1467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6111">
                <text:p>0.166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5011">
                <text:p>0.165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6773">
                <text:p>0.176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27631">
                <text:p>0.127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4123">
                <text:p>0.114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17564">
                <text:p>0.1175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58653">
                <text:p>0.1586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79739">
                <text:p>0.179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8654">
                <text:p>0.178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915">
                <text:p>0.1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8342">
                <text:p>0.1383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3767">
                <text:p>0.1237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7567">
                <text:p>0.1275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72241">
                <text:p>0.172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5229">
                <text:p>0.1952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4143">
                <text:p>0.194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8198">
                <text:p>0.208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0471">
                <text:p>0.1504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4675">
                <text:p>0.1346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38866">
                <text:p>0.138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7568">
                <text:p>0.187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2678">
                <text:p>0.2126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1567">
                <text:p>0.2115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6956">
                <text:p>0.2269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4077">
                <text:p>0.164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6894">
                <text:p>0.146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1504">
                <text:p>0.1515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4686">
                <text:p>0.2046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2137">
                <text:p>0.232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0969">
                <text:p>0.2309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781">
                <text:p>0.247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918">
                <text:p>0.17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0435">
                <text:p>0.1604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5486">
                <text:p>0.16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23593">
                <text:p>0.2235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3594">
                <text:p>0.2535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2325">
                <text:p>0.2523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70727">
                <text:p>0.270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5747">
                <text:p>0.1957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5262">
                <text:p>0.1752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0769">
                <text:p>0.1807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4222">
                <text:p>0.2442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76962">
                <text:p>0.2769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5541">
                <text:p>0.275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95591">
                <text:p>0.2955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3687">
                <text:p>0.2136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1288">
                <text:p>0.191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7255">
                <text:p>0.1972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6432">
                <text:p>0.266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2069">
                <text:p>0.3020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0435">
                <text:p>0.3004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2198">
                <text:p>0.3221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2846">
                <text:p>0.232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8366">
                <text:p>0.2083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4788">
                <text:p>0.2147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0001">
                <text:p>0.29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8658">
                <text:p>0.3286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97328">
                <text:p>0.2973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95">
                <text:p>0.26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69596">
                <text:p>0.1695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3027">
                <text:p>0.1430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5298">
                <text:p>0.152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9925">
                <text:p>0.2299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96149">
                <text:p>0.2961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2495">
                <text:p>0.332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9377">
                <text:p>0.3793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3881">
                <text:p>0.2738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4823">
                <text:p>0.244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2087">
                <text:p>0.2520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39973">
                <text:p>0.3399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4838">
                <text:p>0.384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2132">
                <text:p>0.3821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09126">
                <text:p>0.4091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95158">
                <text:p>0.2951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6366">
                <text:p>0.263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71293">
                <text:p>0.2712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5613">
                <text:p>0.3656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3564">
                <text:p>0.413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0355">
                <text:p>0.4103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39017">
                <text:p>0.4390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91233">
                <text:p>0.2912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3441">
                <text:p>0.2234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0354">
                <text:p>0.2003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0152">
                <text:p>0.2401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6502">
                <text:p>0.2465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5695">
                <text:p>0.2256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535">
                <text:p>0.225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7973">
                <text:p>0.1579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725">
                <text:p>0.137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9103">
                <text:p>0.139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84738">
                <text:p>0.1847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8054">
                <text:p>0.2080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8944">
                <text:p>0.2089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11">
                <text:p>0.23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413">
                <text:p>0.1664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46964">
                <text:p>0.146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8797">
                <text:p>0.1487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0117">
                <text:p>0.2001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5287">
                <text:p>0.2252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8762">
                <text:p>0.218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1686">
                <text:p>0.2216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5582">
                <text:p>0.1555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582">
                <text:p>0.135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6902">
                <text:p>0.1369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7555">
                <text:p>0.1775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397">
                <text:p>0.193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6701">
                <text:p>0.1867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99728">
                <text:p>0.1997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8741">
                <text:p>0.1387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9104">
                <text:p>0.1191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7712">
                <text:p>0.1177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52091">
                <text:p>0.1520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63028">
                <text:p>0.1630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224">
                <text:p>0.15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5263">
                <text:p>0.152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4724">
                <text:p>0.1047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86965">
                <text:p>0.0886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854171">
                <text:p>0.08541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8858">
                <text:p>0.108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6067">
                <text:p>0.1160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6965">
                <text:p>0.1069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1792">
                <text:p>0.1017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53128">
                <text:p>0.06531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18177">
                <text:p>0.05181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77634">
                <text:p>0.04776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68103">
                <text:p>0.05681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5362">
                <text:p>0.0553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72808">
                <text:p>0.04728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36011">
                <text:p>0.04360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68777">
                <text:p>0.02687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01356">
                <text:p>0.0201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75561">
                <text:p>0.0175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02931">
                <text:p>0.02029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00717">
                <text:p>0.02007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74067">
                <text:p>0.01740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60804">
                <text:p>0.0160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1537">
                <text:p>0.01015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811297">
                <text:p>0.00811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ingle 9.9'.R2:'single 9.9'.R200" svg:x="0.32cm" svg:y="0.177cm" svg:width="15.359cm" svg:height="8.639cm">
          <chartooo:coordinate-region svg:x="2.053cm" svg:y="0.376cm" svg:width="13.346cm" svg:height="7.7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ingle 9.9'.R2:'single 9.9'.R200" chart:class="chart:scatter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603">
                <text:p>0.0125603</text:p>
                <draw:g>
                  <svg:desc>'single 9.9'.R2:'single 9.9'.R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4297">
                <text:p>0.0144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5429">
                <text:p>0.0145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048">
                <text:p>0.015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5749">
                <text:p>0.01157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4973">
                <text:p>0.01049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9667">
                <text:p>0.0109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0075">
                <text:p>0.015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2391">
                <text:p>0.017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3723">
                <text:p>0.0173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8774">
                <text:p>0.0188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235">
                <text:p>0.0138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5349">
                <text:p>0.01253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0938">
                <text:p>0.01309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9159">
                <text:p>0.0179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5772">
                <text:p>0.02057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7332">
                <text:p>0.0207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5263">
                <text:p>0.02252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64931">
                <text:p>0.0164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9534">
                <text:p>0.01495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56178">
                <text:p>0.0156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366">
                <text:p>0.021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5358">
                <text:p>0.02453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7178">
                <text:p>0.0247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68509">
                <text:p>0.02685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9656">
                <text:p>0.019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8179">
                <text:p>0.01781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6061">
                <text:p>0.0186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54494">
                <text:p>0.02544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2194">
                <text:p>0.0292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4304">
                <text:p>0.0294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9638">
                <text:p>0.0319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3394">
                <text:p>0.023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12019">
                <text:p>0.0212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21351">
                <text:p>0.02213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02696">
                <text:p>0.0302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41824">
                <text:p>0.0341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4411">
                <text:p>0.0324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32059">
                <text:p>0.0332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5921">
                <text:p>0.0235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0342">
                <text:p>0.0210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83">
                <text:p>0.021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97157">
                <text:p>0.02971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46496">
                <text:p>0.0346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0196">
                <text:p>0.0350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6915">
                <text:p>0.0386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86966">
                <text:p>0.0286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054">
                <text:p>0.0270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91316">
                <text:p>0.0291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955">
                <text:p>0.041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88618">
                <text:p>0.0488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91742">
                <text:p>0.04917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3623">
                <text:p>0.0533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90218">
                <text:p>0.0390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53342">
                <text:p>0.03533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8562">
                <text:p>0.03685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03544">
                <text:p>0.05035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7463">
                <text:p>0.05774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0939">
                <text:p>0.0580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0178">
                <text:p>0.06301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60646">
                <text:p>0.04606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695">
                <text:p>0.041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4733">
                <text:p>0.04347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3704">
                <text:p>0.0593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80571">
                <text:p>0.06805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84373">
                <text:p>0.0684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42052">
                <text:p>0.0742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4218">
                <text:p>0.054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90524">
                <text:p>0.0490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11207">
                <text:p>0.051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97809">
                <text:p>0.0697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99519">
                <text:p>0.07995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03585">
                <text:p>0.08035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7087">
                <text:p>0.087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35972">
                <text:p>0.0635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75077">
                <text:p>0.0575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9003">
                <text:p>0.0599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17205">
                <text:p>0.0817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35794">
                <text:p>0.09357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40018">
                <text:p>0.0940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1814">
                <text:p>0.1018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43078">
                <text:p>0.07430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71524">
                <text:p>0.06715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99033">
                <text:p>0.0699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53079">
                <text:p>0.09530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9069">
                <text:p>0.109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9491">
                <text:p>0.1094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8512">
                <text:p>0.118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6437">
                <text:p>0.086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80604">
                <text:p>0.0780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12019">
                <text:p>0.0812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0635">
                <text:p>0.110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6519">
                <text:p>0.126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6915">
                <text:p>0.1269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727">
                <text:p>0.13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0043">
                <text:p>0.100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02792">
                <text:p>0.09027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38398">
                <text:p>0.0938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27753">
                <text:p>0.1277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5978">
                <text:p>0.145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6317">
                <text:p>0.1463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8124">
                <text:p>0.158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15146">
                <text:p>0.115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82">
                <text:p>0.10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7822">
                <text:p>0.1078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666">
                <text:p>0.146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7435">
                <text:p>0.167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7673">
                <text:p>0.1676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1041">
                <text:p>0.1810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713">
                <text:p>0.131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8647">
                <text:p>0.1186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23105">
                <text:p>0.1231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7289">
                <text:p>0.1672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0802">
                <text:p>0.1908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0889">
                <text:p>0.1908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5905">
                <text:p>0.2059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9653">
                <text:p>0.1496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4673">
                <text:p>0.1346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9591">
                <text:p>0.139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89499">
                <text:p>0.1894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591">
                <text:p>0.215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5783">
                <text:p>0.2157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2512">
                <text:p>0.2325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8812">
                <text:p>0.168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1751">
                <text:p>0.1517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57124">
                <text:p>0.157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3068">
                <text:p>0.213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2498">
                <text:p>0.2424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9282">
                <text:p>0.229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392">
                <text:p>0.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9844">
                <text:p>0.149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0028">
                <text:p>0.1300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7534">
                <text:p>0.1375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8458">
                <text:p>0.198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43072">
                <text:p>0.2430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59973">
                <text:p>0.259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89691">
                <text:p>0.2896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9848">
                <text:p>0.2098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8208">
                <text:p>0.1882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4423">
                <text:p>0.1944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6304">
                <text:p>0.263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8679">
                <text:p>0.2986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9748">
                <text:p>0.297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1944">
                <text:p>0.319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1124">
                <text:p>0.231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7045">
                <text:p>0.207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3629">
                <text:p>0.2136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868">
                <text:p>0.288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27404">
                <text:p>0.327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25703">
                <text:p>0.3257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49331">
                <text:p>0.3493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1017">
                <text:p>0.2410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98127">
                <text:p>0.1981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9048">
                <text:p>0.1890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8906">
                <text:p>0.2389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5624">
                <text:p>0.256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335">
                <text:p>0.243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50774">
                <text:p>0.2507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78286">
                <text:p>0.178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7334">
                <text:p>0.1573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0452">
                <text:p>0.1604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4791">
                <text:p>0.2147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2759">
                <text:p>0.2427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2943">
                <text:p>0.2429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65325">
                <text:p>0.2653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1431">
                <text:p>0.1914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0075">
                <text:p>0.170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3574">
                <text:p>0.1735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33878">
                <text:p>0.2338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64083">
                <text:p>0.2640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59059">
                <text:p>0.2590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68938">
                <text:p>0.268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91087">
                <text:p>0.191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68547">
                <text:p>0.1685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1472">
                <text:p>0.1714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6163">
                <text:p>0.2261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50869">
                <text:p>0.2508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4709">
                <text:p>0.2447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1876">
                <text:p>0.2618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4866">
                <text:p>0.1848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1402">
                <text:p>0.1614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2259">
                <text:p>0.162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341">
                <text:p>0.213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33996">
                <text:p>0.2339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4146">
                <text:p>0.2241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30905">
                <text:p>0.2309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172">
                <text:p>0.161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9981">
                <text:p>0.1399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85">
                <text:p>0.1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055">
                <text:p>0.18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7158">
                <text:p>0.1971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7191">
                <text:p>0.1871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86726">
                <text:p>0.1867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2549">
                <text:p>0.125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4284">
                <text:p>0.1042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0292">
                <text:p>0.1002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11">
                <text:p>0.125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8945">
                <text:p>0.1289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16383">
                <text:p>0.1163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N1:'single 9.9'.N212" chart:data-source-has-labels="row" svg:x="0.32cm" svg:y="0.18cm" svg:width="15.36cm" svg:height="8.64cm">
          <chartooo:coordinate-region svg:x="1.047cm" svg:y="0.379cm" svg:width="14.633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N2:'single 9.9'.N212" chart:label-cell-address="'single 9.9'.N1:'single 9.9'.N1" chart:class="chart:line">
            <chart:data-point chart:repeated="2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</text:p>
                <draw:g>
                  <svg:desc>'single 9.9'.N1:'single 9.9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N2:'single 9.9'.N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3936">
                <text:p>0.000013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5226">
                <text:p>0.000065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229">
                <text:p>0.00019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6182">
                <text:p>0.00046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86575">
                <text:p>0.000986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93977">
                <text:p>0.001939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59364">
                <text:p>0.00359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636352">
                <text:p>0.00636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9275">
                <text:p>0.0109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3046">
                <text:p>0.01830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00741">
                <text:p>0.0300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6197">
                <text:p>0.04861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70245">
                <text:p>0.0770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9269">
                <text:p>0.1192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0699">
                <text:p>0.1806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7613">
                <text:p>0.267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9784">
                <text:p>0.389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3134">
                <text:p>0.553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4468">
                <text:p>0.744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6583">
                <text:p>0.936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1357">
                <text:p>1.113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195">
                <text:p>1.27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5742">
                <text:p>0.415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7369">
                <text:p>1.57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51262">
                <text:p>-0.251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2112">
                <text:p>-1.02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80885">
                <text:p>-0.780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6928">
                <text:p>2.469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87612">
                <text:p>0.6876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08531">
                <text:p>-2.08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86666">
                <text:p>-3.8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64008">
                <text:p>-4.64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4207">
                <text:p>-4.4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2712">
                <text:p>-1.22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.07041">
                <text:p>-5.07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92581">
                <text:p>-1.925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81885">
                <text:p>-3.818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.7349">
                <text:p>-6.7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65621">
                <text:p>-5.65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59536">
                <text:p>-6.595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.54707">
                <text:p>-8.547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50977">
                <text:p>-2.50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50046">
                <text:p>-5.50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50725">
                <text:p>-4.50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32276">
                <text:p>-0.532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.5767">
                <text:p>-13.5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21008">
                <text:p>-0.621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02">
                <text:p>1.3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1458">
                <text:p>0.251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.82192">
                <text:p>-3.82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01801">
                <text:p>-0.901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98783">
                <text:p>-3.987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.07016">
                <text:p>-3.070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15276">
                <text:p>-3.15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6241">
                <text:p>1.76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5412">
                <text:p>-0.3254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14148">
                <text:p>-0.414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9741">
                <text:p>1.497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8033">
                <text:p>0.4080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82102">
                <text:p>-0.682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2772">
                <text:p>3.227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86198">
                <text:p>-5.86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47988">
                <text:p>-0.9479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03468">
                <text:p>-2.034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22475">
                <text:p>-0.122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20997">
                <text:p>-1.20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29575">
                <text:p>-2.29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3781">
                <text:p>-2.3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4576">
                <text:p>-5.4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35311">
                <text:p>-0.535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12754">
                <text:p>-0.612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69017">
                <text:p>-1.69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4272">
                <text:p>0.2342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6214">
                <text:p>1.162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90801">
                <text:p>-4.90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75823">
                <text:p>-0.975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398937">
                <text:p>-0.03989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98055">
                <text:p>0.898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1318">
                <text:p>-0.161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8048">
                <text:p>2.78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26978">
                <text:p>-3.269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16373">
                <text:p>-0.3163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59975">
                <text:p>-0.359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40352">
                <text:p>-4.40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444579">
                <text:p>-0.4445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8354">
                <text:p>0.5183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15401">
                <text:p>-0.5154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5258">
                <text:p>1.452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2142">
                <text:p>1.421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60995">
                <text:p>-0.609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6007">
                <text:p>1.360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3111">
                <text:p>1.33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242">
                <text:p>0.302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74979">
                <text:p>0.274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751602">
                <text:p>-0.751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775883">
                <text:p>-0.7758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2334">
                <text:p>0.202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1449">
                <text:p>0.1814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5956">
                <text:p>1.15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3805">
                <text:p>1.13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19566">
                <text:p>0.119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0432">
                <text:p>1.104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10039">
                <text:p>-0.9100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7744">
                <text:p>3.07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32195">
                <text:p>0.0632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5161">
                <text:p>2.05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08801">
                <text:p>0.04088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97979">
                <text:p>0.02979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9147">
                <text:p>0.0191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91411">
                <text:p>-0.9914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241907">
                <text:p>-0.002419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849622">
                <text:p>-0.008496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948668">
                <text:p>-0.009486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8338">
                <text:p>0.9883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6612">
                <text:p>0.9866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01635">
                <text:p>-2.016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01451">
                <text:p>-3.014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00882">
                <text:p>-1.008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00189">
                <text:p>-3.00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1126">
                <text:p>1.01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3846">
                <text:p>2.038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7878">
                <text:p>1.078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2809">
                <text:p>0.1228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6761">
                <text:p>1.167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78904">
                <text:p>-2.78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5406">
                <text:p>1.254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9846">
                <text:p>3.298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34372">
                <text:p>4.343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1273">
                <text:p>-0.612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26552">
                <text:p>0.4265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6485">
                <text:p>1.464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00574">
                <text:p>0.5005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3044">
                <text:p>1.530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5233">
                <text:p>1.552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7126">
                <text:p>1.571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86213">
                <text:p>0.5862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40209">
                <text:p>-0.402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60759">
                <text:p>1.607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1684">
                <text:p>1.61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7398">
                <text:p>-1.373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63417">
                <text:p>1.634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2759">
                <text:p>0.6427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64999">
                <text:p>1.64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0366">
                <text:p>0.660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32402">
                <text:p>-2.324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96288">
                <text:p>0.696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27871">
                <text:p>-2.278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75157">
                <text:p>1.751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18393">
                <text:p>-0.2183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89907">
                <text:p>-0.1899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2412">
                <text:p>0.8424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8187">
                <text:p>1.881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.07185">
                <text:p>-3.071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2137">
                <text:p>-1.021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3126">
                <text:p>1.031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8351">
                <text:p>1.08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4116">
                <text:p>0.134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18735">
                <text:p>5.18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.75397">
                <text:p>-2.753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03588">
                <text:p>0.3035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5932">
                <text:p>3.359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1838">
                <text:p>2.418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7354">
                <text:p>1.473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2362">
                <text:p>2.523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7077">
                <text:p>1.570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62005">
                <text:p>2.620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66878">
                <text:p>2.668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80908">
                <text:p>-0.2809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6854">
                <text:p>1.768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15919">
                <text:p>0.8159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58831">
                <text:p>0.8588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02502">
                <text:p>0.9025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509932">
                <text:p>-0.05099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97069">
                <text:p>0.9970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95839">
                <text:p>-1.95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0017">
                <text:p>3.100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5734">
                <text:p>2.157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8422">
                <text:p>0.2084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627">
                <text:p>2.26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2369">
                <text:p>1.323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8998">
                <text:p>3.389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4864">
                <text:p>2.448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2626">
                <text:p>1.526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60607">
                <text:p>1.606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68817">
                <text:p>2.688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7182">
                <text:p>2.771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6888">
                <text:p>3.868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98572">
                <text:p>2.9857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2219">
                <text:p>1.122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28383">
                <text:p>2.283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43649">
                <text:p>-0.5436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3729">
                <text:p>3.637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38699">
                <text:p>0.8386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935">
                <text:p>2.09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9773">
                <text:p>1.397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76451">
                <text:p>3.764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971">
                <text:p>3.19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71077">
                <text:p>3.710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72775">
                <text:p>-1.727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09133">
                <text:p>-3.091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65804">
                <text:p>2.65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54744">
                <text:p>2.547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4426">
                <text:p>4.644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90202">
                <text:p>7.902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33769">
                <text:p>9.337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.0904">
                <text:p>-4.09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67cm" svg:height="8.194cm" xlink:href="." xlink:type="simple" chart:class="chart:line" chart:style-name="ch1">
        <chart:plot-area chart:style-name="ch2" chart:data-source-has-labels="both" svg:x="0.291cm" svg:y="0.163cm" svg:width="13.985cm" svg:height="7.868cm">
          <chartooo:coordinate-region svg:x="1.468cm" svg:y="0.284cm" svg:width="12.808cm" svg:height="6.744cm"/>
          <chart:axis chart:dimension="x" chart:name="primary-x" chart:style-name="ch3" chartooo:axis-type="text">
            <chart:categories table:cell-range-address="local-table.$A$2:.$A$1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159" chart:label-cell-address="local-table.$B$1" chart:class="chart:line">
            <chart:data-point chart:repeated="158"/>
          </chart:series>
          <chart:series chart:style-name="ch6" chart:values-cell-range-address="local-table.$C$2:.$C$159" chart:label-cell-address="local-table.$C$1" chart:class="chart:line">
            <chart:data-point chart:repeated="1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29835">
                <text:p>0.0229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376392">
                <text:p>0.037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147999">
                <text:p>0.147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58523">
                <text:p>0.45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937292">
                <text:p>0.937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.68155">
                <text:p>1.6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.8769">
                <text:p>2.8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4.87713">
                <text:p>4.87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8.22086">
                <text:p>8.22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12.4821">
                <text:p>12.4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18.0876">
                <text:p>18.0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25.858">
                <text:p>25.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38.8319">
                <text:p>38.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91.2764">
                <text:p>91.27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8.779">
                <text:p>138.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99.086">
                <text:p>199.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76.27">
                <text:p>276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79.585">
                <text:p>379.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533.518">
                <text:p>533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736.056">
                <text:p>736.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958.155">
                <text:p>958.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197.21">
                <text:p>1197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390.11">
                <text:p>139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52.37">
                <text:p>155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16.04">
                <text:p>1716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1909.76">
                <text:p>1909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161.37">
                <text:p>2161.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425.96">
                <text:p>242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09.7">
                <text:p>2709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902.22">
                <text:p>2902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97.86">
                <text:p>3097.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588.56">
                <text:p>3588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892.4">
                <text:p>3892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4179.94">
                <text:p>4179.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440.6">
                <text:p>444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659.09">
                <text:p>4659.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828.45">
                <text:p>482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994.6">
                <text:p>4994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5211.76">
                <text:p>5211.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431.28">
                <text:p>543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641.05">
                <text:p>5641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857.38">
                <text:p>5857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990.06">
                <text:p>5990.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6108.18">
                <text:p>6108.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214.34">
                <text:p>6214.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324.08">
                <text:p>6324.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77.67">
                <text:p>6477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9.24">
                <text:p>6589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762.73">
                <text:p>6762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30.04">
                <text:p>683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889.42">
                <text:p>6889.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6975.91">
                <text:p>6975.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068.89">
                <text:p>7068.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58.18">
                <text:p>7158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39.39">
                <text:p>7239.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299.86">
                <text:p>7299.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52.83">
                <text:p>7352.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00.21">
                <text:p>7400.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62.28">
                <text:p>7462.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27.92">
                <text:p>7527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584.94">
                <text:p>7584.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51.95">
                <text:p>7651.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693.21">
                <text:p>769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28.07">
                <text:p>7728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59.65">
                <text:p>7759.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06.15">
                <text:p>7806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64.19">
                <text:p>7864.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25.15">
                <text:p>7925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7993.24">
                <text:p>7993.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40.3">
                <text:p>8040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0.88">
                <text:p>8080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22.77">
                <text:p>8122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77.44">
                <text:p>8177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35.88">
                <text:p>8235.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295.69">
                <text:p>8295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56.04">
                <text:p>8356.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397.63">
                <text:p>8397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34.47">
                <text:p>8434.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470.92">
                <text:p>8470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24.35">
                <text:p>8524.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586.73">
                <text:p>8586.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45.32">
                <text:p>8645.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01.31">
                <text:p>8701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5.81">
                <text:p>8745.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88.13">
                <text:p>8788.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32.59">
                <text:p>8832.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86.66">
                <text:p>8886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41.29">
                <text:p>8941.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91.24">
                <text:p>899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44.44">
                <text:p>9044.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86.46">
                <text:p>9086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125.39">
                <text:p>9125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65.94">
                <text:p>9165.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215.1">
                <text:p>9215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70.59">
                <text:p>9270.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328.12">
                <text:p>9328.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88.17">
                <text:p>9388.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434.29">
                <text:p>9434.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76.95">
                <text:p>9476.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523.79">
                <text:p>9523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84.88">
                <text:p>9584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50.78">
                <text:p>9650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722.14">
                <text:p>9722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93.38">
                <text:p>9793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60.24">
                <text:p>9860.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925.62">
                <text:p>9925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92.99">
                <text:p>9992.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77.1">
                <text:p>10077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68.7">
                <text:p>10168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55.1">
                <text:p>10255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353.3">
                <text:p>10353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441.5">
                <text:p>10441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512.9">
                <text:p>10512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580.3">
                <text:p>10580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652.6">
                <text:p>10652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745.8">
                <text:p>10745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0845.4">
                <text:p>10845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043.9">
                <text:p>11043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78.2">
                <text:p>11378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583.3">
                <text:p>1158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785.8">
                <text:p>11785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964.8">
                <text:p>11964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2137.2">
                <text:p>12137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2283.4">
                <text:p>12283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523.4">
                <text:p>12523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628">
                <text:p>126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42">
                <text:p>12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61.9">
                <text:p>12861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2983.1">
                <text:p>12983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181.4">
                <text:p>1318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267.4">
                <text:p>1326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356.3">
                <text:p>13356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457.1">
                <text:p>13457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567.1">
                <text:p>1356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3686.8">
                <text:p>1368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3798.3">
                <text:p>13798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3901.7">
                <text:p>1390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3996.5">
                <text:p>1399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125.7">
                <text:p>14125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311">
                <text:p>143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36.8">
                <text:p>14536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782.4">
                <text:p>14782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5040.9">
                <text:p>1504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5249.2">
                <text:p>15249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420.7">
                <text:p>15420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616.2">
                <text:p>15616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860.7">
                <text:p>15860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6139">
                <text:p>161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" xlink:type="simple" chart:class="chart:line" chart:style-name="ch1">
        <chart:title svg:x="6.944cm" svg:y="0.305cm" chart:style-name="ch2">
          <text:p>Reziduum 7</text:p>
        </chart:title>
        <chart:plot-area chart:style-name="ch3" chart:data-source-has-labels="both" svg:x="0.407cm" svg:y="1.252cm" svg:width="15.446cm" svg:height="7.065cm">
          <chartooo:coordinate-region svg:x="1.319cm" svg:y="1.451cm" svg:width="14.534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6.079">
                <text:p>-66.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4.4378">
                <text:p>-74.4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09.122">
                <text:p>-109.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8.25">
                <text:p>-138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1.473">
                <text:p>-191.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8.111">
                <text:p>-248.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8.686">
                <text:p>-258.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12.108">
                <text:p>-212.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2.971">
                <text:p>-162.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3.155">
                <text:p>-123.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58664">
                <text:p>-7.58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.546">
                <text:p>104.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1086">
                <text:p>64.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39349">
                <text:p>7.39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2438">
                <text:p>-15.2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36.789">
                <text:p>-136.7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28.843">
                <text:p>-228.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19.274">
                <text:p>-319.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42.432">
                <text:p>-342.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27.037">
                <text:p>-527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45.894">
                <text:p>-645.8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60.372">
                <text:p>-660.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24.624">
                <text:p>-624.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30.803">
                <text:p>-630.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67.323">
                <text:p>-567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70.705">
                <text:p>-470.7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60.158">
                <text:p>-460.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91.158">
                <text:p>-391.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44.12">
                <text:p>-344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3.306">
                <text:p>-343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29.463">
                <text:p>-229.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4.888">
                <text:p>-164.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02.733">
                <text:p>-102.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9703">
                <text:p>4.397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95573">
                <text:p>7.95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.0976">
                <text:p>33.09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.119">
                <text:p>105.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.958">
                <text:p>105.9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6.911">
                <text:p>146.9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6.099">
                <text:p>166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.9262">
                <text:p>98.92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.8834">
                <text:p>90.88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1436">
                <text:p>57.1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.77">
                <text:p>28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9138">
                <text:p>25.9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0447">
                <text:p>37.0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.3861">
                <text:p>24.3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.6506">
                <text:p>47.6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8.8551">
                <text:p>58.8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4036">
                <text:p>65.4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.713">
                <text:p>127.7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.418">
                <text:p>139.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5678">
                <text:p>88.56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7492">
                <text:p>58.74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9182">
                <text:p>30.9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.3641">
                <text:p>35.3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605">
                <text:p>46.6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9824">
                <text:p>69.9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9612">
                <text:p>76.96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.6206">
                <text:p>66.62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.6217">
                <text:p>81.6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1.212">
                <text:p>101.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7.3119">
                <text:p>87.3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.6029">
                <text:p>95.6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8414">
                <text:p>89.8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.538">
                <text:p>108.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.1508">
                <text:p>36.1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1518">
                <text:p>23.1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0353">
                <text:p>5.0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0494">
                <text:p>23.0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9.9666">
                <text:p>-29.96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6.307">
                <text:p>-66.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8.2241">
                <text:p>-78.2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6.4565">
                <text:p>-76.4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0.8444">
                <text:p>-60.84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69.2847">
                <text:p>-69.2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5.0714">
                <text:p>-75.07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.5343">
                <text:p>-67.53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3.7765">
                <text:p>-63.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3.6928">
                <text:p>-53.69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4.3758">
                <text:p>-64.37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5.3362">
                <text:p>-85.33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6.6234">
                <text:p>-86.62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4.946">
                <text:p>-64.9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57.7446">
                <text:p>-57.7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5.1155">
                <text:p>-75.1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00.127">
                <text:p>-100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6.9788">
                <text:p>-96.97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3.145">
                <text:p>-103.1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5.0351">
                <text:p>-65.03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5.9279">
                <text:p>-75.9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6.7548">
                <text:p>-66.75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2.4094">
                <text:p>-32.4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60936">
                <text:p>6.60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559">
                <text:p>58.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.785">
                <text:p>124.7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3.248">
                <text:p>133.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.354">
                <text:p>207.3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.573">
                <text:p>262.5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8.577">
                <text:p>338.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0.654">
                <text:p>320.6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5.814">
                <text:p>295.8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9.601">
                <text:p>309.6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.229">
                <text:p>260.2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5.9285">
                <text:p>75.9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71.394">
                <text:p>-171.3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37.071">
                <text:p>-337.0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16.886">
                <text:p>-416.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24.254">
                <text:p>-424.2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84.299">
                <text:p>-484.2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20.431">
                <text:p>-520.4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71.708">
                <text:p>-471.7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14.807">
                <text:p>-314.8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41.908">
                <text:p>-141.9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2.0513">
                <text:p>-52.05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80417">
                <text:p>-1.804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5.8063">
                <text:p>65.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.76">
                <text:p>153.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663">
                <text:p>194.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442">
                <text:p>268.4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.842">
                <text:p>318.8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4.076">
                <text:p>354.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6.706">
                <text:p>406.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3.739">
                <text:p>413.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7.004">
                <text:p>427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8.564">
                <text:p>418.5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.921">
                <text:p>318.9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.435">
                <text:p>157.4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2.997">
                <text:p>-112.9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72.747">
                <text:p>-272.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8.904">
                <text:p>-298.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7.167">
                <text:p>-327.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84.98">
                <text:p>-384.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31.741">
                <text:p>-431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14.88">
                <text:p>-414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62.548">
                <text:p>-362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87.403">
                <text:p>-187.4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0.9075">
                <text:p>-50.90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5783">
                <text:p>26.57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3655">
                <text:p>10.36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56328">
                <text:p>8.563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.82">
                <text:p>105.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6.425">
                <text:p>266.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9.547">
                <text:p>239.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1.225">
                <text:p>241.2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8.642">
                <text:p>218.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558">
                <text:p>217.5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0.36">
                <text:p>130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.2001">
                <text:p>29.2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4.832">
                <text:p>64.8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0093">
                <text:p>94.00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.849">
                <text:p>109.8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.2642">
                <text:p>30.2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9.4081">
                <text:p>-29.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7.1107">
                <text:p>-47.11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.2409">
                <text:p>87.2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1.0249">
                <text:p>-31.02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8551">
                <text:p>11.8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.6364">
                <text:p>46.6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3.6278">
                <text:p>-43.62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9.947">
                <text:p>-159.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5.598">
                <text:p>-225.5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19.653">
                <text:p>-119.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5.058">
                <text:p>-135.0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3248">
                <text:p>5.23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.2594">
                <text:p>38.25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9.471">
                <text:p>119.4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.5045">
                <text:p>86.50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.2895">
                <text:p>27.2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54.663">
                <text:p>-154.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single 9.9'.P1:'single 9.9'.P201" chart:data-source-has-labels="row" svg:x="0.32cm" svg:y="0.18cm" svg:width="15.36cm" svg:height="8.64cm">
          <chartooo:coordinate-region svg:x="1.047cm" svg:y="0.301cm" svg:width="14.63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single 9.9'.P2:'single 9.9'.P201" chart:label-cell-address="'single 9.9'.P1:'single 9.9'.P1" chart:class="chart:line"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ta</text:p>
                <draw:g>
                  <svg:desc>'single 9.9'.P1:'single 9.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7767">
                <text:p>2.47767</text:p>
                <draw:g>
                  <svg:desc>'single 9.9'.P2:'single 9.9'.P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8074">
                <text:p>2.38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838">
                <text:p>2.2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8687">
                <text:p>2.18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8993">
                <text:p>2.08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9606">
                <text:p>1.89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3701">
                <text:p>1.337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1463">
                <text:p>0.861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5095">
                <text:p>0.505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045">
                <text:p>0.252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4584">
                <text:p>0.0864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58097">
                <text:p>0.0758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161">
                <text:p>0.065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45123">
                <text:p>0.05451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738">
                <text:p>0.05317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18354">
                <text:p>0.0518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04969">
                <text:p>0.0504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1584">
                <text:p>0.0491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78199">
                <text:p>0.0478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64814">
                <text:p>0.0464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51429">
                <text:p>0.04514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78017">
                <text:p>0.0478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04371">
                <text:p>0.0504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30454">
                <text:p>0.05304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56231">
                <text:p>0.0556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81666">
                <text:p>0.0581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06724">
                <text:p>0.0606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1369">
                <text:p>0.0631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3827">
                <text:p>0.0633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6285">
                <text:p>0.0636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8743">
                <text:p>0.06387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41201">
                <text:p>0.0641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43659">
                <text:p>0.064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46117">
                <text:p>0.0646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48575">
                <text:p>0.0648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97492">
                <text:p>0.06974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48268">
                <text:p>0.0748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0914">
                <text:p>0.0800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55439">
                <text:p>0.0855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11853">
                <text:p>0.0911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0166">
                <text:p>0.0970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3039">
                <text:p>0.1030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3529">
                <text:p>0.103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4019">
                <text:p>0.1040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4509">
                <text:p>0.1045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549">
                <text:p>0.105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598">
                <text:p>0.10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647">
                <text:p>0.106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1892">
                <text:p>0.1118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7446">
                <text:p>0.1174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3134">
                <text:p>0.123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8955">
                <text:p>0.128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4909">
                <text:p>0.1349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0996">
                <text:p>0.140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47217">
                <text:p>0.147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8789">
                <text:p>0.1487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036">
                <text:p>0.15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1931">
                <text:p>0.151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3503">
                <text:p>0.15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5074">
                <text:p>0.155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6645">
                <text:p>0.1566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8217">
                <text:p>0.1582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5321">
                <text:p>0.165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2592">
                <text:p>0.172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0032">
                <text:p>0.180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87641">
                <text:p>0.1876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9542">
                <text:p>0.195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03369">
                <text:p>0.2033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149">
                <text:p>0.211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4379">
                <text:p>0.2143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7267">
                <text:p>0.217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20156">
                <text:p>0.2201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23045">
                <text:p>0.2230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5934">
                <text:p>0.2259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28822">
                <text:p>0.2288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1711">
                <text:p>0.2317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2854">
                <text:p>0.242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433">
                <text:p>0.254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66144">
                <text:p>0.266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78299">
                <text:p>0.278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0801">
                <text:p>0.2908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03655">
                <text:p>0.303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6865">
                <text:p>0.3168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9804">
                <text:p>0.3198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2742">
                <text:p>0.322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5681">
                <text:p>0.325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862">
                <text:p>0.32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1559">
                <text:p>0.331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4498">
                <text:p>0.3344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37437">
                <text:p>0.3374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56585">
                <text:p>0.3565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6442">
                <text:p>0.3764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7021">
                <text:p>0.397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18335">
                <text:p>0.4183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0397">
                <text:p>0.4403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63219">
                <text:p>0.463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6814">
                <text:p>0.4868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1332">
                <text:p>0.491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95849">
                <text:p>0.495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00367">
                <text:p>0.5003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04884">
                <text:p>0.5048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09402">
                <text:p>0.509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3919">
                <text:p>0.5139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8437">
                <text:p>0.5184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0671">
                <text:p>0.5206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2894">
                <text:p>0.5228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5106">
                <text:p>0.525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7307">
                <text:p>0.5273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9497">
                <text:p>0.529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1675">
                <text:p>0.5316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3841">
                <text:p>0.5338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5995">
                <text:p>0.5359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8138">
                <text:p>0.538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40269">
                <text:p>0.5402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2387">
                <text:p>0.5423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44494">
                <text:p>0.5444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6588">
                <text:p>0.5465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8669">
                <text:p>0.5486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62483">
                <text:p>0.5624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7638">
                <text:p>0.576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90361">
                <text:p>0.5903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04424">
                <text:p>0.604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1857">
                <text:p>0.618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32799">
                <text:p>0.6327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7109">
                <text:p>0.6471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058">
                <text:p>0.66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7409">
                <text:p>0.674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87638">
                <text:p>0.6876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01223">
                <text:p>0.7012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14845">
                <text:p>0.7148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8502">
                <text:p>0.728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42194">
                <text:p>0.742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5592">
                <text:p>0.75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9679">
                <text:p>0.7696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347">
                <text:p>0.78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97293">
                <text:p>0.7972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11146">
                <text:p>0.8111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25029">
                <text:p>0.8250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8941">
                <text:p>0.8389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40372">
                <text:p>0.8403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8418">
                <text:p>0.84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843227">
                <text:p>0.8432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4653">
                <text:p>0.8446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46077">
                <text:p>0.846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47499">
                <text:p>0.8474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4892">
                <text:p>0.848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4894">
                <text:p>0.848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48956">
                <text:p>0.848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48967">
                <text:p>0.8489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48973">
                <text:p>0.8489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48975">
                <text:p>0.8489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48972">
                <text:p>0.8489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48964">
                <text:p>0.8489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8952">
                <text:p>0.8489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8935">
                <text:p>0.8489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48914">
                <text:p>0.8489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8888">
                <text:p>0.8488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8858">
                <text:p>0.848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48823">
                <text:p>0.8488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48783">
                <text:p>0.848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54816">
                <text:p>0.8548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0852">
                <text:p>0.860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66889">
                <text:p>0.8668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2928">
                <text:p>0.8729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78968">
                <text:p>0.878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011">
                <text:p>0.8850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1055">
                <text:p>0.8910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76051">
                <text:p>0.876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61064">
                <text:p>0.8610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46093">
                <text:p>0.8460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31139">
                <text:p>0.831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16202">
                <text:p>0.816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01282">
                <text:p>0.8012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86379">
                <text:p>0.7863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83743">
                <text:p>0.7837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8111">
                <text:p>0.78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848">
                <text:p>0.77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5851">
                <text:p>0.7758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3226">
                <text:p>0.7732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70602">
                <text:p>0.770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67982">
                <text:p>0.767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67344">
                <text:p>0.7673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6706">
                <text:p>0.7667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6068">
                <text:p>0.7660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6543">
                <text:p>0.765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64792">
                <text:p>0.7647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63517">
                <text:p>0.763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989cm" svg:y="3.952cm" style:legend-expansion="high" chart:style-name="ch2"/>
        <chart:plot-area chart:style-name="ch3" chart:data-source-has-labels="both" svg:x="0.32cm" svg:y="0.18cm" svg:width="12.349cm" svg:height="8.64cm">
          <chartooo:coordinate-region svg:x="1.497cm" svg:y="0.301cm" svg:width="11.172cm" svg:height="7.517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series chart:style-name="ch7" chart:values-cell-range-address="local-table.$C$2:.$C$160" chart:label-cell-address="local-table.$C$1" chart:class="chart:line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predP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59.921">
                <text:p>59.9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89.5622">
                <text:p>89.56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">
                <text:p>243</text:p>
              </table:table-cell>
              <table:table-cell office:value-type="float" office:value="133.878">
                <text:p>133.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87.75">
                <text:p>187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254.527">
                <text:p>254.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">
                <text:p>589</text:p>
              </table:table-cell>
              <table:table-cell office:value-type="float" office:value="340.889">
                <text:p>340.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6">
                <text:p>726</text:p>
              </table:table-cell>
              <table:table-cell office:value-type="float" office:value="467.314">
                <text:p>467.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5">
                <text:p>855</text:p>
              </table:table-cell>
              <table:table-cell office:value-type="float" office:value="642.892">
                <text:p>642.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8">
                <text:p>1008</text:p>
              </table:table-cell>
              <table:table-cell office:value-type="float" office:value="845.029">
                <text:p>845.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6">
                <text:p>1206</text:p>
              </table:table-cell>
              <table:table-cell office:value-type="float" office:value="1082.85">
                <text:p>1082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6">
                <text:p>1306</text:p>
              </table:table-cell>
              <table:table-cell office:value-type="float" office:value="1298.41">
                <text:p>1298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1">
                <text:p>1411</text:p>
              </table:table-cell>
              <table:table-cell office:value-type="float" office:value="1515.55">
                <text:p>1515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80">
                <text:p>1680</text:p>
              </table:table-cell>
              <table:table-cell office:value-type="float" office:value="1744.11">
                <text:p>1744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1">
                <text:p>2001</text:p>
              </table:table-cell>
              <table:table-cell office:value-type="float" office:value="2008.39">
                <text:p>2008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89">
                <text:p>2289</text:p>
              </table:table-cell>
              <table:table-cell office:value-type="float" office:value="2273.76">
                <text:p>2273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9">
                <text:p>2649</text:p>
              </table:table-cell>
              <table:table-cell office:value-type="float" office:value="2512.21">
                <text:p>2512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9">
                <text:p>2969</text:p>
              </table:table-cell>
              <table:table-cell office:value-type="float" office:value="2740.16">
                <text:p>2740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98">
                <text:p>3198</text:p>
              </table:table-cell>
              <table:table-cell office:value-type="float" office:value="2878.73">
                <text:p>2878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46">
                <text:p>3346</text:p>
              </table:table-cell>
              <table:table-cell office:value-type="float" office:value="3003.57">
                <text:p>3003.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45">
                <text:p>3645</text:p>
              </table:table-cell>
              <table:table-cell office:value-type="float" office:value="3117.96">
                <text:p>3117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78">
                <text:p>3978</text:p>
              </table:table-cell>
              <table:table-cell office:value-type="float" office:value="3332.11">
                <text:p>3332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45">
                <text:p>4245</text:p>
              </table:table-cell>
              <table:table-cell office:value-type="float" office:value="3584.63">
                <text:p>3584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7">
                <text:p>4467</text:p>
              </table:table-cell>
              <table:table-cell office:value-type="float" office:value="3842.38">
                <text:p>3842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85">
                <text:p>4685</text:p>
              </table:table-cell>
              <table:table-cell office:value-type="float" office:value="4054.2">
                <text:p>4054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10">
                <text:p>4810</text:p>
              </table:table-cell>
              <table:table-cell office:value-type="float" office:value="4242.68">
                <text:p>4242.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11">
                <text:p>4911</text:p>
              </table:table-cell>
              <table:table-cell office:value-type="float" office:value="4440.3">
                <text:p>444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28">
                <text:p>5128</text:p>
              </table:table-cell>
              <table:table-cell office:value-type="float" office:value="4667.84">
                <text:p>4667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9">
                <text:p>5329</text:p>
              </table:table-cell>
              <table:table-cell office:value-type="float" office:value="4937.84">
                <text:p>493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9">
                <text:p>5549</text:p>
              </table:table-cell>
              <table:table-cell office:value-type="float" office:value="5204.88">
                <text:p>5204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63">
                <text:p>5763</text:p>
              </table:table-cell>
              <table:table-cell office:value-type="float" office:value="5419.69">
                <text:p>541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83">
                <text:p>5883</text:p>
              </table:table-cell>
              <table:table-cell office:value-type="float" office:value="5653.54">
                <text:p>5653.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7">
                <text:p>5967</text:p>
              </table:table-cell>
              <table:table-cell office:value-type="float" office:value="5802.11">
                <text:p>5802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36">
                <text:p>6036</text:p>
              </table:table-cell>
              <table:table-cell office:value-type="float" office:value="5933.27">
                <text:p>5933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78">
                <text:p>6078</text:p>
              </table:table-cell>
              <table:table-cell office:value-type="float" office:value="6082.4">
                <text:p>608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36">
                <text:p>6236</text:p>
              </table:table-cell>
              <table:table-cell office:value-type="float" office:value="6243.96">
                <text:p>6243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80">
                <text:p>6380</text:p>
              </table:table-cell>
              <table:table-cell office:value-type="float" office:value="6413.1">
                <text:p>641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75">
                <text:p>6475</text:p>
              </table:table-cell>
              <table:table-cell office:value-type="float" office:value="6580.12">
                <text:p>6580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03">
                <text:p>6603</text:p>
              </table:table-cell>
              <table:table-cell office:value-type="float" office:value="6708.96">
                <text:p>6708.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59">
                <text:p>6659</text:p>
              </table:table-cell>
              <table:table-cell office:value-type="float" office:value="6805.91">
                <text:p>680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16">
                <text:p>6716</text:p>
              </table:table-cell>
              <table:table-cell office:value-type="float" office:value="6882.1">
                <text:p>688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37">
                <text:p>6837</text:p>
              </table:table-cell>
              <table:table-cell office:value-type="float" office:value="6935.93">
                <text:p>6935.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57">
                <text:p>6957</text:p>
              </table:table-cell>
              <table:table-cell office:value-type="float" office:value="7047.88">
                <text:p>7047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72">
                <text:p>7072</text:p>
              </table:table-cell>
              <table:table-cell office:value-type="float" office:value="7129.14">
                <text:p>7129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53">
                <text:p>7153</text:p>
              </table:table-cell>
              <table:table-cell office:value-type="float" office:value="7195.3">
                <text:p>7195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238">
                <text:p>7238</text:p>
              </table:table-cell>
              <table:table-cell office:value-type="float" office:value="7266.77">
                <text:p>7266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96">
                <text:p>7296</text:p>
              </table:table-cell>
              <table:table-cell office:value-type="float" office:value="7321.91">
                <text:p>7321.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6">
                <text:p>7326</text:p>
              </table:table-cell>
              <table:table-cell office:value-type="float" office:value="7363.04">
                <text:p>7363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91">
                <text:p>7391</text:p>
              </table:table-cell>
              <table:table-cell office:value-type="float" office:value="7415.39">
                <text:p>7415.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34">
                <text:p>7434</text:p>
              </table:table-cell>
              <table:table-cell office:value-type="float" office:value="7481.65">
                <text:p>748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95">
                <text:p>7495</text:p>
              </table:table-cell>
              <table:table-cell office:value-type="float" office:value="7553.86">
                <text:p>7553.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48">
                <text:p>7548</text:p>
              </table:table-cell>
              <table:table-cell office:value-type="float" office:value="7613.4">
                <text:p>761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2">
                <text:p>7572</text:p>
              </table:table-cell>
              <table:table-cell office:value-type="float" office:value="7676.7">
                <text:p>7676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95">
                <text:p>7595</text:p>
              </table:table-cell>
              <table:table-cell office:value-type="float" office:value="7722.71">
                <text:p>7722.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619">
                <text:p>7619</text:p>
              </table:table-cell>
              <table:table-cell office:value-type="float" office:value="7758.42">
                <text:p>7758.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08">
                <text:p>7708</text:p>
              </table:table-cell>
              <table:table-cell office:value-type="float" office:value="7796.57">
                <text:p>7796.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85">
                <text:p>7785</text:p>
              </table:table-cell>
              <table:table-cell office:value-type="float" office:value="7843.75">
                <text:p>7843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63">
                <text:p>7863</text:p>
              </table:table-cell>
              <table:table-cell office:value-type="float" office:value="7893.92">
                <text:p>7893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20">
                <text:p>7920</text:p>
              </table:table-cell>
              <table:table-cell office:value-type="float" office:value="7955.36">
                <text:p>7955.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66">
                <text:p>7966</text:p>
              </table:table-cell>
              <table:table-cell office:value-type="float" office:value="8012.61">
                <text:p>8012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84">
                <text:p>7984</text:p>
              </table:table-cell>
              <table:table-cell office:value-type="float" office:value="8053.98">
                <text:p>8053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12">
                <text:p>8012</text:p>
              </table:table-cell>
              <table:table-cell office:value-type="float" office:value="8088.96">
                <text:p>8088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65">
                <text:p>8065</text:p>
              </table:table-cell>
              <table:table-cell office:value-type="float" office:value="8131.62">
                <text:p>8131.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10">
                <text:p>8110</text:p>
              </table:table-cell>
              <table:table-cell office:value-type="float" office:value="8191.62">
                <text:p>8191.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58">
                <text:p>8158</text:p>
              </table:table-cell>
              <table:table-cell office:value-type="float" office:value="8259.21">
                <text:p>8259.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40">
                <text:p>8240</text:p>
              </table:table-cell>
              <table:table-cell office:value-type="float" office:value="8327.31">
                <text:p>8327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95">
                <text:p>8295</text:p>
              </table:table-cell>
              <table:table-cell office:value-type="float" office:value="8390.6">
                <text:p>839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44">
                <text:p>8344</text:p>
              </table:table-cell>
              <table:table-cell office:value-type="float" office:value="8433.84">
                <text:p>8433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64">
                <text:p>8364</text:p>
              </table:table-cell>
              <table:table-cell office:value-type="float" office:value="8472.54">
                <text:p>8472.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75">
                <text:p>8475</text:p>
              </table:table-cell>
              <table:table-cell office:value-type="float" office:value="8511.15">
                <text:p>8511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36">
                <text:p>8536</text:p>
              </table:table-cell>
              <table:table-cell office:value-type="float" office:value="8559.15">
                <text:p>8559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0">
                <text:p>8610</text:p>
              </table:table-cell>
              <table:table-cell office:value-type="float" office:value="8615.04">
                <text:p>8615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43">
                <text:p>8643</text:p>
              </table:table-cell>
              <table:table-cell office:value-type="float" office:value="8666.05">
                <text:p>8666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02">
                <text:p>8702</text:p>
              </table:table-cell>
              <table:table-cell office:value-type="float" office:value="8715.23">
                <text:p>871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79">
                <text:p>8779</text:p>
              </table:table-cell>
              <table:table-cell office:value-type="float" office:value="8749.03">
                <text:p>8749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44">
                <text:p>8844</text:p>
              </table:table-cell>
              <table:table-cell office:value-type="float" office:value="8777.69">
                <text:p>8777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891">
                <text:p>8891</text:p>
              </table:table-cell>
              <table:table-cell office:value-type="float" office:value="8812.78">
                <text:p>8812.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39">
                <text:p>8939</text:p>
              </table:table-cell>
              <table:table-cell office:value-type="float" office:value="8862.54">
                <text:p>8862.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75">
                <text:p>8975</text:p>
              </table:table-cell>
              <table:table-cell office:value-type="float" office:value="8914.16">
                <text:p>8914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29">
                <text:p>9029</text:p>
              </table:table-cell>
              <table:table-cell office:value-type="float" office:value="8959.72">
                <text:p>8959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85">
                <text:p>9085</text:p>
              </table:table-cell>
              <table:table-cell office:value-type="float" office:value="9009.93">
                <text:p>9009.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19">
                <text:p>9119</text:p>
              </table:table-cell>
              <table:table-cell office:value-type="float" office:value="9051.47">
                <text:p>9051.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57">
                <text:p>9157</text:p>
              </table:table-cell>
              <table:table-cell office:value-type="float" office:value="9093.22">
                <text:p>9093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91">
                <text:p>9191</text:p>
              </table:table-cell>
              <table:table-cell office:value-type="float" office:value="9137.31">
                <text:p>9137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53">
                <text:p>9253</text:p>
              </table:table-cell>
              <table:table-cell office:value-type="float" office:value="9188.62">
                <text:p>9188.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27">
                <text:p>9327</text:p>
              </table:table-cell>
              <table:table-cell office:value-type="float" office:value="9241.66">
                <text:p>9241.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83">
                <text:p>9383</text:p>
              </table:table-cell>
              <table:table-cell office:value-type="float" office:value="9296.38">
                <text:p>9296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18">
                <text:p>9418</text:p>
              </table:table-cell>
              <table:table-cell office:value-type="float" office:value="9353.05">
                <text:p>9353.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56">
                <text:p>9456</text:p>
              </table:table-cell>
              <table:table-cell office:value-type="float" office:value="9398.26">
                <text:p>9398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17">
                <text:p>9517</text:p>
              </table:table-cell>
              <table:table-cell office:value-type="float" office:value="9441.88">
                <text:p>9441.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86">
                <text:p>9586</text:p>
              </table:table-cell>
              <table:table-cell office:value-type="float" office:value="9485.87">
                <text:p>9485.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40">
                <text:p>9640</text:p>
              </table:table-cell>
              <table:table-cell office:value-type="float" office:value="9543.02">
                <text:p>9543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713">
                <text:p>9713</text:p>
              </table:table-cell>
              <table:table-cell office:value-type="float" office:value="9609.85">
                <text:p>9609.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44">
                <text:p>9744</text:p>
              </table:table-cell>
              <table:table-cell office:value-type="float" office:value="9678.96">
                <text:p>9678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27">
                <text:p>9827</text:p>
              </table:table-cell>
              <table:table-cell office:value-type="float" office:value="9751.07">
                <text:p>9751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80">
                <text:p>9880</text:p>
              </table:table-cell>
              <table:table-cell office:value-type="float" office:value="9813.25">
                <text:p>9813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13">
                <text:p>9913</text:p>
              </table:table-cell>
              <table:table-cell office:value-type="float" office:value="9880.59">
                <text:p>9880.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53">
                <text:p>9953</text:p>
              </table:table-cell>
              <table:table-cell office:value-type="float" office:value="9959.61">
                <text:p>9959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0">
                <text:p>10000</text:p>
              </table:table-cell>
              <table:table-cell office:value-type="float" office:value="10058.5">
                <text:p>10058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51">
                <text:p>10051</text:p>
              </table:table-cell>
              <table:table-cell office:value-type="float" office:value="10178.3">
                <text:p>10178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69">
                <text:p>10169</text:p>
              </table:table-cell>
              <table:table-cell office:value-type="float" office:value="10293.8">
                <text:p>10293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95">
                <text:p>10295</text:p>
              </table:table-cell>
              <table:table-cell office:value-type="float" office:value="10428.2">
                <text:p>10428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7">
                <text:p>10337</text:p>
              </table:table-cell>
              <table:table-cell office:value-type="float" office:value="10544.4">
                <text:p>10544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87">
                <text:p>10387</text:p>
              </table:table-cell>
              <table:table-cell office:value-type="float" office:value="10649.6">
                <text:p>10649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12">
                <text:p>10412</text:p>
              </table:table-cell>
              <table:table-cell office:value-type="float" office:value="10750.6">
                <text:p>1075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9">
                <text:p>10539</text:p>
              </table:table-cell>
              <table:table-cell office:value-type="float" office:value="10859.7">
                <text:p>10859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66">
                <text:p>10666</text:p>
              </table:table-cell>
              <table:table-cell office:value-type="float" office:value="10961.8">
                <text:p>10961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59">
                <text:p>10759</text:p>
              </table:table-cell>
              <table:table-cell office:value-type="float" office:value="11068.6">
                <text:p>11068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27">
                <text:p>10927</text:p>
              </table:table-cell>
              <table:table-cell office:value-type="float" office:value="11187.2">
                <text:p>11187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87">
                <text:p>11187</text:p>
              </table:table-cell>
              <table:table-cell office:value-type="float" office:value="11262.9">
                <text:p>11262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492">
                <text:p>11492</text:p>
              </table:table-cell>
              <table:table-cell office:value-type="float" office:value="11320.6">
                <text:p>1132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694">
                <text:p>11694</text:p>
              </table:table-cell>
              <table:table-cell office:value-type="float" office:value="11356.9">
                <text:p>11356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43">
                <text:p>11843</text:p>
              </table:table-cell>
              <table:table-cell office:value-type="float" office:value="11426.1">
                <text:p>11426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935">
                <text:p>11935</text:p>
              </table:table-cell>
              <table:table-cell office:value-type="float" office:value="11510.7">
                <text:p>1151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67">
                <text:p>12067</text:p>
              </table:table-cell>
              <table:table-cell office:value-type="float" office:value="11582.7">
                <text:p>11582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08">
                <text:p>12208</text:p>
              </table:table-cell>
              <table:table-cell office:value-type="float" office:value="11687.6">
                <text:p>11687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329">
                <text:p>12329</text:p>
              </table:table-cell>
              <table:table-cell office:value-type="float" office:value="11857.3">
                <text:p>11857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404">
                <text:p>12404</text:p>
              </table:table-cell>
              <table:table-cell office:value-type="float" office:value="12089.2">
                <text:p>120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455">
                <text:p>12455</text:p>
              </table:table-cell>
              <table:table-cell office:value-type="float" office:value="12313.1">
                <text:p>12313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574">
                <text:p>12574</text:p>
              </table:table-cell>
              <table:table-cell office:value-type="float" office:value="12521.9">
                <text:p>12521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03">
                <text:p>12703</text:p>
              </table:table-cell>
              <table:table-cell office:value-type="float" office:value="12701.2">
                <text:p>12701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808">
                <text:p>12808</text:p>
              </table:table-cell>
              <table:table-cell office:value-type="float" office:value="12873.8">
                <text:p>12873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890">
                <text:p>12890</text:p>
              </table:table-cell>
              <table:table-cell office:value-type="float" office:value="13043.8">
                <text:p>13043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004">
                <text:p>13004</text:p>
              </table:table-cell>
              <table:table-cell office:value-type="float" office:value="13198.7">
                <text:p>13198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063">
                <text:p>13063</text:p>
              </table:table-cell>
              <table:table-cell office:value-type="float" office:value="13331.4">
                <text:p>13331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7">
                <text:p>13127</text:p>
              </table:table-cell>
              <table:table-cell office:value-type="float" office:value="13445.8">
                <text:p>134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30">
                <text:p>13230</text:p>
              </table:table-cell>
              <table:table-cell office:value-type="float" office:value="13584.1">
                <text:p>13584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64">
                <text:p>13364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01">
                <text:p>13501</text:p>
              </table:table-cell>
              <table:table-cell office:value-type="float" office:value="13907.7">
                <text:p>13907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31">
                <text:p>13631</text:p>
              </table:table-cell>
              <table:table-cell office:value-type="float" office:value="14044.7">
                <text:p>14044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44">
                <text:p>13744</text:p>
              </table:table-cell>
              <table:table-cell office:value-type="float" office:value="14171">
                <text:p>14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34">
                <text:p>13834</text:p>
              </table:table-cell>
              <table:table-cell office:value-type="float" office:value="14252.6">
                <text:p>14252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987">
                <text:p>13987</text:p>
              </table:table-cell>
              <table:table-cell office:value-type="float" office:value="14305.9">
                <text:p>14305.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13">
                <text:p>14213</text:p>
              </table:table-cell>
              <table:table-cell office:value-type="float" office:value="14370.4">
                <text:p>14370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459">
                <text:p>14459</text:p>
              </table:table-cell>
              <table:table-cell office:value-type="float" office:value="14463.3">
                <text:p>1446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89">
                <text:p>14689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970">
                <text:p>14970</text:p>
              </table:table-cell>
              <table:table-cell office:value-type="float" office:value="14697.3">
                <text:p>14697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01">
                <text:p>15101</text:p>
              </table:table-cell>
              <table:table-cell office:value-type="float" office:value="14802.1">
                <text:p>14802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13">
                <text:p>15213</text:p>
              </table:table-cell>
              <table:table-cell office:value-type="float" office:value="14885.8">
                <text:p>14885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5">
                <text:p>15405</text:p>
              </table:table-cell>
              <table:table-cell office:value-type="float" office:value="15020">
                <text:p>150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88">
                <text:p>15688</text:p>
              </table:table-cell>
              <table:table-cell office:value-type="float" office:value="15256.3">
                <text:p>15256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982">
                <text:p>15982</text:p>
              </table:table-cell>
              <table:table-cell office:value-type="float" office:value="15567.1">
                <text:p>15567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260">
                <text:p>16260</text:p>
              </table:table-cell>
              <table:table-cell office:value-type="float" office:value="15897.5">
                <text:p>1589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63">
                <text:p>16463</text:p>
              </table:table-cell>
              <table:table-cell office:value-type="float" office:value="16275.6">
                <text:p>16275.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1cm" svg:height="8.487cm" xlink:href="." xlink:type="simple" chart:class="chart:line" chart:style-name="ch1">
        <chart:title svg:x="6.536cm" svg:y="0.305cm" chart:style-name="ch2">
          <text:p>Rezid smrtí 7</text:p>
        </chart:title>
        <chart:plot-area chart:style-name="ch3" chart:data-source-has-labels="both" svg:x="0.318cm" svg:y="1.253cm" svg:width="15.274cm" svg:height="7.065cm">
          <chartooo:coordinate-region svg:x="1.045cm" svg:y="1.253cm" svg:width="14.547cm" svg:height="6.667cm"/>
          <chart:axis chart:dimension="x" chart:name="primary-x" chart:style-name="ch4" chartooo:axis-type="text">
            <chart:categories table:cell-range-address="local-table.$A$2:.$A$2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0" chart:label-cell-address="local-table.$B$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estre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1665">
                <text:p>0.0211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19442">
                <text:p>0.05194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86968">
                <text:p>0.0986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933">
                <text:p>0.1689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526">
                <text:p>0.273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8213">
                <text:p>0.4282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54867">
                <text:p>0.65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051">
                <text:p>0.978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183">
                <text:p>1.44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9982">
                <text:p>2.09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245">
                <text:p>2.992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6478">
                <text:p>3.164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3901">
                <text:p>4.63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7683">
                <text:p>4.37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8962">
                <text:p>3.2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027">
                <text:p>2.30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6227">
                <text:p>4.362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3247">
                <text:p>4.3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178">
                <text:p>2.231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78181">
                <text:p>-2.78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66756">
                <text:p>-6.667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9.37192">
                <text:p>-9.371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.95542">
                <text:p>-8.95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5.7064">
                <text:p>-15.7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7461">
                <text:p>-17.7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.8266">
                <text:p>-18.8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7197">
                <text:p>-20.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.5697">
                <text:p>-20.5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1.5752">
                <text:p>-21.57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7879">
                <text:p>-27.7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.5936">
                <text:p>-24.5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3097">
                <text:p>-27.30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5813">
                <text:p>-27.58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.992">
                <text:p>-20.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8.327">
                <text:p>-28.3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1.9583">
                <text:p>-21.9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8029">
                <text:p>-11.8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40105">
                <text:p>-8.40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81026">
                <text:p>-6.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13749">
                <text:p>-3.13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.43307">
                <text:p>-6.433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4556">
                <text:p>3.045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5297">
                <text:p>1.25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0698">
                <text:p>1.6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7879">
                <text:p>0.627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644">
                <text:p>3.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8129">
                <text:p>5.58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38612">
                <text:p>9.38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902">
                <text:p>17.4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8684">
                <text:p>9.8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7176">
                <text:p>8.7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68689">
                <text:p>6.6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81531">
                <text:p>4.81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3503">
                <text:p>2.7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4962">
                <text:p>0.64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5.03982">
                <text:p>-5.03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70464">
                <text:p>-5.70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3243">
                <text:p>-5.32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295">
                <text:p>-4.3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10874">
                <text:p>-6.108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6882">
                <text:p>-5.06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01109">
                <text:p>-2.01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.84339">
                <text:p>-4.843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883227">
                <text:p>-0.8832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574">
                <text:p>-0.285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70539">
                <text:p>0.970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3992">
                <text:p>2.139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56865">
                <text:p>4.56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995">
                <text:p>-0.046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9782">
                <text:p>3.79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3102">
                <text:p>4.43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0033">
                <text:p>-0.1000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62338">
                <text:p>-1.6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29284">
                <text:p>-1.29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60498">
                <text:p>-4.604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88343">
                <text:p>-0.588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12291">
                <text:p>1.122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734">
                <text:p>0.6527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6887">
                <text:p>5.86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73539">
                <text:p>7.73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3389">
                <text:p>7.43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97246">
                <text:p>7.97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7513">
                <text:p>5.7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9497">
                <text:p>3.39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8767">
                <text:p>3.88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889">
                <text:p>2.708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572">
                <text:p>2.4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2662">
                <text:p>3.026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341">
                <text:p>2.73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9056">
                <text:p>4.390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049">
                <text:p>4.15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1535">
                <text:p>7.01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089">
                <text:p>6.8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68871">
                <text:p>7.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51893">
                <text:p>6.518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28988">
                <text:p>6.28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2955">
                <text:p>5.229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96493">
                <text:p>4.964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16462">
                <text:p>2.16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6278">
                <text:p>1.86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630274">
                <text:p>-0.06302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17366">
                <text:p>0.7173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338">
                <text:p>1.643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9816">
                <text:p>-0.419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57437">
                <text:p>-2.574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.54193">
                <text:p>-3.54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5437">
                <text:p>-6.54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.57115">
                <text:p>-5.57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.51815">
                <text:p>-4.5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55863">
                <text:p>-4.55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80463">
                <text:p>-2.80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12117">
                <text:p>1.1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98226">
                <text:p>-0.69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3937">
                <text:p>3.23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8316">
                <text:p>5.783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473">
                <text:p>8.25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56379">
                <text:p>6.563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3909">
                <text:p>6.839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23086">
                <text:p>7.23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7969">
                <text:p>10.7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.2596">
                <text:p>9.25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59122">
                <text:p>6.591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6912">
                <text:p>7.36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59242">
                <text:p>6.592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85011">
                <text:p>6.8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92355">
                <text:p>7.92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10735">
                <text:p>5.107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21835">
                <text:p>5.21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2822">
                <text:p>4.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3142">
                <text:p>5.231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483">
                <text:p>6.16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5468">
                <text:p>2.354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1129">
                <text:p>1.411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7897">
                <text:p>0.2078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4635">
                <text:p>0.4746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562274">
                <text:p>-0.5622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1225">
                <text:p>-2.412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.3286">
                <text:p>-2.32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4613">
                <text:p>1.64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86128">
                <text:p>-1.86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57935">
                <text:p>-0.7579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16363">
                <text:p>-1.16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23825">
                <text:p>-0.06238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3119">
                <text:p>0.193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1846">
                <text:p>4.61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16622">
                <text:p>0.116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15197">
                <text:p>3.15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8301">
                <text:p>7.683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18448">
                <text:p>9.18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4614">
                <text:p>9.4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6719">
                <text:p>11.67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3175">
                <text:p>8.43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635">
                <text:p>13.16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6815">
                <text:p>15.6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3461">
                <text:p>12.34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6308">
                <text:p>11.6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142">
                <text:p>10.81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227">
                <text:p>9.1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33431">
                <text:p>8.334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3889">
                <text:p>5.738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3617">
                <text:p>4.13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8135">
                <text:p>2.28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6519">
                <text:p>3.76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95035">
                <text:p>4.95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1878">
                <text:p>4.18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46175">
                <text:p>5.461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9577">
                <text:p>6.69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06825">
                <text:p>9.068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3129">
                <text:p>13.3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142">
                <text:p>12.1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441">
                <text:p>11.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6413">
                <text:p>13.6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26">
                <text:p>14.2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6829">
                <text:p>16.6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2924">
                <text:p>16.29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7.692cm" svg:y="0.316cm" chart:style-name="ch2">
          <text:p>lls</text:p>
        </chart:title>
        <chart:plot-area chart:style-name="ch3" chart:data-source-has-labels="both" svg:x="0.32cm" svg:y="1.275cm" svg:width="15.36cm" svg:height="7.545cm">
          <chartooo:coordinate-region svg:x="0.941cm" svg:y="1.396cm" svg:width="14.739cm" svg:height="6.421cm"/>
          <chart:axis chart:dimension="x" chart:name="primary-x" chart:style-name="ch4" chartooo:axis-type="text">
            <chart:categories table:cell-range-address="local-table.$A$2:.$A$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60" chart:label-cell-address="local-table.$B$1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45cm" svg:height="10.325cm" xlink:href=".." xlink:type="simple" chart:class="chart:line" chart:style-name="ch1">
        <chart:title svg:x="7.053cm" svg:y="0.342cm" chart:style-name="ch2">
          <text:p>smidsnumber</text:p>
        </chart:title>
        <chart:plot-area chart:style-name="ch3" table:cell-range-address="'single 9.9'.S1:'single 9.9'.S200" chart:data-source-has-labels="row" svg:x="0.338cm" svg:y="1.327cm" svg:width="16.269cm" svg:height="8.792cm">
          <chartooo:coordinate-region svg:x="1.065cm" svg:y="1.448cm" svg:width="15.542cm" svg:height="7.6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S2:'single 9.9'.S200" chart:label-cell-address="'single 9.9'.S1:'single 9.9'.S1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'single 9.9'.S1:'single 9.9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4134">
                <text:p>1.54134</text:p>
                <draw:g>
                  <svg:desc>'single 9.9'.S2:'single 9.9'.S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869">
                <text:p>1.538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387">
                <text:p>1.53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702">
                <text:p>1.5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4344">
                <text:p>1.54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4518">
                <text:p>1.54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461">
                <text:p>1.54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3889">
                <text:p>1.53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3588">
                <text:p>1.53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3587">
                <text:p>1.53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3395">
                <text:p>1.53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2784">
                <text:p>1.52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1617">
                <text:p>1.51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0159">
                <text:p>1.50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8075">
                <text:p>1.48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6265">
                <text:p>1.46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763">
                <text:p>1.447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987">
                <text:p>1.34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941">
                <text:p>1.25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6657">
                <text:p>1.16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7298">
                <text:p>1.072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9775">
                <text:p>0.969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6841">
                <text:p>0.9568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7931">
                <text:p>0.947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5706">
                <text:p>0.935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45091">
                <text:p>0.945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6822">
                <text:p>0.9468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44572">
                <text:p>0.944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3683">
                <text:p>0.933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27537">
                <text:p>0.927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6227">
                <text:p>0.926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1878">
                <text:p>0.921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6186">
                <text:p>0.9361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2087">
                <text:p>0.942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43492">
                <text:p>0.943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4912">
                <text:p>0.934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2356">
                <text:p>0.932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37428">
                <text:p>0.93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9125">
                <text:p>0.939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2767">
                <text:p>0.9527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56854">
                <text:p>0.956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6206">
                <text:p>0.956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5953">
                <text:p>0.945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9873">
                <text:p>0.939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865">
                <text:p>0.939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5548">
                <text:p>0.935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003">
                <text:p>0.9530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9528">
                <text:p>0.959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114">
                <text:p>0.96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8748">
                <text:p>0.9487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44529">
                <text:p>0.944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48747">
                <text:p>0.948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8176">
                <text:p>0.948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6792">
                <text:p>0.966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2105">
                <text:p>0.972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0744">
                <text:p>0.970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4432">
                <text:p>0.9544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6019">
                <text:p>0.946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6232">
                <text:p>0.9462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0933">
                <text:p>0.9409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5563">
                <text:p>0.965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74948">
                <text:p>0.9749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76723">
                <text:p>0.976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1414">
                <text:p>0.9614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5094">
                <text:p>0.9550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8671">
                <text:p>0.9586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5917">
                <text:p>0.9559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0758">
                <text:p>0.9807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81">
                <text:p>0.98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8677">
                <text:p>0.986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5909">
                <text:p>0.9659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5281">
                <text:p>0.955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9452">
                <text:p>0.9494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80864">
                <text:p>0.980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2203">
                <text:p>0.992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3646">
                <text:p>0.9936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2786">
                <text:p>0.972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63612">
                <text:p>0.963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7444">
                <text:p>0.967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62966">
                <text:p>0.9629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5698">
                <text:p>0.9956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0546">
                <text:p>1.005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392">
                <text:p>1.00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76911">
                <text:p>0.9769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3199">
                <text:p>0.963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436">
                <text:p>0.96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5998">
                <text:p>0.955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6998">
                <text:p>0.996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172">
                <text:p>1.011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361">
                <text:p>1.013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86497">
                <text:p>0.986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74591">
                <text:p>0.974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79698">
                <text:p>0.9796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3989">
                <text:p>0.973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599">
                <text:p>1.015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2804">
                <text:p>1.028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2547">
                <text:p>1.025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883">
                <text:p>0.9898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154">
                <text:p>0.97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2545">
                <text:p>0.972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1202">
                <text:p>0.961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472">
                <text:p>1.034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791">
                <text:p>1.03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0378">
                <text:p>1.00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283">
                <text:p>0.989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6782">
                <text:p>0.996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90381">
                <text:p>0.9903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448">
                <text:p>1.044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568">
                <text:p>1.05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1144">
                <text:p>1.01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8156">
                <text:p>0.9881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656">
                <text:p>0.989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75409">
                <text:p>0.9754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3565">
                <text:p>1.03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5232">
                <text:p>1.052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4793">
                <text:p>1.04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6131">
                <text:p>0.996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9223">
                <text:p>0.9692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70199">
                <text:p>0.970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53506">
                <text:p>0.9535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02114">
                <text:p>1.021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3985">
                <text:p>1.03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03498">
                <text:p>1.034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77118">
                <text:p>0.977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7163">
                <text:p>0.9471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3312">
                <text:p>0.963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72377">
                <text:p>0.9723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5438">
                <text:p>1.05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928">
                <text:p>1.079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7537">
                <text:p>1.075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1597">
                <text:p>1.015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72266">
                <text:p>0.972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56785">
                <text:p>0.9567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28922">
                <text:p>0.9289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557">
                <text:p>1.01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418">
                <text:p>1.0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3904">
                <text:p>1.039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71591">
                <text:p>0.971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38414">
                <text:p>0.9384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332">
                <text:p>0.943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24287">
                <text:p>0.9242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1913">
                <text:p>1.019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758">
                <text:p>1.047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4428">
                <text:p>1.044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0295">
                <text:p>0.9702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33893">
                <text:p>0.9338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39127">
                <text:p>0.9391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8275">
                <text:p>0.9182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316">
                <text:p>1.03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781">
                <text:p>1.07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8947">
                <text:p>1.089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4142">
                <text:p>1.041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2607">
                <text:p>1.026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4053">
                <text:p>1.040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3468">
                <text:p>1.034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0635">
                <text:p>1.106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2719">
                <text:p>1.127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2435">
                <text:p>1.124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7143">
                <text:p>1.07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4423">
                <text:p>1.044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4393">
                <text:p>1.043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2158">
                <text:p>1.021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9396">
                <text:p>1.093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1501">
                <text:p>1.11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1177">
                <text:p>1.111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5294">
                <text:p>1.052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2357">
                <text:p>1.023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884">
                <text:p>1.028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016">
                <text:p>1.02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9739">
                <text:p>1.097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2086">
                <text:p>1.12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1962">
                <text:p>1.119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6869">
                <text:p>1.068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4682">
                <text:p>1.046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3947">
                <text:p>1.039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1027">
                <text:p>1.110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2966">
                <text:p>1.129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2574">
                <text:p>1.125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7414">
                <text:p>1.074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5191">
                <text:p>1.051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5845">
                <text:p>1.058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04944">
                <text:p>1.0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386">
                <text:p>1.113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3392">
                <text:p>1.133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351">
                <text:p>1.13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9598">
                <text:p>1.09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8064">
                <text:p>1.080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898">
                <text:p>1.08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9062">
                <text:p>1.090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4676">
                <text:p>1.146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636">
                <text:p>1.166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021">
                <text:p>1.17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4825">
                <text:p>1.148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4531">
                <text:p>1.145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5683">
                <text:p>1.1568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Spektrální radius</text:p>
        </chart:title>
        <chart:plot-area chart:style-name="ch3" table:cell-range-address="'single 9.9'.AT1:'single 9.9'.AU229" chart:data-source-has-labels="both" svg:x="0.32cm" svg:y="1.275cm" svg:width="15.36cm" svg:height="7.545cm">
          <chartooo:coordinate-region svg:x="1.047cm" svg:y="1.475cm" svg:width="14.633cm" svg:height="6.698cm"/>
          <chart:axis chart:dimension="x" chart:name="primary-x" chart:style-name="ch4" chartooo:axis-type="auto">
            <chartooo:date-scale/>
            <chart:categories table:cell-range-address="'single 9.9'.AT2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U2:'single 9.9'.AU229" chart:label-cell-address="'single 9.9'.AU1:'single 9.9'.AU1" chart:class="chart:line">
            <chart:data-point chart:repeated="2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ktrální radius</text:p>
                <draw:g>
                  <svg:desc>'single 9.9'.AU1:'single 9.9'.AU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29</svg:desc>
                </draw:g>
              </table:table-cell>
              <table:table-cell office:value-type="float" office:value="NaN">
                <text:p>NaN</text:p>
                <draw:g>
                  <svg:desc>'single 9.9'.AU2:'single 9.9'.AU22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54128285714286">
                <text:p>1.5412828571428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4093285714286">
                <text:p>1.54093285714286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.54053142857143">
                <text:p>1.5405314285714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.54012714285714">
                <text:p>1.5401271428571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53968857142857">
                <text:p>1.5396885714285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53746">
                <text:p>1.53746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53331571428571">
                <text:p>1.5333157142857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52717">
                <text:p>1.5271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.51886428571429">
                <text:p>1.5188642857142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50840285714286">
                <text:p>1.50840285714286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49579714285714">
                <text:p>1.4957971428571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4695">
                <text:p>1.469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43115285714286">
                <text:p>1.4311528571428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121">
                <text:p>1.3812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1998">
                <text:p>1.3199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24698357142857">
                <text:p>1.246983571428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17472514285714">
                <text:p>1.174725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10333957142857">
                <text:p>1.103339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04417328571429">
                <text:p>1.0441732857142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999270571428571">
                <text:p>0.9992705714285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967878">
                <text:p>0.96787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949534">
                <text:p>0.94953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944378">
                <text:p>0.94437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940191714285714">
                <text:p>0.9401917142857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937091142857143">
                <text:p>0.93709114285714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935115714285714">
                <text:p>0.93511571428571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933843571428571">
                <text:p>0.933843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933167142857143">
                <text:p>0.9331671428571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933012857142857">
                <text:p>0.93301285714285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933188428571429">
                <text:p>0.93318842857142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933876857142857">
                <text:p>0.93387685714285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935477">
                <text:p>0.9354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937940857142857">
                <text:p>0.93794085714285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940309571428571">
                <text:p>0.94030957142857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942419142857143">
                <text:p>0.94241914285714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944235428571428">
                <text:p>0.94423542857142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45812714285714">
                <text:p>0.94581271428571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946886571428571">
                <text:p>0.94688657142857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947234714285714">
                <text:p>0.9472347142857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946723714285714">
                <text:p>0.94672371428571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946757428571429">
                <text:p>0.9467574285714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947139428571428">
                <text:p>0.94713942857142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947844285714286">
                <text:p>0.94784428571428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948243571428571">
                <text:p>0.94824357142857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948908714285714">
                <text:p>0.9489087142857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950177571428571">
                <text:p>0.95017757142857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951981571428571">
                <text:p>0.95198157142857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953951428571429">
                <text:p>0.95395142857142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955748142857143">
                <text:p>0.95574814285714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957120142857143">
                <text:p>0.9571201428571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957932142857143">
                <text:p>0.95793214285714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958145">
                <text:p>0.95814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957785714285714">
                <text:p>0.957785714285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956751">
                <text:p>0.95675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956575428571429">
                <text:p>0.95657542857142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956981571428571">
                <text:p>0.9569815714285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957835714285714">
                <text:p>0.95783571428571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958833142857143">
                <text:p>0.9588331428571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960129571428571">
                <text:p>0.96012957142857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961906571428571">
                <text:p>0.96190657142857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964047142857143">
                <text:p>0.96404714285714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966217857142857">
                <text:p>0.966217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968096714285714">
                <text:p>0.96809671428571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969532">
                <text:p>0.96953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970174142857143">
                <text:p>0.9701741428571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970200857142857">
                <text:p>0.97020085714285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969819285714286">
                <text:p>0.969819285714286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968895714285714">
                <text:p>0.96889571428571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968910857142857">
                <text:p>0.96891085714285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969497">
                <text:p>0.96949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970479285714286">
                <text:p>0.97047928571428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971461714285714">
                <text:p>0.97146171428571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972651857142857">
                <text:p>0.9726518571428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974286714285714">
                <text:p>0.97428671428571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976217285714286">
                <text:p>0.97621728571428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978336428571429">
                <text:p>0.978336428571429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980230285714286">
                <text:p>0.98023028571428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981698">
                <text:p>0.98169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982287285714286">
                <text:p>0.98228728571428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982228285714286">
                <text:p>0.98222828571428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981787714285714">
                <text:p>0.98178771428571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980792285714286">
                <text:p>0.98079228571428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980978">
                <text:p>0.98097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981872285714286">
                <text:p>0.981872285714286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983256571428571">
                <text:p>0.98325657142857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984626">
                <text:p>0.98462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986253428571428">
                <text:p>0.98625342857142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988444571428571">
                <text:p>0.98844457142857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991014714285714">
                <text:p>0.99101471428571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993727857142857">
                <text:p>0.99372785714285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996059285714286">
                <text:p>0.99605928571428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997753571428571">
                <text:p>0.99775357142857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998237285714286">
                <text:p>0.99823728571428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997801428571429">
                <text:p>0.9978014285714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996779571428572">
                <text:p>0.9967795714285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994952857142857">
                <text:p>0.99495285714285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994811428571428">
                <text:p>0.99481142857142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995765714285714">
                <text:p>0.99576571428571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997542857142857">
                <text:p>0.9975428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999528142857143">
                <text:p>0.99952814285714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.00206285714286">
                <text:p>1.0020628571428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.00552528571429">
                <text:p>1.0055252857142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.00969371428571">
                <text:p>1.0096937142857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.01390514285714">
                <text:p>1.0139051428571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.01751657142857">
                <text:p>1.0175165714285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.02021514285714">
                <text:p>1.020215142857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.02130942857143">
                <text:p>1.0213094285714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.02114842857143">
                <text:p>1.02114842857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.02013042857143">
                <text:p>1.0201304285714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.01799157142857">
                <text:p>1.0179915714285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.01673014285714">
                <text:p>1.0167301428571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.015633">
                <text:p>1.0156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.01436585714286">
                <text:p>1.0143658571428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.01217885714286">
                <text:p>1.0121788571428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.00947414285714">
                <text:p>1.0094741428571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.00669457142857">
                <text:p>1.006694571428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.00356557142857">
                <text:p>1.0035655714285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.00149271428571">
                <text:p>1.0014927142857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999711285714286">
                <text:p>0.99971128571428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997861285714286">
                <text:p>0.99786128571428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995145142857143">
                <text:p>0.99514514285714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991993714285714">
                <text:p>0.99199371428571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991009857142857">
                <text:p>0.99100985714285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993705714285714">
                <text:p>0.99370571428571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998454285714286">
                <text:p>0.99845428571428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.00408714285714">
                <text:p>1.0040871428571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.00985714285714">
                <text:p>1.0098571428571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.01540742857143">
                <text:p>1.01540742857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.01899357142857">
                <text:p>1.0189935714285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.01806114285714">
                <text:p>1.0180611428571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.01185328571429">
                <text:p>1.01185328571429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.006309">
                <text:p>1.00630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0095471428571">
                <text:p>1.0009547142857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995764714285714">
                <text:p>0.99576471428571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989424857142857">
                <text:p>0.98942485714285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984588857142857">
                <text:p>0.98458885714285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982665285714286">
                <text:p>0.98266528571428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982003142857143">
                <text:p>0.98200314285714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982511714285714">
                <text:p>0.98251171428571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983337428571429">
                <text:p>0.98333742857142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984086">
                <text:p>0.98408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983900857142857">
                <text:p>0.98390085714285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983255">
                <text:p>0.98325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982656">
                <text:p>0.98265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981797142857143">
                <text:p>0.98179714285714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983578571428571">
                <text:p>0.98357857142857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987938571428571">
                <text:p>0.98793857142857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994394285714286">
                <text:p>0.99439428571428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.004555">
                <text:p>1.00455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.01772314285714">
                <text:p>1.0177231428571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.03220928571429">
                <text:p>1.0322092857142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.04883857142857">
                <text:p>1.0488385714285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05951714285714">
                <text:p>1.0595171428571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.06653">
                <text:p>1.0665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.07151285714286">
                <text:p>1.07151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.0758">
                <text:p>1.075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.07839428571429">
                <text:p>1.07839428571429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.07888">
                <text:p>1.0788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.07700857142857">
                <text:p>1.0770085714285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.07523857142857">
                <text:p>1.0752385714285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.07349857142857">
                <text:p>1.0734985714285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.07170142857143">
                <text:p>1.0717014285714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6906">
                <text:p>1.0690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.06610857142857">
                <text:p>1.0661085714285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.06395285714286">
                <text:p>1.063952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.06375">
                <text:p>1.0637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.06424">
                <text:p>1.0642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.06507571428571">
                <text:p>1.0650757142857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.06619714285714">
                <text:p>1.066197142857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.06844714285714">
                <text:p>1.0684471428571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.07176857142857">
                <text:p>1.0717685714285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.07544">
                <text:p>1.0754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7819857142857">
                <text:p>1.0781985714285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.08003857142857">
                <text:p>1.0800385714285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.08129571428571">
                <text:p>1.081295714285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.08217">
                <text:p>1.0821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.08294857142857">
                <text:p>1.0829485714285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.08367571428571">
                <text:p>1.0836757142857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.08423428571429">
                <text:p>1.08423428571429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.08565857142857">
                <text:p>1.08565857142857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.08617142857143">
                <text:p>1.086171428571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.08678">
                <text:p>1.086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8811714285714">
                <text:p>1.0881171428571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.09123714285714">
                <text:p>1.0912371428571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.09534142857143">
                <text:p>1.0953414285714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.09982">
                <text:p>1.0998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.10570285714286">
                <text:p>1.1057028571428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.11040285714286">
                <text:p>1.1104028571428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.11503714285714">
                <text:p>1.1150371428571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.12005285714286">
                <text:p>1.1200528571428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.12752">
                <text:p>1.1275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.13675857142857">
                <text:p>1.136758571428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4633428571429">
                <text:p>1.14633428571429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.15623571428571">
                <text:p>1.1562357142857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.16137285714286">
                <text:p>1.1613728571428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.16386">
                <text:p>1.1638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.16460428571429">
                <text:p>1.1646042857142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.16526428571429">
                <text:p>1.1652642857142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.16428857142857">
                <text:p>1.1642885714285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.16063428571429">
                <text:p>1.1606342857142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.15494714285714">
                <text:p>1.1549471428571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.14846571428571">
                <text:p>1.1484657142857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4266857142857">
                <text:p>1.1426685714285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.13824">
                <text:p>1.1382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.13609">
                <text:p>1.13609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.13573857142857">
                <text:p>1.1357385714285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.13648666666667">
                <text:p>1.13648666666667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.13976">
                <text:p>1.1397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.1403625">
                <text:p>1.140362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13cm" svg:y="0.316cm" chart:style-name="ch2">
          <text:p>Reziduum S</text:p>
        </chart:title>
        <chart:plot-area chart:style-name="ch3" table:cell-range-address="'single 9.9'.I1:'single 9.9'.I200" chart:data-source-has-labels="row" svg:x="0.32cm" svg:y="1.275cm" svg:width="15.36cm" svg:height="7.545cm">
          <chartooo:coordinate-region svg:x="0.941cm" svg:y="1.396cm" svg:width="14.739cm" svg:height="6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I5:'single 9.9'.I200" chart:label-cell-address="'single 9.9'.I1:'single 9.9'.I4" chart:class="chart:line">
            <chart:data-point chart:repeated="1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single 9.9'.I1:'single 9.9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I5:'single 9.9'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1cm" svg:height="8.489cm" xlink:href=".." xlink:type="simple" chart:class="chart:line" chart:style-name="ch1">
        <chart:title svg:x="6.733cm" svg:y="0.305cm" chart:style-name="ch2">
          <text:p>Reziduum 7 S</text:p>
        </chart:title>
        <chart:plot-area chart:style-name="ch3" table:cell-range-address="'single 9.9'.J2:'single 9.9'.J200" svg:x="0.698cm" svg:y="1.252cm" svg:width="15.155cm" svg:height="7.79cm">
          <chartooo:coordinate-region svg:x="1.319cm" svg:y="1.451cm" svg:width="14.534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J2:'single 9.9'.J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ingle 9.9'.J2:'single 9.9'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8cm" svg:y="0.316cm" chart:style-name="ch2">
          <text:p>Res A</text:p>
        </chart:title>
        <chart:plot-area chart:style-name="ch3" table:cell-range-address="'single 9.9'.D1:'single 9.9'.D208" chart:data-source-has-labels="row" svg:x="0.453cm" svg:y="0.038cm" svg:width="14.859cm" svg:height="9.036cm">
          <chartooo:coordinate-region svg:x="0.995cm" svg:y="0.237cm" svg:width="14.317cm" svg:height="8.6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D5:'single 9.9'.D208" chart:label-cell-address="'single 9.9'.D1:'single 9.9'.D4" chart:class="chart:line">
            <chart:data-point chart:repeated="2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 -nan -nan -nan</text:p>
                <text:list>
                  <text:list-item>
                    <text:p>res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  <text:list-item>
                    <text:p>-nan</text:p>
                  </text:list-item>
                </text:list>
                <draw:g>
                  <svg:desc>'single 9.9'.D1:'single 9.9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0366">
                <text:p>0.120366</text:p>
                <draw:g>
                  <svg:desc>'single 9.9'.D5:'single 9.9'.D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3481">
                <text:p>-1.13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9317">
                <text:p>-1.593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5219">
                <text:p>-1.25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9272">
                <text:p>-1.09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551">
                <text:p>-0.8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50984">
                <text:p>-0.7509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65127">
                <text:p>-0.765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38783">
                <text:p>-0.538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22534">
                <text:p>-0.522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2045">
                <text:p>-0.42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67549">
                <text:p>-0.367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35232">
                <text:p>-0.335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00294">
                <text:p>-0.100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3026">
                <text:p>0.143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1001">
                <text:p>0.291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0628">
                <text:p>0.440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901">
                <text:p>0.47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9117">
                <text:p>0.549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7603">
                <text:p>0.867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4315">
                <text:p>1.24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282">
                <text:p>1.42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3019">
                <text:p>1.43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689">
                <text:p>1.40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8297">
                <text:p>1.28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6934">
                <text:p>0.826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5336">
                <text:p>0.435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005">
                <text:p>0.34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19314">
                <text:p>0.0719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397099">
                <text:p>-0.0397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77315">
                <text:p>-0.177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7736">
                <text:p>-0.07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05462">
                <text:p>-0.405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3979">
                <text:p>-0.63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33579">
                <text:p>-0.633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82878">
                <text:p>-0.582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12564">
                <text:p>-0.612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49587">
                <text:p>-0.449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2362">
                <text:p>-0.323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40513">
                <text:p>-0.640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769663">
                <text:p>-0.769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40732">
                <text:p>-0.940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62862">
                <text:p>-0.862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80959">
                <text:p>-0.680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66004">
                <text:p>-0.466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58881">
                <text:p>-0.158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16849">
                <text:p>-0.3168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99641">
                <text:p>-0.299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54589">
                <text:p>-0.1545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91803">
                <text:p>-0.1918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130872">
                <text:p>-0.00130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4067">
                <text:p>0.134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01579">
                <text:p>-0.301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8803">
                <text:p>-0.468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01137">
                <text:p>-0.4011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56028">
                <text:p>-0.2560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72802">
                <text:p>-0.172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82572">
                <text:p>-0.182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71273">
                <text:p>-0.05712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5257">
                <text:p>0.1152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1801">
                <text:p>0.2418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8655">
                <text:p>0.2886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3166">
                <text:p>0.08831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1862">
                <text:p>0.3118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4235">
                <text:p>0.644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31922">
                <text:p>0.8319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90985">
                <text:p>0.8909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30286">
                <text:p>0.730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0522">
                <text:p>0.6305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8186">
                <text:p>0.698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79192">
                <text:p>0.879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702">
                <text:p>1.13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0741">
                <text:p>1.207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4094">
                <text:p>1.040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4729">
                <text:p>1.047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7382">
                <text:p>1.073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6932">
                <text:p>0.786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78004">
                <text:p>0.778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98689">
                <text:p>0.698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5443">
                <text:p>0.8654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41331">
                <text:p>0.06413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189297">
                <text:p>-0.01892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43978">
                <text:p>-0.1439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2952">
                <text:p>0.162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8793">
                <text:p>0.1687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29391">
                <text:p>-0.129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07363">
                <text:p>-0.307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52308">
                <text:p>-0.252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279">
                <text:p>-0.11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05">
                <text:p>0.1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6375">
                <text:p>0.226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3555">
                <text:p>0.283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1099">
                <text:p>0.4610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0761">
                <text:p>0.510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11102">
                <text:p>0.6111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71587">
                <text:p>0.4715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90573">
                <text:p>0.2905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6104">
                <text:p>0.361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3703">
                <text:p>0.7037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13184">
                <text:p>0.8131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9522">
                <text:p>0.5295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7627">
                <text:p>0.2076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7046">
                <text:p>0.270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1562">
                <text:p>0.1515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0513">
                <text:p>0.6205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379">
                <text:p>0.333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1543">
                <text:p>0.391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5723">
                <text:p>0.645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3061">
                <text:p>0.7730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27258">
                <text:p>0.9272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0428">
                <text:p>1.10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2112">
                <text:p>0.3921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12193">
                <text:p>-0.2121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6357">
                <text:p>0.3163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57841">
                <text:p>0.5578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6042">
                <text:p>1.060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6757">
                <text:p>0.3167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10971">
                <text:p>-0.1109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04723">
                <text:p>0.03047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744573">
                <text:p>-0.744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62603">
                <text:p>-2.62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38125">
                <text:p>-4.38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19304">
                <text:p>-4.193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22919">
                <text:p>-3.229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79493">
                <text:p>-1.794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11881">
                <text:p>-1.118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37991">
                <text:p>-0.637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306191">
                <text:p>-0.3061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9034">
                <text:p>0.329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292">
                <text:p>1.02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3414">
                <text:p>1.13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4875">
                <text:p>1.34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5478">
                <text:p>1.854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5413">
                <text:p>2.554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41392">
                <text:p>2.413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63326">
                <text:p>2.633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6752">
                <text:p>2.67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41515">
                <text:p>2.415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4721">
                <text:p>1.947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5926">
                <text:p>1.45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5241">
                <text:p>1.152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13476">
                <text:p>0.9134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341">
                <text:p>0.93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31814">
                <text:p>0.0431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31903">
                <text:p>-1.31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26844">
                <text:p>-2.268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4939">
                <text:p>-2.4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05477">
                <text:p>-3.054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5753">
                <text:p>-1.55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385657">
                <text:p>-0.3856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81072">
                <text:p>-0.681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73747">
                <text:p>-1.737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.37449">
                <text:p>-2.374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.48432">
                <text:p>-2.484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5722">
                <text:p>-1.557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76703">
                <text:p>-0.2767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12085">
                <text:p>0.812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21291">
                <text:p>0.721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5386">
                <text:p>0.4353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03487">
                <text:p>0.8034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6815">
                <text:p>1.568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44887">
                <text:p>1.448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9451">
                <text:p>2.194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96625">
                <text:p>2.966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4226">
                <text:p>3.34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93746">
                <text:p>2.937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5283">
                <text:p>2.852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8272">
                <text:p>2.582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61861">
                <text:p>2.61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91492">
                <text:p>2.914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0186">
                <text:p>3.401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2648">
                <text:p>3.26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4051">
                <text:p>2.840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52635">
                <text:p>2.526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74712">
                <text:p>2.74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222">
                <text:p>1.4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0319">
                <text:p>1.903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71651">
                <text:p>2.716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2583">
                <text:p>2.525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07009">
                <text:p>2.070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9685">
                <text:p>1.79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66203">
                <text:p>2.662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9132">
                <text:p>1.291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62322">
                <text:p>1.62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6215">
                <text:p>1.962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30209">
                <text:p>2.302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66082">
                <text:p>1.66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1215">
                <text:p>0.7812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4711">
                <text:p>0.2347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73553">
                <text:p>-0.3735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81032">
                <text:p>0.1810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226">
                <text:p>0.8922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91278">
                <text:p>0.8912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752947">
                <text:p>-0.7529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53017">
                <text:p>-1.53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41282">
                <text:p>-2.412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.82527">
                <text:p>-2.825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3426">
                <text:p>-3.3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98077">
                <text:p>-1.980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4114">
                <text:p>-1.41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79041">
                <text:p>-1.790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.47424">
                <text:p>-2.474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.22494">
                <text:p>-4.2249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akažlivost - kappa</text:p>
        </chart:title>
        <chart:plot-area chart:style-name="ch3" table:cell-range-address="'single 9.9'.AT2:'single 9.9'.AT229 'single 9.9'.AV1:'single 9.9'.AV229" chart:data-source-has-labels="both" svg:x="0.32cm" svg:y="1.275cm" svg:width="15.36cm" svg:height="7.545cm">
          <chartooo:coordinate-region svg:x="1.047cm" svg:y="1.475cm" svg:width="14.633cm" svg:height="6.698cm"/>
          <chart:axis chart:dimension="x" chart:name="primary-x" chart:style-name="ch4" chartooo:axis-type="auto">
            <chartooo:date-scale/>
            <chart:categories table:cell-range-address="'single 9.9'.AT2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V2:'single 9.9'.AV229" chart:label-cell-address="'single 9.9'.AV1:'single 9.9'.AV1" chart:class="chart:line">
            <chart:data-point chart:repeated="2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ppa</text:p>
                <draw:g>
                  <svg:desc>'single 9.9'.AV1:'single 9.9'.AV1</svg:desc>
                </draw:g>
              </table:table-cell>
            </table:table-row>
          </table:table-header-rows>
          <table:table-rows>
            <table:table-row>
              <table:table-cell office:value-type="float" office:value="43885">
                <text:p>43885</text:p>
                <draw:g>
                  <svg:desc>'single 9.9'.AT2:'single 9.9'.AT229</svg:desc>
                </draw:g>
              </table:table-cell>
              <table:table-cell office:value-type="float" office:value="NaN">
                <text:p>NaN</text:p>
                <draw:g>
                  <svg:desc>'single 9.9'.AV2:'single 9.9'.AV229</svg:desc>
                </draw:g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.47767">
                <text:p>2.477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.38074">
                <text:p>2.3807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2838">
                <text:p>2.283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.18687">
                <text:p>2.1868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.08993">
                <text:p>2.0899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89606">
                <text:p>1.896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3701">
                <text:p>1.3370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861463">
                <text:p>0.86146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505095">
                <text:p>0.5050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52045">
                <text:p>0.2520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864584">
                <text:p>0.08645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758097">
                <text:p>0.075809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65161">
                <text:p>0.06516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545123">
                <text:p>0.054512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531738">
                <text:p>0.053173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518354">
                <text:p>0.051835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504969">
                <text:p>0.05049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491584">
                <text:p>0.049158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478199">
                <text:p>0.047819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464814">
                <text:p>0.046481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451429">
                <text:p>0.045142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478017">
                <text:p>0.0478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504371">
                <text:p>0.050437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530454">
                <text:p>0.053045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56231">
                <text:p>0.055623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581666">
                <text:p>0.058166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606724">
                <text:p>0.060672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631369">
                <text:p>0.063136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633827">
                <text:p>0.063382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636285">
                <text:p>0.063628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638743">
                <text:p>0.063874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641201">
                <text:p>0.06412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643659">
                <text:p>0.064365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646117">
                <text:p>0.064611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648575">
                <text:p>0.064857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697492">
                <text:p>0.069749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748268">
                <text:p>0.074826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800914">
                <text:p>0.080091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855439">
                <text:p>0.085543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911853">
                <text:p>0.091185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970166">
                <text:p>0.09701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03039">
                <text:p>0.1030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03529">
                <text:p>0.10352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04019">
                <text:p>0.10401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04509">
                <text:p>0.104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0549">
                <text:p>0.105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0598">
                <text:p>0.1059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0647">
                <text:p>0.1064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111892">
                <text:p>0.11189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117446">
                <text:p>0.11744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123134">
                <text:p>0.1231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128955">
                <text:p>0.12895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34909">
                <text:p>0.13490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40996">
                <text:p>0.14099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147217">
                <text:p>0.14721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48789">
                <text:p>0.14878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5036">
                <text:p>0.1503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151931">
                <text:p>0.15193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153503">
                <text:p>0.15350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55074">
                <text:p>0.15507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56645">
                <text:p>0.15664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158217">
                <text:p>0.15821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165321">
                <text:p>0.16532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172592">
                <text:p>0.17259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180032">
                <text:p>0.18003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187641">
                <text:p>0.18764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9542">
                <text:p>0.1954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203369">
                <text:p>0.20336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21149">
                <text:p>0.2114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214379">
                <text:p>0.214379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217267">
                <text:p>0.21726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220156">
                <text:p>0.2201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223045">
                <text:p>0.22304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225934">
                <text:p>0.22593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228822">
                <text:p>0.22882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231711">
                <text:p>0.23171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242854">
                <text:p>0.24285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25433">
                <text:p>0.2543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266144">
                <text:p>0.26614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78299">
                <text:p>0.278299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290801">
                <text:p>0.29080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303655">
                <text:p>0.30365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316865">
                <text:p>0.3168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319804">
                <text:p>0.31980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322742">
                <text:p>0.32274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325681">
                <text:p>0.32568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32862">
                <text:p>0.3286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331559">
                <text:p>0.33155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334498">
                <text:p>0.33449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337437">
                <text:p>0.33743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356585">
                <text:p>0.35658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376442">
                <text:p>0.37644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397021">
                <text:p>0.39702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418335">
                <text:p>0.41833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440397">
                <text:p>0.44039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463219">
                <text:p>0.463219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486814">
                <text:p>0.4868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491332">
                <text:p>0.49133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495849">
                <text:p>0.495849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500367">
                <text:p>0.50036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504884">
                <text:p>0.50488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509402">
                <text:p>0.50940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513919">
                <text:p>0.513919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518437">
                <text:p>0.51843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520671">
                <text:p>0.52067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522894">
                <text:p>0.52289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525106">
                <text:p>0.52510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527307">
                <text:p>0.52730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529497">
                <text:p>0.52949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531675">
                <text:p>0.53167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533841">
                <text:p>0.53384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535995">
                <text:p>0.53599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538138">
                <text:p>0.53813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540269">
                <text:p>0.54026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542387">
                <text:p>0.54238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544494">
                <text:p>0.54449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546588">
                <text:p>0.54658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548669">
                <text:p>0.54866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562483">
                <text:p>0.56248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57638">
                <text:p>0.5763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590361">
                <text:p>0.59036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604424">
                <text:p>0.60442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61857">
                <text:p>0.61857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632799">
                <text:p>0.63279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647109">
                <text:p>0.64710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66058">
                <text:p>0.6605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67409">
                <text:p>0.6740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687638">
                <text:p>0.68763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701223">
                <text:p>0.70122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714845">
                <text:p>0.71484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728502">
                <text:p>0.72850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742194">
                <text:p>0.74219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75592">
                <text:p>0.7559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69679">
                <text:p>0.76967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78347">
                <text:p>0.7834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797293">
                <text:p>0.79729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811146">
                <text:p>0.811146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825029">
                <text:p>0.825029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838941">
                <text:p>0.83894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840372">
                <text:p>0.84037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8418">
                <text:p>0.841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843227">
                <text:p>0.84322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844653">
                <text:p>0.84465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846077">
                <text:p>0.84607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847499">
                <text:p>0.84749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84892">
                <text:p>0.8489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84894">
                <text:p>0.8489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848956">
                <text:p>0.84895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848967">
                <text:p>0.84896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848973">
                <text:p>0.8489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848975">
                <text:p>0.84897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848972">
                <text:p>0.84897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848964">
                <text:p>0.84896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848952">
                <text:p>0.84895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848935">
                <text:p>0.84893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848914">
                <text:p>0.84891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848888">
                <text:p>0.84888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848858">
                <text:p>0.84885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848823">
                <text:p>0.84882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848783">
                <text:p>0.84878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854816">
                <text:p>0.85481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860852">
                <text:p>0.86085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866889">
                <text:p>0.86688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872928">
                <text:p>0.87292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878968">
                <text:p>0.87896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885011">
                <text:p>0.88501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891055">
                <text:p>0.89105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876051">
                <text:p>0.87605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861064">
                <text:p>0.86106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846093">
                <text:p>0.84609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831139">
                <text:p>0.83113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816202">
                <text:p>0.816202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801282">
                <text:p>0.80128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786379">
                <text:p>0.78637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783743">
                <text:p>0.78374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78111">
                <text:p>0.7811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77848">
                <text:p>0.7784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775851">
                <text:p>0.77585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773226">
                <text:p>0.773226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770602">
                <text:p>0.77060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767982">
                <text:p>0.76798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767344">
                <text:p>0.76734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766706">
                <text:p>0.76670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766068">
                <text:p>0.76606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76543">
                <text:p>0.7654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764792">
                <text:p>0.76479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763517">
                <text:p>0.76351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713556">
                <text:p>0.7135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664935">
                <text:p>0.66493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617653">
                <text:p>0.61765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571709">
                <text:p>0.57170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527105">
                <text:p>0.52710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483839">
                <text:p>0.483839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441912">
                <text:p>0.44191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441912">
                <text:p>0.44191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441912">
                <text:p>0.44191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441912">
                <text:p>0.44191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441912">
                <text:p>0.44191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441912">
                <text:p>0.44191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75cm" svg:y="0.316cm" chart:style-name="ch2">
          <text:p>Rachlost izolace - theta</text:p>
        </chart:title>
        <chart:plot-area chart:style-name="ch3" table:cell-range-address="'single 9.9'.AT5:'single 9.9'.AT229 'single 9.9'.AW5:'single 9.9'.AW229" chart:data-source-has-labels="column" svg:x="0.32cm" svg:y="1.275cm" svg:width="15.36cm" svg:height="7.545cm">
          <chartooo:coordinate-region svg:x="1.232cm" svg:y="1.475cm" svg:width="14.448cm" svg:height="6.698cm"/>
          <chart:axis chart:dimension="x" chart:name="primary-x" chart:style-name="ch4" chartooo:axis-type="auto">
            <chartooo:date-scale/>
            <chart:categories table:cell-range-address="'single 9.9'.AT5:'single 9.9'.AT2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ngle 9.9'.AW5:'single 9.9'.AW229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float" office:value="43888">
                <text:p>43888</text:p>
                <draw:g>
                  <svg:desc>'single 9.9'.AT5:'single 9.9'.AT229</svg:desc>
                </draw:g>
              </table:table-cell>
              <table:table-cell office:value-type="float" office:value="0.0129109428571429">
                <text:p>0.0129109428571429</text:p>
                <draw:g>
                  <svg:desc>'single 9.9'.AW5:'single 9.9'.AW229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0132605428571429">
                <text:p>0.0132605428571429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0136618857142857">
                <text:p>0.013661885714285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0140660857142857">
                <text:p>0.014066085714285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0145050285714286">
                <text:p>0.0145050285714286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0148262571428571">
                <text:p>0.014826257142857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0151173428571429">
                <text:p>0.0151173428571429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0154212142857143">
                <text:p>0.01542121428571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0158367">
                <text:p>0.015836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0163135714285714">
                <text:p>0.016313571428571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0167937">
                <text:p>0.016793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0173149714285714">
                <text:p>0.01731497142857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0176963428571429">
                <text:p>0.017696342857142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180418428571429">
                <text:p>0.0180418428571429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184024142857143">
                <text:p>0.018402414285714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188952857142857">
                <text:p>0.01889528571428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194608">
                <text:p>0.019460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200300285714286">
                <text:p>0.020030028571428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206478285714286">
                <text:p>0.020647828571428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210996714285714">
                <text:p>0.021099671428571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215088857142857">
                <text:p>0.021508885714285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219357857142857">
                <text:p>0.02193578571428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225191285714286">
                <text:p>0.022519128571428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231882142857143">
                <text:p>0.023188214285714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238614428571429">
                <text:p>0.023861442857142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245918571428571">
                <text:p>0.024591857142857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251258571428571">
                <text:p>0.0251258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256092857142857">
                <text:p>0.025609285714285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261134285714286">
                <text:p>0.026113428571428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268020285714286">
                <text:p>0.026802028571428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275110285714286">
                <text:p>0.027511028571428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279411285714286">
                <text:p>0.02794112857142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281185714285714">
                <text:p>0.02811857142857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281468714285714">
                <text:p>0.028146871428571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281229142857143">
                <text:p>0.028122914285714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280793285714286">
                <text:p>0.02807932857142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280002">
                <text:p>0.028000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280669428571429">
                <text:p>0.028066942857142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284353">
                <text:p>0.028435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292189571428571">
                <text:p>0.02921895714285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299481714285714">
                <text:p>0.029948171428571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308081428571429">
                <text:p>0.030808142857142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318512285714286">
                <text:p>0.031851228571428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335997">
                <text:p>0.033599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356300142857143">
                <text:p>0.035630014285714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376521">
                <text:p>0.037652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7479285714286">
                <text:p>0.039747928571428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0412229571428571">
                <text:p>0.04122295714285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424058428571428">
                <text:p>0.042405842857142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435093571428571">
                <text:p>0.043509357142857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447092714285714">
                <text:p>0.044709271428571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459784857142857">
                <text:p>0.045978485714285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472527285714286">
                <text:p>0.047252728571428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486320857142857">
                <text:p>0.048632085714285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496382">
                <text:p>0.049638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505468857142857">
                <text:p>0.050546885714285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514921857142857">
                <text:p>0.05149218571428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527801857142857">
                <text:p>0.052780185714285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542531571428571">
                <text:p>0.054253157142857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557307857142857">
                <text:p>0.055730785714285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573289857142857">
                <text:p>0.057328985714285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584937571428571">
                <text:p>0.058493757142857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595448142857143">
                <text:p>0.05954481428571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606373">
                <text:p>0.060637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621245142857143">
                <text:p>0.06212451428571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638237714285714">
                <text:p>0.063823771428571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655268">
                <text:p>0.065526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673670571428572">
                <text:p>0.067367057142857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0687069428571429">
                <text:p>0.0687069428571429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0699148428571429">
                <text:p>0.069914842857142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711690714285714">
                <text:p>0.071169071428571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728747285714286">
                <text:p>0.072874728571428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748215142857143">
                <text:p>0.07482151428571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767705571428571">
                <text:p>0.076770557142857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788744142857143">
                <text:p>0.0788744142857143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0804045">
                <text:p>0.080404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817823142857143">
                <text:p>0.081782314285714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832113142857143">
                <text:p>0.083211314285714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851523714285714">
                <text:p>0.085152371428571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873651714285714">
                <text:p>0.087365171428571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895779142857143">
                <text:p>0.08957791428571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919633428571428">
                <text:p>0.091963342857142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936960857142857">
                <text:p>0.093696085714285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952543714285714">
                <text:p>0.095254371428571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968684571428571">
                <text:p>0.096868457142857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990580428571428">
                <text:p>0.099058042857142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015509">
                <text:p>0.1015509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104040042857143">
                <text:p>0.10404004285714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106719757142857">
                <text:p>0.10671975714285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108663471428571">
                <text:p>0.10866347142857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110409014285714">
                <text:p>0.11040901428571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112214428571429">
                <text:p>0.11221442857142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114659857142857">
                <text:p>0.11465985714285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117439714285714">
                <text:p>0.11743971428571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20211428571429">
                <text:p>0.12021142857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23190571428571">
                <text:p>0.1231905714285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25348142857143">
                <text:p>0.1253481428571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127282542857143">
                <text:p>0.12728254285714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12928">
                <text:p>0.129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131981">
                <text:p>0.13198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135046285714286">
                <text:p>0.135046285714286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138097142857143">
                <text:p>0.13809714285714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141371">
                <text:p>0.14137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143737714285714">
                <text:p>0.14373771428571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45855857142857">
                <text:p>0.14585585714285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48039142857143">
                <text:p>0.14803914285714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50986142857143">
                <text:p>0.15098614285714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54324285714286">
                <text:p>0.15432428571428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157640857142857">
                <text:p>0.15764085714285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61192857142857">
                <text:p>0.16119285714285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163755714285714">
                <text:p>0.16375571428571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66045142857143">
                <text:p>0.16604514285714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68400285714286">
                <text:p>0.16840028571428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71573142857143">
                <text:p>0.17157314285714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17516">
                <text:p>0.1751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178716285714286">
                <text:p>0.1787162857142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182517285714286">
                <text:p>0.18251728571428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185254285714286">
                <text:p>0.1852542857142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87694">
                <text:p>0.18769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90198714285714">
                <text:p>0.19019871428571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93565714285714">
                <text:p>0.19356571428571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97364">
                <text:p>0.19736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99292428571429">
                <text:p>0.19929242857142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198065">
                <text:p>0.19806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95355285714286">
                <text:p>0.19535528571428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192252">
                <text:p>0.19225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89453428571429">
                <text:p>0.18945342857142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187366285714286">
                <text:p>0.18736628571428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87448285714286">
                <text:p>0.1874482857142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91832714285714">
                <text:p>0.19183271428571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201228571428571">
                <text:p>0.20122857142857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209800571428571">
                <text:p>0.20980057142857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218112">
                <text:p>0.21811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226239">
                <text:p>0.2262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235465">
                <text:p>0.23546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243408857142857">
                <text:p>0.24340885714285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248767">
                <text:p>0.24876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253016857142857">
                <text:p>0.25301685714285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256056285714286">
                <text:p>0.25605628571428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258747285714286">
                <text:p>0.25874728571428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261491">
                <text:p>0.2614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265153857142857">
                <text:p>0.26515385714285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269257428571429">
                <text:p>0.269257428571429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273289285714286">
                <text:p>0.27328928571428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277559428571429">
                <text:p>0.277559428571429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278972714285714">
                <text:p>0.27897271428571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277698714285714">
                <text:p>0.27769871428571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274187142857143">
                <text:p>0.27418714285714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267076571428571">
                <text:p>0.26707657142857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256910285714286">
                <text:p>0.25691028571428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245145571428571">
                <text:p>0.24514557142857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231066">
                <text:p>0.23106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222104428571429">
                <text:p>0.22210442857142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216276857142857">
                <text:p>0.21627685714285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212191714285714">
                <text:p>0.21219171428571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208746714285714">
                <text:p>0.20874671428571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206820857142857">
                <text:p>0.20682085714285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206762714285714">
                <text:p>0.20676271428571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208841428571429">
                <text:p>0.20884142857142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210719285714286">
                <text:p>0.21071928571428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212539428571429">
                <text:p>0.21253942857142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214414">
                <text:p>0.21441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217140714285714">
                <text:p>0.21714071428571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220187">
                <text:p>0.22018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222489285714286">
                <text:p>0.22248928571428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223005428571428">
                <text:p>0.22300542857142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222956285714286">
                <text:p>0.22295628571428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222738">
                <text:p>0.22273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222437714285714">
                <text:p>0.22243771428571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221335571428571">
                <text:p>0.22133557142857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219447857142857">
                <text:p>0.21944785714285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217397857142857">
                <text:p>0.21739785714285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216389">
                <text:p>0.21638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215500285714286">
                <text:p>0.21550028571428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214479571428571">
                <text:p>0.2144795714285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213163428571429">
                <text:p>0.21316342857142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211341571428571">
                <text:p>0.21134157142857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208931142857143">
                <text:p>0.20893114285714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205993571428571">
                <text:p>0.20599357142857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201569142857143">
                <text:p>0.20156914285714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198262571428571">
                <text:p>0.19826257142857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195202428571429">
                <text:p>0.19520242857142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191808285714286">
                <text:p>0.191808285714286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187114">
                <text:p>0.18711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181851428571429">
                <text:p>0.181851428571429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176572142857143">
                <text:p>0.17657214285714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170260857142857">
                <text:p>0.17026085714285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165085142857143">
                <text:p>0.16508514285714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159985571428571">
                <text:p>0.15998557142857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154527285714286">
                <text:p>0.15452728571428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146607285714286">
                <text:p>0.14660728571428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136862571428571">
                <text:p>0.13686257142857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126747142857143">
                <text:p>0.12674714285714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116248428571429">
                <text:p>0.11624842857142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108859071428571">
                <text:p>0.10885907142857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102344757142857">
                <text:p>0.1023447571428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957385857142857">
                <text:p>0.09573858571428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872411">
                <text:p>0.087241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784890571428571">
                <text:p>0.078489057142857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705961142857143">
                <text:p>0.070596114285714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628408285714286">
                <text:p>0.0628408285714286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578230428571429">
                <text:p>0.057823042857142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539861714285714">
                <text:p>0.053986171428571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506115428571429">
                <text:p>0.0506115428571429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467044857142857">
                <text:p>0.046704485714285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428179571428571">
                <text:p>0.042817957142857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3976555">
                <text:p>0.0397655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3592906">
                <text:p>0.0359290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35251325">
                <text:p>0.03525132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27cm" svg:y="0.316cm" chart:style-name="ch2">
          <text:p>Kombinace c a pi dávající kappa=0.145</text:p>
        </chart:title>
        <chart:legend chart:legend-position="end" svg:x="14.391cm" svg:y="4.201cm" style:legend-expansion="high" chart:style-name="ch3"/>
        <chart:plot-area chart:style-name="ch4" table:cell-range-address="matrix.B4:matrix.C21 matrix.C3:matrix.C3" chart:data-source-has-labels="row" svg:x="0.32cm" svg:y="1.275cm" svg:width="13.751cm" svg:height="7.545cm">
          <chartooo:coordinate-region svg:x="1.047cm" svg:y="1.474cm" svg:width="12.78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atrix.C4:matrix.C21" chart:label-cell-address="matrix.C3:matrix.C3" chart:class="chart:scatter">
            <chart:domain table:cell-range-address="matrix.B4:matrix.B2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matrix.C3:matrix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">
                <text:p>0.19</text:p>
                <draw:g>
                  <svg:desc>matrix.B4:matrix.B21</svg:desc>
                </draw:g>
              </table:table-cell>
              <table:table-cell office:value-type="float" office:value="0.513146227034352">
                <text:p>0.513146227034352</text:p>
                <draw:g>
                  <svg:desc>matrix.C4:matrix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.614574096402195">
                <text:p>0.614574096402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.681026838401817">
                <text:p>0.68102683840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.727934656283903">
                <text:p>0.727934656283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">
                <text:p>0.39</text:p>
              </table:table-cell>
              <table:table-cell office:value-type="float" office:value="0.762814828555197">
                <text:p>0.762814828555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">
                <text:p>0.44</text:p>
              </table:table-cell>
              <table:table-cell office:value-type="float" office:value="0.789767688946652">
                <text:p>0.789767688946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0.811219965584749">
                <text:p>0.81121996558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">
                <text:p>0.54</text:p>
              </table:table-cell>
              <table:table-cell office:value-type="float" office:value="0.828699598400976">
                <text:p>0.828699598400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0.843216581587334">
                <text:p>0.8432165815873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0.855465286150823">
                <text:p>0.8554652861508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865938816139894">
                <text:p>0.865938816139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">
                <text:p>0.74</text:p>
              </table:table-cell>
              <table:table-cell office:value-type="float" office:value="0.87499700423855">
                <text:p>0.87499700423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">
                <text:p>0.79</text:p>
              </table:table-cell>
              <table:table-cell office:value-type="float" office:value="0.882908586248768">
                <text:p>0.8829085862487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">
                <text:p>0.84</text:p>
              </table:table-cell>
              <table:table-cell office:value-type="float" office:value="0.88987831325777">
                <text:p>0.88987831325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0.896064924872502">
                <text:p>0.896064924872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">
                <text:p>0.94</text:p>
              </table:table-cell>
              <table:table-cell office:value-type="float" office:value="0.901593386315454">
                <text:p>0.901593386315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">
                <text:p>0.99</text:p>
              </table:table-cell>
              <table:table-cell office:value-type="float" office:value="0.906563417309623">
                <text:p>0.9065634173096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07497783136527">
                <text:p>0.9074977831365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977cm" svg:y="0.316cm" chart:style-name="ch2">
          <text:p>Radius and kappa necessary for  0.98  in dependce on theta</text:p>
        </chart:title>
        <chart:legend chart:legend-position="end" svg:x="12.46cm" svg:y="3.952cm" style:legend-expansion="high" chart:style-name="ch3"/>
        <chart:plot-area chart:style-name="ch4" table:cell-range-address="matrix.J3:matrix.L23 matrix.K2:matrix.L2" chart:data-source-has-labels="row" svg:x="0.32cm" svg:y="1.275cm" svg:width="11.82cm" svg:height="7.545cm">
          <chartooo:coordinate-region svg:x="1.047cm" svg:y="1.475cm" svg:width="10.76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atrix.K3:matrix.K23" chart:label-cell-address="matrix.K2:matrix.K2" chart:class="chart:scatter">
            <chart:domain table:cell-range-address="matrix.J3:matrix.J23"/>
            <chart:data-point chart:repeated="21"/>
          </chart:series>
          <chart:series chart:style-name="ch9" chart:values-cell-range-address="matrix.L3:matrix.L23" chart:label-cell-address="matrix.L2:matrix.L2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adius</text:p>
                <draw:g>
                  <svg:desc>matrix.K2:matrix.K2</svg:desc>
                </draw:g>
              </table:table-cell>
              <table:table-cell office:value-type="string">
                <text:p>kappa for 0.98</text:p>
                <draw:g>
                  <svg:desc>matrix.L2:matrix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4682">
                <text:p>0.0994682</text:p>
                <draw:g>
                  <svg:desc>matrix.J3:matrix.J23</svg:desc>
                </draw:g>
              </table:table-cell>
              <table:table-cell office:value-type="float" office:value="1.12073">
                <text:p>1.12073</text:p>
                <draw:g>
                  <svg:desc>matrix.K3:matrix.K23</svg:desc>
                </draw:g>
              </table:table-cell>
              <table:table-cell office:value-type="float" office:value="0.144871">
                <text:p>0.144871</text:p>
                <draw:g>
                  <svg:desc>matrix.L3:matrix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9468">
                <text:p>0.109468</text:p>
              </table:table-cell>
              <table:table-cell office:value-type="float" office:value="1.11073">
                <text:p>1.11073</text:p>
              </table:table-cell>
              <table:table-cell office:value-type="float" office:value="0.173871">
                <text:p>0.173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468">
                <text:p>0.119468</text:p>
              </table:table-cell>
              <table:table-cell office:value-type="float" office:value="1.10073">
                <text:p>1.10073</text:p>
              </table:table-cell>
              <table:table-cell office:value-type="float" office:value="0.202871">
                <text:p>0.202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468">
                <text:p>0.129468</text:p>
              </table:table-cell>
              <table:table-cell office:value-type="float" office:value="1.09073">
                <text:p>1.09073</text:p>
              </table:table-cell>
              <table:table-cell office:value-type="float" office:value="0.232871">
                <text:p>0.232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9468">
                <text:p>0.139468</text:p>
              </table:table-cell>
              <table:table-cell office:value-type="float" office:value="1.08073">
                <text:p>1.08073</text:p>
              </table:table-cell>
              <table:table-cell office:value-type="float" office:value="0.264871">
                <text:p>0.26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9468">
                <text:p>0.149468</text:p>
              </table:table-cell>
              <table:table-cell office:value-type="float" office:value="1.07073">
                <text:p>1.07073</text:p>
              </table:table-cell>
              <table:table-cell office:value-type="float" office:value="0.296871">
                <text:p>0.296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9468">
                <text:p>0.159468</text:p>
              </table:table-cell>
              <table:table-cell office:value-type="float" office:value="1.06073">
                <text:p>1.06073</text:p>
              </table:table-cell>
              <table:table-cell office:value-type="float" office:value="0.330871">
                <text:p>0.330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468">
                <text:p>0.169468</text:p>
              </table:table-cell>
              <table:table-cell office:value-type="float" office:value="1.05073">
                <text:p>1.05073</text:p>
              </table:table-cell>
              <table:table-cell office:value-type="float" office:value="0.365871">
                <text:p>0.3658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9468">
                <text:p>0.179468</text:p>
              </table:table-cell>
              <table:table-cell office:value-type="float" office:value="1.04073">
                <text:p>1.04073</text:p>
              </table:table-cell>
              <table:table-cell office:value-type="float" office:value="0.401871">
                <text:p>0.401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468">
                <text:p>0.189468</text:p>
              </table:table-cell>
              <table:table-cell office:value-type="float" office:value="1.03073">
                <text:p>1.03073</text:p>
              </table:table-cell>
              <table:table-cell office:value-type="float" office:value="0.438871">
                <text:p>0.438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9468">
                <text:p>0.199468</text:p>
              </table:table-cell>
              <table:table-cell office:value-type="float" office:value="1.02073">
                <text:p>1.02073</text:p>
              </table:table-cell>
              <table:table-cell office:value-type="float" office:value="0.477871">
                <text:p>0.477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9468">
                <text:p>0.209468</text:p>
              </table:table-cell>
              <table:table-cell office:value-type="float" office:value="1.01073">
                <text:p>1.01073</text:p>
              </table:table-cell>
              <table:table-cell office:value-type="float" office:value="0.516871">
                <text:p>0.516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9468">
                <text:p>0.219468</text:p>
              </table:table-cell>
              <table:table-cell office:value-type="float" office:value="1.00073">
                <text:p>1.00073</text:p>
              </table:table-cell>
              <table:table-cell office:value-type="float" office:value="0.557871">
                <text:p>0.557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468">
                <text:p>0.229468</text:p>
              </table:table-cell>
              <table:table-cell office:value-type="float" office:value="0.990734">
                <text:p>0.990734</text:p>
              </table:table-cell>
              <table:table-cell office:value-type="float" office:value="0.600871">
                <text:p>0.600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9468">
                <text:p>0.239468</text:p>
              </table:table-cell>
              <table:table-cell office:value-type="float" office:value="0.980734">
                <text:p>0.980734</text:p>
              </table:table-cell>
              <table:table-cell office:value-type="float" office:value="0.643871">
                <text:p>0.643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468">
                <text:p>0.249468</text:p>
              </table:table-cell>
              <table:table-cell office:value-type="float" office:value="0.970734">
                <text:p>0.97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9468">
                <text:p>0.259468</text:p>
              </table:table-cell>
              <table:table-cell office:value-type="float" office:value="0.960734">
                <text:p>0.96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468">
                <text:p>0.269468</text:p>
              </table:table-cell>
              <table:table-cell office:value-type="float" office:value="0.950734">
                <text:p>0.95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9468">
                <text:p>0.279468</text:p>
              </table:table-cell>
              <table:table-cell office:value-type="float" office:value="0.940734">
                <text:p>0.94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9468">
                <text:p>0.289468</text:p>
              </table:table-cell>
              <table:table-cell office:value-type="float" office:value="0.930734">
                <text:p>0.930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9468">
                <text:p>0.299468</text:p>
              </table:table-cell>
              <table:table-cell office:value-type="float" office:value="0.920734">
                <text:p>0.9207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21cm" svg:y="0.316cm" chart:style-name="ch2">
          <text:p>Limitní stav nemocných při importu 30 denně v závislosti na theta</text:p>
        </chart:title>
        <chart:plot-area chart:style-name="ch3" table:cell-range-address="matrix.J16:matrix.J23 matrix.M16:matrix.M23" svg:x="0.32cm" svg:y="1.275cm" svg:width="15.36cm" svg:height="7.545cm">
          <chartooo:coordinate-region svg:x="1.312cm" svg:y="1.475cm" svg:width="14.036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rix.M16:matrix.M23" chart:class="chart:scatter">
            <chart:domain table:cell-range-address="matrix.J16:matrix.J2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9468">
                <text:p>0.229468</text:p>
                <draw:g>
                  <svg:desc>matrix.J16:matrix.J23</svg:desc>
                </draw:g>
              </table:table-cell>
              <table:table-cell office:value-type="float" office:value="4979.59">
                <text:p>4979.59</text:p>
                <draw:g>
                  <svg:desc>matrix.M16:matrix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68">
                <text:p>0.239468</text:p>
              </table:table-cell>
              <table:table-cell office:value-type="float" office:value="2379.02">
                <text:p>2379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468">
                <text:p>0.249468</text:p>
              </table:table-cell>
              <table:table-cell office:value-type="float" office:value="1556.12">
                <text:p>1556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9468">
                <text:p>0.259468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9468">
                <text:p>0.269468</text:p>
              </table:table-cell>
              <table:table-cell office:value-type="float" office:value="913.307">
                <text:p>913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9468">
                <text:p>0.279468</text:p>
              </table:table-cell>
              <table:table-cell office:value-type="float" office:value="754.893">
                <text:p>754.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9468">
                <text:p>0.289468</text:p>
              </table:table-cell>
              <table:table-cell office:value-type="float" office:value="642.375">
                <text:p>642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468">
                <text:p>0.299468</text:p>
              </table:table-cell>
              <table:table-cell office:value-type="float" office:value="558.371">
                <text:p>558.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single 9.9'.W2:'single 9.9'.W200" svg:x="0.32cm" svg:y="0.18cm" svg:width="12.428cm" svg:height="8.64cm">
          <chartooo:coordinate-region svg:x="1.047cm" svg:y="0.379cm" svg:width="11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gle 9.9'.W2:'single 9.9'.W200" chart:class="chart:line"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gle 9.9'.W2:'single 9.9'.W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705">
                <text:p>0.892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2441">
                <text:p>0.162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66285">
                <text:p>-0.566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0783">
                <text:p>-1.10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69746">
                <text:p>-1.69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152">
                <text:p>-2.3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73316">
                <text:p>-2.73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25733">
                <text:p>-3.25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7308">
                <text:p>-3.7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21356">
                <text:p>-4.21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.6903">
                <text:p>-4.6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.11044">
                <text:p>-5.11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57429">
                <text:p>-5.57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05809">
                <text:p>-6.05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54711">
                <text:p>-6.54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99796">
                <text:p>-6.99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.45509">
                <text:p>-7.45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.07691">
                <text:p>-8.076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79917">
                <text:p>-8.79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28094">
                <text:p>-9.28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47066">
                <text:p>-9.47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.55118">
                <text:p>-9.55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.9302">
                <text:p>-8.9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.14641">
                <text:p>-9.14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25045">
                <text:p>-8.25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5038">
                <text:p>-8.5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33514">
                <text:p>-8.33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.44496">
                <text:p>-9.444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31868">
                <text:p>-8.318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.96446">
                <text:p>-8.964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.6607">
                <text:p>-10.6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1.5936">
                <text:p>-11.5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264">
                <text:p>-11.1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.59423">
                <text:p>-8.59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1.6291">
                <text:p>-11.6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.74399">
                <text:p>-8.74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96785">
                <text:p>-9.96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.6508">
                <text:p>-13.6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1038">
                <text:p>-12.10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4699">
                <text:p>-13.4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.8543">
                <text:p>-16.85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9.1465">
                <text:p>-9.1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1.6171">
                <text:p>-11.61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0.3817">
                <text:p>-10.3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.04662">
                <text:p>-8.04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8.8236">
                <text:p>-28.8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.01663">
                <text:p>-8.01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.08983">
                <text:p>-8.08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7.8496">
                <text:p>-7.8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.51693">
                <text:p>-9.516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.84493">
                <text:p>-7.84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.72857">
                <text:p>-9.728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.98341">
                <text:p>-8.983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9.00744">
                <text:p>-9.00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04349">
                <text:p>-8.04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7.5803">
                <text:p>-7.5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.54295">
                <text:p>-7.5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79816">
                <text:p>-7.798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.48322">
                <text:p>-7.48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.52758">
                <text:p>-7.527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03643">
                <text:p>-9.03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2.8183">
                <text:p>-12.8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49005">
                <text:p>-7.490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.15588">
                <text:p>-8.15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7.56476">
                <text:p>-7.56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85786">
                <text:p>-7.85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1946">
                <text:p>-8.41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41545">
                <text:p>-8.41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3.2068">
                <text:p>-13.20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48836">
                <text:p>-7.488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7202">
                <text:p>-7.7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.32219">
                <text:p>-8.32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49206">
                <text:p>-7.49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.76949">
                <text:p>-7.76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.2413">
                <text:p>-13.2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7.37608">
                <text:p>-7.37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08597">
                <text:p>-7.085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.18547">
                <text:p>-7.185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09202">
                <text:p>-7.09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.86321">
                <text:p>-8.86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.76902">
                <text:p>-9.76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69226">
                <text:p>-6.69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67064">
                <text:p>-6.67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2.6758">
                <text:p>-12.67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.6145">
                <text:p>-6.6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.66741">
                <text:p>-6.667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6.64668">
                <text:p>-6.646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25631">
                <text:p>-7.25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22316">
                <text:p>-7.223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62335">
                <text:p>-6.623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15014">
                <text:p>-7.15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7.16243">
                <text:p>-7.16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.54921">
                <text:p>-6.549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5981">
                <text:p>-6.5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6.72224">
                <text:p>-6.72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65313">
                <text:p>-6.65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41861">
                <text:p>-6.418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.57395">
                <text:p>-6.57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.17835">
                <text:p>-7.178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.96781">
                <text:p>-6.967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.29001">
                <text:p>-6.29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.85417">
                <text:p>-6.854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64436">
                <text:p>-6.64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802">
                <text:p>-10.8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.26307">
                <text:p>-6.26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.24914">
                <text:p>-8.249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3892">
                <text:p>-6.38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.49094">
                <text:p>-6.490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63762">
                <text:p>-6.637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7.30659">
                <text:p>-7.306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25886">
                <text:p>-6.258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.19848">
                <text:p>-6.198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.21605">
                <text:p>-6.21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.82544">
                <text:p>-6.825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7.24869">
                <text:p>-7.248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.33895">
                <text:p>-8.33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.8358">
                <text:p>-10.83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.73074">
                <text:p>-6.73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.9893">
                <text:p>-10.98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0.1762">
                <text:p>-10.1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7.9075">
                <text:p>-17.9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5.6877">
                <text:p>-15.68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1.6312">
                <text:p>-11.6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.65513">
                <text:p>-8.65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0.2834">
                <text:p>-10.28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.31754">
                <text:p>-7.31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0.7442">
                <text:p>-10.74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3.6198">
                <text:p>-13.61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.27054">
                <text:p>-7.270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.35424">
                <text:p>-7.35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.30196">
                <text:p>-8.30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.46157">
                <text:p>-8.46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.6473">
                <text:p>-10.64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.2523">
                <text:p>-10.25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0.7905">
                <text:p>-10.79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0.2236">
                <text:p>-10.2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9.50822">
                <text:p>-9.508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.19099">
                <text:p>-9.190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32094">
                <text:p>-8.32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.66625">
                <text:p>-7.66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.58424">
                <text:p>-7.584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.89682">
                <text:p>-6.896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.16598">
                <text:p>-7.165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.3715">
                <text:p>-7.37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5556">
                <text:p>-10.55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.65847">
                <text:p>-9.658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2.5748">
                <text:p>-12.5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8.52111">
                <text:p>-8.52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.5523">
                <text:p>-6.55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76288">
                <text:p>-6.762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.29838">
                <text:p>-8.298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0.4304">
                <text:p>-10.43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.2395">
                <text:p>-12.2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8.26968">
                <text:p>-8.269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.15751">
                <text:p>-7.157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.53598">
                <text:p>-7.53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26188">
                <text:p>-7.261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3.3168">
                <text:p>-13.31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9.16178">
                <text:p>-9.161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.44653">
                <text:p>-8.446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0.6698">
                <text:p>-10.66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0.8687">
                <text:p>-10.86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2.1264">
                <text:p>-12.12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.1552">
                <text:p>-14.15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.1536">
                <text:p>-12.15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2.7547">
                <text:p>-12.75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2.0586">
                <text:p>-12.05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0.8714">
                <text:p>-10.87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2.2111">
                <text:p>-12.2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3.3172">
                <text:p>-13.31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2.8844">
                <text:p>-12.8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1.6281">
                <text:p>-11.62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.6785">
                <text:p>-10.67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1.4328">
                <text:p>-11.4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.16932">
                <text:p>-9.169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0.8673">
                <text:p>-10.86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.9557">
                <text:p>-11.95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.7715">
                <text:p>-10.77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0.5314">
                <text:p>-10.53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.53163">
                <text:p>-9.531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2.9051">
                <text:p>-12.90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.41641">
                <text:p>-9.416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.38962">
                <text:p>-9.389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0.0581">
                <text:p>-10.0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1.4378">
                <text:p>-11.4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.2634">
                <text:p>-10.26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.1658">
                <text:p>-10.16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9.13879">
                <text:p>-9.138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.2843">
                <text:p>-8.28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.74832">
                <text:p>-8.748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.62918">
                <text:p>-8.62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0.0843">
                <text:p>-10.08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8.71764">
                <text:p>-8.717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0.0728">
                <text:p>-10.07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1.6721">
                <text:p>-11.67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